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95pt"/>
    </style:style>
    <style:style style:name="co2" style:family="table-column">
      <style:table-column-properties fo:break-before="auto" style:column-width="139.1pt"/>
    </style:style>
    <style:style style:name="co3" style:family="table-column">
      <style:table-column-properties fo:break-before="auto" style:column-width="45.35pt"/>
    </style:style>
    <style:style style:name="co4" style:family="table-column">
      <style:table-column-properties fo:break-before="auto" style:column-width="51.31pt"/>
    </style:style>
    <style:style style:name="co5" style:family="table-column">
      <style:table-column-properties fo:break-before="auto" style:column-width="50.9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4.96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4.8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1" style:family="table-cell" style:parent-style-name="Default">
      <style:table-cell-properties style:text-align-source="fix" style:repeat-content="false" fo:border="2.49pt solid #000000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order="2.49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6pt solid #000000" fo:border-left="2.49pt solid #000000" fo:border-right="2.49pt solid #000000" fo:border-top="0.06pt solid #000000"/>
    </style:style>
    <style:style style:name="ce5" style:family="table-cell" style:parent-style-name="Default">
      <style:table-cell-properties fo:border-bottom="0.06pt solid #000000" fo:background-color="#c2c0ff" fo:border-left="2.49pt solid #000000" fo:border-right="2.49pt solid #000000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0.06pt solid #000000" fo:border-left="2.49pt solid #000000" fo:border-right="2.49pt solid #000000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0.06pt solid #000000" fo:background-color="#c2c0ff" fo:border-left="2.49pt solid #000000" fo:border-right="2.49pt solid #000000" fo:border-top="0.06pt solid #000000"/>
      <style:text-properties fo:color="#00000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-bottom="0.06pt solid #000000" fo:border-left="2.49pt solid #000000" fo:border-right="2.49pt solid #000000" fo:border-top="0.06pt solid #000000"/>
      <style:text-properties fo:color="#000000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2.49pt solid #000000" fo:background-color="transparent" fo:border-left="2.49pt solid #000000" fo:border-right="2.49pt solid #000000" fo:border-top="0.06pt solid #000000"/>
      <style:text-properties fo:color="#000000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2c0ff"/>
    </style:style>
    <style:style style:name="ce32" style:family="table-cell" style:parent-style-name="Default">
      <style:table-cell-properties fo:border-bottom="2.49pt solid #000000" fo:background-color="transparent" fo:border-left="none" fo:border-right="none" fo:border-top="none"/>
    </style:style>
    <style:style style:name="ce7" style:family="table-cell" style:parent-style-name="Default">
      <style:table-cell-properties style:text-align-source="fix" style:repeat-content="false" fo:border="2.49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2">
      <style:table-cell-properties fo:border-bottom="0.06pt solid #000000" fo:background-color="#c2c0ff" fo:border-left="2.49pt solid #000000" fo:border-right="0.06pt solid #000000" fo:border-top="2.49pt solid #000000"/>
    </style:style>
    <style:style style:name="ce10" style:family="table-cell" style:parent-style-name="Default" style:data-style-name="N2">
      <style:table-cell-properties fo:border-bottom="0.06pt solid #000000" fo:border-left="2.49pt solid #000000" fo:border-right="0.06pt solid #000000" fo:border-top="0.06pt solid #000000"/>
    </style:style>
    <style:style style:name="ce38" style:family="table-cell" style:parent-style-name="Default" style:data-style-name="N2">
      <style:table-cell-properties fo:border-bottom="0.06pt solid #000000" fo:background-color="#c2c0ff" fo:border-left="2.49pt solid #000000" fo:border-right="0.06pt solid #000000" fo:border-top="0.06pt solid #000000"/>
    </style:style>
    <style:style style:name="ce40" style:family="table-cell" style:parent-style-name="Default" style:data-style-name="N2">
      <style:table-cell-properties fo:border-bottom="2.49pt solid #000000" fo:background-color="transparent" fo:border-left="2.49pt solid #000000" fo:border-right="0.06pt solid #000000" fo:border-top="0.06pt solid #000000"/>
    </style:style>
    <style:style style:name="ce12" style:family="table-cell" style:parent-style-name="Default">
      <style:table-cell-properties fo:border="2.49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2.49pt solid #000000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 style:data-style-name="N2">
      <style:table-cell-properties fo:border-bottom="0.06pt solid #000000" fo:background-color="#c2c0ff" fo:border-left="0.06pt solid #000000" fo:border-right="0.06pt solid #000000" fo:border-top="2.49pt solid #000000"/>
    </style:style>
    <style:style style:name="ce15" style:family="table-cell" style:parent-style-name="Default" style:data-style-name="N2">
      <style:table-cell-properties fo:border="0.06pt solid #000000"/>
    </style:style>
    <style:style style:name="ce47" style:family="table-cell" style:parent-style-name="Default" style:data-style-name="N2">
      <style:table-cell-properties fo:background-color="#c2c0ff" fo:border="0.06pt solid #000000"/>
    </style:style>
    <style:style style:name="ce48" style:family="table-cell" style:parent-style-name="Default" style:data-style-name="N2">
      <style:table-cell-properties fo:border-bottom="2.49pt solid #000000" fo:background-color="transparent" fo:border-left="0.06pt solid #000000" fo:border-right="0.06pt solid #000000" fo:border-top="0.06pt solid #000000"/>
    </style:style>
    <style:style style:name="ce49" style:family="table-cell" style:parent-style-name="Default" style:data-style-name="N2">
      <style:table-cell-properties fo:border-bottom="0.06pt solid #000000" fo:background-color="#c2c0ff" fo:border-left="0.06pt solid #000000" fo:border-right="2.49pt solid #000000" fo:border-top="2.49pt solid #000000"/>
    </style:style>
    <style:style style:name="ce18" style:family="table-cell" style:parent-style-name="Default" style:data-style-name="N2">
      <style:table-cell-properties fo:border-bottom="0.06pt solid #000000" fo:border-left="0.06pt solid #000000" fo:border-right="2.49pt solid #000000" fo:border-top="0.06pt solid #000000"/>
    </style:style>
    <style:style style:name="ce51" style:family="table-cell" style:parent-style-name="Default" style:data-style-name="N2">
      <style:table-cell-properties fo:border-bottom="0.06pt solid #000000" fo:background-color="#c2c0ff" fo:border-left="0.06pt solid #000000" fo:border-right="2.49pt solid #000000" fo:border-top="0.06pt solid #000000"/>
    </style:style>
    <style:style style:name="ce52" style:family="table-cell" style:parent-style-name="Default" style:data-style-name="N2">
      <style:table-cell-properties fo:border-bottom="2.49pt solid #000000" fo:background-color="transparent" fo:border-left="0.06pt solid #000000" fo:border-right="2.49pt solid #000000" fo:border-top="0.06pt solid #000000"/>
    </style:style>
    <style:style style:name="ce2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ackground-color="transparent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ce25"/>
        <table:table-column table:style-name="co2" table:default-cell-style-name="Default"/>
        <table:table-column table:style-name="co3" table:default-cell-style-name="ce10"/>
        <table:table-column table:style-name="co3" table:number-columns-repeated="2" table:default-cell-style-name="ce15"/>
        <table:table-column table:style-name="co4" table:default-cell-style-name="ce15"/>
        <table:table-column table:style-name="co5" table:default-cell-style-name="ce18"/>
        <table:table-column table:style-name="co3" table:default-cell-style-name="ce10"/>
        <table:table-column table:style-name="co3" table:number-columns-repeated="2" table:default-cell-style-name="ce15"/>
        <table:table-column table:style-name="co4" table:default-cell-style-name="ce15"/>
        <table:table-column table:style-name="co6" table:default-cell-style-name="ce18"/>
        <table:table-column table:style-name="co6" table:number-columns-repeated="1012" table:default-cell-style-name="Default"/>
        <table:table-row table:style-name="ro1">
          <table:table-cell table:style-name="ce21" office:value-type="string" calcext:value-type="string" table:number-columns-spanned="12" table:number-rows-spanned="1">
            <text:p>Miss Rates of Benchmarks Using LRU in GTX400 Simulator</text:p>
          </table:table-cell>
          <table:covered-table-cell table:number-columns-repeated="10" table:style-name="ce27"/>
          <table:covered-table-cell table:style-name="Default"/>
          <table:table-cell table:number-columns-repeated="1012"/>
        </table:table-row>
        <table:table-row table:style-name="ro2">
          <table:table-cell table:style-name="ce22" office:value-type="string" calcext:value-type="string" table:number-columns-spanned="1" table:number-rows-spanned="2">
            <text:p>Benchmark</text:p>
          </table:table-cell>
          <table:table-cell table:style-name="ce28" office:value-type="string" calcext:value-type="string" table:number-columns-spanned="1" table:number-rows-spanned="2">
            <text:p>Description</text:p>
          </table:table-cell>
          <table:table-cell table:style-name="ce7" office:value-type="string" calcext:value-type="string" table:number-columns-spanned="5" table:number-rows-spanned="1">
            <text:p>32 Cache Size</text:p>
          </table:table-cell>
          <table:covered-table-cell table:style-name="ce12"/>
          <table:covered-table-cell table:style-name="ce12" office:value-type="float" office:value="32" calcext:value-type="float">
            <text:p>32</text:p>
          </table:covered-table-cell>
          <table:covered-table-cell table:number-columns-repeated="2" table:style-name="ce12"/>
          <table:table-cell table:style-name="ce7" office:value-type="string" calcext:value-type="string" table:number-columns-spanned="5" table:number-rows-spanned="1">
            <text:p>64 Cache Size</text:p>
          </table:table-cell>
          <table:covered-table-cell table:style-name="ce12"/>
          <table:covered-table-cell table:style-name="ce12" office:value-type="float" office:value="64" calcext:value-type="float">
            <text:p>64</text:p>
          </table:covered-table-cell>
          <table:covered-table-cell table:number-columns-repeated="2" table:style-name="ce12"/>
          <table:table-cell table:number-columns-repeated="1012"/>
        </table:table-row>
        <table:table-row table:style-name="ro3">
          <table:covered-table-cell table:style-name="ce23"/>
          <table:covered-table-cell/>
          <table:table-cell table:style-name="ce8" office:value-type="string" calcext:value-type="string">
            <text:p>1 Way</text:p>
          </table:table-cell>
          <table:table-cell table:style-name="ce13" office:value-type="string" calcext:value-type="string">
            <text:p>2 Ways</text:p>
          </table:table-cell>
          <table:table-cell table:style-name="ce13" office:value-type="string" calcext:value-type="string">
            <text:p>4 Ways</text:p>
          </table:table-cell>
          <table:table-cell table:style-name="ce13" office:value-type="string" calcext:value-type="string">
            <text:p>8 Ways</text:p>
          </table:table-cell>
          <table:table-cell table:style-name="ce13" office:value-type="string" calcext:value-type="string">
            <text:p>16 Ways</text:p>
          </table:table-cell>
          <table:table-cell table:style-name="ce8" office:value-type="string" calcext:value-type="string">
            <text:p>1 Way</text:p>
          </table:table-cell>
          <table:table-cell table:style-name="ce13" office:value-type="string" calcext:value-type="string">
            <text:p>2 Ways</text:p>
          </table:table-cell>
          <table:table-cell table:style-name="ce13" office:value-type="string" calcext:value-type="string">
            <text:p>4 Ways</text:p>
          </table:table-cell>
          <table:table-cell table:style-name="ce13" office:value-type="string" calcext:value-type="string">
            <text:p>8 Ways</text:p>
          </table:table-cell>
          <table:table-cell table:style-name="ce20" office:value-type="string" calcext:value-type="string">
            <text:p>16 Ways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AES</text:p>
          </table:table-cell>
          <table:table-cell table:style-name="ce31" office:value-type="string" calcext:value-type="string">
            <text:p>AES Cryptography</text:p>
          </table:table-cell>
          <table:table-cell table:style-name="ce36" office:value-type="float" office:value="100" calcext:value-type="float">
            <text:p>100.00</text:p>
          </table:table-cell>
          <table:table-cell table:number-columns-repeated="3" table:style-name="ce45" office:value-type="float" office:value="100" calcext:value-type="float">
            <text:p>100.00</text:p>
          </table:table-cell>
          <table:table-cell table:style-name="ce49" office:value-type="float" office:value="100" calcext:value-type="float">
            <text:p>100.00</text:p>
          </table:table-cell>
          <table:table-cell table:style-name="ce36" office:value-type="float" office:value="100" calcext:value-type="float">
            <text:p>100.00</text:p>
          </table:table-cell>
          <table:table-cell table:number-columns-repeated="3" table:style-name="ce45" office:value-type="float" office:value="100" calcext:value-type="float">
            <text:p>100.00</text:p>
          </table:table-cell>
          <table:table-cell table:style-name="ce49" office:value-type="float" office:value="100" calcext:value-type="float">
            <text:p>100.00</text:p>
          </table:table-cell>
          <table:table-cell table:style-name="ce54" table:number-columns-repeated="1012"/>
        </table:table-row>
        <table:table-row table:style-name="ro3">
          <table:table-cell table:style-name="ce4" office:value-type="string" calcext:value-type="string">
            <text:p>BFS</text:p>
          </table:table-cell>
          <table:table-cell office:value-type="string" calcext:value-type="string">
            <text:p>Breadth First Search</text:p>
          </table:table-cell>
          <table:table-cell office:value-type="float" office:value="91.45" calcext:value-type="float">
            <text:p>91.45</text:p>
          </table:table-cell>
          <table:table-cell office:value-type="float" office:value="89.03" calcext:value-type="float">
            <text:p>89.03</text:p>
          </table:table-cell>
          <table:table-cell office:value-type="float" office:value="83.19" calcext:value-type="float">
            <text:p>83.19</text:p>
          </table:table-cell>
          <table:table-cell office:value-type="float" office:value="67.94" calcext:value-type="float">
            <text:p>67.94</text:p>
          </table:table-cell>
          <table:table-cell office:value-type="float" office:value="48.18" calcext:value-type="float">
            <text:p>48.18</text:p>
          </table:table-cell>
          <table:table-cell office:value-type="float" office:value="87.68" calcext:value-type="float">
            <text:p>87.68</text:p>
          </table:table-cell>
          <table:table-cell office:value-type="float" office:value="82.61" calcext:value-type="float">
            <text:p>82.61</text:p>
          </table:table-cell>
          <table:table-cell office:value-type="float" office:value="69.02" calcext:value-type="float">
            <text:p>69.02</text:p>
          </table:table-cell>
          <table:table-cell office:value-type="float" office:value="48.52" calcext:value-type="float">
            <text:p>48.52</text:p>
          </table:table-cell>
          <table:table-cell office:value-type="float" office:value="37.87" calcext:value-type="float">
            <text:p>37.87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BFS2</text:p>
          </table:table-cell>
          <table:table-cell office:value-type="string" calcext:value-type="string">
            <text:p>Breadth First Search 2</text:p>
          </table:table-cell>
          <table:table-cell office:value-type="float" office:value="91.17" calcext:value-type="float">
            <text:p>91.17</text:p>
          </table:table-cell>
          <table:table-cell office:value-type="float" office:value="87.32" calcext:value-type="float">
            <text:p>87.32</text:p>
          </table:table-cell>
          <table:table-cell office:value-type="float" office:value="79.71" calcext:value-type="float">
            <text:p>79.71</text:p>
          </table:table-cell>
          <table:table-cell office:value-type="float" office:value="61.45" calcext:value-type="float">
            <text:p>61.45</text:p>
          </table:table-cell>
          <table:table-cell office:value-type="float" office:value="32.85" calcext:value-type="float">
            <text:p>32.85</text:p>
          </table:table-cell>
          <table:table-cell office:value-type="float" office:value="85.96" calcext:value-type="float">
            <text:p>85.96</text:p>
          </table:table-cell>
          <table:table-cell office:value-type="float" office:value="78.71" calcext:value-type="float">
            <text:p>78.71</text:p>
          </table:table-cell>
          <table:table-cell office:value-type="float" office:value="61.7" calcext:value-type="float">
            <text:p>61.70</text:p>
          </table:table-cell>
          <table:table-cell office:value-type="float" office:value="33.32" calcext:value-type="float">
            <text:p>33.32</text:p>
          </table:table-cell>
          <table:table-cell office:value-type="float" office:value="21.11" calcext:value-type="float">
            <text:p>21.11</text:p>
          </table:table-cell>
          <table:table-cell table:number-columns-repeated="1012"/>
        </table:table-row>
        <table:table-row table:style-name="ro3">
          <table:table-cell table:style-name="ce11" office:value-type="string" calcext:value-type="string">
            <text:p>BlackScholes</text:p>
          </table:table-cell>
          <table:table-cell table:style-name="ce31" office:value-type="string" calcext:value-type="string">
            <text:p>Black-Scholes Option Pricing</text:p>
          </table:table-cell>
          <table:table-cell table:style-name="ce38" office:value-type="float" office:value="100" calcext:value-type="float">
            <text:p>100.00</text:p>
          </table:table-cell>
          <table:table-cell table:number-columns-repeated="3" table:style-name="ce47" office:value-type="float" office:value="100" calcext:value-type="float">
            <text:p>100.00</text:p>
          </table:table-cell>
          <table:table-cell table:style-name="ce51" office:value-type="float" office:value="100" calcext:value-type="float">
            <text:p>100.00</text:p>
          </table:table-cell>
          <table:table-cell table:style-name="ce38" office:value-type="float" office:value="100" calcext:value-type="float">
            <text:p>100.00</text:p>
          </table:table-cell>
          <table:table-cell table:number-columns-repeated="3" table:style-name="ce47" office:value-type="float" office:value="100" calcext:value-type="float">
            <text:p>100.00</text:p>
          </table:table-cell>
          <table:table-cell table:style-name="ce51" office:value-type="float" office:value="100" calcext:value-type="float">
            <text:p>100.00</text:p>
          </table:table-cell>
          <table:table-cell table:style-name="ce54" table:number-columns-repeated="1012"/>
        </table:table-row>
        <table:table-row table:style-name="ro3">
          <table:table-cell office:value-type="string" calcext:value-type="string">
            <text:p>CONS</text:p>
          </table:table-cell>
          <table:table-cell office:value-type="string" calcext:value-type="string">
            <text:p>1D Convolution</text:p>
          </table:table-cell>
          <table:table-cell office:value-type="float" office:value="92.29" calcext:value-type="float">
            <text:p>92.29</text:p>
          </table:table-cell>
          <table:table-cell office:value-type="float" office:value="89.85" calcext:value-type="float">
            <text:p>89.85</text:p>
          </table:table-cell>
          <table:table-cell office:value-type="float" office:value="88.61" calcext:value-type="float">
            <text:p>88.61</text:p>
          </table:table-cell>
          <table:table-cell office:value-type="float" office:value="88.55" calcext:value-type="float">
            <text:p>88.55</text:p>
          </table:table-cell>
          <table:table-cell office:value-type="float" office:value="88.04" calcext:value-type="float">
            <text:p>88.04</text:p>
          </table:table-cell>
          <table:table-cell office:value-type="float" office:value="91.25" calcext:value-type="float">
            <text:p>91.25</text:p>
          </table:table-cell>
          <table:table-cell office:value-type="float" office:value="88.89" calcext:value-type="float">
            <text:p>88.89</text:p>
          </table:table-cell>
          <table:table-cell office:value-type="float" office:value="88.52" calcext:value-type="float">
            <text:p>88.52</text:p>
          </table:table-cell>
          <table:table-cell office:value-type="float" office:value="88.07" calcext:value-type="float">
            <text:p>88.07</text:p>
          </table:table-cell>
          <table:table-cell office:value-type="float" office:value="87.34" calcext:value-type="float">
            <text:p>87.3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P</text:p>
          </table:table-cell>
          <table:table-cell office:value-type="string" calcext:value-type="string">
            <text:p>Coulombic Potential</text:p>
          </table:table-cell>
          <table:table-cell office:value-type="float" office:value="54.35" calcext:value-type="float">
            <text:p>54.35</text:p>
          </table:table-cell>
          <table:table-cell office:value-type="float" office:value="50.49" calcext:value-type="float">
            <text:p>50.49</text:p>
          </table:table-cell>
          <table:table-cell table:number-columns-repeated="3" office:value-type="float" office:value="50" calcext:value-type="float">
            <text:p>50.00</text:p>
          </table:table-cell>
          <table:table-cell office:value-type="float" office:value="50.37" calcext:value-type="float">
            <text:p>50.37</text:p>
          </table:table-cell>
          <table:table-cell table:number-columns-repeated="4" office:value-type="float" office:value="50" calcext:value-type="float">
            <text:p>50.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WT</text:p>
          </table:table-cell>
          <table:table-cell office:value-type="string" calcext:value-type="string">
            <text:p>Fast Walsh Transform</text:p>
          </table:table-cell>
          <table:table-cell office:value-type="float" office:value="89.07" calcext:value-type="float">
            <text:p>89.07</text:p>
          </table:table-cell>
          <table:table-cell office:value-type="float" office:value="78.05" calcext:value-type="float">
            <text:p>78.05</text:p>
          </table:table-cell>
          <table:table-cell office:value-type="float" office:value="63.4" calcext:value-type="float">
            <text:p>63.40</text:p>
          </table:table-cell>
          <table:table-cell office:value-type="float" office:value="51.55" calcext:value-type="float">
            <text:p>51.55</text:p>
          </table:table-cell>
          <table:table-cell office:value-type="float" office:value="51.11" calcext:value-type="float">
            <text:p>51.11</text:p>
          </table:table-cell>
          <table:table-cell office:value-type="float" office:value="87.12" calcext:value-type="float">
            <text:p>87.12</text:p>
          </table:table-cell>
          <table:table-cell office:value-type="float" office:value="72.73" calcext:value-type="float">
            <text:p>72.73</text:p>
          </table:table-cell>
          <table:table-cell office:value-type="float" office:value="54.19" calcext:value-type="float">
            <text:p>54.19</text:p>
          </table:table-cell>
          <table:table-cell office:value-type="float" office:value="51.22" calcext:value-type="float">
            <text:p>51.22</text:p>
          </table:table-cell>
          <table:table-cell office:value-type="float" office:value="51.11" calcext:value-type="float">
            <text:p>51.1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JPEG</text:p>
          </table:table-cell>
          <table:table-cell office:value-type="string" calcext:value-type="string">
            <text:p>JPEG Decoding</text:p>
          </table:table-cell>
          <table:table-cell office:value-type="float" office:value="90.38" calcext:value-type="float">
            <text:p>90.38</text:p>
          </table:table-cell>
          <table:table-cell office:value-type="float" office:value="77.35" calcext:value-type="float">
            <text:p>77.35</text:p>
          </table:table-cell>
          <table:table-cell office:value-type="float" office:value="61.26" calcext:value-type="float">
            <text:p>61.26</text:p>
          </table:table-cell>
          <table:table-cell office:value-type="float" office:value="50.69" calcext:value-type="float">
            <text:p>50.69</text:p>
          </table:table-cell>
          <table:table-cell office:value-type="float" office:value="50" calcext:value-type="float">
            <text:p>50.00</text:p>
          </table:table-cell>
          <table:table-cell office:value-type="float" office:value="78.94" calcext:value-type="float">
            <text:p>78.94</text:p>
          </table:table-cell>
          <table:table-cell office:value-type="float" office:value="61.85" calcext:value-type="float">
            <text:p>61.85</text:p>
          </table:table-cell>
          <table:table-cell office:value-type="float" office:value="50.72" calcext:value-type="float">
            <text:p>50.72</text:p>
          </table:table-cell>
          <table:table-cell table:number-columns-repeated="2" office:value-type="float" office:value="50" calcext:value-type="float">
            <text:p>50.00</text:p>
          </table:table-cell>
          <table:table-cell table:number-columns-repeated="1012"/>
        </table:table-row>
        <table:table-row table:style-name="ro3">
          <table:table-cell table:number-columns-repeated="2" office:value-type="string" calcext:value-type="string">
            <text:p>kmeans</text:p>
          </table:table-cell>
          <table:table-cell office:value-type="float" office:value="99.95" calcext:value-type="float">
            <text:p>99.95</text:p>
          </table:table-cell>
          <table:table-cell office:value-type="float" office:value="99.86" calcext:value-type="float">
            <text:p>99.86</text:p>
          </table:table-cell>
          <table:table-cell office:value-type="float" office:value="95.77" calcext:value-type="float">
            <text:p>95.77</text:p>
          </table:table-cell>
          <table:table-cell office:value-type="float" office:value="41.62" calcext:value-type="float">
            <text:p>41.62</text:p>
          </table:table-cell>
          <table:table-cell office:value-type="float" office:value="7.64" calcext:value-type="float">
            <text:p>7.64</text:p>
          </table:table-cell>
          <table:table-cell office:value-type="float" office:value="94.18" calcext:value-type="float">
            <text:p>94.18</text:p>
          </table:table-cell>
          <table:table-cell office:value-type="float" office:value="87.17" calcext:value-type="float">
            <text:p>87.17</text:p>
          </table:table-cell>
          <table:table-cell office:value-type="float" office:value="56.9" calcext:value-type="float">
            <text:p>56.90</text:p>
          </table:table-cell>
          <table:table-cell office:value-type="float" office:value="8.2" calcext:value-type="float">
            <text:p>8.20</text:p>
          </table:table-cell>
          <table:table-cell office:value-type="float" office:value="7.63" calcext:value-type="float">
            <text:p>7.6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KMN</text:p>
          </table:table-cell>
          <table:table-cell office:value-type="string" calcext:value-type="string">
            <text:p>kmeans clustering</text:p>
          </table:table-cell>
          <table:table-cell office:value-type="float" office:value="98.87" calcext:value-type="float">
            <text:p>98.87</text:p>
          </table:table-cell>
          <table:table-cell office:value-type="float" office:value="96.86" calcext:value-type="float">
            <text:p>96.86</text:p>
          </table:table-cell>
          <table:table-cell office:value-type="float" office:value="82.89" calcext:value-type="float">
            <text:p>82.89</text:p>
          </table:table-cell>
          <table:table-cell office:value-type="float" office:value="47.2" calcext:value-type="float">
            <text:p>47.20</text:p>
          </table:table-cell>
          <table:table-cell office:value-type="float" office:value="16.31" calcext:value-type="float">
            <text:p>16.31</text:p>
          </table:table-cell>
          <table:table-cell office:value-type="float" office:value="91.14" calcext:value-type="float">
            <text:p>91.14</text:p>
          </table:table-cell>
          <table:table-cell office:value-type="float" office:value="78.18" calcext:value-type="float">
            <text:p>78.18</text:p>
          </table:table-cell>
          <table:table-cell office:value-type="float" office:value="50.44" calcext:value-type="float">
            <text:p>50.44</text:p>
          </table:table-cell>
          <table:table-cell office:value-type="float" office:value="20.68" calcext:value-type="float">
            <text:p>20.68</text:p>
          </table:table-cell>
          <table:table-cell office:value-type="float" office:value="3.29" calcext:value-type="float">
            <text:p>3.2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</text:p>
          </table:table-cell>
          <table:table-cell office:value-type="string" calcext:value-type="string">
            <text:p>LIBOR Monte Carlo</text:p>
          </table:table-cell>
          <table:table-cell office:value-type="float" office:value="76.09" calcext:value-type="float">
            <text:p>76.09</text:p>
          </table:table-cell>
          <table:table-cell office:value-type="float" office:value="69.69" calcext:value-type="float">
            <text:p>69.69</text:p>
          </table:table-cell>
          <table:table-cell office:value-type="float" office:value="67.35" calcext:value-type="float">
            <text:p>67.35</text:p>
          </table:table-cell>
          <table:table-cell office:value-type="float" office:value="66.67" calcext:value-type="float">
            <text:p>66.67</text:p>
          </table:table-cell>
          <table:table-cell office:value-type="float" office:value="56.62" calcext:value-type="float">
            <text:p>56.62</text:p>
          </table:table-cell>
          <table:table-cell office:value-type="float" office:value="72.1" calcext:value-type="float">
            <text:p>72.10</text:p>
          </table:table-cell>
          <table:table-cell office:value-type="float" office:value="67.84" calcext:value-type="float">
            <text:p>67.84</text:p>
          </table:table-cell>
          <table:table-cell office:value-type="float" office:value="66.17" calcext:value-type="float">
            <text:p>66.17</text:p>
          </table:table-cell>
          <table:table-cell office:value-type="float" office:value="56.41" calcext:value-type="float">
            <text:p>56.41</text:p>
          </table:table-cell>
          <table:table-cell office:value-type="float" office:value="44.16" calcext:value-type="float">
            <text:p>44.1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PS</text:p>
          </table:table-cell>
          <table:table-cell office:value-type="string" calcext:value-type="string">
            <text:p>3D Laplace Solver</text:p>
          </table:table-cell>
          <table:table-cell office:value-type="float" office:value="80.39" calcext:value-type="float">
            <text:p>80.39</text:p>
          </table:table-cell>
          <table:table-cell office:value-type="float" office:value="74.58" calcext:value-type="float">
            <text:p>74.58</text:p>
          </table:table-cell>
          <table:table-cell office:value-type="float" office:value="70.67" calcext:value-type="float">
            <text:p>70.67</text:p>
          </table:table-cell>
          <table:table-cell table:number-columns-repeated="2" office:value-type="float" office:value="70.51" calcext:value-type="float">
            <text:p>70.51</text:p>
          </table:table-cell>
          <table:table-cell office:value-type="float" office:value="76.83" calcext:value-type="float">
            <text:p>76.83</text:p>
          </table:table-cell>
          <table:table-cell office:value-type="float" office:value="72.02" calcext:value-type="float">
            <text:p>72.02</text:p>
          </table:table-cell>
          <table:table-cell office:value-type="float" office:value="70.53" calcext:value-type="float">
            <text:p>70.53</text:p>
          </table:table-cell>
          <table:table-cell table:number-columns-repeated="2" office:value-type="float" office:value="70.51" calcext:value-type="float">
            <text:p>70.5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UM</text:p>
          </table:table-cell>
          <table:table-cell office:value-type="string" calcext:value-type="string">
            <text:p>MUMerGPU</text:p>
          </table:table-cell>
          <table:table-cell office:value-type="float" office:value="53.31" calcext:value-type="float">
            <text:p>53.31</text:p>
          </table:table-cell>
          <table:table-cell office:value-type="float" office:value="46.45" calcext:value-type="float">
            <text:p>46.45</text:p>
          </table:table-cell>
          <table:table-cell office:value-type="float" office:value="29.5" calcext:value-type="float">
            <text:p>29.50</text:p>
          </table:table-cell>
          <table:table-cell office:value-type="float" office:value="16.96" calcext:value-type="float">
            <text:p>16.96</text:p>
          </table:table-cell>
          <table:table-cell office:value-type="float" office:value="15.91" calcext:value-type="float">
            <text:p>15.91</text:p>
          </table:table-cell>
          <table:table-cell office:value-type="float" office:value="45.24" calcext:value-type="float">
            <text:p>45.24</text:p>
          </table:table-cell>
          <table:table-cell office:value-type="float" office:value="31.49" calcext:value-type="float">
            <text:p>31.49</text:p>
          </table:table-cell>
          <table:table-cell office:value-type="float" office:value="17.39" calcext:value-type="float">
            <text:p>17.39</text:p>
          </table:table-cell>
          <table:table-cell office:value-type="float" office:value="15.92" calcext:value-type="float">
            <text:p>15.92</text:p>
          </table:table-cell>
          <table:table-cell office:value-type="float" office:value="15.91" calcext:value-type="float">
            <text:p>15.9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N</text:p>
          </table:table-cell>
          <table:table-cell office:value-type="string" calcext:value-type="string">
            <text:p>Neural Networks</text:p>
          </table:table-cell>
          <table:table-cell office:value-type="float" office:value="36.68" calcext:value-type="float">
            <text:p>36.68</text:p>
          </table:table-cell>
          <table:table-cell office:value-type="float" office:value="8.54" calcext:value-type="float">
            <text:p>8.54</text:p>
          </table:table-cell>
          <table:table-cell office:value-type="float" office:value="2.29" calcext:value-type="float">
            <text:p>2.29</text:p>
          </table:table-cell>
          <table:table-cell office:value-type="float" office:value="1.94" calcext:value-type="float">
            <text:p>1.94</text:p>
          </table:table-cell>
          <table:table-cell office:value-type="float" office:value="1.81" calcext:value-type="float">
            <text:p>1.81</text:p>
          </table:table-cell>
          <table:table-cell office:value-type="float" office:value="19.69" calcext:value-type="float">
            <text:p>19.69</text:p>
          </table:table-cell>
          <table:table-cell office:value-type="float" office:value="3.45" calcext:value-type="float">
            <text:p>3.45</text:p>
          </table:table-cell>
          <table:table-cell office:value-type="float" office:value="2.11" calcext:value-type="float">
            <text:p>2.11</text:p>
          </table:table-cell>
          <table:table-cell office:value-type="float" office:value="1.81" calcext:value-type="float">
            <text:p>1.81</text:p>
          </table:table-cell>
          <table:table-cell office:value-type="float" office:value="1.67" calcext:value-type="float">
            <text:p>1.67</text:p>
          </table:table-cell>
          <table:table-cell table:number-columns-repeated="1012"/>
        </table:table-row>
        <table:table-row table:style-name="ro3">
          <table:table-cell table:style-name="ce11" office:value-type="string" calcext:value-type="string">
            <text:p>NQU</text:p>
          </table:table-cell>
          <table:table-cell table:style-name="ce31" office:value-type="string" calcext:value-type="string">
            <text:p>N-Queens Solver</text:p>
          </table:table-cell>
          <table:table-cell table:style-name="ce38" office:value-type="float" office:value="100" calcext:value-type="float">
            <text:p>100.00</text:p>
          </table:table-cell>
          <table:table-cell table:number-columns-repeated="3" table:style-name="ce47" office:value-type="float" office:value="100" calcext:value-type="float">
            <text:p>100.00</text:p>
          </table:table-cell>
          <table:table-cell table:style-name="ce51" office:value-type="float" office:value="100" calcext:value-type="float">
            <text:p>100.00</text:p>
          </table:table-cell>
          <table:table-cell table:style-name="ce38" office:value-type="float" office:value="100" calcext:value-type="float">
            <text:p>100.00</text:p>
          </table:table-cell>
          <table:table-cell table:number-columns-repeated="3" table:style-name="ce47" office:value-type="float" office:value="100" calcext:value-type="float">
            <text:p>100.00</text:p>
          </table:table-cell>
          <table:table-cell table:style-name="ce51" office:value-type="float" office:value="100" calcext:value-type="float">
            <text:p>100.00</text:p>
          </table:table-cell>
          <table:table-cell table:style-name="ce54" table:number-columns-repeated="1012"/>
        </table:table-row>
        <table:table-row table:style-name="ro3">
          <table:table-cell office:value-type="string" calcext:value-type="string">
            <text:p>RAY</text:p>
          </table:table-cell>
          <table:table-cell office:value-type="string" calcext:value-type="string">
            <text:p>Ray Tracing</text:p>
          </table:table-cell>
          <table:table-cell office:value-type="float" office:value="35.05" calcext:value-type="float">
            <text:p>35.05</text:p>
          </table:table-cell>
          <table:table-cell office:value-type="float" office:value="29.79" calcext:value-type="float">
            <text:p>29.79</text:p>
          </table:table-cell>
          <table:table-cell office:value-type="float" office:value="24.13" calcext:value-type="float">
            <text:p>24.13</text:p>
          </table:table-cell>
          <table:table-cell office:value-type="float" office:value="19.63" calcext:value-type="float">
            <text:p>19.63</text:p>
          </table:table-cell>
          <table:table-cell office:value-type="float" office:value="18.12" calcext:value-type="float">
            <text:p>18.12</text:p>
          </table:table-cell>
          <table:table-cell office:value-type="float" office:value="30.67" calcext:value-type="float">
            <text:p>30.67</text:p>
          </table:table-cell>
          <table:table-cell office:value-type="float" office:value="24.6" calcext:value-type="float">
            <text:p>24.60</text:p>
          </table:table-cell>
          <table:table-cell office:value-type="float" office:value="19.88" calcext:value-type="float">
            <text:p>19.88</text:p>
          </table:table-cell>
          <table:table-cell office:value-type="float" office:value="18.19" calcext:value-type="float">
            <text:p>18.19</text:p>
          </table:table-cell>
          <table:table-cell office:value-type="float" office:value="18.12" calcext:value-type="float">
            <text:p>18.12</text:p>
          </table:table-cell>
          <table:table-cell table:number-columns-repeated="1012"/>
        </table:table-row>
        <table:table-row table:style-name="ro3">
          <table:table-cell table:style-name="ce11" office:value-type="string" calcext:value-type="string">
            <text:p>SCP</text:p>
          </table:table-cell>
          <table:table-cell table:style-name="ce31" office:value-type="string" calcext:value-type="string">
            <text:p>Scalar Products</text:p>
          </table:table-cell>
          <table:table-cell table:style-name="ce38" office:value-type="float" office:value="100" calcext:value-type="float">
            <text:p>100.00</text:p>
          </table:table-cell>
          <table:table-cell table:number-columns-repeated="3" table:style-name="ce47" office:value-type="float" office:value="100" calcext:value-type="float">
            <text:p>100.00</text:p>
          </table:table-cell>
          <table:table-cell table:style-name="ce51" office:value-type="float" office:value="100" calcext:value-type="float">
            <text:p>100.00</text:p>
          </table:table-cell>
          <table:table-cell table:style-name="ce38" office:value-type="float" office:value="100" calcext:value-type="float">
            <text:p>100.00</text:p>
          </table:table-cell>
          <table:table-cell table:number-columns-repeated="3" table:style-name="ce47" office:value-type="float" office:value="100" calcext:value-type="float">
            <text:p>100.00</text:p>
          </table:table-cell>
          <table:table-cell table:style-name="ce51" office:value-type="float" office:value="100" calcext:value-type="float">
            <text:p>100.00</text:p>
          </table:table-cell>
          <table:table-cell table:style-name="ce54" table:number-columns-repeated="1012"/>
        </table:table-row>
        <table:table-row table:style-name="ro3">
          <table:table-cell office:value-type="string" calcext:value-type="string">
            <text:p>SLA</text:p>
          </table:table-cell>
          <table:table-cell office:value-type="string" calcext:value-type="string">
            <text:p>Scan of Large Arrays</text:p>
          </table:table-cell>
          <table:table-cell office:value-type="float" office:value="80.54" calcext:value-type="float">
            <text:p>80.54</text:p>
          </table:table-cell>
          <table:table-cell office:value-type="float" office:value="76.72" calcext:value-type="float">
            <text:p>76.72</text:p>
          </table:table-cell>
          <table:table-cell office:value-type="float" office:value="74.91" calcext:value-type="float">
            <text:p>74.91</text:p>
          </table:table-cell>
          <table:table-cell office:value-type="float" office:value="74.82" calcext:value-type="float">
            <text:p>74.82</text:p>
          </table:table-cell>
          <table:table-cell office:value-type="float" office:value="74.74" calcext:value-type="float">
            <text:p>74.74</text:p>
          </table:table-cell>
          <table:table-cell office:value-type="float" office:value="78.28" calcext:value-type="float">
            <text:p>78.28</text:p>
          </table:table-cell>
          <table:table-cell office:value-type="float" office:value="75.46" calcext:value-type="float">
            <text:p>75.46</text:p>
          </table:table-cell>
          <table:table-cell office:value-type="float" office:value="74.81" calcext:value-type="float">
            <text:p>74.81</text:p>
          </table:table-cell>
          <table:table-cell office:value-type="float" office:value="74.73" calcext:value-type="float">
            <text:p>74.73</text:p>
          </table:table-cell>
          <table:table-cell office:value-type="float" office:value="74.56" calcext:value-type="float">
            <text:p>74.5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STO</text:p>
          </table:table-cell>
          <table:table-cell office:value-type="string" calcext:value-type="string">
            <text:p>Store GPU</text:p>
          </table:table-cell>
          <table:table-cell office:value-type="float" office:value="44.56" calcext:value-type="float">
            <text:p>44.56</text:p>
          </table:table-cell>
          <table:table-cell office:value-type="float" office:value="42.35" calcext:value-type="float">
            <text:p>42.35</text:p>
          </table:table-cell>
          <table:table-cell table:number-columns-repeated="3" office:value-type="float" office:value="42" calcext:value-type="float">
            <text:p>42.00</text:p>
          </table:table-cell>
          <table:table-cell office:value-type="float" office:value="43.65" calcext:value-type="float">
            <text:p>43.65</text:p>
          </table:table-cell>
          <table:table-cell table:number-columns-repeated="4" office:value-type="float" office:value="42" calcext:value-type="float">
            <text:p>42.00</text:p>
          </table:table-cell>
          <table:table-cell table:number-columns-repeated="1012"/>
        </table:table-row>
        <table:table-row table:style-name="ro4">
          <table:table-cell table:style-name="ce19" office:value-type="string" calcext:value-type="string">
            <text:p>TRA</text:p>
          </table:table-cell>
          <table:table-cell table:style-name="ce32"/>
          <table:table-cell table:style-name="ce40" office:value-type="float" office:value="99.99" calcext:value-type="float">
            <text:p>99.99</text:p>
          </table:table-cell>
          <table:table-cell table:style-name="ce48" office:value-type="float" office:value="99.78" calcext:value-type="float">
            <text:p>99.78</text:p>
          </table:table-cell>
          <table:table-cell table:style-name="ce48" office:value-type="float" office:value="99.6" calcext:value-type="float">
            <text:p>99.60</text:p>
          </table:table-cell>
          <table:table-cell table:style-name="ce48" office:value-type="float" office:value="99.61" calcext:value-type="float">
            <text:p>99.61</text:p>
          </table:table-cell>
          <table:table-cell table:style-name="ce52" office:value-type="float" office:value="99.61" calcext:value-type="float">
            <text:p>99.61</text:p>
          </table:table-cell>
          <table:table-cell table:style-name="ce40" office:value-type="float" office:value="99.78" calcext:value-type="float">
            <text:p>99.78</text:p>
          </table:table-cell>
          <table:table-cell table:number-columns-repeated="3" table:style-name="ce48" office:value-type="float" office:value="99.61" calcext:value-type="float">
            <text:p>99.61</text:p>
          </table:table-cell>
          <table:table-cell table:style-name="ce52" office:value-type="float" office:value="99.61" calcext:value-type="float">
            <text:p>99.61</text:p>
          </table:table-cell>
          <table:table-cell table:style-name="ce54" table:number-columns-repeated="1012"/>
        </table:table-row>
      </table:table>
      <table:table table:name="BFS" table:style-name="ta1">
        <table:table-column table:style-name="co7" table:default-cell-style-name="Default"/>
        <table:table-column table:style-name="co6" table:number-columns-repeated="8" table:default-cell-style-name="Default"/>
        <table:table-row table:style-name="ro5">
          <table:table-cell office:value-type="string" calcext:value-type="string">
            <text:p>Cache Size (In KB)</text:p>
          </table:table-cell>
          <table:table-cell office:value-type="string" calcext:value-type="string">
            <text:p>32 Sets</text:p>
          </table:table-cell>
          <table:table-cell table:number-columns-repeated="3"/>
          <table:table-cell office:value-type="string" calcext:value-type="string">
            <text:p>Cache Size (In KB)</text:p>
          </table:table-cell>
          <table:table-cell office:value-type="string" calcext:value-type="string">
            <text:p>64 Sets</text:p>
          </table:table-cell>
          <table:table-cell table:number-columns-repeated="2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91.45" calcext:value-type="float">
            <text:p>91.45</text:p>
          </table:table-cell>
          <table:table-cell table:number-columns-repeated="7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float" office:value="89.03" calcext:value-type="float">
            <text:p>89.03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87.68" calcext:value-type="float">
            <text:p>87.68</text:p>
          </table:table-cell>
          <table:table-cell table:number-columns-repeated="2"/>
        </table:table-row>
        <table:table-row table:style-name="ro5">
          <table:table-cell office:value-type="float" office:value="128" calcext:value-type="float">
            <text:p>128</text:p>
          </table:table-cell>
          <table:table-cell office:value-type="float" office:value="83.19" calcext:value-type="float">
            <text:p>83.19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2.61" calcext:value-type="float">
            <text:p>82.61</text:p>
          </table:table-cell>
          <table:table-cell table:number-columns-repeated="2"/>
        </table:table-row>
        <table:table-row table:style-name="ro5">
          <table:table-cell office:value-type="float" office:value="256" calcext:value-type="float">
            <text:p>256</text:p>
          </table:table-cell>
          <table:table-cell office:value-type="float" office:value="67.94" calcext:value-type="float">
            <text:p>67.94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69.02" calcext:value-type="float">
            <text:p>69.02</text:p>
          </table:table-cell>
          <table:table-cell table:number-columns-repeated="2"/>
        </table:table-row>
        <table:table-row table:style-name="ro5">
          <table:table-cell office:value-type="float" office:value="512" calcext:value-type="float">
            <text:p>512</text:p>
          </table:table-cell>
          <table:table-cell office:value-type="float" office:value="48.18" calcext:value-type="float">
            <text:p>48.18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48.52" calcext:value-type="float">
            <text:p>48.52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024" calcext:value-type="float">
            <text:p>1024</text:p>
          </table:table-cell>
          <table:table-cell office:value-type="float" office:value="37.87" calcext:value-type="float">
            <text:p>37.87</text:p>
          </table:table-cell>
          <table:table-cell table:number-columns-repeated="2"/>
        </table:table-row>
        <table:table-row table:style-name="ro5">
          <table:table-cell table:number-columns-repeated="9"/>
        </table:table-row>
        <table:table-row table:style-name="ro5">
          <table:table-cell office:value-type="string" calcext:value-type="string">
            <text:p><text:span text:style-name="T1">Regression</text:span></text:p>
          </table:table-cell>
          <table:table-cell table:number-columns-repeated="4"/>
          <table:table-cell office:value-type="string" calcext:value-type="string">
            <text:p><text:span text:style-name="T1">Regression</text:span></text:p>
          </table:table-cell>
          <table:table-cell table:number-columns-repeated="3"/>
        </table:table-row>
        <table:table-row table:style-name="ro5">
          <table:table-cell table:number-columns-repeated="9"/>
        </table:table-row>
        <table:table-row table:style-name="ro5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Power</text:p>
          </table:table-cell>
        </table:table-row>
        <table:table-row table:style-name="ro5">
          <table:table-cell office:value-type="string" calcext:value-type="string">
            <text:p>R^2</text:p>
          </table:table-cell>
          <table:table-cell table:style-name="ce61" table:number-matrix-columns-spanned="1" table:number-matrix-rows-spanned="1" table:formula="of:=RSQ([.$B$2:.$B$6] ; [.$A$2:.$A$6])" office:value-type="float" office:value="0.992573519056389" calcext:value-type="float">
            <text:p>0.992573519056389</text:p>
          </table:table-cell>
          <table:table-cell table:number-matrix-columns-spanned="1" table:number-matrix-rows-spanned="1" table:formula="of:=RSQ([.$B$2:.$B$6] ; LN([.$A$2:.$A$6]))" office:value-type="float" office:value="0.891720089070577" calcext:value-type="float">
            <text:p>0.891720089070577</text:p>
          </table:table-cell>
          <table:table-cell table:number-matrix-columns-spanned="1" table:number-matrix-rows-spanned="1" table:formula="of:=RSQ(LN([.$B$2:.$B$6]) ; LN([.$A$2:.$A$6]))" office:value-type="float" office:value="0.847683665680957" calcext:value-type="float">
            <text:p>0.847683665680957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G$3:.$G$7] ; [.$F$3:.$F$7])" office:value-type="float" office:value="0.895582013352198" calcext:value-type="float">
            <text:p>0.895582013352198</text:p>
          </table:table-cell>
          <table:table-cell table:style-name="ce61" table:number-matrix-columns-spanned="1" table:number-matrix-rows-spanned="1" table:formula="of:=RSQ([.$G$3:.$G$7] ; LN([.$F$3:.$F$7]))" office:value-type="float" office:value="0.967347524126654" calcext:value-type="float">
            <text:p>0.967347524126654</text:p>
          </table:table-cell>
          <table:table-cell table:number-matrix-columns-spanned="1" table:number-matrix-rows-spanned="1" table:formula="of:=RSQ(LN([.$G$3:.$G$7]) ; LN([.$F$3:.$F$7]))" office:value-type="float" office:value="0.945561827862647" calcext:value-type="float">
            <text:p>0.945561827862647</text:p>
          </table:table-cell>
        </table:table-row>
        <table:table-row table:style-name="ro5">
          <table:table-cell office:value-type="string" calcext:value-type="string">
            <text:p>Standard Error</text:p>
          </table:table-cell>
          <table:table-cell table:style-name="ce61" table:number-matrix-columns-spanned="1" table:number-matrix-rows-spanned="1" table:formula="of:=STEYX([.$B$2:.$B$6] ; [.$A$2:.$A$6])" office:value-type="float" office:value="1.79328771377402" calcext:value-type="float">
            <text:p>1.79328771377402</text:p>
          </table:table-cell>
          <table:table-cell table:number-matrix-columns-spanned="1" table:number-matrix-rows-spanned="1" table:formula="of:=STEYX([.$B$2:.$B$6] ; LN([.$A$2:.$A$6]))" office:value-type="float" office:value="6.84750538517495" calcext:value-type="float">
            <text:p>6.84750538517495</text:p>
          </table:table-cell>
          <table:table-cell table:number-matrix-columns-spanned="1" table:number-matrix-rows-spanned="1" table:formula="of:=STEYX(LN([.$B$2:.$B$6]) ; LN([.$A$2:.$A$6]))" office:value-type="float" office:value="0.120115779922253" calcext:value-type="float">
            <text:p>0.120115779922253</text:p>
          </table:table-cell>
          <table:table-cell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G$3:.$G$7] ; [.$F$3:.$F$7])" office:value-type="float" office:value="8.02046700881105" calcext:value-type="float">
            <text:p>8.02046700881105</text:p>
          </table:table-cell>
          <table:table-cell table:style-name="ce61" table:number-matrix-columns-spanned="1" table:number-matrix-rows-spanned="1" table:formula="of:=STEYX([.$G$3:.$G$7] ; LN([.$F$3:.$F$7]))" office:value-type="float" office:value="4.48507859462909" calcext:value-type="float">
            <text:p>4.48507859462909</text:p>
          </table:table-cell>
          <table:table-cell table:number-matrix-columns-spanned="1" table:number-matrix-rows-spanned="1" table:formula="of:=STEYX(LN([.$G$3:.$G$7]) ; LN([.$F$3:.$F$7]))" office:value-type="float" office:value="0.0968676753670467" calcext:value-type="float">
            <text:p>0.096867675367047</text:p>
          </table:table-cell>
        </table:table-row>
        <table:table-row table:style-name="ro5">
          <table:table-cell/>
          <table:table-cell table:style-name="ce61"/>
          <table:table-cell table:number-columns-repeated="5"/>
          <table:table-cell table:style-name="ce61"/>
          <table:table-cell/>
        </table:table-row>
        <table:table-row table:style-name="ro5">
          <table:table-cell office:value-type="string" calcext:value-type="string">
            <text:p>Slope</text:p>
          </table:table-cell>
          <table:table-cell table:style-name="ce61" table:number-matrix-columns-spanned="1" table:number-matrix-rows-spanned="1" table:formula="of:=SLOPE([.$B$2:.$B$6] ; [.$A$2:.$A$6])" office:value-type="float" office:value="-0.0919917674731182" calcext:value-type="float">
            <text:p>-0.091991767473118</text:p>
          </table:table-cell>
          <table:table-cell table:number-matrix-columns-spanned="1" table:number-matrix-rows-spanned="1" table:formula="of:=SLOPE([.$B$2:.$B$6] ; LN([.$A$2:.$A$6]))" office:value-type="float" office:value="-15.5277267250879" calcext:value-type="float">
            <text:p>-15.5277267250879</text:p>
          </table:table-cell>
          <table:table-cell table:number-matrix-columns-spanned="1" table:number-matrix-rows-spanned="1" table:formula="of:=SLOPE(LN([.$B$2:.$B$6]) ; LN([.$A$2:.$A$6]))" office:value-type="float" office:value="-0.223912789041377" calcext:value-type="float">
            <text:p>-0.223912789041377</text:p>
          </table:table-cell>
          <table:table-cell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G$3:.$G$7] ; [.$F$3:.$F$7])" office:value-type="float" office:value="-0.0521127352150538" calcext:value-type="float">
            <text:p>-0.052112735215054</text:p>
          </table:table-cell>
          <table:table-cell table:style-name="ce61" table:number-matrix-columns-spanned="1" table:number-matrix-rows-spanned="1" table:formula="of:=SLOPE([.$G$3:.$G$7] ; LN([.$F$3:.$F$7]))" office:value-type="float" office:value="-19.2902753917263" calcext:value-type="float">
            <text:p>-19.2902753917263</text:p>
          </table:table-cell>
          <table:table-cell table:number-matrix-columns-spanned="1" table:number-matrix-rows-spanned="1" table:formula="of:=SLOPE(LN([.$G$3:.$G$7]) ; LN([.$F$3:.$F$7]))" office:value-type="float" office:value="-0.319012163518327" calcext:value-type="float">
            <text:p>-0.319012163518327</text:p>
          </table:table-cell>
        </table:table-row>
        <table:table-row table:style-name="ro5">
          <table:table-cell office:value-type="string" calcext:value-type="string">
            <text:p>Intercept</text:p>
          </table:table-cell>
          <table:table-cell table:style-name="ce61" table:number-matrix-columns-spanned="1" table:number-matrix-rows-spanned="1" table:formula="of:=INTERCEPT([.$B$2:.$B$6] ; [.$A$2:.$A$6])" office:value-type="float" office:value="94.2091666666667" calcext:value-type="float">
            <text:p>94.2091666666667</text:p>
          </table:table-cell>
          <table:table-cell table:number-matrix-columns-spanned="1" table:number-matrix-rows-spanned="1" table:formula="of:=INTERCEPT([.$B$2:.$B$6] ; LN([.$A$2:.$A$6]))" office:value-type="float" office:value="151.299" calcext:value-type="float">
            <text:p>151.299</text:p>
          </table:table-cell>
          <table:table-cell table:number-matrix-columns-spanned="1" table:number-matrix-rows-spanned="1" table:formula="of:=EXP(INTERCEPT(LN([.$B$2:.$B$6]) ; LN([.$A$2:.$A$6])))" office:value-type="float" office:value="219.274419798558" calcext:value-type="float">
            <text:p>219.274419798558</text:p>
          </table:table-cell>
          <table:table-cell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G$3:.$G$7] ; [.$F$3:.$F$7])" office:value-type="float" office:value="85.8183333333333" calcext:value-type="float">
            <text:p>85.8183333333333</text:p>
          </table:table-cell>
          <table:table-cell table:style-name="ce61" table:number-matrix-columns-spanned="1" table:number-matrix-rows-spanned="1" table:formula="of:=INTERCEPT([.$G$3:.$G$7] ; LN([.$F$3:.$F$7]))" office:value-type="float" office:value="172.108" calcext:value-type="float">
            <text:p>172.108</text:p>
          </table:table-cell>
          <table:table-cell table:number-matrix-columns-spanned="1" table:number-matrix-rows-spanned="1" table:formula="of:=EXP(INTERCEPT(LN([.$G$3:.$G$7]) ; LN([.$F$3:.$F$7])))" office:value-type="float" office:value="363.816745611581" calcext:value-type="float">
            <text:p>363.816745611581</text:p>
          </table:table-cell>
        </table:table-row>
        <table:table-row table:style-name="ro5">
          <table:table-cell/>
          <table:table-cell table:style-name="ce61"/>
          <table:table-cell table:number-columns-repeated="5"/>
          <table:table-cell table:style-name="ce61"/>
          <table:table-cell/>
        </table:table-row>
        <table:table-row table:style-name="ro5">
          <table:table-cell table:formula="of:=INDEX([.$A$2:.$A$6]; 1; 1)" office:value-type="float" office:value="32" calcext:value-type="float">
            <text:p>32</text:p>
          </table:table-cell>
          <table:table-cell table:style-name="ce61" table:formula="of:=[.$B$15] * [.$A$18] + [.$B$16]" office:value-type="float" office:value="91.2654301075269" calcext:value-type="float">
            <text:p>91.2654301075269</text:p>
          </table:table-cell>
          <table:table-cell table:formula="of:=[.$C$15] * LN([.$A$18]) + [.$C$16]" office:value-type="float" office:value="97.484" calcext:value-type="float">
            <text:p>97.484</text:p>
          </table:table-cell>
          <table:table-cell table:formula="of:=[.$D$16] * [.$A$18] ^ [.$D$15]" office:value-type="float" office:value="100.917304259482" calcext:value-type="float">
            <text:p>100.917304259482</text:p>
          </table:table-cell>
          <table:table-cell/>
          <table:table-cell table:formula="of:=INDEX([.$F$3:.$F$7]; 1; 1)" office:value-type="float" office:value="64" calcext:value-type="float">
            <text:p>64</text:p>
          </table:table-cell>
          <table:table-cell table:formula="of:=[.$G$15] * [.$F$18] + [.$G$16]" office:value-type="float" office:value="82.4831182795699" calcext:value-type="float">
            <text:p>82.4831182795699</text:p>
          </table:table-cell>
          <table:table-cell table:style-name="ce61" table:formula="of:=[.$H$15] * LN([.$F$18]) + [.$H$16]" office:value-type="float" office:value="91.882" calcext:value-type="float">
            <text:p>91.882</text:p>
          </table:table-cell>
          <table:table-cell table:formula="of:=[.$I$16] * [.$F$18] ^ [.$I$15]" office:value-type="float" office:value="96.5360008427131" calcext:value-type="float">
            <text:p>96.5360008427131</text:p>
          </table:table-cell>
        </table:table-row>
        <table:table-row table:style-name="ro5">
          <table:table-cell table:formula="of:=INDEX([.$A$2:.$A$6]; 2; 1)" office:value-type="float" office:value="64" calcext:value-type="float">
            <text:p>64</text:p>
          </table:table-cell>
          <table:table-cell table:style-name="ce61" table:formula="of:=[.$B$15] * [.$A$19] + [.$B$16]" office:value-type="float" office:value="88.3216935483871" calcext:value-type="float">
            <text:p>88.3216935483871</text:p>
          </table:table-cell>
          <table:table-cell table:formula="of:=[.$C$15] * LN([.$A$19]) + [.$C$16]" office:value-type="float" office:value="86.721" calcext:value-type="float">
            <text:p>86.721</text:p>
          </table:table-cell>
          <table:table-cell table:formula="of:=[.$D$16] * [.$A$19] ^ [.$D$15]" office:value-type="float" office:value="86.409436910164" calcext:value-type="float">
            <text:p>86.409436910164</text:p>
          </table:table-cell>
          <table:table-cell/>
          <table:table-cell table:formula="of:=INDEX([.$F$3:.$F$7]; 2; 1)" office:value-type="float" office:value="128" calcext:value-type="float">
            <text:p>128</text:p>
          </table:table-cell>
          <table:table-cell table:formula="of:=[.$G$15] * [.$F$19] + [.$G$16]" office:value-type="float" office:value="79.1479032258065" calcext:value-type="float">
            <text:p>79.1479032258065</text:p>
          </table:table-cell>
          <table:table-cell table:style-name="ce61" table:formula="of:=[.$H$15] * LN([.$F$19]) + [.$H$16]" office:value-type="float" office:value="78.511" calcext:value-type="float">
            <text:p>78.511</text:p>
          </table:table-cell>
          <table:table-cell table:formula="of:=[.$I$16] * [.$F$19] ^ [.$I$15]" office:value-type="float" office:value="77.3850510299332" calcext:value-type="float">
            <text:p>77.3850510299332</text:p>
          </table:table-cell>
        </table:table-row>
        <table:table-row table:style-name="ro5">
          <table:table-cell table:formula="of:=INDEX([.$A$2:.$A$6]; 3; 1)" office:value-type="float" office:value="128" calcext:value-type="float">
            <text:p>128</text:p>
          </table:table-cell>
          <table:table-cell table:style-name="ce61" table:formula="of:=[.$B$15] * [.$A$20] + [.$B$16]" office:value-type="float" office:value="82.4342204301075" calcext:value-type="float">
            <text:p>82.4342204301075</text:p>
          </table:table-cell>
          <table:table-cell table:formula="of:=[.$C$15] * LN([.$A$20]) + [.$C$16]" office:value-type="float" office:value="75.958" calcext:value-type="float">
            <text:p>75.958</text:p>
          </table:table-cell>
          <table:table-cell table:formula="of:=[.$D$16] * [.$A$20] ^ [.$D$15]" office:value-type="float" office:value="73.9872199512309" calcext:value-type="float">
            <text:p>73.9872199512309</text:p>
          </table:table-cell>
          <table:table-cell/>
          <table:table-cell table:formula="of:=INDEX([.$F$3:.$F$7]; 3; 1)" office:value-type="float" office:value="256" calcext:value-type="float">
            <text:p>256</text:p>
          </table:table-cell>
          <table:table-cell table:formula="of:=[.$G$15] * [.$F$20] + [.$G$16]" office:value-type="float" office:value="72.4774731182796" calcext:value-type="float">
            <text:p>72.4774731182796</text:p>
          </table:table-cell>
          <table:table-cell table:style-name="ce61" table:formula="of:=[.$H$15] * LN([.$F$20]) + [.$H$16]" office:value-type="float" office:value="65.14" calcext:value-type="float">
            <text:p>65.14</text:p>
          </table:table-cell>
          <table:table-cell table:formula="of:=[.$I$16] * [.$F$20] ^ [.$I$15]" office:value-type="float" office:value="62.0332940108259" calcext:value-type="float">
            <text:p>62.0332940108259</text:p>
          </table:table-cell>
        </table:table-row>
        <table:table-row table:style-name="ro5">
          <table:table-cell table:formula="of:=INDEX([.$A$2:.$A$6]; 4; 1)" office:value-type="float" office:value="256" calcext:value-type="float">
            <text:p>256</text:p>
          </table:table-cell>
          <table:table-cell table:style-name="ce61" table:formula="of:=[.$B$15] * [.$A$21] + [.$B$16]" office:value-type="float" office:value="70.6592741935484" calcext:value-type="float">
            <text:p>70.6592741935484</text:p>
          </table:table-cell>
          <table:table-cell table:formula="of:=[.$C$15] * LN([.$A$21]) + [.$C$16]" office:value-type="float" office:value="65.195" calcext:value-type="float">
            <text:p>65.195</text:p>
          </table:table-cell>
          <table:table-cell table:formula="of:=[.$D$16] * [.$A$21] ^ [.$D$15]" office:value-type="float" office:value="63.3508203716569" calcext:value-type="float">
            <text:p>63.3508203716569</text:p>
          </table:table-cell>
          <table:table-cell/>
          <table:table-cell table:formula="of:=INDEX([.$F$3:.$F$7]; 4; 1)" office:value-type="float" office:value="512" calcext:value-type="float">
            <text:p>512</text:p>
          </table:table-cell>
          <table:table-cell table:formula="of:=[.$G$15] * [.$F$21] + [.$G$16]" office:value-type="float" office:value="59.1366129032258" calcext:value-type="float">
            <text:p>59.1366129032258</text:p>
          </table:table-cell>
          <table:table-cell table:style-name="ce61" table:formula="of:=[.$H$15] * LN([.$F$21]) + [.$H$16]" office:value-type="float" office:value="51.769" calcext:value-type="float">
            <text:p>51.769</text:p>
          </table:table-cell>
          <table:table-cell table:formula="of:=[.$I$16] * [.$F$21] ^ [.$I$15]" office:value-type="float" office:value="49.7270404893199" calcext:value-type="float">
            <text:p>49.7270404893199</text:p>
          </table:table-cell>
        </table:table-row>
        <table:table-row table:style-name="ro5">
          <table:table-cell table:formula="of:=INDEX([.$A$2:.$A$6]; 5; 1)" office:value-type="float" office:value="512" calcext:value-type="float">
            <text:p>512</text:p>
          </table:table-cell>
          <table:table-cell table:style-name="ce61" table:formula="of:=[.$B$15] * [.$A$22] + [.$B$16]" office:value-type="float" office:value="47.1093817204301" calcext:value-type="float">
            <text:p>47.1093817204301</text:p>
          </table:table-cell>
          <table:table-cell table:formula="of:=[.$C$15] * LN([.$A$22]) + [.$C$16]" office:value-type="float" office:value="54.432" calcext:value-type="float">
            <text:p>54.432</text:p>
          </table:table-cell>
          <table:table-cell table:formula="of:=[.$D$16] * [.$A$22] ^ [.$D$15]" office:value-type="float" office:value="54.2435091412726" calcext:value-type="float">
            <text:p>54.2435091412726</text:p>
          </table:table-cell>
          <table:table-cell/>
          <table:table-cell table:formula="of:=INDEX([.$F$3:.$F$7]; 5; 1)" office:value-type="float" office:value="1024" calcext:value-type="float">
            <text:p>1024</text:p>
          </table:table-cell>
          <table:table-cell table:formula="of:=[.$G$15] * [.$F$22] + [.$G$16]" office:value-type="float" office:value="32.4548924731183" calcext:value-type="float">
            <text:p>32.4548924731183</text:p>
          </table:table-cell>
          <table:table-cell table:style-name="ce61" table:formula="of:=[.$H$15] * LN([.$F$22]) + [.$H$16]" office:value-type="float" office:value="38.398" calcext:value-type="float">
            <text:p>38.398</text:p>
          </table:table-cell>
          <table:table-cell table:formula="of:=[.$I$16] * [.$F$22] ^ [.$I$15]" office:value-type="float" office:value="39.8621191290425" calcext:value-type="float">
            <text:p>39.8621191290425</text:p>
          </table:table-cell>
        </table:table-row>
      </table:table>
      <table:table table:name="BFS2" table:style-name="ta1">
        <table:table-column table:style-name="co6" table:number-columns-repeated="9" table:default-cell-style-name="Default"/>
        <table:table-row table:style-name="ro5">
          <table:table-cell office:value-type="string" calcext:value-type="string">
            <text:p>Cache Size (In KB)</text:p>
          </table:table-cell>
          <table:table-cell office:value-type="string" calcext:value-type="string">
            <text:p>32 Sets</text:p>
          </table:table-cell>
          <table:table-cell table:number-columns-repeated="3"/>
          <table:table-cell office:value-type="string" calcext:value-type="string">
            <text:p>Cache Size (In KB)</text:p>
          </table:table-cell>
          <table:table-cell office:value-type="string" calcext:value-type="string">
            <text:p>64 Sets</text:p>
          </table:table-cell>
          <table:table-cell table:number-columns-repeated="2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91.17" calcext:value-type="float">
            <text:p>91.1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float" office:value="87.32" calcext:value-type="float">
            <text:p>87.32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85.96" calcext:value-type="float">
            <text:p>85.96</text:p>
          </table:table-cell>
          <table:table-cell table:number-columns-repeated="2"/>
        </table:table-row>
        <table:table-row table:style-name="ro5">
          <table:table-cell office:value-type="float" office:value="128" calcext:value-type="float">
            <text:p>128</text:p>
          </table:table-cell>
          <table:table-cell office:value-type="float" office:value="79.71" calcext:value-type="float">
            <text:p>79.71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78.71" calcext:value-type="float">
            <text:p>78.71</text:p>
          </table:table-cell>
          <table:table-cell table:number-columns-repeated="2"/>
        </table:table-row>
        <table:table-row table:style-name="ro5">
          <table:table-cell office:value-type="float" office:value="256" calcext:value-type="float">
            <text:p>256</text:p>
          </table:table-cell>
          <table:table-cell office:value-type="float" office:value="61.45" calcext:value-type="float">
            <text:p>61.45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61.7" calcext:value-type="float">
            <text:p>61.7</text:p>
          </table:table-cell>
          <table:table-cell table:number-columns-repeated="2"/>
        </table:table-row>
        <table:table-row table:style-name="ro5">
          <table:table-cell office:value-type="float" office:value="512" calcext:value-type="float">
            <text:p>512</text:p>
          </table:table-cell>
          <table:table-cell office:value-type="float" office:value="32.85" calcext:value-type="float">
            <text:p>32.85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3.32" calcext:value-type="float">
            <text:p>33.32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024" calcext:value-type="float">
            <text:p>1024</text:p>
          </table:table-cell>
          <table:table-cell office:value-type="float" office:value="21.11" calcext:value-type="float">
            <text:p>21.11</text:p>
          </table:table-cell>
          <table:table-cell table:number-columns-repeated="2"/>
        </table:table-row>
        <table:table-row table:style-name="ro5">
          <table:table-cell table:number-columns-repeated="9"/>
        </table:table-row>
        <table:table-row table:style-name="ro5">
          <table:table-cell office:value-type="string" calcext:value-type="string">
            <text:p><text:span text:style-name="T1">Regression</text:span></text:p>
          </table:table-cell>
          <table:table-cell table:number-columns-repeated="4"/>
          <table:table-cell office:value-type="string" calcext:value-type="string">
            <text:p><text:span text:style-name="T1">Regression</text:span></text:p>
          </table:table-cell>
          <table:table-cell table:number-columns-repeated="3"/>
        </table:table-row>
        <table:table-row table:style-name="ro5">
          <table:table-cell table:number-columns-repeated="9"/>
        </table:table-row>
        <table:table-row table:style-name="ro5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Power</text:p>
          </table:table-cell>
        </table:table-row>
        <table:table-row table:style-name="ro5">
          <table:table-cell office:value-type="string" calcext:value-type="string">
            <text:p>R^2</text:p>
          </table:table-cell>
          <table:table-cell table:style-name="ce61" table:number-matrix-columns-spanned="1" table:number-matrix-rows-spanned="1" table:formula="of:=RSQ([.$B$2:.$B$6] ; [.$A$2:.$A$6])" office:value-type="float" office:value="0.997771158192719" calcext:value-type="float">
            <text:p>0.997771158192719</text:p>
          </table:table-cell>
          <table:table-cell table:number-matrix-columns-spanned="1" table:number-matrix-rows-spanned="1" table:formula="of:=RSQ([.$B$2:.$B$6] ; LN([.$A$2:.$A$6]))" office:value-type="float" office:value="0.885155510975718" calcext:value-type="float">
            <text:p>0.885155510975718</text:p>
          </table:table-cell>
          <table:table-cell table:number-matrix-columns-spanned="1" table:number-matrix-rows-spanned="1" table:formula="of:=RSQ(LN([.$B$2:.$B$6]) ; LN([.$A$2:.$A$6]))" office:value-type="float" office:value="0.806312236801412" calcext:value-type="float">
            <text:p>0.806312236801412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G$3:.$G$7] ; [.$F$3:.$F$7])" office:value-type="float" office:value="0.88391029590689" calcext:value-type="float">
            <text:p>0.88391029590689</text:p>
          </table:table-cell>
          <table:table-cell table:style-name="ce61" table:number-matrix-columns-spanned="1" table:number-matrix-rows-spanned="1" table:formula="of:=RSQ([.$G$3:.$G$7] ; LN([.$F$3:.$F$7]))" office:value-type="float" office:value="0.964829321890694" calcext:value-type="float">
            <text:p>0.964829321890694</text:p>
          </table:table-cell>
          <table:table-cell table:number-matrix-columns-spanned="1" table:number-matrix-rows-spanned="1" table:formula="of:=RSQ(LN([.$G$3:.$G$7]) ; LN([.$F$3:.$F$7]))" office:value-type="float" office:value="0.927064739549392" calcext:value-type="float">
            <text:p>0.927064739549392</text:p>
          </table:table-cell>
        </table:table-row>
        <table:table-row table:style-name="ro5">
          <table:table-cell office:value-type="string" calcext:value-type="string">
            <text:p>Standard Error</text:p>
          </table:table-cell>
          <table:table-cell table:style-name="ce61" table:number-matrix-columns-spanned="1" table:number-matrix-rows-spanned="1" table:formula="of:=STEYX([.$B$2:.$B$6] ; [.$A$2:.$A$6])" office:value-type="float" office:value="1.30561324321573" calcext:value-type="float">
            <text:p>1.30561324321573</text:p>
          </table:table-cell>
          <table:table-cell table:number-matrix-columns-spanned="1" table:number-matrix-rows-spanned="1" table:formula="of:=STEYX([.$B$2:.$B$6] ; LN([.$A$2:.$A$6]))" office:value-type="float" office:value="9.37195088193131" calcext:value-type="float">
            <text:p>9.37195088193131</text:p>
          </table:table-cell>
          <table:table-cell table:number-matrix-columns-spanned="1" table:number-matrix-rows-spanned="1" table:formula="of:=STEYX(LN([.$B$2:.$B$6]) ; LN([.$A$2:.$A$6]))" office:value-type="float" office:value="0.21412339183115" calcext:value-type="float">
            <text:p>0.21412339183115</text:p>
          </table:table-cell>
          <table:table-cell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G$3:.$G$7] ; [.$F$3:.$F$7])" office:value-type="float" office:value="11.0884877415392" calcext:value-type="float">
            <text:p>11.0884877415392</text:p>
          </table:table-cell>
          <table:table-cell table:style-name="ce61" table:number-matrix-columns-spanned="1" table:number-matrix-rows-spanned="1" table:formula="of:=STEYX([.$G$3:.$G$7] ; LN([.$F$3:.$F$7]))" office:value-type="float" office:value="6.10331576549448" calcext:value-type="float">
            <text:p>6.10331576549448</text:p>
          </table:table-cell>
          <table:table-cell table:number-matrix-columns-spanned="1" table:number-matrix-rows-spanned="1" table:formula="of:=STEYX(LN([.$G$3:.$G$7]) ; LN([.$F$3:.$F$7]))" office:value-type="float" office:value="0.187831558515546" calcext:value-type="float">
            <text:p>0.187831558515546</text:p>
          </table:table-cell>
        </table:table-row>
        <table:table-row table:style-name="ro5">
          <table:table-cell/>
          <table:table-cell table:style-name="ce61"/>
          <table:table-cell table:number-columns-repeated="5"/>
          <table:table-cell table:style-name="ce61"/>
          <table:table-cell/>
        </table:table-row>
        <table:table-row table:style-name="ro5">
          <table:table-cell office:value-type="string" calcext:value-type="string">
            <text:p>Slope</text:p>
          </table:table-cell>
          <table:table-cell table:style-name="ce61" table:number-matrix-columns-spanned="1" table:number-matrix-rows-spanned="1" table:formula="of:=SLOPE([.$B$2:.$B$6] ; [.$A$2:.$A$6])" office:value-type="float" office:value="-0.122574344758064" calcext:value-type="float">
            <text:p>-0.122574344758064</text:p>
          </table:table-cell>
          <table:table-cell table:number-matrix-columns-spanned="1" table:number-matrix-rows-spanned="1" table:formula="of:=SLOPE([.$B$2:.$B$6] ; LN([.$A$2:.$A$6]))" office:value-type="float" office:value="-20.5598470277086" calcext:value-type="float">
            <text:p>-20.5598470277086</text:p>
          </table:table-cell>
          <table:table-cell table:number-matrix-columns-spanned="1" table:number-matrix-rows-spanned="1" table:formula="of:=SLOPE(LN([.$B$2:.$B$6]) ; LN([.$A$2:.$A$6]))" office:value-type="float" office:value="-0.345223072979828" calcext:value-type="float">
            <text:p>-0.345223072979828</text:p>
          </table:table-cell>
          <table:table-cell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G$3:.$G$7] ; [.$F$3:.$F$7])" office:value-type="float" office:value="-0.0678826444892473" calcext:value-type="float">
            <text:p>-0.067882644489247</text:p>
          </table:table-cell>
          <table:table-cell table:style-name="ce61" table:number-matrix-columns-spanned="1" table:number-matrix-rows-spanned="1" table:formula="of:=SLOPE([.$G$3:.$G$7] ; LN([.$F$3:.$F$7]))" office:value-type="float" office:value="-25.2601474709249" calcext:value-type="float">
            <text:p>-25.2601474709249</text:p>
          </table:table-cell>
          <table:table-cell table:number-matrix-columns-spanned="1" table:number-matrix-rows-spanned="1" table:formula="of:=SLOPE(LN([.$G$3:.$G$7]) ; LN([.$F$3:.$F$7]))" office:value-type="float" office:value="-0.529163634730628" calcext:value-type="float">
            <text:p>-0.529163634730628</text:p>
          </table:table-cell>
        </table:table-row>
        <table:table-row table:style-name="ro5">
          <table:table-cell office:value-type="string" calcext:value-type="string">
            <text:p>Intercept</text:p>
          </table:table-cell>
          <table:table-cell table:style-name="ce61" table:number-matrix-columns-spanned="1" table:number-matrix-rows-spanned="1" table:formula="of:=INTERCEPT([.$B$2:.$B$6] ; [.$A$2:.$A$6])" office:value-type="float" office:value="94.81875" calcext:value-type="float">
            <text:p>94.81875</text:p>
          </table:table-cell>
          <table:table-cell table:number-matrix-columns-spanned="1" table:number-matrix-rows-spanned="1" table:formula="of:=INTERCEPT([.$B$2:.$B$6] ; LN([.$A$2:.$A$6]))" office:value-type="float" office:value="170.257" calcext:value-type="float">
            <text:p>170.257</text:p>
          </table:table-cell>
          <table:table-cell table:number-matrix-columns-spanned="1" table:number-matrix-rows-spanned="1" table:formula="of:=EXP(INTERCEPT(LN([.$B$2:.$B$6]) ; LN([.$A$2:.$A$6])))" office:value-type="float" office:value="353.968529418312" calcext:value-type="float">
            <text:p>353.968529418312</text:p>
          </table:table-cell>
          <table:table-cell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G$3:.$G$7] ; [.$F$3:.$F$7])" office:value-type="float" office:value="83.0958333333333" calcext:value-type="float">
            <text:p>83.0958333333333</text:p>
          </table:table-cell>
          <table:table-cell table:style-name="ce61" table:number-matrix-columns-spanned="1" table:number-matrix-rows-spanned="1" table:formula="of:=INTERCEPT([.$G$3:.$G$7] ; LN([.$F$3:.$F$7]))" office:value-type="float" office:value="196.232" calcext:value-type="float">
            <text:p>196.232</text:p>
          </table:table-cell>
          <table:table-cell table:number-matrix-columns-spanned="1" table:number-matrix-rows-spanned="1" table:formula="of:=EXP(INTERCEPT(LN([.$G$3:.$G$7]) ; LN([.$F$3:.$F$7])))" office:value-type="float" office:value="928.78235311922" calcext:value-type="float">
            <text:p>928.78235311922</text:p>
          </table:table-cell>
        </table:table-row>
        <table:table-row table:style-name="ro5">
          <table:table-cell/>
          <table:table-cell table:style-name="ce61"/>
          <table:table-cell table:number-columns-repeated="5"/>
          <table:table-cell table:style-name="ce61"/>
          <table:table-cell/>
        </table:table-row>
        <table:table-row table:style-name="ro5">
          <table:table-cell table:formula="of:=INDEX([.$A$2:.$A$6]; 1; 1)" office:value-type="float" office:value="32" calcext:value-type="float">
            <text:p>32</text:p>
          </table:table-cell>
          <table:table-cell table:style-name="ce61" table:formula="of:=[.$B$15] * [.$A$18] + [.$B$16]" office:value-type="float" office:value="90.8963709677419" calcext:value-type="float">
            <text:p>90.8963709677419</text:p>
          </table:table-cell>
          <table:table-cell table:formula="of:=[.$C$15] * LN([.$A$18]) + [.$C$16]" office:value-type="float" office:value="99.002" calcext:value-type="float">
            <text:p>99.002</text:p>
          </table:table-cell>
          <table:table-cell table:formula="of:=[.$D$16] * [.$A$18] ^ [.$D$15]" office:value-type="float" office:value="106.992208144687" calcext:value-type="float">
            <text:p>106.992208144687</text:p>
          </table:table-cell>
          <table:table-cell/>
          <table:table-cell table:formula="of:=INDEX([.$F$3:.$F$7]; 1; 1)" office:value-type="float" office:value="64" calcext:value-type="float">
            <text:p>64</text:p>
          </table:table-cell>
          <table:table-cell table:formula="of:=[.$G$15] * [.$F$18] + [.$G$16]" office:value-type="float" office:value="78.7513440860215" calcext:value-type="float">
            <text:p>78.7513440860215</text:p>
          </table:table-cell>
          <table:table-cell table:style-name="ce61" table:formula="of:=[.$H$15] * LN([.$F$18]) + [.$H$16]" office:value-type="float" office:value="91.178" calcext:value-type="float">
            <text:p>91.178</text:p>
          </table:table-cell>
          <table:table-cell table:formula="of:=[.$I$16] * [.$F$18] ^ [.$I$15]" office:value-type="float" office:value="102.836951799584" calcext:value-type="float">
            <text:p>102.836951799584</text:p>
          </table:table-cell>
        </table:table-row>
        <table:table-row table:style-name="ro5">
          <table:table-cell table:formula="of:=INDEX([.$A$2:.$A$6]; 2; 1)" office:value-type="float" office:value="64" calcext:value-type="float">
            <text:p>64</text:p>
          </table:table-cell>
          <table:table-cell table:style-name="ce61" table:formula="of:=[.$B$15] * [.$A$19] + [.$B$16]" office:value-type="float" office:value="86.9739919354839" calcext:value-type="float">
            <text:p>86.9739919354839</text:p>
          </table:table-cell>
          <table:table-cell table:formula="of:=[.$C$15] * LN([.$A$19]) + [.$C$16]" office:value-type="float" office:value="84.751" calcext:value-type="float">
            <text:p>84.751</text:p>
          </table:table-cell>
          <table:table-cell table:formula="of:=[.$D$16] * [.$A$19] ^ [.$D$15]" office:value-type="float" office:value="84.2227951648943" calcext:value-type="float">
            <text:p>84.2227951648943</text:p>
          </table:table-cell>
          <table:table-cell/>
          <table:table-cell table:formula="of:=INDEX([.$F$3:.$F$7]; 2; 1)" office:value-type="float" office:value="128" calcext:value-type="float">
            <text:p>128</text:p>
          </table:table-cell>
          <table:table-cell table:formula="of:=[.$G$15] * [.$F$19] + [.$G$16]" office:value-type="float" office:value="74.4068548387097" calcext:value-type="float">
            <text:p>74.4068548387097</text:p>
          </table:table-cell>
          <table:table-cell table:style-name="ce61" table:formula="of:=[.$H$15] * LN([.$F$19]) + [.$H$16]" office:value-type="float" office:value="73.669" calcext:value-type="float">
            <text:p>73.669</text:p>
          </table:table-cell>
          <table:table-cell table:formula="of:=[.$I$16] * [.$F$19] ^ [.$I$15]" office:value-type="float" office:value="71.2615178606124" calcext:value-type="float">
            <text:p>71.2615178606124</text:p>
          </table:table-cell>
        </table:table-row>
        <table:table-row table:style-name="ro5">
          <table:table-cell table:formula="of:=INDEX([.$A$2:.$A$6]; 3; 1)" office:value-type="float" office:value="128" calcext:value-type="float">
            <text:p>128</text:p>
          </table:table-cell>
          <table:table-cell table:style-name="ce61" table:formula="of:=[.$B$15] * [.$A$20] + [.$B$16]" office:value-type="float" office:value="79.1292338709677" calcext:value-type="float">
            <text:p>79.1292338709677</text:p>
          </table:table-cell>
          <table:table-cell table:formula="of:=[.$C$15] * LN([.$A$20]) + [.$C$16]" office:value-type="float" office:value="70.5" calcext:value-type="float">
            <text:p>70.5</text:p>
          </table:table-cell>
          <table:table-cell table:formula="of:=[.$D$16] * [.$A$20] ^ [.$D$15]" office:value-type="float" office:value="66.2990263346577" calcext:value-type="float">
            <text:p>66.2990263346577</text:p>
          </table:table-cell>
          <table:table-cell/>
          <table:table-cell table:formula="of:=INDEX([.$F$3:.$F$7]; 3; 1)" office:value-type="float" office:value="256" calcext:value-type="float">
            <text:p>256</text:p>
          </table:table-cell>
          <table:table-cell table:formula="of:=[.$G$15] * [.$F$20] + [.$G$16]" office:value-type="float" office:value="65.717876344086" calcext:value-type="float">
            <text:p>65.717876344086</text:p>
          </table:table-cell>
          <table:table-cell table:style-name="ce61" table:formula="of:=[.$H$15] * LN([.$F$20]) + [.$H$16]" office:value-type="float" office:value="56.16" calcext:value-type="float">
            <text:p>56.16</text:p>
          </table:table-cell>
          <table:table-cell table:formula="of:=[.$I$16] * [.$F$20] ^ [.$I$15]" office:value-type="float" office:value="49.3811206860267" calcext:value-type="float">
            <text:p>49.3811206860267</text:p>
          </table:table-cell>
        </table:table-row>
        <table:table-row table:style-name="ro5">
          <table:table-cell table:formula="of:=INDEX([.$A$2:.$A$6]; 4; 1)" office:value-type="float" office:value="256" calcext:value-type="float">
            <text:p>256</text:p>
          </table:table-cell>
          <table:table-cell table:style-name="ce61" table:formula="of:=[.$B$15] * [.$A$21] + [.$B$16]" office:value-type="float" office:value="63.4397177419355" calcext:value-type="float">
            <text:p>63.4397177419355</text:p>
          </table:table-cell>
          <table:table-cell table:formula="of:=[.$C$15] * LN([.$A$21]) + [.$C$16]" office:value-type="float" office:value="56.249" calcext:value-type="float">
            <text:p>56.249</text:p>
          </table:table-cell>
          <table:table-cell table:formula="of:=[.$D$16] * [.$A$21] ^ [.$D$15]" office:value-type="float" office:value="52.189681953892" calcext:value-type="float">
            <text:p>52.189681953892</text:p>
          </table:table-cell>
          <table:table-cell/>
          <table:table-cell table:formula="of:=INDEX([.$F$3:.$F$7]; 4; 1)" office:value-type="float" office:value="512" calcext:value-type="float">
            <text:p>512</text:p>
          </table:table-cell>
          <table:table-cell table:formula="of:=[.$G$15] * [.$F$21] + [.$G$16]" office:value-type="float" office:value="48.3399193548387" calcext:value-type="float">
            <text:p>48.3399193548387</text:p>
          </table:table-cell>
          <table:table-cell table:style-name="ce61" table:formula="of:=[.$H$15] * LN([.$F$21]) + [.$H$16]" office:value-type="float" office:value="38.651" calcext:value-type="float">
            <text:p>38.651</text:p>
          </table:table-cell>
          <table:table-cell table:formula="of:=[.$I$16] * [.$F$21] ^ [.$I$15]" office:value-type="float" office:value="34.2189607156226" calcext:value-type="float">
            <text:p>34.2189607156226</text:p>
          </table:table-cell>
        </table:table-row>
        <table:table-row table:style-name="ro5">
          <table:table-cell table:formula="of:=INDEX([.$A$2:.$A$6]; 5; 1)" office:value-type="float" office:value="512" calcext:value-type="float">
            <text:p>512</text:p>
          </table:table-cell>
          <table:table-cell table:style-name="ce61" table:formula="of:=[.$B$15] * [.$A$22] + [.$B$16]" office:value-type="float" office:value="32.060685483871" calcext:value-type="float">
            <text:p>32.060685483871</text:p>
          </table:table-cell>
          <table:table-cell table:formula="of:=[.$C$15] * LN([.$A$22]) + [.$C$16]" office:value-type="float" office:value="41.998" calcext:value-type="float">
            <text:p>41.998</text:p>
          </table:table-cell>
          <table:table-cell table:formula="of:=[.$D$16] * [.$A$22] ^ [.$D$15]" office:value-type="float" office:value="41.0830000534195" calcext:value-type="float">
            <text:p>41.0830000534195</text:p>
          </table:table-cell>
          <table:table-cell/>
          <table:table-cell table:formula="of:=INDEX([.$F$3:.$F$7]; 5; 1)" office:value-type="float" office:value="1024" calcext:value-type="float">
            <text:p>1024</text:p>
          </table:table-cell>
          <table:table-cell table:formula="of:=[.$G$15] * [.$F$22] + [.$G$16]" office:value-type="float" office:value="13.5840053763441" calcext:value-type="float">
            <text:p>13.5840053763441</text:p>
          </table:table-cell>
          <table:table-cell table:style-name="ce61" table:formula="of:=[.$H$15] * LN([.$F$22]) + [.$H$16]" office:value-type="float" office:value="21.142" calcext:value-type="float">
            <text:p>21.142</text:p>
          </table:table-cell>
          <table:table-cell table:formula="of:=[.$I$16] * [.$F$22] ^ [.$I$15]" office:value-type="float" office:value="23.7122458176341" calcext:value-type="float">
            <text:p>23.7122458176341</text:p>
          </table:table-cell>
        </table:table-row>
      </table:table>
      <table:table table:name="CONS" table:style-name="ta1">
        <table:table-column table:style-name="co6" table:number-columns-repeated="9" table:default-cell-style-name="Default"/>
        <table:table-row table:style-name="ro5">
          <table:table-cell office:value-type="string" calcext:value-type="string">
            <text:p>Cache Size (In KB)</text:p>
          </table:table-cell>
          <table:table-cell office:value-type="string" calcext:value-type="string">
            <text:p>32 Sets</text:p>
          </table:table-cell>
          <table:table-cell table:number-columns-repeated="3"/>
          <table:table-cell office:value-type="string" calcext:value-type="string">
            <text:p>Cache Size (In KB)</text:p>
          </table:table-cell>
          <table:table-cell office:value-type="string" calcext:value-type="string">
            <text:p>64 Sets</text:p>
          </table:table-cell>
          <table:table-cell table:number-columns-repeated="2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float" office:value="89.85" calcext:value-type="float">
            <text:p>89.85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91.25" calcext:value-type="float">
            <text:p>91.25</text:p>
          </table:table-cell>
          <table:table-cell table:number-columns-repeated="2"/>
        </table:table-row>
        <table:table-row table:style-name="ro5">
          <table:table-cell office:value-type="float" office:value="128" calcext:value-type="float">
            <text:p>128</text:p>
          </table:table-cell>
          <table:table-cell office:value-type="float" office:value="88.61" calcext:value-type="float">
            <text:p>88.61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8.89" calcext:value-type="float">
            <text:p>88.89</text:p>
          </table:table-cell>
          <table:table-cell table:number-columns-repeated="2"/>
        </table:table-row>
        <table:table-row table:style-name="ro5">
          <table:table-cell office:value-type="float" office:value="256" calcext:value-type="float">
            <text:p>256</text:p>
          </table:table-cell>
          <table:table-cell office:value-type="float" office:value="88.55" calcext:value-type="float">
            <text:p>88.55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88.52" calcext:value-type="float">
            <text:p>88.52</text:p>
          </table:table-cell>
          <table:table-cell table:number-columns-repeated="2"/>
        </table:table-row>
        <table:table-row table:style-name="ro5">
          <table:table-cell office:value-type="float" office:value="512" calcext:value-type="float">
            <text:p>512</text:p>
          </table:table-cell>
          <table:table-cell office:value-type="float" office:value="88.04" calcext:value-type="float">
            <text:p>88.04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88.07" calcext:value-type="float">
            <text:p>88.07</text:p>
          </table:table-cell>
          <table:table-cell table:number-columns-repeated="2"/>
        </table:table-row>
        <table:table-row table:style-name="ro5"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87.34" calcext:value-type="float">
            <text:p>87.34</text:p>
          </table:table-cell>
          <table:table-cell table:number-columns-repeated="2"/>
        </table:table-row>
        <table:table-row table:style-name="ro5">
          <table:table-cell table:number-columns-repeated="9"/>
        </table:table-row>
        <table:table-row table:style-name="ro5">
          <table:table-cell office:value-type="string" calcext:value-type="string">
            <text:p><text:span text:style-name="T1">Regression</text:span></text:p>
          </table:table-cell>
          <table:table-cell table:number-columns-repeated="4"/>
          <table:table-cell office:value-type="string" calcext:value-type="string">
            <text:p><text:span text:style-name="T1">Regression</text:span></text:p>
          </table:table-cell>
          <table:table-cell table:number-columns-repeated="3"/>
        </table:table-row>
        <table:table-row table:style-name="ro5">
          <table:table-cell table:number-columns-repeated="9"/>
        </table:table-row>
        <table:table-row table:style-name="ro5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Power</text:p>
          </table:table-cell>
        </table:table-row>
        <table:table-row table:style-name="ro5"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B$2:.$B$6] ; [.$A$2:.$A$6])" office:value-type="float" office:value="0.517043386391886" calcext:value-type="float">
            <text:p>0.517043386391886</text:p>
          </table:table-cell>
          <table:table-cell table:number-matrix-columns-spanned="1" table:number-matrix-rows-spanned="1" table:formula="of:=RSQ([.$B$2:.$B$6] ; LN([.$A$2:.$A$6]))" office:value-type="float" office:value="0.818917296515592" calcext:value-type="float">
            <text:p>0.818917296515592</text:p>
          </table:table-cell>
          <table:table-cell table:style-name="ce61" table:number-matrix-columns-spanned="1" table:number-matrix-rows-spanned="1" table:formula="of:=RSQ(LN([.$B$2:.$B$6]) ; LN([.$A$2:.$A$6]))" office:value-type="float" office:value="0.822683399524708" calcext:value-type="float">
            <text:p>0.822683399524708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G$3:.$G$7] ; [.$F$3:.$F$7])" office:value-type="float" office:value="0.607320772109183" calcext:value-type="float">
            <text:p>0.607320772109183</text:p>
          </table:table-cell>
          <table:table-cell table:number-matrix-columns-spanned="1" table:number-matrix-rows-spanned="1" table:formula="of:=RSQ([.$G$3:.$G$7] ; LN([.$F$3:.$F$7]))" office:value-type="float" office:value="0.852892652630328" calcext:value-type="float">
            <text:p>0.852892652630328</text:p>
          </table:table-cell>
          <table:table-cell table:style-name="ce61" table:number-matrix-columns-spanned="1" table:number-matrix-rows-spanned="1" table:formula="of:=RSQ(LN([.$G$3:.$G$7]) ; LN([.$F$3:.$F$7]))" office:value-type="float" office:value="0.856971952616136" calcext:value-type="float">
            <text:p>0.856971952616136</text:p>
          </table:table-cell>
        </table:table-row>
        <table:table-row table:style-name="ro5"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B$2:.$B$6] ; [.$A$2:.$A$6])" office:value-type="float" office:value="1.37404034611793" calcext:value-type="float">
            <text:p>1.37404034611793</text:p>
          </table:table-cell>
          <table:table-cell table:number-matrix-columns-spanned="1" table:number-matrix-rows-spanned="1" table:formula="of:=STEYX([.$B$2:.$B$6] ; LN([.$A$2:.$A$6]))" office:value-type="float" office:value="0.8413639719725" calcext:value-type="float">
            <text:p>0.8413639719725</text:p>
          </table:table-cell>
          <table:table-cell table:style-name="ce61" table:number-matrix-columns-spanned="1" table:number-matrix-rows-spanned="1" table:formula="of:=STEYX(LN([.$B$2:.$B$6]) ; LN([.$A$2:.$A$6]))" office:value-type="float" office:value="0.00922739873131727" calcext:value-type="float">
            <text:p>0.009227398731317</text:p>
          </table:table-cell>
          <table:table-cell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G$3:.$G$7] ; [.$F$3:.$F$7])" office:value-type="float" office:value="1.07034773098885" calcext:value-type="float">
            <text:p>1.07034773098885</text:p>
          </table:table-cell>
          <table:table-cell table:number-matrix-columns-spanned="1" table:number-matrix-rows-spanned="1" table:formula="of:=STEYX([.$G$3:.$G$7] ; LN([.$F$3:.$F$7]))" office:value-type="float" office:value="0.655123398045488" calcext:value-type="float">
            <text:p>0.655123398045488</text:p>
          </table:table-cell>
          <table:table-cell table:style-name="ce61" table:number-matrix-columns-spanned="1" table:number-matrix-rows-spanned="1" table:formula="of:=STEYX(LN([.$G$3:.$G$7]) ; LN([.$F$3:.$F$7]))" office:value-type="float" office:value="0.00722430098098038" calcext:value-type="float">
            <text:p>0.00722430098098</text:p>
          </table:table-cell>
        </table:table-row>
        <table:table-row table:style-name="ro5">
          <table:table-cell table:number-columns-repeated="3"/>
          <table:table-cell table:style-name="ce61"/>
          <table:table-cell table:number-columns-repeated="4"/>
          <table:table-cell table:style-name="ce61"/>
        </table:table-row>
        <table:table-row table:style-name="ro5"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B$2:.$B$6] ; [.$A$2:.$A$6])" office:value-type="float" office:value="-0.00630838373655913" calcext:value-type="float">
            <text:p>-0.006308383736559</text:p>
          </table:table-cell>
          <table:table-cell table:number-matrix-columns-spanned="1" table:number-matrix-rows-spanned="1" table:formula="of:=SLOPE([.$B$2:.$B$6] ; LN([.$A$2:.$A$6]))" office:value-type="float" office:value="-1.41384114007118" calcext:value-type="float">
            <text:p>-1.41384114007118</text:p>
          </table:table-cell>
          <table:table-cell table:style-name="ce61" table:number-matrix-columns-spanned="1" table:number-matrix-rows-spanned="1" table:formula="of:=SLOPE(LN([.$B$2:.$B$6]) ; LN([.$A$2:.$A$6]))" office:value-type="float" office:value="-0.0157056575129155" calcext:value-type="float">
            <text:p>-0.015705657512916</text:p>
          </table:table-cell>
          <table:table-cell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G$3:.$G$7] ; [.$F$3:.$F$7])" office:value-type="float" office:value="-0.00295320900537634" calcext:value-type="float">
            <text:p>-0.002953209005376</text:p>
          </table:table-cell>
          <table:table-cell table:number-matrix-columns-spanned="1" table:number-matrix-rows-spanned="1" table:formula="of:=SLOPE([.$G$3:.$G$7] ; LN([.$F$3:.$F$7]))" office:value-type="float" office:value="-1.24648851532806" calcext:value-type="float">
            <text:p>-1.24648851532806</text:p>
          </table:table-cell>
          <table:table-cell table:style-name="ce61" table:number-matrix-columns-spanned="1" table:number-matrix-rows-spanned="1" table:formula="of:=SLOPE(LN([.$G$3:.$G$7]) ; LN([.$F$3:.$F$7]))" office:value-type="float" office:value="-0.0139734516655384" calcext:value-type="float">
            <text:p>-0.013973451665538</text:p>
          </table:table-cell>
        </table:table-row>
        <table:table-row table:style-name="ro5"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B$2:.$B$6] ; [.$A$2:.$A$6])" office:value-type="float" office:value="90.7195833333333" calcext:value-type="float">
            <text:p>90.7195833333333</text:p>
          </table:table-cell>
          <table:table-cell table:number-matrix-columns-spanned="1" table:number-matrix-rows-spanned="1" table:formula="of:=INTERCEPT([.$B$2:.$B$6] ; LN([.$A$2:.$A$6]))" office:value-type="float" office:value="96.328" calcext:value-type="float">
            <text:p>96.328</text:p>
          </table:table-cell>
          <table:table-cell table:style-name="ce61" table:number-matrix-columns-spanned="1" table:number-matrix-rows-spanned="1" table:formula="of:=EXP(INTERCEPT(LN([.$B$2:.$B$6]) ; LN([.$A$2:.$A$6])))" office:value-type="float" office:value="96.5383631227389" calcext:value-type="float">
            <text:p>96.5383631227389</text:p>
          </table:table-cell>
          <table:table-cell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G$3:.$G$7] ; [.$F$3:.$F$7])" office:value-type="float" office:value="89.9858333333333" calcext:value-type="float">
            <text:p>89.9858333333333</text:p>
          </table:table-cell>
          <table:table-cell table:number-matrix-columns-spanned="1" table:number-matrix-rows-spanned="1" table:formula="of:=INTERCEPT([.$G$3:.$G$7] ; LN([.$F$3:.$F$7]))" office:value-type="float" office:value="95.726" calcext:value-type="float">
            <text:p>95.726</text:p>
          </table:table-cell>
          <table:table-cell table:style-name="ce61" table:number-matrix-columns-spanned="1" table:number-matrix-rows-spanned="1" table:formula="of:=EXP(INTERCEPT(LN([.$G$3:.$G$7]) ; LN([.$F$3:.$F$7])))" office:value-type="float" office:value="95.9588641071434" calcext:value-type="float">
            <text:p>95.9588641071434</text:p>
          </table:table-cell>
        </table:table-row>
        <table:table-row table:style-name="ro5">
          <table:table-cell table:number-columns-repeated="3"/>
          <table:table-cell table:style-name="ce61"/>
          <table:table-cell table:number-columns-repeated="4"/>
          <table:table-cell table:style-name="ce61"/>
        </table:table-row>
        <table:table-row table:style-name="ro5">
          <table:table-cell table:formula="of:=INDEX([.$A$2:.$A$6]; 1; 1)" office:value-type="float" office:value="32" calcext:value-type="float">
            <text:p>32</text:p>
          </table:table-cell>
          <table:table-cell table:formula="of:=[.$B$15] * [.$A$18] + [.$B$16]" office:value-type="float" office:value="90.5177150537634" calcext:value-type="float">
            <text:p>90.5177150537634</text:p>
          </table:table-cell>
          <table:table-cell table:formula="of:=[.$C$15] * LN([.$A$18]) + [.$C$16]" office:value-type="float" office:value="91.428" calcext:value-type="float">
            <text:p>91.428</text:p>
          </table:table-cell>
          <table:table-cell table:style-name="ce61" table:formula="of:=[.$D$16] * [.$A$18] ^ [.$D$15]" office:value-type="float" office:value="91.4240719955274" calcext:value-type="float">
            <text:p>91.4240719955274</text:p>
          </table:table-cell>
          <table:table-cell/>
          <table:table-cell table:formula="of:=INDEX([.$F$3:.$F$7]; 1; 1)" office:value-type="float" office:value="64" calcext:value-type="float">
            <text:p>64</text:p>
          </table:table-cell>
          <table:table-cell table:formula="of:=[.$G$15] * [.$F$18] + [.$G$16]" office:value-type="float" office:value="89.7968279569892" calcext:value-type="float">
            <text:p>89.7968279569892</text:p>
          </table:table-cell>
          <table:table-cell table:formula="of:=[.$H$15] * LN([.$F$18]) + [.$H$16]" office:value-type="float" office:value="90.542" calcext:value-type="float">
            <text:p>90.542</text:p>
          </table:table-cell>
          <table:table-cell table:style-name="ce61" table:formula="of:=[.$I$16] * [.$F$18] ^ [.$I$15]" office:value-type="float" office:value="90.5412591481976" calcext:value-type="float">
            <text:p>90.5412591481976</text:p>
          </table:table-cell>
        </table:table-row>
        <table:table-row table:style-name="ro5">
          <table:table-cell table:formula="of:=INDEX([.$A$2:.$A$6]; 2; 1)" office:value-type="float" office:value="64" calcext:value-type="float">
            <text:p>64</text:p>
          </table:table-cell>
          <table:table-cell table:formula="of:=[.$B$15] * [.$A$19] + [.$B$16]" office:value-type="float" office:value="90.3158467741936" calcext:value-type="float">
            <text:p>90.3158467741936</text:p>
          </table:table-cell>
          <table:table-cell table:formula="of:=[.$C$15] * LN([.$A$19]) + [.$C$16]" office:value-type="float" office:value="90.448" calcext:value-type="float">
            <text:p>90.448</text:p>
          </table:table-cell>
          <table:table-cell table:style-name="ce61" table:formula="of:=[.$D$16] * [.$A$19] ^ [.$D$15]" office:value-type="float" office:value="90.4341970045318" calcext:value-type="float">
            <text:p>90.4341970045318</text:p>
          </table:table-cell>
          <table:table-cell/>
          <table:table-cell table:formula="of:=INDEX([.$F$3:.$F$7]; 2; 1)" office:value-type="float" office:value="128" calcext:value-type="float">
            <text:p>128</text:p>
          </table:table-cell>
          <table:table-cell table:formula="of:=[.$G$15] * [.$F$19] + [.$G$16]" office:value-type="float" office:value="89.6078225806452" calcext:value-type="float">
            <text:p>89.6078225806452</text:p>
          </table:table-cell>
          <table:table-cell table:formula="of:=[.$H$15] * LN([.$F$19]) + [.$H$16]" office:value-type="float" office:value="89.678" calcext:value-type="float">
            <text:p>89.678</text:p>
          </table:table-cell>
          <table:table-cell table:style-name="ce61" table:formula="of:=[.$I$16] * [.$F$19] ^ [.$I$15]" office:value-type="float" office:value="89.6685406698798" calcext:value-type="float">
            <text:p>89.6685406698798</text:p>
          </table:table-cell>
        </table:table-row>
        <table:table-row table:style-name="ro5">
          <table:table-cell table:formula="of:=INDEX([.$A$2:.$A$6]; 3; 1)" office:value-type="float" office:value="128" calcext:value-type="float">
            <text:p>128</text:p>
          </table:table-cell>
          <table:table-cell table:formula="of:=[.$B$15] * [.$A$20] + [.$B$16]" office:value-type="float" office:value="89.9121102150538" calcext:value-type="float">
            <text:p>89.9121102150538</text:p>
          </table:table-cell>
          <table:table-cell table:formula="of:=[.$C$15] * LN([.$A$20]) + [.$C$16]" office:value-type="float" office:value="89.468" calcext:value-type="float">
            <text:p>89.468</text:p>
          </table:table-cell>
          <table:table-cell table:style-name="ce61" table:formula="of:=[.$D$16] * [.$A$20] ^ [.$D$15]" office:value-type="float" office:value="89.4550396776745" calcext:value-type="float">
            <text:p>89.4550396776745</text:p>
          </table:table-cell>
          <table:table-cell/>
          <table:table-cell table:formula="of:=INDEX([.$F$3:.$F$7]; 3; 1)" office:value-type="float" office:value="256" calcext:value-type="float">
            <text:p>256</text:p>
          </table:table-cell>
          <table:table-cell table:formula="of:=[.$G$15] * [.$F$20] + [.$G$16]" office:value-type="float" office:value="89.229811827957" calcext:value-type="float">
            <text:p>89.229811827957</text:p>
          </table:table-cell>
          <table:table-cell table:formula="of:=[.$H$15] * LN([.$F$20]) + [.$H$16]" office:value-type="float" office:value="88.814" calcext:value-type="float">
            <text:p>88.814</text:p>
          </table:table-cell>
          <table:table-cell table:style-name="ce61" table:formula="of:=[.$I$16] * [.$F$20] ^ [.$I$15]" office:value-type="float" office:value="88.8042342409368" calcext:value-type="float">
            <text:p>88.8042342409368</text:p>
          </table:table-cell>
        </table:table-row>
        <table:table-row table:style-name="ro5">
          <table:table-cell table:formula="of:=INDEX([.$A$2:.$A$6]; 4; 1)" office:value-type="float" office:value="256" calcext:value-type="float">
            <text:p>256</text:p>
          </table:table-cell>
          <table:table-cell table:formula="of:=[.$B$15] * [.$A$21] + [.$B$16]" office:value-type="float" office:value="89.1046370967742" calcext:value-type="float">
            <text:p>89.1046370967742</text:p>
          </table:table-cell>
          <table:table-cell table:formula="of:=[.$C$15] * LN([.$A$21]) + [.$C$16]" office:value-type="float" office:value="88.488" calcext:value-type="float">
            <text:p>88.488</text:p>
          </table:table-cell>
          <table:table-cell table:style-name="ce61" table:formula="of:=[.$D$16] * [.$A$21] ^ [.$D$15]" office:value-type="float" office:value="88.4864839716917" calcext:value-type="float">
            <text:p>88.4864839716917</text:p>
          </table:table-cell>
          <table:table-cell/>
          <table:table-cell table:formula="of:=INDEX([.$F$3:.$F$7]; 4; 1)" office:value-type="float" office:value="512" calcext:value-type="float">
            <text:p>512</text:p>
          </table:table-cell>
          <table:table-cell table:formula="of:=[.$G$15] * [.$F$21] + [.$G$16]" office:value-type="float" office:value="88.4737903225806" calcext:value-type="float">
            <text:p>88.4737903225806</text:p>
          </table:table-cell>
          <table:table-cell table:formula="of:=[.$H$15] * LN([.$F$21]) + [.$H$16]" office:value-type="float" office:value="87.95" calcext:value-type="float">
            <text:p>87.95</text:p>
          </table:table-cell>
          <table:table-cell table:style-name="ce61" table:formula="of:=[.$I$16] * [.$F$21] ^ [.$I$15]" office:value-type="float" office:value="87.9482587784344" calcext:value-type="float">
            <text:p>87.9482587784344</text:p>
          </table:table-cell>
        </table:table-row>
        <table:table-row table:style-name="ro5">
          <table:table-cell table:formula="of:=INDEX([.$A$2:.$A$6]; 5; 1)" office:value-type="float" office:value="512" calcext:value-type="float">
            <text:p>512</text:p>
          </table:table-cell>
          <table:table-cell table:formula="of:=[.$B$15] * [.$A$22] + [.$B$16]" office:value-type="float" office:value="87.4896908602151" calcext:value-type="float">
            <text:p>87.4896908602151</text:p>
          </table:table-cell>
          <table:table-cell table:formula="of:=[.$C$15] * LN([.$A$22]) + [.$C$16]" office:value-type="float" office:value="87.508" calcext:value-type="float">
            <text:p>87.508</text:p>
          </table:table-cell>
          <table:table-cell table:style-name="ce61" table:formula="of:=[.$D$16] * [.$A$22] ^ [.$D$15]" office:value-type="float" office:value="87.528415099754" calcext:value-type="float">
            <text:p>87.528415099754</text:p>
          </table:table-cell>
          <table:table-cell/>
          <table:table-cell table:formula="of:=INDEX([.$F$3:.$F$7]; 5; 1)" office:value-type="float" office:value="1024" calcext:value-type="float">
            <text:p>1024</text:p>
          </table:table-cell>
          <table:table-cell table:formula="of:=[.$G$15] * [.$F$22] + [.$G$16]" office:value-type="float" office:value="86.961747311828" calcext:value-type="float">
            <text:p>86.961747311828</text:p>
          </table:table-cell>
          <table:table-cell table:formula="of:=[.$H$15] * LN([.$F$22]) + [.$H$16]" office:value-type="float" office:value="87.086" calcext:value-type="float">
            <text:p>87.086</text:p>
          </table:table-cell>
          <table:table-cell table:style-name="ce61" table:formula="of:=[.$I$16] * [.$F$22] ^ [.$I$15]" office:value-type="float" office:value="87.1005339809896" calcext:value-type="float">
            <text:p>87.1005339809896</text:p>
          </table:table-cell>
        </table:table-row>
      </table:table>
      <table:table table:name="CP" table:style-name="ta1">
        <table:table-column table:style-name="co6" table:number-columns-repeated="9" table:default-cell-style-name="Default"/>
        <table:table-row table:style-name="ro5">
          <table:table-cell office:value-type="string" calcext:value-type="string">
            <text:p>Cache Size (In KB)</text:p>
          </table:table-cell>
          <table:table-cell office:value-type="string" calcext:value-type="string">
            <text:p>32 Sets</text:p>
          </table:table-cell>
          <table:table-cell table:number-columns-repeated="3"/>
          <table:table-cell office:value-type="string" calcext:value-type="string">
            <text:p>Cache Size (In KB)</text:p>
          </table:table-cell>
          <table:table-cell office:value-type="string" calcext:value-type="string">
            <text:p>64 Sets</text:p>
          </table:table-cell>
          <table:table-cell table:number-columns-repeated="2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54.35" calcext:value-type="float">
            <text:p>54.3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float" office:value="50.49" calcext:value-type="float">
            <text:p>50.49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50.37" calcext:value-type="float">
            <text:p>50.37</text:p>
          </table:table-cell>
          <table:table-cell table:number-columns-repeated="2"/>
        </table:table-row>
        <table:table-row table:style-name="ro5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5"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5"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5"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5">
          <table:table-cell table:number-columns-repeated="9"/>
        </table:table-row>
        <table:table-row table:style-name="ro5">
          <table:table-cell office:value-type="string" calcext:value-type="string">
            <text:p><text:span text:style-name="T1">Regression</text:span></text:p>
          </table:table-cell>
          <table:table-cell table:number-columns-repeated="4"/>
          <table:table-cell office:value-type="string" calcext:value-type="string">
            <text:p><text:span text:style-name="T1">Regression</text:span></text:p>
          </table:table-cell>
          <table:table-cell table:number-columns-repeated="3"/>
        </table:table-row>
        <table:table-row table:style-name="ro5">
          <table:table-cell table:number-columns-repeated="9"/>
        </table:table-row>
        <table:table-row table:style-name="ro5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Power</text:p>
          </table:table-cell>
        </table:table-row>
        <table:table-row table:style-name="ro5"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B$2:.$B$6] ; [.$A$2:.$A$6])" office:value-type="float" office:value="0.282698832500435" calcext:value-type="float">
            <text:p>0.282698832500435</text:p>
          </table:table-cell>
          <table:table-cell table:number-matrix-columns-spanned="1" table:number-matrix-rows-spanned="1" table:formula="of:=RSQ([.$B$2:.$B$6] ; LN([.$A$2:.$A$6]))" office:value-type="float" office:value="0.583361883421701" calcext:value-type="float">
            <text:p>0.583361883421701</text:p>
          </table:table-cell>
          <table:table-cell table:style-name="ce61" table:number-matrix-columns-spanned="1" table:number-matrix-rows-spanned="1" table:formula="of:=RSQ(LN([.$B$2:.$B$6]) ; LN([.$A$2:.$A$6]))" office:value-type="float" office:value="0.586423321335302" calcext:value-type="float">
            <text:p>0.586423321335302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G$3:.$G$7] ; [.$F$3:.$F$7])" office:value-type="float" office:value="0.227150537634408" calcext:value-type="float">
            <text:p>0.227150537634408</text:p>
          </table:table-cell>
          <table:table-cell table:style-name="ce62" table:number-matrix-columns-spanned="1" table:number-matrix-rows-spanned="1" table:formula="of:=RSQ([.$G$3:.$G$7] ; LN([.$F$3:.$F$7]))" office:value-type="float" office:value="0.5" calcext:value-type="float">
            <text:p>0.5</text:p>
          </table:table-cell>
          <table:table-cell table:style-name="ce61" table:number-matrix-columns-spanned="1" table:number-matrix-rows-spanned="1" table:formula="of:=RSQ(LN([.$G$3:.$G$7]) ; LN([.$F$3:.$F$7]))" office:value-type="float" office:value="0.5" calcext:value-type="float">
            <text:p>0.5</text:p>
          </table:table-cell>
        </table:table-row>
        <table:table-row table:style-name="ro5"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B$2:.$B$6] ; [.$A$2:.$A$6])" office:value-type="float" office:value="1.86052979071837" calcext:value-type="float">
            <text:p>1.86052979071837</text:p>
          </table:table-cell>
          <table:table-cell table:number-matrix-columns-spanned="1" table:number-matrix-rows-spanned="1" table:formula="of:=STEYX([.$B$2:.$B$6] ; LN([.$A$2:.$A$6]))" office:value-type="float" office:value="1.41796450355195" calcext:value-type="float">
            <text:p>1.41796450355195</text:p>
          </table:table-cell>
          <table:table-cell table:style-name="ce61" table:number-matrix-columns-spanned="1" table:number-matrix-rows-spanned="1" table:formula="of:=STEYX(LN([.$B$2:.$B$6]) ; LN([.$A$2:.$A$6]))" office:value-type="float" office:value="0.0270764316058593" calcext:value-type="float">
            <text:p>0.027076431605859</text:p>
          </table:table-cell>
          <table:table-cell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G$3:.$G$7] ; [.$F$3:.$F$7])" office:value-type="float" office:value="0.167970704904435" calcext:value-type="float">
            <text:p>0.167970704904435</text:p>
          </table:table-cell>
          <table:table-cell table:style-name="ce62" table:number-matrix-columns-spanned="1" table:number-matrix-rows-spanned="1" table:formula="of:=STEYX([.$G$3:.$G$7] ; LN([.$F$3:.$F$7]))" office:value-type="float" office:value="0.13510489751794" calcext:value-type="float">
            <text:p>0.13510489751794</text:p>
          </table:table-cell>
          <table:table-cell table:style-name="ce61" table:number-matrix-columns-spanned="1" table:number-matrix-rows-spanned="1" table:formula="of:=STEYX(LN([.$G$3:.$G$7]) ; LN([.$F$3:.$F$7]))" office:value-type="float" office:value="0.00269214923810903" calcext:value-type="float">
            <text:p>0.002692149238109</text:p>
          </table:table-cell>
        </table:table-row>
        <table:table-row table:style-name="ro5">
          <table:table-cell table:number-columns-repeated="3"/>
          <table:table-cell table:style-name="ce61"/>
          <table:table-cell table:number-columns-repeated="3"/>
          <table:table-cell table:style-name="ce62"/>
          <table:table-cell table:style-name="ce61"/>
        </table:table-row>
        <table:table-row table:style-name="ro5"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B$2:.$B$6] ; [.$A$2:.$A$6])" office:value-type="float" office:value="-0.00518271169354839" calcext:value-type="float">
            <text:p>-0.005182711693548</text:p>
          </table:table-cell>
          <table:table-cell table:number-matrix-columns-spanned="1" table:number-matrix-rows-spanned="1" table:formula="of:=SLOPE([.$B$2:.$B$6] ; LN([.$A$2:.$A$6]))" office:value-type="float" office:value="-1.32583674257696" calcext:value-type="float">
            <text:p>-1.32583674257696</text:p>
          </table:table-cell>
          <table:table-cell table:style-name="ce61" table:number-matrix-columns-spanned="1" table:number-matrix-rows-spanned="1" table:formula="of:=SLOPE(LN([.$B$2:.$B$6]) ; LN([.$A$2:.$A$6]))" office:value-type="float" office:value="-0.02547734632321" calcext:value-type="float">
            <text:p>-0.02547734632321</text:p>
          </table:table-cell>
          <table:table-cell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G$3:.$G$7] ; [.$F$3:.$F$7])" office:value-type="float" office:value="-0.000202032930107525" calcext:value-type="float">
            <text:p>-0.000202032930108</text:p>
          </table:table-cell>
          <table:table-cell table:style-name="ce62" table:number-matrix-columns-spanned="1" table:number-matrix-rows-spanned="1" table:formula="of:=SLOPE([.$G$3:.$G$7] ; LN([.$F$3:.$F$7]))" office:value-type="float" office:value="-0.106759433025783" calcext:value-type="float">
            <text:p>-0.106759433025783</text:p>
          </table:table-cell>
          <table:table-cell table:style-name="ce61" table:number-matrix-columns-spanned="1" table:number-matrix-rows-spanned="1" table:formula="of:=SLOPE(LN([.$G$3:.$G$7]) ; LN([.$F$3:.$F$7]))" office:value-type="float" office:value="-0.00212732722174744" calcext:value-type="float">
            <text:p>-0.002127327221747</text:p>
          </table:table-cell>
        </table:table-row>
        <table:table-row table:style-name="ro5"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B$2:.$B$6] ; [.$A$2:.$A$6])" office:value-type="float" office:value="51.99625" calcext:value-type="float">
            <text:p>51.99625</text:p>
          </table:table-cell>
          <table:table-cell table:number-matrix-columns-spanned="1" table:number-matrix-rows-spanned="1" table:formula="of:=INTERCEPT([.$B$2:.$B$6] ; LN([.$A$2:.$A$6]))" office:value-type="float" office:value="57.401" calcext:value-type="float">
            <text:p>57.401</text:p>
          </table:table-cell>
          <table:table-cell table:style-name="ce61" table:number-matrix-columns-spanned="1" table:number-matrix-rows-spanned="1" table:formula="of:=EXP(INTERCEPT(LN([.$B$2:.$B$6]) ; LN([.$A$2:.$A$6])))" office:value-type="float" office:value="57.6433357012841" calcext:value-type="float">
            <text:p>57.6433357012841</text:p>
          </table:table-cell>
          <table:table-cell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G$3:.$G$7] ; [.$F$3:.$F$7])" office:value-type="float" office:value="50.1541666666667" calcext:value-type="float">
            <text:p>50.1541666666667</text:p>
          </table:table-cell>
          <table:table-cell table:style-name="ce62" table:number-matrix-columns-spanned="1" table:number-matrix-rows-spanned="1" table:formula="of:=INTERCEPT([.$G$3:.$G$7] ; LN([.$F$3:.$F$7]))" office:value-type="float" office:value="50.666" calcext:value-type="float">
            <text:p>50.666</text:p>
          </table:table-cell>
          <table:table-cell table:style-name="ce61" table:number-matrix-columns-spanned="1" table:number-matrix-rows-spanned="1" table:formula="of:=EXP(INTERCEPT(LN([.$G$3:.$G$7]) ; LN([.$F$3:.$F$7])))" office:value-type="float" office:value="50.6679703896144" calcext:value-type="float">
            <text:p>50.6679703896144</text:p>
          </table:table-cell>
        </table:table-row>
        <table:table-row table:style-name="ro5">
          <table:table-cell table:number-columns-repeated="3"/>
          <table:table-cell table:style-name="ce61"/>
          <table:table-cell table:number-columns-repeated="3"/>
          <table:table-cell table:style-name="ce62"/>
          <table:table-cell table:style-name="ce61"/>
        </table:table-row>
        <table:table-row table:style-name="ro5">
          <table:table-cell table:formula="of:=INDEX([.$A$2:.$A$6]; 1; 1)" office:value-type="float" office:value="32" calcext:value-type="float">
            <text:p>32</text:p>
          </table:table-cell>
          <table:table-cell table:formula="of:=[.$B$15] * [.$A$18] + [.$B$16]" office:value-type="float" office:value="51.8304032258065" calcext:value-type="float">
            <text:p>51.8304032258065</text:p>
          </table:table-cell>
          <table:table-cell table:formula="of:=[.$C$15] * LN([.$A$18]) + [.$C$16]" office:value-type="float" office:value="52.806" calcext:value-type="float">
            <text:p>52.806</text:p>
          </table:table-cell>
          <table:table-cell table:style-name="ce61" table:formula="of:=[.$D$16] * [.$A$18] ^ [.$D$15]" office:value-type="float" office:value="52.7717962934614" calcext:value-type="float">
            <text:p>52.7717962934614</text:p>
          </table:table-cell>
          <table:table-cell/>
          <table:table-cell table:formula="of:=INDEX([.$F$3:.$F$7]; 1; 1)" office:value-type="float" office:value="64" calcext:value-type="float">
            <text:p>64</text:p>
          </table:table-cell>
          <table:table-cell table:formula="of:=[.$G$15] * [.$F$18] + [.$G$16]" office:value-type="float" office:value="50.1412365591398" calcext:value-type="float">
            <text:p>50.1412365591398</text:p>
          </table:table-cell>
          <table:table-cell table:style-name="ce62" table:formula="of:=[.$H$15] * LN([.$F$18]) + [.$H$16]" office:value-type="float" office:value="50.222" calcext:value-type="float">
            <text:p>50.222</text:p>
          </table:table-cell>
          <table:table-cell table:style-name="ce61" table:formula="of:=[.$I$16] * [.$F$18] ^ [.$I$15]" office:value-type="float" office:value="50.2216725696147" calcext:value-type="float">
            <text:p>50.2216725696147</text:p>
          </table:table-cell>
        </table:table-row>
        <table:table-row table:style-name="ro5">
          <table:table-cell table:formula="of:=INDEX([.$A$2:.$A$6]; 2; 1)" office:value-type="float" office:value="64" calcext:value-type="float">
            <text:p>64</text:p>
          </table:table-cell>
          <table:table-cell table:formula="of:=[.$B$15] * [.$A$19] + [.$B$16]" office:value-type="float" office:value="51.6645564516129" calcext:value-type="float">
            <text:p>51.6645564516129</text:p>
          </table:table-cell>
          <table:table-cell table:formula="of:=[.$C$15] * LN([.$A$19]) + [.$C$16]" office:value-type="float" office:value="51.887" calcext:value-type="float">
            <text:p>51.887</text:p>
          </table:table-cell>
          <table:table-cell table:style-name="ce61" table:formula="of:=[.$D$16] * [.$A$19] ^ [.$D$15]" office:value-type="float" office:value="51.8480505513665" calcext:value-type="float">
            <text:p>51.8480505513665</text:p>
          </table:table-cell>
          <table:table-cell/>
          <table:table-cell table:formula="of:=INDEX([.$F$3:.$F$7]; 2; 1)" office:value-type="float" office:value="128" calcext:value-type="float">
            <text:p>128</text:p>
          </table:table-cell>
          <table:table-cell table:formula="of:=[.$G$15] * [.$F$19] + [.$G$16]" office:value-type="float" office:value="50.1283064516129" calcext:value-type="float">
            <text:p>50.1283064516129</text:p>
          </table:table-cell>
          <table:table-cell table:style-name="ce62" table:formula="of:=[.$H$15] * LN([.$F$19]) + [.$H$16]" office:value-type="float" office:value="50.148" calcext:value-type="float">
            <text:p>50.148</text:p>
          </table:table-cell>
          <table:table-cell table:style-name="ce61" table:formula="of:=[.$I$16] * [.$F$19] ^ [.$I$15]" office:value-type="float" office:value="50.1476727305126" calcext:value-type="float">
            <text:p>50.1476727305126</text:p>
          </table:table-cell>
        </table:table-row>
        <table:table-row table:style-name="ro5">
          <table:table-cell table:formula="of:=INDEX([.$A$2:.$A$6]; 3; 1)" office:value-type="float" office:value="128" calcext:value-type="float">
            <text:p>128</text:p>
          </table:table-cell>
          <table:table-cell table:formula="of:=[.$B$15] * [.$A$20] + [.$B$16]" office:value-type="float" office:value="51.3328629032258" calcext:value-type="float">
            <text:p>51.3328629032258</text:p>
          </table:table-cell>
          <table:table-cell table:formula="of:=[.$C$15] * LN([.$A$20]) + [.$C$16]" office:value-type="float" office:value="50.968" calcext:value-type="float">
            <text:p>50.968</text:p>
          </table:table-cell>
          <table:table-cell table:style-name="ce61" table:formula="of:=[.$D$16] * [.$A$20] ^ [.$D$15]" office:value-type="float" office:value="50.9404745487152" calcext:value-type="float">
            <text:p>50.9404745487152</text:p>
          </table:table-cell>
          <table:table-cell/>
          <table:table-cell table:formula="of:=INDEX([.$F$3:.$F$7]; 3; 1)" office:value-type="float" office:value="256" calcext:value-type="float">
            <text:p>256</text:p>
          </table:table-cell>
          <table:table-cell table:formula="of:=[.$G$15] * [.$F$20] + [.$G$16]" office:value-type="float" office:value="50.1024462365591" calcext:value-type="float">
            <text:p>50.1024462365591</text:p>
          </table:table-cell>
          <table:table-cell table:style-name="ce62" table:formula="of:=[.$H$15] * LN([.$F$20]) + [.$H$16]" office:value-type="float" office:value="50.074" calcext:value-type="float">
            <text:p>50.074</text:p>
          </table:table-cell>
          <table:table-cell table:style-name="ce61" table:formula="of:=[.$I$16] * [.$F$20] ^ [.$I$15]" office:value-type="float" office:value="50.073781927528" calcext:value-type="float">
            <text:p>50.073781927528</text:p>
          </table:table-cell>
        </table:table-row>
        <table:table-row table:style-name="ro5">
          <table:table-cell table:formula="of:=INDEX([.$A$2:.$A$6]; 4; 1)" office:value-type="float" office:value="256" calcext:value-type="float">
            <text:p>256</text:p>
          </table:table-cell>
          <table:table-cell table:formula="of:=[.$B$15] * [.$A$21] + [.$B$16]" office:value-type="float" office:value="50.6694758064516" calcext:value-type="float">
            <text:p>50.6694758064516</text:p>
          </table:table-cell>
          <table:table-cell table:formula="of:=[.$C$15] * LN([.$A$21]) + [.$C$16]" office:value-type="float" office:value="50.049" calcext:value-type="float">
            <text:p>50.049</text:p>
          </table:table-cell>
          <table:table-cell table:style-name="ce61" table:formula="of:=[.$D$16] * [.$A$21] ^ [.$D$15]" office:value-type="float" office:value="50.0487852417416" calcext:value-type="float">
            <text:p>50.0487852417416</text:p>
          </table:table-cell>
          <table:table-cell/>
          <table:table-cell table:formula="of:=INDEX([.$F$3:.$F$7]; 4; 1)" office:value-type="float" office:value="512" calcext:value-type="float">
            <text:p>512</text:p>
          </table:table-cell>
          <table:table-cell table:formula="of:=[.$G$15] * [.$F$21] + [.$G$16]" office:value-type="float" office:value="50.0507258064516" calcext:value-type="float">
            <text:p>50.0507258064516</text:p>
          </table:table-cell>
          <table:table-cell table:style-name="ce62" table:formula="of:=[.$H$15] * LN([.$F$21]) + [.$H$16]" office:value-type="float" office:value="50" calcext:value-type="float">
            <text:p>50</text:p>
          </table:table-cell>
          <table:table-cell table:style-name="ce61" table:formula="of:=[.$I$16] * [.$F$21] ^ [.$I$15]" office:value-type="float" office:value="50" calcext:value-type="float">
            <text:p>50</text:p>
          </table:table-cell>
        </table:table-row>
        <table:table-row table:style-name="ro5">
          <table:table-cell table:formula="of:=INDEX([.$A$2:.$A$6]; 5; 1)" office:value-type="float" office:value="512" calcext:value-type="float">
            <text:p>512</text:p>
          </table:table-cell>
          <table:table-cell table:formula="of:=[.$B$15] * [.$A$22] + [.$B$16]" office:value-type="float" office:value="49.3427016129032" calcext:value-type="float">
            <text:p>49.3427016129032</text:p>
          </table:table-cell>
          <table:table-cell table:formula="of:=[.$C$15] * LN([.$A$22]) + [.$C$16]" office:value-type="float" office:value="49.13" calcext:value-type="float">
            <text:p>49.13</text:p>
          </table:table-cell>
          <table:table-cell table:style-name="ce61" table:formula="of:=[.$D$16] * [.$A$22] ^ [.$D$15]" office:value-type="float" office:value="49.1727045412291" calcext:value-type="float">
            <text:p>49.1727045412291</text:p>
          </table:table-cell>
          <table:table-cell/>
          <table:table-cell table:formula="of:=INDEX([.$F$3:.$F$7]; 5; 1)" office:value-type="float" office:value="1024" calcext:value-type="float">
            <text:p>1024</text:p>
          </table:table-cell>
          <table:table-cell table:formula="of:=[.$G$15] * [.$F$22] + [.$G$16]" office:value-type="float" office:value="49.9472849462366" calcext:value-type="float">
            <text:p>49.9472849462366</text:p>
          </table:table-cell>
          <table:table-cell table:style-name="ce62" table:formula="of:=[.$H$15] * LN([.$F$22]) + [.$H$16]" office:value-type="float" office:value="49.926" calcext:value-type="float">
            <text:p>49.926</text:p>
          </table:table-cell>
          <table:table-cell table:style-name="ce61" table:formula="of:=[.$I$16] * [.$F$22] ^ [.$I$15]" office:value-type="float" office:value="49.9263267875045" calcext:value-type="float">
            <text:p>49.9263267875045</text:p>
          </table:table-cell>
        </table:table-row>
      </table:table>
      <table:table table:name="FWT" table:style-name="ta1">
        <table:table-column table:style-name="co6" table:number-columns-repeated="9" table:default-cell-style-name="Default"/>
        <table:table-row table:style-name="ro5">
          <table:table-cell office:value-type="string" calcext:value-type="string">
            <text:p>Cache Size (In KB)</text:p>
          </table:table-cell>
          <table:table-cell office:value-type="string" calcext:value-type="string">
            <text:p>32 Sets</text:p>
          </table:table-cell>
          <table:table-cell table:number-columns-repeated="3"/>
          <table:table-cell office:value-type="string" calcext:value-type="string">
            <text:p>Cache Size (In KB)</text:p>
          </table:table-cell>
          <table:table-cell office:value-type="string" calcext:value-type="string">
            <text:p>64 Sets</text:p>
          </table:table-cell>
          <table:table-cell table:number-columns-repeated="2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89.07" calcext:value-type="float">
            <text:p>89.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float" office:value="78.05" calcext:value-type="float">
            <text:p>78.05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87.12" calcext:value-type="float">
            <text:p>87.12</text:p>
          </table:table-cell>
          <table:table-cell table:number-columns-repeated="2"/>
        </table:table-row>
        <table:table-row table:style-name="ro5">
          <table:table-cell office:value-type="float" office:value="128" calcext:value-type="float">
            <text:p>128</text:p>
          </table:table-cell>
          <table:table-cell office:value-type="float" office:value="63.4" calcext:value-type="float">
            <text:p>63.4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72.73" calcext:value-type="float">
            <text:p>72.73</text:p>
          </table:table-cell>
          <table:table-cell table:number-columns-repeated="2"/>
        </table:table-row>
        <table:table-row table:style-name="ro5">
          <table:table-cell office:value-type="float" office:value="256" calcext:value-type="float">
            <text:p>256</text:p>
          </table:table-cell>
          <table:table-cell office:value-type="float" office:value="51.55" calcext:value-type="float">
            <text:p>51.55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54.19" calcext:value-type="float">
            <text:p>54.19</text:p>
          </table:table-cell>
          <table:table-cell table:number-columns-repeated="2"/>
        </table:table-row>
        <table:table-row table:style-name="ro5">
          <table:table-cell office:value-type="float" office:value="512" calcext:value-type="float">
            <text:p>512</text:p>
          </table:table-cell>
          <table:table-cell office:value-type="float" office:value="51.11" calcext:value-type="float">
            <text:p>51.1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51.22" calcext:value-type="float">
            <text:p>51.22</text:p>
          </table:table-cell>
          <table:table-cell table:number-columns-repeated="2"/>
        </table:table-row>
        <table:table-row table:style-name="ro5"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51.11" calcext:value-type="float">
            <text:p>51.11</text:p>
          </table:table-cell>
          <table:table-cell table:number-columns-repeated="2"/>
        </table:table-row>
        <table:table-row table:style-name="ro5">
          <table:table-cell table:number-columns-repeated="9"/>
        </table:table-row>
        <table:table-row table:style-name="ro5">
          <table:table-cell office:value-type="string" calcext:value-type="string">
            <text:p><text:span text:style-name="T1">Regression</text:span></text:p>
          </table:table-cell>
          <table:table-cell table:number-columns-repeated="4"/>
          <table:table-cell office:value-type="string" calcext:value-type="string">
            <text:p><text:span text:style-name="T1">Regression</text:span></text:p>
          </table:table-cell>
          <table:table-cell table:number-columns-repeated="3"/>
        </table:table-row>
        <table:table-row table:style-name="ro5">
          <table:table-cell table:number-columns-repeated="9"/>
        </table:table-row>
        <table:table-row table:style-name="ro5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Power</text:p>
          </table:table-cell>
        </table:table-row>
        <table:table-row table:style-name="ro5"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B$2:.$B$6] ; [.$A$2:.$A$6])" office:value-type="float" office:value="0.68507013294677" calcext:value-type="float">
            <text:p>0.68507013294677</text:p>
          </table:table-cell>
          <table:table-cell table:number-matrix-columns-spanned="1" table:number-matrix-rows-spanned="1" table:formula="of:=RSQ([.$B$2:.$B$6] ; LN([.$A$2:.$A$6]))" office:value-type="float" office:value="0.942756311359087" calcext:value-type="float">
            <text:p>0.942756311359087</text:p>
          </table:table-cell>
          <table:table-cell table:style-name="ce61" table:number-matrix-columns-spanned="1" table:number-matrix-rows-spanned="1" table:formula="of:=RSQ(LN([.$B$2:.$B$6]) ; LN([.$A$2:.$A$6]))" office:value-type="float" office:value="0.950524239573674" calcext:value-type="float">
            <text:p>0.950524239573674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G$3:.$G$7] ; [.$F$3:.$F$7])" office:value-type="float" office:value="0.526650028572218" calcext:value-type="float">
            <text:p>0.526650028572218</text:p>
          </table:table-cell>
          <table:table-cell table:number-matrix-columns-spanned="1" table:number-matrix-rows-spanned="1" table:formula="of:=RSQ([.$G$3:.$G$7] ; LN([.$F$3:.$F$7]))" office:value-type="float" office:value="0.846161692269816" calcext:value-type="float">
            <text:p>0.846161692269816</text:p>
          </table:table-cell>
          <table:table-cell table:style-name="ce61" table:number-matrix-columns-spanned="1" table:number-matrix-rows-spanned="1" table:formula="of:=RSQ(LN([.$G$3:.$G$7]) ; LN([.$F$3:.$F$7]))" office:value-type="float" office:value="0.861938838791689" calcext:value-type="float">
            <text:p>0.861938838791689</text:p>
          </table:table-cell>
        </table:table-row>
        <table:table-row table:style-name="ro5"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B$2:.$B$6] ; [.$A$2:.$A$6])" office:value-type="float" office:value="10.8076518156729" calcext:value-type="float">
            <text:p>10.8076518156729</text:p>
          </table:table-cell>
          <table:table-cell table:number-matrix-columns-spanned="1" table:number-matrix-rows-spanned="1" table:formula="of:=STEYX([.$B$2:.$B$6] ; LN([.$A$2:.$A$6]))" office:value-type="float" office:value="4.60774275902349" calcext:value-type="float">
            <text:p>4.60774275902349</text:p>
          </table:table-cell>
          <table:table-cell table:style-name="ce61" table:number-matrix-columns-spanned="1" table:number-matrix-rows-spanned="1" table:formula="of:=STEYX(LN([.$B$2:.$B$6]) ; LN([.$A$2:.$A$6]))" office:value-type="float" office:value="0.0635503732762814" calcext:value-type="float">
            <text:p>0.063550373276281</text:p>
          </table:table-cell>
          <table:table-cell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G$3:.$G$7] ; [.$F$3:.$F$7])" office:value-type="float" office:value="12.7718792718381" calcext:value-type="float">
            <text:p>12.7718792718381</text:p>
          </table:table-cell>
          <table:table-cell table:number-matrix-columns-spanned="1" table:number-matrix-rows-spanned="1" table:formula="of:=STEYX([.$G$3:.$G$7] ; LN([.$F$3:.$F$7]))" office:value-type="float" office:value="7.28108119260686" calcext:value-type="float">
            <text:p>7.28108119260686</text:p>
          </table:table-cell>
          <table:table-cell table:style-name="ce61" table:number-matrix-columns-spanned="1" table:number-matrix-rows-spanned="1" table:formula="of:=STEYX(LN([.$G$3:.$G$7]) ; LN([.$F$3:.$F$7]))" office:value-type="float" office:value="0.103556945621986" calcext:value-type="float">
            <text:p>0.103556945621986</text:p>
          </table:table-cell>
        </table:table-row>
        <table:table-row table:style-name="ro5">
          <table:table-cell table:number-columns-repeated="3"/>
          <table:table-cell table:style-name="ce61"/>
          <table:table-cell table:number-columns-repeated="4"/>
          <table:table-cell table:style-name="ce61"/>
        </table:table-row>
        <table:table-row table:style-name="ro5"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B$2:.$B$6] ; [.$A$2:.$A$6])" office:value-type="float" office:value="-0.0707295866935484" calcext:value-type="float">
            <text:p>-0.070729586693548</text:p>
          </table:table-cell>
          <table:table-cell table:number-matrix-columns-spanned="1" table:number-matrix-rows-spanned="1" table:formula="of:=SLOPE([.$B$2:.$B$6] ; LN([.$A$2:.$A$6]))" office:value-type="float" office:value="-14.7760826087848" calcext:value-type="float">
            <text:p>-14.7760826087848</text:p>
          </table:table-cell>
          <table:table-cell table:style-name="ce61" table:number-matrix-columns-spanned="1" table:number-matrix-rows-spanned="1" table:formula="of:=SLOPE(LN([.$B$2:.$B$6]) ; LN([.$A$2:.$A$6]))" office:value-type="float" office:value="-0.220109421002501" calcext:value-type="float">
            <text:p>-0.220109421002501</text:p>
          </table:table-cell>
          <table:table-cell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G$3:.$G$7] ; [.$F$3:.$F$7])" office:value-type="float" office:value="-0.0298884828629032" calcext:value-type="float">
            <text:p>-0.029888482862903</text:p>
          </table:table-cell>
          <table:table-cell table:number-matrix-columns-spanned="1" table:number-matrix-rows-spanned="1" table:formula="of:=SLOPE([.$G$3:.$G$7] ; LN([.$F$3:.$F$7]))" office:value-type="float" office:value="-13.4935267174345" calcext:value-type="float">
            <text:p>-13.4935267174345</text:p>
          </table:table-cell>
          <table:table-cell table:style-name="ce61" table:number-matrix-columns-spanned="1" table:number-matrix-rows-spanned="1" table:formula="of:=SLOPE(LN([.$G$3:.$G$7]) ; LN([.$F$3:.$F$7]))" office:value-type="float" office:value="-0.204464004879774" calcext:value-type="float">
            <text:p>-0.204464004879774</text:p>
          </table:table-cell>
        </table:table-row>
        <table:table-row table:style-name="ro5"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B$2:.$B$6] ; [.$A$2:.$A$6])" office:value-type="float" office:value="80.66875" calcext:value-type="float">
            <text:p>80.66875</text:p>
          </table:table-cell>
          <table:table-cell table:number-matrix-columns-spanned="1" table:number-matrix-rows-spanned="1" table:formula="of:=INTERCEPT([.$B$2:.$B$6] ; LN([.$A$2:.$A$6]))" office:value-type="float" office:value="138.33" calcext:value-type="float">
            <text:p>138.33</text:p>
          </table:table-cell>
          <table:table-cell table:style-name="ce61" table:number-matrix-columns-spanned="1" table:number-matrix-rows-spanned="1" table:formula="of:=EXP(INTERCEPT(LN([.$B$2:.$B$6]) ; LN([.$A$2:.$A$6])))" office:value-type="float" office:value="189.148281545485" calcext:value-type="float">
            <text:p>189.148281545485</text:p>
          </table:table-cell>
          <table:table-cell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G$3:.$G$7] ; [.$F$3:.$F$7])" office:value-type="float" office:value="75.13375" calcext:value-type="float">
            <text:p>75.13375</text:p>
          </table:table-cell>
          <table:table-cell table:number-matrix-columns-spanned="1" table:number-matrix-rows-spanned="1" table:formula="of:=INTERCEPT([.$G$3:.$G$7] ; LN([.$F$3:.$F$7]))" office:value-type="float" office:value="138.098" calcext:value-type="float">
            <text:p>138.098</text:p>
          </table:table-cell>
          <table:table-cell table:style-name="ce61" table:number-matrix-columns-spanned="1" table:number-matrix-rows-spanned="1" table:formula="of:=EXP(INTERCEPT(LN([.$G$3:.$G$7]) ; LN([.$F$3:.$F$7])))" office:value-type="float" office:value="191.927674020882" calcext:value-type="float">
            <text:p>191.927674020882</text:p>
          </table:table-cell>
        </table:table-row>
        <table:table-row table:style-name="ro5">
          <table:table-cell table:number-columns-repeated="3"/>
          <table:table-cell table:style-name="ce61"/>
          <table:table-cell table:number-columns-repeated="4"/>
          <table:table-cell table:style-name="ce61"/>
        </table:table-row>
        <table:table-row table:style-name="ro5">
          <table:table-cell table:formula="of:=INDEX([.$A$2:.$A$6]; 1; 1)" office:value-type="float" office:value="32" calcext:value-type="float">
            <text:p>32</text:p>
          </table:table-cell>
          <table:table-cell table:formula="of:=[.$B$15] * [.$A$18] + [.$B$16]" office:value-type="float" office:value="78.4054032258064" calcext:value-type="float">
            <text:p>78.4054032258064</text:p>
          </table:table-cell>
          <table:table-cell table:formula="of:=[.$C$15] * LN([.$A$18]) + [.$C$16]" office:value-type="float" office:value="87.12" calcext:value-type="float">
            <text:p>87.12</text:p>
          </table:table-cell>
          <table:table-cell table:style-name="ce61" table:formula="of:=[.$D$16] * [.$A$18] ^ [.$D$15]" office:value-type="float" office:value="88.2073367785477" calcext:value-type="float">
            <text:p>88.2073367785477</text:p>
          </table:table-cell>
          <table:table-cell/>
          <table:table-cell table:formula="of:=INDEX([.$F$3:.$F$7]; 1; 1)" office:value-type="float" office:value="64" calcext:value-type="float">
            <text:p>64</text:p>
          </table:table-cell>
          <table:table-cell table:formula="of:=[.$G$15] * [.$F$18] + [.$G$16]" office:value-type="float" office:value="73.2208870967742" calcext:value-type="float">
            <text:p>73.2208870967742</text:p>
          </table:table-cell>
          <table:table-cell table:formula="of:=[.$H$15] * LN([.$F$18]) + [.$H$16]" office:value-type="float" office:value="81.98" calcext:value-type="float">
            <text:p>81.98</text:p>
          </table:table-cell>
          <table:table-cell table:style-name="ce61" table:formula="of:=[.$I$16] * [.$F$18] ^ [.$I$15]" office:value-type="float" office:value="82.0047122602043" calcext:value-type="float">
            <text:p>82.0047122602043</text:p>
          </table:table-cell>
        </table:table-row>
        <table:table-row table:style-name="ro5">
          <table:table-cell table:formula="of:=INDEX([.$A$2:.$A$6]; 2; 1)" office:value-type="float" office:value="64" calcext:value-type="float">
            <text:p>64</text:p>
          </table:table-cell>
          <table:table-cell table:formula="of:=[.$B$15] * [.$A$19] + [.$B$16]" office:value-type="float" office:value="76.1420564516129" calcext:value-type="float">
            <text:p>76.1420564516129</text:p>
          </table:table-cell>
          <table:table-cell table:formula="of:=[.$C$15] * LN([.$A$19]) + [.$C$16]" office:value-type="float" office:value="76.878" calcext:value-type="float">
            <text:p>76.878</text:p>
          </table:table-cell>
          <table:table-cell table:style-name="ce61" table:formula="of:=[.$D$16] * [.$A$19] ^ [.$D$15]" office:value-type="float" office:value="75.7260269506101" calcext:value-type="float">
            <text:p>75.7260269506101</text:p>
          </table:table-cell>
          <table:table-cell/>
          <table:table-cell table:formula="of:=INDEX([.$F$3:.$F$7]; 2; 1)" office:value-type="float" office:value="128" calcext:value-type="float">
            <text:p>128</text:p>
          </table:table-cell>
          <table:table-cell table:formula="of:=[.$G$15] * [.$F$19] + [.$G$16]" office:value-type="float" office:value="71.3080241935484" calcext:value-type="float">
            <text:p>71.3080241935484</text:p>
          </table:table-cell>
          <table:table-cell table:formula="of:=[.$H$15] * LN([.$F$19]) + [.$H$16]" office:value-type="float" office:value="72.627" calcext:value-type="float">
            <text:p>72.627</text:p>
          </table:table-cell>
          <table:table-cell table:style-name="ce61" table:formula="of:=[.$I$16] * [.$F$19] ^ [.$I$15]" office:value-type="float" office:value="71.1686963470227" calcext:value-type="float">
            <text:p>71.1686963470227</text:p>
          </table:table-cell>
        </table:table-row>
        <table:table-row table:style-name="ro5">
          <table:table-cell table:formula="of:=INDEX([.$A$2:.$A$6]; 3; 1)" office:value-type="float" office:value="128" calcext:value-type="float">
            <text:p>128</text:p>
          </table:table-cell>
          <table:table-cell table:formula="of:=[.$B$15] * [.$A$20] + [.$B$16]" office:value-type="float" office:value="71.6153629032258" calcext:value-type="float">
            <text:p>71.6153629032258</text:p>
          </table:table-cell>
          <table:table-cell table:formula="of:=[.$C$15] * LN([.$A$20]) + [.$C$16]" office:value-type="float" office:value="66.636" calcext:value-type="float">
            <text:p>66.636</text:p>
          </table:table-cell>
          <table:table-cell table:style-name="ce61" table:formula="of:=[.$D$16] * [.$A$20] ^ [.$D$15]" office:value-type="float" office:value="65.0108184551737" calcext:value-type="float">
            <text:p>65.0108184551737</text:p>
          </table:table-cell>
          <table:table-cell/>
          <table:table-cell table:formula="of:=INDEX([.$F$3:.$F$7]; 3; 1)" office:value-type="float" office:value="256" calcext:value-type="float">
            <text:p>256</text:p>
          </table:table-cell>
          <table:table-cell table:formula="of:=[.$G$15] * [.$F$20] + [.$G$16]" office:value-type="float" office:value="67.4822983870968" calcext:value-type="float">
            <text:p>67.4822983870968</text:p>
          </table:table-cell>
          <table:table-cell table:formula="of:=[.$H$15] * LN([.$F$20]) + [.$H$16]" office:value-type="float" office:value="63.274" calcext:value-type="float">
            <text:p>63.274</text:p>
          </table:table-cell>
          <table:table-cell table:style-name="ce61" table:formula="of:=[.$I$16] * [.$F$20] ^ [.$I$15]" office:value-type="float" office:value="61.7645401115893" calcext:value-type="float">
            <text:p>61.7645401115893</text:p>
          </table:table-cell>
        </table:table-row>
        <table:table-row table:style-name="ro5">
          <table:table-cell table:formula="of:=INDEX([.$A$2:.$A$6]; 4; 1)" office:value-type="float" office:value="256" calcext:value-type="float">
            <text:p>256</text:p>
          </table:table-cell>
          <table:table-cell table:formula="of:=[.$B$15] * [.$A$21] + [.$B$16]" office:value-type="float" office:value="62.5619758064516" calcext:value-type="float">
            <text:p>62.5619758064516</text:p>
          </table:table-cell>
          <table:table-cell table:formula="of:=[.$C$15] * LN([.$A$21]) + [.$C$16]" office:value-type="float" office:value="56.394" calcext:value-type="float">
            <text:p>56.394</text:p>
          </table:table-cell>
          <table:table-cell table:style-name="ce61" table:formula="of:=[.$D$16] * [.$A$21] ^ [.$D$15]" office:value-type="float" office:value="55.8118085208418" calcext:value-type="float">
            <text:p>55.8118085208418</text:p>
          </table:table-cell>
          <table:table-cell/>
          <table:table-cell table:formula="of:=INDEX([.$F$3:.$F$7]; 4; 1)" office:value-type="float" office:value="512" calcext:value-type="float">
            <text:p>512</text:p>
          </table:table-cell>
          <table:table-cell table:formula="of:=[.$G$15] * [.$F$21] + [.$G$16]" office:value-type="float" office:value="59.8308467741936" calcext:value-type="float">
            <text:p>59.8308467741936</text:p>
          </table:table-cell>
          <table:table-cell table:formula="of:=[.$H$15] * LN([.$F$21]) + [.$H$16]" office:value-type="float" office:value="53.921" calcext:value-type="float">
            <text:p>53.921</text:p>
          </table:table-cell>
          <table:table-cell table:style-name="ce61" table:formula="of:=[.$I$16] * [.$F$21] ^ [.$I$15]" office:value-type="float" office:value="53.6030391310619" calcext:value-type="float">
            <text:p>53.6030391310619</text:p>
          </table:table-cell>
        </table:table-row>
        <table:table-row table:style-name="ro5">
          <table:table-cell table:formula="of:=INDEX([.$A$2:.$A$6]; 5; 1)" office:value-type="float" office:value="512" calcext:value-type="float">
            <text:p>512</text:p>
          </table:table-cell>
          <table:table-cell table:formula="of:=[.$B$15] * [.$A$22] + [.$B$16]" office:value-type="float" office:value="44.4552016129032" calcext:value-type="float">
            <text:p>44.4552016129032</text:p>
          </table:table-cell>
          <table:table-cell table:formula="of:=[.$C$15] * LN([.$A$22]) + [.$C$16]" office:value-type="float" office:value="46.152" calcext:value-type="float">
            <text:p>46.152</text:p>
          </table:table-cell>
          <table:table-cell table:style-name="ce61" table:formula="of:=[.$D$16] * [.$A$22] ^ [.$D$15]" office:value-type="float" office:value="47.9144555381184" calcext:value-type="float">
            <text:p>47.9144555381184</text:p>
          </table:table-cell>
          <table:table-cell/>
          <table:table-cell table:formula="of:=INDEX([.$F$3:.$F$7]; 5; 1)" office:value-type="float" office:value="1024" calcext:value-type="float">
            <text:p>1024</text:p>
          </table:table-cell>
          <table:table-cell table:formula="of:=[.$G$15] * [.$F$22] + [.$G$16]" office:value-type="float" office:value="44.5279435483871" calcext:value-type="float">
            <text:p>44.5279435483871</text:p>
          </table:table-cell>
          <table:table-cell table:formula="of:=[.$H$15] * LN([.$F$22]) + [.$H$16]" office:value-type="float" office:value="44.568" calcext:value-type="float">
            <text:p>44.568</text:p>
          </table:table-cell>
          <table:table-cell table:style-name="ce61" table:formula="of:=[.$I$16] * [.$F$22] ^ [.$I$15]" office:value-type="float" office:value="46.5199902548456" calcext:value-type="float">
            <text:p>46.5199902548456</text:p>
          </table:table-cell>
        </table:table-row>
      </table:table>
      <table:table table:name="JPEG" table:style-name="ta1">
        <table:table-column table:style-name="co6" table:number-columns-repeated="9" table:default-cell-style-name="Default"/>
        <table:table-row table:style-name="ro5">
          <table:table-cell office:value-type="string" calcext:value-type="string">
            <text:p>Cache Size (In KB)</text:p>
          </table:table-cell>
          <table:table-cell office:value-type="string" calcext:value-type="string">
            <text:p>32 Sets</text:p>
          </table:table-cell>
          <table:table-cell table:number-columns-repeated="3"/>
          <table:table-cell office:value-type="string" calcext:value-type="string">
            <text:p>Cache Size (In KB)</text:p>
          </table:table-cell>
          <table:table-cell office:value-type="string" calcext:value-type="string">
            <text:p>64 Sets</text:p>
          </table:table-cell>
          <table:table-cell table:number-columns-repeated="2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90.38" calcext:value-type="float">
            <text:p>90.3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float" office:value="77.35" calcext:value-type="float">
            <text:p>77.35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78.94" calcext:value-type="float">
            <text:p>78.94</text:p>
          </table:table-cell>
          <table:table-cell table:number-columns-repeated="2"/>
        </table:table-row>
        <table:table-row table:style-name="ro5">
          <table:table-cell office:value-type="float" office:value="128" calcext:value-type="float">
            <text:p>128</text:p>
          </table:table-cell>
          <table:table-cell office:value-type="float" office:value="61.26" calcext:value-type="float">
            <text:p>61.26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1.85" calcext:value-type="float">
            <text:p>61.85</text:p>
          </table:table-cell>
          <table:table-cell table:number-columns-repeated="2"/>
        </table:table-row>
        <table:table-row table:style-name="ro5">
          <table:table-cell office:value-type="float" office:value="256" calcext:value-type="float">
            <text:p>256</text:p>
          </table:table-cell>
          <table:table-cell office:value-type="float" office:value="50.69" calcext:value-type="float">
            <text:p>50.69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50.72" calcext:value-type="float">
            <text:p>50.72</text:p>
          </table:table-cell>
          <table:table-cell table:number-columns-repeated="2"/>
        </table:table-row>
        <table:table-row table:style-name="ro5"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5"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5">
          <table:table-cell table:number-columns-repeated="9"/>
        </table:table-row>
        <table:table-row table:style-name="ro5">
          <table:table-cell office:value-type="string" calcext:value-type="string">
            <text:p><text:span text:style-name="T1">Regression</text:span></text:p>
          </table:table-cell>
          <table:table-cell table:number-columns-repeated="4"/>
          <table:table-cell office:value-type="string" calcext:value-type="string">
            <text:p><text:span text:style-name="T1">Regression</text:span></text:p>
          </table:table-cell>
          <table:table-cell table:number-columns-repeated="3"/>
        </table:table-row>
        <table:table-row table:style-name="ro5">
          <table:table-cell table:number-columns-repeated="9"/>
        </table:table-row>
        <table:table-row table:style-name="ro5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Power</text:p>
          </table:table-cell>
        </table:table-row>
        <table:table-row table:style-name="ro5"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B$2:.$B$6] ; [.$A$2:.$A$6])" office:value-type="float" office:value="0.659868571936938" calcext:value-type="float">
            <text:p>0.659868571936938</text:p>
          </table:table-cell>
          <table:table-cell table:number-matrix-columns-spanned="1" table:number-matrix-rows-spanned="1" table:formula="of:=RSQ([.$B$2:.$B$6] ; LN([.$A$2:.$A$6]))" office:value-type="float" office:value="0.933542759576772" calcext:value-type="float">
            <text:p>0.933542759576772</text:p>
          </table:table-cell>
          <table:table-cell table:style-name="ce61" table:number-matrix-columns-spanned="1" table:number-matrix-rows-spanned="1" table:formula="of:=RSQ(LN([.$B$2:.$B$6]) ; LN([.$A$2:.$A$6]))" office:value-type="float" office:value="0.948247068534669" calcext:value-type="float">
            <text:p>0.948247068534669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G$3:.$G$7] ; [.$F$3:.$F$7])" office:value-type="float" office:value="0.431951212349236" calcext:value-type="float">
            <text:p>0.431951212349236</text:p>
          </table:table-cell>
          <table:table-cell table:number-matrix-columns-spanned="1" table:number-matrix-rows-spanned="1" table:formula="of:=RSQ([.$G$3:.$G$7] ; LN([.$F$3:.$F$7]))" office:value-type="float" office:value="0.767103346212962" calcext:value-type="float">
            <text:p>0.767103346212962</text:p>
          </table:table-cell>
          <table:table-cell table:style-name="ce61" table:number-matrix-columns-spanned="1" table:number-matrix-rows-spanned="1" table:formula="of:=RSQ(LN([.$G$3:.$G$7]) ; LN([.$F$3:.$F$7]))" office:value-type="float" office:value="0.789940605335139" calcext:value-type="float">
            <text:p>0.789940605335139</text:p>
          </table:table-cell>
        </table:table-row>
        <table:table-row table:style-name="ro5"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B$2:.$B$6] ; [.$A$2:.$A$6])" office:value-type="float" office:value="11.838067022296" calcext:value-type="float">
            <text:p>11.838067022296</text:p>
          </table:table-cell>
          <table:table-cell table:number-matrix-columns-spanned="1" table:number-matrix-rows-spanned="1" table:formula="of:=STEYX([.$B$2:.$B$6] ; LN([.$A$2:.$A$6]))" office:value-type="float" office:value="5.23273287425733" calcext:value-type="float">
            <text:p>5.23273287425733</text:p>
          </table:table-cell>
          <table:table-cell table:style-name="ce61" table:number-matrix-columns-spanned="1" table:number-matrix-rows-spanned="1" table:formula="of:=STEYX(LN([.$B$2:.$B$6]) ; LN([.$A$2:.$A$6]))" office:value-type="float" office:value="0.0685262680778129" calcext:value-type="float">
            <text:p>0.068526268077813</text:p>
          </table:table-cell>
          <table:table-cell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G$3:.$G$7] ; [.$F$3:.$F$7])" office:value-type="float" office:value="10.9553162227033" calcext:value-type="float">
            <text:p>10.9553162227033</text:p>
          </table:table-cell>
          <table:table-cell table:number-matrix-columns-spanned="1" table:number-matrix-rows-spanned="1" table:formula="of:=STEYX([.$G$3:.$G$7] ; LN([.$F$3:.$F$7]))" office:value-type="float" office:value="7.01477464594076" calcext:value-type="float">
            <text:p>7.01477464594076</text:p>
          </table:table-cell>
          <table:table-cell table:style-name="ce61" table:number-matrix-columns-spanned="1" table:number-matrix-rows-spanned="1" table:formula="of:=STEYX(LN([.$G$3:.$G$7]) ; LN([.$F$3:.$F$7]))" office:value-type="float" office:value="0.10601297276034" calcext:value-type="float">
            <text:p>0.10601297276034</text:p>
          </table:table-cell>
        </table:table-row>
        <table:table-row table:style-name="ro5">
          <table:table-cell table:number-columns-repeated="3"/>
          <table:table-cell table:style-name="ce61"/>
          <table:table-cell table:number-columns-repeated="4"/>
          <table:table-cell table:style-name="ce61"/>
        </table:table-row>
        <table:table-row table:style-name="ro5"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B$2:.$B$6] ; [.$A$2:.$A$6])" office:value-type="float" office:value="-0.0731636424731183" calcext:value-type="float">
            <text:p>-0.073163642473118</text:p>
          </table:table-cell>
          <table:table-cell table:number-matrix-columns-spanned="1" table:number-matrix-rows-spanned="1" table:formula="of:=SLOPE([.$B$2:.$B$6] ; LN([.$A$2:.$A$6]))" office:value-type="float" office:value="-15.4974301292292" calcext:value-type="float">
            <text:p>-15.4974301292292</text:p>
          </table:table-cell>
          <table:table-cell table:style-name="ce61" table:number-matrix-columns-spanned="1" table:number-matrix-rows-spanned="1" table:formula="of:=SLOPE(LN([.$B$2:.$B$6]) ; LN([.$A$2:.$A$6]))" office:value-type="float" office:value="-0.231785105199003" calcext:value-type="float">
            <text:p>-0.231785105199003</text:p>
          </table:table-cell>
          <table:table-cell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G$3:.$G$7] ; [.$F$3:.$F$7])" office:value-type="float" office:value="-0.0211947664650538" calcext:value-type="float">
            <text:p>-0.021194766465054</text:p>
          </table:table-cell>
          <table:table-cell table:number-matrix-columns-spanned="1" table:number-matrix-rows-spanned="1" table:formula="of:=SLOPE([.$G$3:.$G$7] ; LN([.$F$3:.$F$7]))" office:value-type="float" office:value="-10.0599125201187" calcext:value-type="float">
            <text:p>-10.0599125201187</text:p>
          </table:table-cell>
          <table:table-cell table:style-name="ce61" table:number-matrix-columns-spanned="1" table:number-matrix-rows-spanned="1" table:formula="of:=SLOPE(LN([.$G$3:.$G$7]) ; LN([.$F$3:.$F$7]))" office:value-type="float" office:value="-0.162450234900159" calcext:value-type="float">
            <text:p>-0.162450234900159</text:p>
          </table:table-cell>
        </table:table-row>
        <table:table-row table:style-name="ro5"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B$2:.$B$6] ; [.$A$2:.$A$6])" office:value-type="float" office:value="80.4516666666667" calcext:value-type="float">
            <text:p>80.4516666666667</text:p>
          </table:table-cell>
          <table:table-cell table:number-matrix-columns-spanned="1" table:number-matrix-rows-spanned="1" table:formula="of:=INTERCEPT([.$B$2:.$B$6] ; LN([.$A$2:.$A$6]))" office:value-type="float" office:value="141.13" calcext:value-type="float">
            <text:p>141.13</text:p>
          </table:table-cell>
          <table:table-cell table:style-name="ce61" table:number-matrix-columns-spanned="1" table:number-matrix-rows-spanned="1" table:formula="of:=EXP(INTERCEPT(LN([.$B$2:.$B$6]) ; LN([.$A$2:.$A$6])))" office:value-type="float" office:value="197.48780057941" calcext:value-type="float">
            <text:p>197.48780057941</text:p>
          </table:table-cell>
          <table:table-cell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G$3:.$G$7] ; [.$F$3:.$F$7])" office:value-type="float" office:value="66.7120833333333" calcext:value-type="float">
            <text:p>66.7120833333333</text:p>
          </table:table-cell>
          <table:table-cell table:number-matrix-columns-spanned="1" table:number-matrix-rows-spanned="1" table:formula="of:=INTERCEPT([.$G$3:.$G$7] ; LN([.$F$3:.$F$7]))" office:value-type="float" office:value="114.086" calcext:value-type="float">
            <text:p>114.086</text:p>
          </table:table-cell>
          <table:table-cell table:style-name="ce61" table:number-matrix-columns-spanned="1" table:number-matrix-rows-spanned="1" table:formula="of:=EXP(INTERCEPT(LN([.$G$3:.$G$7]) ; LN([.$F$3:.$F$7])))" office:value-type="float" office:value="141.114084962317" calcext:value-type="float">
            <text:p>141.114084962317</text:p>
          </table:table-cell>
        </table:table-row>
        <table:table-row table:style-name="ro5">
          <table:table-cell table:number-columns-repeated="3"/>
          <table:table-cell table:style-name="ce61"/>
          <table:table-cell table:number-columns-repeated="4"/>
          <table:table-cell table:style-name="ce61"/>
        </table:table-row>
        <table:table-row table:style-name="ro5">
          <table:table-cell table:formula="of:=INDEX([.$A$2:.$A$6]; 1; 1)" office:value-type="float" office:value="32" calcext:value-type="float">
            <text:p>32</text:p>
          </table:table-cell>
          <table:table-cell table:formula="of:=[.$B$15] * [.$A$18] + [.$B$16]" office:value-type="float" office:value="78.1104301075269" calcext:value-type="float">
            <text:p>78.1104301075269</text:p>
          </table:table-cell>
          <table:table-cell table:formula="of:=[.$C$15] * LN([.$A$18]) + [.$C$16]" office:value-type="float" office:value="87.42" calcext:value-type="float">
            <text:p>87.42</text:p>
          </table:table-cell>
          <table:table-cell table:style-name="ce61" table:formula="of:=[.$D$16] * [.$A$18] ^ [.$D$15]" office:value-type="float" office:value="88.4441122375324" calcext:value-type="float">
            <text:p>88.4441122375324</text:p>
          </table:table-cell>
          <table:table-cell/>
          <table:table-cell table:formula="of:=INDEX([.$F$3:.$F$7]; 1; 1)" office:value-type="float" office:value="64" calcext:value-type="float">
            <text:p>64</text:p>
          </table:table-cell>
          <table:table-cell table:formula="of:=[.$G$15] * [.$F$18] + [.$G$16]" office:value-type="float" office:value="65.3556182795699" calcext:value-type="float">
            <text:p>65.3556182795699</text:p>
          </table:table-cell>
          <table:table-cell table:formula="of:=[.$H$15] * LN([.$F$18]) + [.$H$16]" office:value-type="float" office:value="72.248" calcext:value-type="float">
            <text:p>72.248</text:p>
          </table:table-cell>
          <table:table-cell table:style-name="ce61" table:formula="of:=[.$I$16] * [.$F$18] ^ [.$I$15]" office:value-type="float" office:value="71.8052176487383" calcext:value-type="float">
            <text:p>71.8052176487383</text:p>
          </table:table-cell>
        </table:table-row>
        <table:table-row table:style-name="ro5">
          <table:table-cell table:formula="of:=INDEX([.$A$2:.$A$6]; 2; 1)" office:value-type="float" office:value="64" calcext:value-type="float">
            <text:p>64</text:p>
          </table:table-cell>
          <table:table-cell table:formula="of:=[.$B$15] * [.$A$19] + [.$B$16]" office:value-type="float" office:value="75.7691935483871" calcext:value-type="float">
            <text:p>75.7691935483871</text:p>
          </table:table-cell>
          <table:table-cell table:formula="of:=[.$C$15] * LN([.$A$19]) + [.$C$16]" office:value-type="float" office:value="76.678" calcext:value-type="float">
            <text:p>76.678</text:p>
          </table:table-cell>
          <table:table-cell table:style-name="ce61" table:formula="of:=[.$D$16] * [.$A$19] ^ [.$D$15]" office:value-type="float" office:value="75.3172852479388" calcext:value-type="float">
            <text:p>75.3172852479388</text:p>
          </table:table-cell>
          <table:table-cell/>
          <table:table-cell table:formula="of:=INDEX([.$F$3:.$F$7]; 2; 1)" office:value-type="float" office:value="128" calcext:value-type="float">
            <text:p>128</text:p>
          </table:table-cell>
          <table:table-cell table:formula="of:=[.$G$15] * [.$F$19] + [.$G$16]" office:value-type="float" office:value="63.9991532258065" calcext:value-type="float">
            <text:p>63.9991532258065</text:p>
          </table:table-cell>
          <table:table-cell table:formula="of:=[.$H$15] * LN([.$F$19]) + [.$H$16]" office:value-type="float" office:value="65.275" calcext:value-type="float">
            <text:p>65.275</text:p>
          </table:table-cell>
          <table:table-cell table:style-name="ce61" table:formula="of:=[.$I$16] * [.$F$19] ^ [.$I$15]" office:value-type="float" office:value="64.1584124930908" calcext:value-type="float">
            <text:p>64.1584124930908</text:p>
          </table:table-cell>
        </table:table-row>
        <table:table-row table:style-name="ro5">
          <table:table-cell table:formula="of:=INDEX([.$A$2:.$A$6]; 3; 1)" office:value-type="float" office:value="128" calcext:value-type="float">
            <text:p>128</text:p>
          </table:table-cell>
          <table:table-cell table:formula="of:=[.$B$15] * [.$A$20] + [.$B$16]" office:value-type="float" office:value="71.0867204301075" calcext:value-type="float">
            <text:p>71.0867204301075</text:p>
          </table:table-cell>
          <table:table-cell table:formula="of:=[.$C$15] * LN([.$A$20]) + [.$C$16]" office:value-type="float" office:value="65.936" calcext:value-type="float">
            <text:p>65.936</text:p>
          </table:table-cell>
          <table:table-cell table:style-name="ce61" table:formula="of:=[.$D$16] * [.$A$20] ^ [.$D$15]" office:value-type="float" office:value="64.1387347739367" calcext:value-type="float">
            <text:p>64.1387347739367</text:p>
          </table:table-cell>
          <table:table-cell/>
          <table:table-cell table:formula="of:=INDEX([.$F$3:.$F$7]; 3; 1)" office:value-type="float" office:value="256" calcext:value-type="float">
            <text:p>256</text:p>
          </table:table-cell>
          <table:table-cell table:formula="of:=[.$G$15] * [.$F$20] + [.$G$16]" office:value-type="float" office:value="61.2862231182796" calcext:value-type="float">
            <text:p>61.2862231182796</text:p>
          </table:table-cell>
          <table:table-cell table:formula="of:=[.$H$15] * LN([.$F$20]) + [.$H$16]" office:value-type="float" office:value="58.302" calcext:value-type="float">
            <text:p>58.302</text:p>
          </table:table-cell>
          <table:table-cell table:style-name="ce61" table:formula="of:=[.$I$16] * [.$F$20] ^ [.$I$15]" office:value-type="float" office:value="57.3259441085466" calcext:value-type="float">
            <text:p>57.3259441085466</text:p>
          </table:table-cell>
        </table:table-row>
        <table:table-row table:style-name="ro5">
          <table:table-cell table:formula="of:=INDEX([.$A$2:.$A$6]; 4; 1)" office:value-type="float" office:value="256" calcext:value-type="float">
            <text:p>256</text:p>
          </table:table-cell>
          <table:table-cell table:formula="of:=[.$B$15] * [.$A$21] + [.$B$16]" office:value-type="float" office:value="61.7217741935484" calcext:value-type="float">
            <text:p>61.7217741935484</text:p>
          </table:table-cell>
          <table:table-cell table:formula="of:=[.$C$15] * LN([.$A$21]) + [.$C$16]" office:value-type="float" office:value="55.194" calcext:value-type="float">
            <text:p>55.194</text:p>
          </table:table-cell>
          <table:table-cell table:style-name="ce61" table:formula="of:=[.$D$16] * [.$A$21] ^ [.$D$15]" office:value-type="float" office:value="54.6192986757177" calcext:value-type="float">
            <text:p>54.6192986757177</text:p>
          </table:table-cell>
          <table:table-cell/>
          <table:table-cell table:formula="of:=INDEX([.$F$3:.$F$7]; 4; 1)" office:value-type="float" office:value="512" calcext:value-type="float">
            <text:p>512</text:p>
          </table:table-cell>
          <table:table-cell table:formula="of:=[.$G$15] * [.$F$21] + [.$G$16]" office:value-type="float" office:value="55.8603629032258" calcext:value-type="float">
            <text:p>55.8603629032258</text:p>
          </table:table-cell>
          <table:table-cell table:formula="of:=[.$H$15] * LN([.$F$21]) + [.$H$16]" office:value-type="float" office:value="51.329" calcext:value-type="float">
            <text:p>51.329</text:p>
          </table:table-cell>
          <table:table-cell table:style-name="ce61" table:formula="of:=[.$I$16] * [.$F$21] ^ [.$I$15]" office:value-type="float" office:value="51.2210907383362" calcext:value-type="float">
            <text:p>51.2210907383362</text:p>
          </table:table-cell>
        </table:table-row>
        <table:table-row table:style-name="ro5">
          <table:table-cell table:formula="of:=INDEX([.$A$2:.$A$6]; 5; 1)" office:value-type="float" office:value="512" calcext:value-type="float">
            <text:p>512</text:p>
          </table:table-cell>
          <table:table-cell table:formula="of:=[.$B$15] * [.$A$22] + [.$B$16]" office:value-type="float" office:value="42.9918817204301" calcext:value-type="float">
            <text:p>42.9918817204301</text:p>
          </table:table-cell>
          <table:table-cell table:formula="of:=[.$C$15] * LN([.$A$22]) + [.$C$16]" office:value-type="float" office:value="44.452" calcext:value-type="float">
            <text:p>44.452</text:p>
          </table:table-cell>
          <table:table-cell table:style-name="ce61" table:formula="of:=[.$D$16] * [.$A$22] ^ [.$D$15]" office:value-type="float" office:value="46.5127321008448" calcext:value-type="float">
            <text:p>46.5127321008448</text:p>
          </table:table-cell>
          <table:table-cell/>
          <table:table-cell table:formula="of:=INDEX([.$F$3:.$F$7]; 5; 1)" office:value-type="float" office:value="1024" calcext:value-type="float">
            <text:p>1024</text:p>
          </table:table-cell>
          <table:table-cell table:formula="of:=[.$G$15] * [.$F$22] + [.$G$16]" office:value-type="float" office:value="45.0086424731183" calcext:value-type="float">
            <text:p>45.0086424731183</text:p>
          </table:table-cell>
          <table:table-cell table:formula="of:=[.$H$15] * LN([.$F$22]) + [.$H$16]" office:value-type="float" office:value="44.356" calcext:value-type="float">
            <text:p>44.356</text:p>
          </table:table-cell>
          <table:table-cell table:style-name="ce61" table:formula="of:=[.$I$16] * [.$F$22] ^ [.$I$15]" office:value-type="float" office:value="45.7663659486721" calcext:value-type="float">
            <text:p>45.7663659486721</text:p>
          </table:table-cell>
        </table:table-row>
      </table:table>
      <table:table table:name="kmeans" table:style-name="ta1">
        <table:table-column table:style-name="co6" table:number-columns-repeated="9" table:default-cell-style-name="Default"/>
        <table:table-row table:style-name="ro5">
          <table:table-cell office:value-type="string" calcext:value-type="string">
            <text:p>Cache Size (In KB)</text:p>
          </table:table-cell>
          <table:table-cell office:value-type="string" calcext:value-type="string">
            <text:p>32 Sets</text:p>
          </table:table-cell>
          <table:table-cell table:number-columns-repeated="3"/>
          <table:table-cell office:value-type="string" calcext:value-type="string">
            <text:p>Cache Size (In KB)</text:p>
          </table:table-cell>
          <table:table-cell office:value-type="string" calcext:value-type="string">
            <text:p>64 Sets</text:p>
          </table:table-cell>
          <table:table-cell table:number-columns-repeated="2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99.95" calcext:value-type="float">
            <text:p>99.9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float" office:value="99.86" calcext:value-type="float">
            <text:p>99.86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94.18" calcext:value-type="float">
            <text:p>94.18</text:p>
          </table:table-cell>
          <table:table-cell table:number-columns-repeated="2"/>
        </table:table-row>
        <table:table-row table:style-name="ro5">
          <table:table-cell office:value-type="float" office:value="128" calcext:value-type="float">
            <text:p>128</text:p>
          </table:table-cell>
          <table:table-cell office:value-type="float" office:value="95.77" calcext:value-type="float">
            <text:p>95.77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.17" calcext:value-type="float">
            <text:p>87.17</text:p>
          </table:table-cell>
          <table:table-cell table:number-columns-repeated="2"/>
        </table:table-row>
        <table:table-row table:style-name="ro5">
          <table:table-cell office:value-type="float" office:value="256" calcext:value-type="float">
            <text:p>256</text:p>
          </table:table-cell>
          <table:table-cell office:value-type="float" office:value="41.62" calcext:value-type="float">
            <text:p>41.62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56.9" calcext:value-type="float">
            <text:p>56.9</text:p>
          </table:table-cell>
          <table:table-cell table:number-columns-repeated="2"/>
        </table:table-row>
        <table:table-row table:style-name="ro5">
          <table:table-cell office:value-type="float" office:value="512" calcext:value-type="float">
            <text:p>512</text:p>
          </table:table-cell>
          <table:table-cell office:value-type="float" office:value="7.64" calcext:value-type="float">
            <text:p>7.64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8.2" calcext:value-type="float">
            <text:p>8.2</text:p>
          </table:table-cell>
          <table:table-cell table:number-columns-repeated="2"/>
        </table:table-row>
        <table:table-row table:style-name="ro5"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7.63" calcext:value-type="float">
            <text:p>7.63</text:p>
          </table:table-cell>
          <table:table-cell table:number-columns-repeated="2"/>
        </table:table-row>
        <table:table-row table:style-name="ro5">
          <table:table-cell table:number-columns-repeated="9"/>
        </table:table-row>
        <table:table-row table:style-name="ro5">
          <table:table-cell office:value-type="string" calcext:value-type="string">
            <text:p><text:span text:style-name="T1">Regression</text:span></text:p>
          </table:table-cell>
          <table:table-cell table:number-columns-repeated="4"/>
          <table:table-cell office:value-type="string" calcext:value-type="string">
            <text:p><text:span text:style-name="T1">Regression</text:span></text:p>
          </table:table-cell>
          <table:table-cell table:number-columns-repeated="3"/>
        </table:table-row>
        <table:table-row table:style-name="ro5">
          <table:table-cell table:number-columns-repeated="9"/>
        </table:table-row>
        <table:table-row table:style-name="ro5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Power</text:p>
          </table:table-cell>
        </table:table-row>
        <table:table-row table:style-name="ro5">
          <table:table-cell office:value-type="string" calcext:value-type="string">
            <text:p>R^2</text:p>
          </table:table-cell>
          <table:table-cell table:style-name="ce61" table:number-matrix-columns-spanned="1" table:number-matrix-rows-spanned="1" table:formula="of:=RSQ([.$B$2:.$B$6] ; [.$A$2:.$A$6])" office:value-type="float" office:value="0.941137122095509" calcext:value-type="float">
            <text:p>0.941137122095509</text:p>
          </table:table-cell>
          <table:table-cell table:number-matrix-columns-spanned="1" table:number-matrix-rows-spanned="1" table:formula="of:=RSQ([.$B$2:.$B$6] ; LN([.$A$2:.$A$6]))" office:value-type="float" office:value="0.82588093329235" calcext:value-type="float">
            <text:p>0.82588093329235</text:p>
          </table:table-cell>
          <table:table-cell table:number-matrix-columns-spanned="1" table:number-matrix-rows-spanned="1" table:formula="of:=RSQ(LN([.$B$2:.$B$6]) ; LN([.$A$2:.$A$6]))" office:value-type="float" office:value="0.732553671950551" calcext:value-type="float">
            <text:p>0.732553671950551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G$3:.$G$7] ; [.$F$3:.$F$7])" office:value-type="float" office:value="0.771820008770312" calcext:value-type="float">
            <text:p>0.771820008770312</text:p>
          </table:table-cell>
          <table:table-cell table:style-name="ce61" table:number-matrix-columns-spanned="1" table:number-matrix-rows-spanned="1" table:formula="of:=RSQ([.$G$3:.$G$7] ; LN([.$F$3:.$F$7]))" office:value-type="float" office:value="0.918168711633765" calcext:value-type="float">
            <text:p>0.918168711633765</text:p>
          </table:table-cell>
          <table:table-cell table:number-matrix-columns-spanned="1" table:number-matrix-rows-spanned="1" table:formula="of:=RSQ(LN([.$G$3:.$G$7]) ; LN([.$F$3:.$F$7]))" office:value-type="float" office:value="0.852470595229721" calcext:value-type="float">
            <text:p>0.852470595229721</text:p>
          </table:table-cell>
        </table:table-row>
        <table:table-row table:style-name="ro5">
          <table:table-cell office:value-type="string" calcext:value-type="string">
            <text:p>Standard Error</text:p>
          </table:table-cell>
          <table:table-cell table:style-name="ce61" table:number-matrix-columns-spanned="1" table:number-matrix-rows-spanned="1" table:formula="of:=STEYX([.$B$2:.$B$6] ; [.$A$2:.$A$6])" office:value-type="float" office:value="11.8374290560792" calcext:value-type="float">
            <text:p>11.8374290560792</text:p>
          </table:table-cell>
          <table:table-cell table:number-matrix-columns-spanned="1" table:number-matrix-rows-spanned="1" table:formula="of:=STEYX([.$B$2:.$B$6] ; LN([.$A$2:.$A$6]))" office:value-type="float" office:value="20.3591578083836" calcext:value-type="float">
            <text:p>20.3591578083836</text:p>
          </table:table-cell>
          <table:table-cell table:number-matrix-columns-spanned="1" table:number-matrix-rows-spanned="1" table:formula="of:=STEYX(LN([.$B$2:.$B$6]) ; LN([.$A$2:.$A$6]))" office:value-type="float" office:value="0.663851443463064" calcext:value-type="float">
            <text:p>0.663851443463064</text:p>
          </table:table-cell>
          <table:table-cell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G$3:.$G$7] ; [.$F$3:.$F$7])" office:value-type="float" office:value="22.9423588766363" calcext:value-type="float">
            <text:p>22.9423588766363</text:p>
          </table:table-cell>
          <table:table-cell table:style-name="ce61" table:number-matrix-columns-spanned="1" table:number-matrix-rows-spanned="1" table:formula="of:=STEYX([.$G$3:.$G$7] ; LN([.$F$3:.$F$7]))" office:value-type="float" office:value="13.7391221213972" calcext:value-type="float">
            <text:p>13.7391221213972</text:p>
          </table:table-cell>
          <table:table-cell table:number-matrix-columns-spanned="1" table:number-matrix-rows-spanned="1" table:formula="of:=STEYX(LN([.$G$3:.$G$7]) ; LN([.$F$3:.$F$7]))" office:value-type="float" office:value="0.561282380058697" calcext:value-type="float">
            <text:p>0.561282380058697</text:p>
          </table:table-cell>
        </table:table-row>
        <table:table-row table:style-name="ro5">
          <table:table-cell/>
          <table:table-cell table:style-name="ce61"/>
          <table:table-cell table:number-columns-repeated="5"/>
          <table:table-cell table:style-name="ce61"/>
          <table:table-cell/>
        </table:table-row>
        <table:table-row table:style-name="ro5">
          <table:table-cell office:value-type="string" calcext:value-type="string">
            <text:p>Slope</text:p>
          </table:table-cell>
          <table:table-cell table:style-name="ce61" table:number-matrix-columns-spanned="1" table:number-matrix-rows-spanned="1" table:formula="of:=SLOPE([.$B$2:.$B$6] ; [.$A$2:.$A$6])" office:value-type="float" office:value="-0.210025621639785" calcext:value-type="float">
            <text:p>-0.210025621639785</text:p>
          </table:table-cell>
          <table:table-cell table:number-matrix-columns-spanned="1" table:number-matrix-rows-spanned="1" table:formula="of:=SLOPE([.$B$2:.$B$6] ; LN([.$A$2:.$A$6]))" office:value-type="float" office:value="-35.0372917630294" calcext:value-type="float">
            <text:p>-35.0372917630294</text:p>
          </table:table-cell>
          <table:table-cell table:number-matrix-columns-spanned="1" table:number-matrix-rows-spanned="1" table:formula="of:=SLOPE(LN([.$B$2:.$B$6]) ; LN([.$A$2:.$A$6]))" office:value-type="float" office:value="-0.868175398878724" calcext:value-type="float">
            <text:p>-0.868175398878724</text:p>
          </table:table-cell>
          <table:table-cell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G$3:.$G$7] ; [.$F$3:.$F$7])" office:value-type="float" office:value="-0.0936130712365591" calcext:value-type="float">
            <text:p>-0.093613071236559</text:p>
          </table:table-cell>
          <table:table-cell table:style-name="ce61" table:number-matrix-columns-spanned="1" table:number-matrix-rows-spanned="1" table:formula="of:=SLOPE([.$G$3:.$G$7] ; LN([.$F$3:.$F$7]))" office:value-type="float" office:value="-36.3660138956881" calcext:value-type="float">
            <text:p>-36.3660138956881</text:p>
          </table:table-cell>
          <table:table-cell table:number-matrix-columns-spanned="1" table:number-matrix-rows-spanned="1" table:formula="of:=SLOPE(LN([.$G$3:.$G$7]) ; LN([.$F$3:.$F$7]))" office:value-type="float" office:value="-1.06614674156527" calcext:value-type="float">
            <text:p>-1.06614674156527</text:p>
          </table:table-cell>
        </table:table-row>
        <table:table-row table:style-name="ro5">
          <table:table-cell office:value-type="string" calcext:value-type="string">
            <text:p>Intercept</text:p>
          </table:table-cell>
          <table:table-cell table:style-name="ce61" table:number-matrix-columns-spanned="1" table:number-matrix-rows-spanned="1" table:formula="of:=INTERCEPT([.$B$2:.$B$6] ; [.$A$2:.$A$6])" office:value-type="float" office:value="110.637083333333" calcext:value-type="float">
            <text:p>110.637083333333</text:p>
          </table:table-cell>
          <table:table-cell table:number-matrix-columns-spanned="1" table:number-matrix-rows-spanned="1" table:formula="of:=INTERCEPT([.$B$2:.$B$6] ; LN([.$A$2:.$A$6]))" office:value-type="float" office:value="238.97" calcext:value-type="float">
            <text:p>238.97</text:p>
          </table:table-cell>
          <table:table-cell table:number-matrix-columns-spanned="1" table:number-matrix-rows-spanned="1" table:formula="of:=EXP(INTERCEPT(LN([.$B$2:.$B$6]) ; LN([.$A$2:.$A$6])))" office:value-type="float" office:value="3357.2811521614" calcext:value-type="float">
            <text:p>3357.2811521614</text:p>
          </table:table-cell>
          <table:table-cell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G$3:.$G$7] ; [.$F$3:.$F$7])" office:value-type="float" office:value="87.9616666666667" calcext:value-type="float">
            <text:p>87.9616666666667</text:p>
          </table:table-cell>
          <table:table-cell table:style-name="ce61" table:number-matrix-columns-spanned="1" table:number-matrix-rows-spanned="1" table:formula="of:=INTERCEPT([.$G$3:.$G$7] ; LN([.$F$3:.$F$7]))" office:value-type="float" office:value="252.472" calcext:value-type="float">
            <text:p>252.472</text:p>
          </table:table-cell>
          <table:table-cell table:number-matrix-columns-spanned="1" table:number-matrix-rows-spanned="1" table:formula="of:=EXP(INTERCEPT(LN([.$G$3:.$G$7]) ; LN([.$F$3:.$F$7])))" office:value-type="float" office:value="11499.8577871563" calcext:value-type="float">
            <text:p>11499.8577871563</text:p>
          </table:table-cell>
        </table:table-row>
        <table:table-row table:style-name="ro5">
          <table:table-cell/>
          <table:table-cell table:style-name="ce61"/>
          <table:table-cell table:number-columns-repeated="5"/>
          <table:table-cell table:style-name="ce61"/>
          <table:table-cell/>
        </table:table-row>
        <table:table-row table:style-name="ro5">
          <table:table-cell table:formula="of:=INDEX([.$A$2:.$A$6]; 1; 1)" office:value-type="float" office:value="32" calcext:value-type="float">
            <text:p>32</text:p>
          </table:table-cell>
          <table:table-cell table:style-name="ce61" table:formula="of:=[.$B$15] * [.$A$18] + [.$B$16]" office:value-type="float" office:value="103.91626344086" calcext:value-type="float">
            <text:p>103.91626344086</text:p>
          </table:table-cell>
          <table:table-cell table:formula="of:=[.$C$15] * LN([.$A$18]) + [.$C$16]" office:value-type="float" office:value="117.54" calcext:value-type="float">
            <text:p>117.54</text:p>
          </table:table-cell>
          <table:table-cell table:formula="of:=[.$D$16] * [.$A$18] ^ [.$D$15]" office:value-type="float" office:value="165.673683997932" calcext:value-type="float">
            <text:p>165.673683997932</text:p>
          </table:table-cell>
          <table:table-cell/>
          <table:table-cell table:formula="of:=INDEX([.$F$3:.$F$7]; 1; 1)" office:value-type="float" office:value="64" calcext:value-type="float">
            <text:p>64</text:p>
          </table:table-cell>
          <table:table-cell table:formula="of:=[.$G$15] * [.$F$18] + [.$G$16]" office:value-type="float" office:value="81.9704301075269" calcext:value-type="float">
            <text:p>81.9704301075269</text:p>
          </table:table-cell>
          <table:table-cell table:style-name="ce61" table:formula="of:=[.$H$15] * LN([.$F$18]) + [.$H$16]" office:value-type="float" office:value="101.23" calcext:value-type="float">
            <text:p>101.23</text:p>
          </table:table-cell>
          <table:table-cell table:formula="of:=[.$I$16] * [.$F$18] ^ [.$I$15]" office:value-type="float" office:value="136.470749197219" calcext:value-type="float">
            <text:p>136.470749197219</text:p>
          </table:table-cell>
        </table:table-row>
        <table:table-row table:style-name="ro5">
          <table:table-cell table:formula="of:=INDEX([.$A$2:.$A$6]; 2; 1)" office:value-type="float" office:value="64" calcext:value-type="float">
            <text:p>64</text:p>
          </table:table-cell>
          <table:table-cell table:style-name="ce61" table:formula="of:=[.$B$15] * [.$A$19] + [.$B$16]" office:value-type="float" office:value="97.1954435483871" calcext:value-type="float">
            <text:p>97.1954435483871</text:p>
          </table:table-cell>
          <table:table-cell table:formula="of:=[.$C$15] * LN([.$A$19]) + [.$C$16]" office:value-type="float" office:value="93.254" calcext:value-type="float">
            <text:p>93.254</text:p>
          </table:table-cell>
          <table:table-cell table:formula="of:=[.$D$16] * [.$A$19] ^ [.$D$15]" office:value-type="float" office:value="90.7625508267593" calcext:value-type="float">
            <text:p>90.7625508267593</text:p>
          </table:table-cell>
          <table:table-cell/>
          <table:table-cell table:formula="of:=INDEX([.$F$3:.$F$7]; 2; 1)" office:value-type="float" office:value="128" calcext:value-type="float">
            <text:p>128</text:p>
          </table:table-cell>
          <table:table-cell table:formula="of:=[.$G$15] * [.$F$19] + [.$G$16]" office:value-type="float" office:value="75.9791935483871" calcext:value-type="float">
            <text:p>75.9791935483871</text:p>
          </table:table-cell>
          <table:table-cell table:style-name="ce61" table:formula="of:=[.$H$15] * LN([.$F$19]) + [.$H$16]" office:value-type="float" office:value="76.023" calcext:value-type="float">
            <text:p>76.023</text:p>
          </table:table-cell>
          <table:table-cell table:formula="of:=[.$I$16] * [.$F$19] ^ [.$I$15]" office:value-type="float" office:value="65.1774592469058" calcext:value-type="float">
            <text:p>65.1774592469058</text:p>
          </table:table-cell>
        </table:table-row>
        <table:table-row table:style-name="ro5">
          <table:table-cell table:formula="of:=INDEX([.$A$2:.$A$6]; 3; 1)" office:value-type="float" office:value="128" calcext:value-type="float">
            <text:p>128</text:p>
          </table:table-cell>
          <table:table-cell table:style-name="ce61" table:formula="of:=[.$B$15] * [.$A$20] + [.$B$16]" office:value-type="float" office:value="83.7538037634409" calcext:value-type="float">
            <text:p>83.7538037634409</text:p>
          </table:table-cell>
          <table:table-cell table:formula="of:=[.$C$15] * LN([.$A$20]) + [.$C$16]" office:value-type="float" office:value="68.968" calcext:value-type="float">
            <text:p>68.968</text:p>
          </table:table-cell>
          <table:table-cell table:formula="of:=[.$D$16] * [.$A$20] ^ [.$D$15]" office:value-type="float" office:value="49.7232899866154" calcext:value-type="float">
            <text:p>49.7232899866154</text:p>
          </table:table-cell>
          <table:table-cell/>
          <table:table-cell table:formula="of:=INDEX([.$F$3:.$F$7]; 3; 1)" office:value-type="float" office:value="256" calcext:value-type="float">
            <text:p>256</text:p>
          </table:table-cell>
          <table:table-cell table:formula="of:=[.$G$15] * [.$F$20] + [.$G$16]" office:value-type="float" office:value="63.9967204301075" calcext:value-type="float">
            <text:p>63.9967204301075</text:p>
          </table:table-cell>
          <table:table-cell table:style-name="ce61" table:formula="of:=[.$H$15] * LN([.$F$20]) + [.$H$16]" office:value-type="float" office:value="50.816" calcext:value-type="float">
            <text:p>50.816</text:p>
          </table:table-cell>
          <table:table-cell table:formula="of:=[.$I$16] * [.$F$20] ^ [.$I$15]" office:value-type="float" office:value="31.1282909991428" calcext:value-type="float">
            <text:p>31.1282909991428</text:p>
          </table:table-cell>
        </table:table-row>
        <table:table-row table:style-name="ro5">
          <table:table-cell table:formula="of:=INDEX([.$A$2:.$A$6]; 4; 1)" office:value-type="float" office:value="256" calcext:value-type="float">
            <text:p>256</text:p>
          </table:table-cell>
          <table:table-cell table:style-name="ce61" table:formula="of:=[.$B$15] * [.$A$21] + [.$B$16]" office:value-type="float" office:value="56.8705241935484" calcext:value-type="float">
            <text:p>56.8705241935484</text:p>
          </table:table-cell>
          <table:table-cell table:formula="of:=[.$C$15] * LN([.$A$21]) + [.$C$16]" office:value-type="float" office:value="44.682" calcext:value-type="float">
            <text:p>44.682</text:p>
          </table:table-cell>
          <table:table-cell table:formula="of:=[.$D$16] * [.$A$21] ^ [.$D$15]" office:value-type="float" office:value="27.2403711064951" calcext:value-type="float">
            <text:p>27.2403711064951</text:p>
          </table:table-cell>
          <table:table-cell/>
          <table:table-cell table:formula="of:=INDEX([.$F$3:.$F$7]; 4; 1)" office:value-type="float" office:value="512" calcext:value-type="float">
            <text:p>512</text:p>
          </table:table-cell>
          <table:table-cell table:formula="of:=[.$G$15] * [.$F$21] + [.$G$16]" office:value-type="float" office:value="40.0317741935484" calcext:value-type="float">
            <text:p>40.0317741935484</text:p>
          </table:table-cell>
          <table:table-cell table:style-name="ce61" table:formula="of:=[.$H$15] * LN([.$F$21]) + [.$H$16]" office:value-type="float" office:value="25.609" calcext:value-type="float">
            <text:p>25.609</text:p>
          </table:table-cell>
          <table:table-cell table:formula="of:=[.$I$16] * [.$F$21] ^ [.$I$15]" office:value-type="float" office:value="14.8666503991304" calcext:value-type="float">
            <text:p>14.8666503991304</text:p>
          </table:table-cell>
        </table:table-row>
        <table:table-row table:style-name="ro5">
          <table:table-cell table:formula="of:=INDEX([.$A$2:.$A$6]; 5; 1)" office:value-type="float" office:value="512" calcext:value-type="float">
            <text:p>512</text:p>
          </table:table-cell>
          <table:table-cell table:style-name="ce61" table:formula="of:=[.$B$15] * [.$A$22] + [.$B$16]" office:value-type="float" office:value="3.10396505376346" calcext:value-type="float">
            <text:p>3.10396505376346</text:p>
          </table:table-cell>
          <table:table-cell table:formula="of:=[.$C$15] * LN([.$A$22]) + [.$C$16]" office:value-type="float" office:value="20.396" calcext:value-type="float">
            <text:p>20.396</text:p>
          </table:table-cell>
          <table:table-cell table:formula="of:=[.$D$16] * [.$A$22] ^ [.$D$15]" office:value-type="float" office:value="14.923345141066" calcext:value-type="float">
            <text:p>14.923345141066</text:p>
          </table:table-cell>
          <table:table-cell/>
          <table:table-cell table:formula="of:=INDEX([.$F$3:.$F$7]; 5; 1)" office:value-type="float" office:value="1024" calcext:value-type="float">
            <text:p>1024</text:p>
          </table:table-cell>
          <table:table-cell table:formula="of:=[.$G$15] * [.$F$22] + [.$G$16]" office:value-type="float" office:value="-7.89811827956987" calcext:value-type="float">
            <text:p>-7.89811827956987</text:p>
          </table:table-cell>
          <table:table-cell table:style-name="ce61" table:formula="of:=[.$H$15] * LN([.$F$22]) + [.$H$16]" office:value-type="float" office:value="0.401999999999987" calcext:value-type="float">
            <text:p>0.401999999999987</text:p>
          </table:table-cell>
          <table:table-cell table:formula="of:=[.$I$16] * [.$F$22] ^ [.$I$15]" office:value-type="float" office:value="7.10020650012718" calcext:value-type="float">
            <text:p>7.10020650012718</text:p>
          </table:table-cell>
        </table:table-row>
      </table:table>
      <table:table table:name="KMN" table:style-name="ta1">
        <table:table-column table:style-name="co6" table:number-columns-repeated="9" table:default-cell-style-name="Default"/>
        <table:table-row table:style-name="ro5">
          <table:table-cell office:value-type="string" calcext:value-type="string">
            <text:p>Cache Size (In KB)</text:p>
          </table:table-cell>
          <table:table-cell office:value-type="string" calcext:value-type="string">
            <text:p>32 Sets</text:p>
          </table:table-cell>
          <table:table-cell table:number-columns-repeated="3"/>
          <table:table-cell office:value-type="string" calcext:value-type="string">
            <text:p>Cache Size (In KB)</text:p>
          </table:table-cell>
          <table:table-cell office:value-type="string" calcext:value-type="string">
            <text:p>64 Sets</text:p>
          </table:table-cell>
          <table:table-cell table:number-columns-repeated="2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98.87" calcext:value-type="float">
            <text:p>98.8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float" office:value="96.86" calcext:value-type="float">
            <text:p>96.86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99.95" calcext:value-type="float">
            <text:p>99.95</text:p>
          </table:table-cell>
          <table:table-cell table:number-columns-repeated="2"/>
        </table:table-row>
        <table:table-row table:style-name="ro5">
          <table:table-cell office:value-type="float" office:value="128" calcext:value-type="float">
            <text:p>128</text:p>
          </table:table-cell>
          <table:table-cell office:value-type="float" office:value="82.89" calcext:value-type="float">
            <text:p>82.89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99.86" calcext:value-type="float">
            <text:p>99.86</text:p>
          </table:table-cell>
          <table:table-cell table:number-columns-repeated="2"/>
        </table:table-row>
        <table:table-row table:style-name="ro5">
          <table:table-cell office:value-type="float" office:value="256" calcext:value-type="float">
            <text:p>256</text:p>
          </table:table-cell>
          <table:table-cell office:value-type="float" office:value="47.2" calcext:value-type="float">
            <text:p>47.2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95.77" calcext:value-type="float">
            <text:p>95.77</text:p>
          </table:table-cell>
          <table:table-cell table:number-columns-repeated="2"/>
        </table:table-row>
        <table:table-row table:style-name="ro5">
          <table:table-cell office:value-type="float" office:value="512" calcext:value-type="float">
            <text:p>512</text:p>
          </table:table-cell>
          <table:table-cell office:value-type="float" office:value="16.31" calcext:value-type="float">
            <text:p>16.3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41.62" calcext:value-type="float">
            <text:p>41.62</text:p>
          </table:table-cell>
          <table:table-cell table:number-columns-repeated="2"/>
        </table:table-row>
        <table:table-row table:style-name="ro5"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7.64" calcext:value-type="float">
            <text:p>7.64</text:p>
          </table:table-cell>
          <table:table-cell table:number-columns-repeated="2"/>
        </table:table-row>
        <table:table-row table:style-name="ro5">
          <table:table-cell table:number-columns-repeated="9"/>
        </table:table-row>
        <table:table-row table:style-name="ro5">
          <table:table-cell office:value-type="string" calcext:value-type="string">
            <text:p><text:span text:style-name="T1">Regression</text:span></text:p>
          </table:table-cell>
          <table:table-cell table:number-columns-repeated="4"/>
          <table:table-cell office:value-type="string" calcext:value-type="string">
            <text:p><text:span text:style-name="T1">Regression</text:span></text:p>
          </table:table-cell>
          <table:table-cell table:number-columns-repeated="3"/>
        </table:table-row>
        <table:table-row table:style-name="ro5">
          <table:table-cell table:number-columns-repeated="9"/>
        </table:table-row>
        <table:table-row table:style-name="ro5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Power</text:p>
          </table:table-cell>
        </table:table-row>
        <table:table-row table:style-name="ro5">
          <table:table-cell office:value-type="string" calcext:value-type="string">
            <text:p>R^2</text:p>
          </table:table-cell>
          <table:table-cell table:style-name="ce61" table:number-matrix-columns-spanned="1" table:number-matrix-rows-spanned="1" table:formula="of:=RSQ([.$B$2:.$B$6] ; [.$A$2:.$A$6])" office:value-type="float" office:value="0.969068266325786" calcext:value-type="float">
            <text:p>0.969068266325786</text:p>
          </table:table-cell>
          <table:table-cell table:number-matrix-columns-spanned="1" table:number-matrix-rows-spanned="1" table:formula="of:=RSQ([.$B$2:.$B$6] ; LN([.$A$2:.$A$6]))" office:value-type="float" office:value="0.90254409152094" calcext:value-type="float">
            <text:p>0.90254409152094</text:p>
          </table:table-cell>
          <table:table-cell table:number-matrix-columns-spanned="1" table:number-matrix-rows-spanned="1" table:formula="of:=RSQ(LN([.$B$2:.$B$6]) ; LN([.$A$2:.$A$6]))" office:value-type="float" office:value="0.803458091314534" calcext:value-type="float">
            <text:p>0.803458091314534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G$3:.$G$7] ; [.$F$3:.$F$7])" office:value-type="float" office:value="0.941137122095509" calcext:value-type="float">
            <text:p>0.941137122095509</text:p>
          </table:table-cell>
          <table:table-cell table:style-name="ce61" table:number-matrix-columns-spanned="1" table:number-matrix-rows-spanned="1" table:formula="of:=RSQ([.$G$3:.$G$7] ; LN([.$F$3:.$F$7]))" office:value-type="float" office:value="0.825880933292349" calcext:value-type="float">
            <text:p>0.825880933292349</text:p>
          </table:table-cell>
          <table:table-cell table:number-matrix-columns-spanned="1" table:number-matrix-rows-spanned="1" table:formula="of:=RSQ(LN([.$G$3:.$G$7]) ; LN([.$F$3:.$F$7]))" office:value-type="float" office:value="0.732553671950551" calcext:value-type="float">
            <text:p>0.732553671950551</text:p>
          </table:table-cell>
        </table:table-row>
        <table:table-row table:style-name="ro5">
          <table:table-cell office:value-type="string" calcext:value-type="string">
            <text:p>Standard Error</text:p>
          </table:table-cell>
          <table:table-cell table:style-name="ce61" table:number-matrix-columns-spanned="1" table:number-matrix-rows-spanned="1" table:formula="of:=STEYX([.$B$2:.$B$6] ; [.$A$2:.$A$6])" office:value-type="float" office:value="7.25940670186503" calcext:value-type="float">
            <text:p>7.25940670186503</text:p>
          </table:table-cell>
          <table:table-cell table:number-matrix-columns-spanned="1" table:number-matrix-rows-spanned="1" table:formula="of:=STEYX([.$B$2:.$B$6] ; LN([.$A$2:.$A$6]))" office:value-type="float" office:value="12.8855536680941" calcext:value-type="float">
            <text:p>12.8855536680941</text:p>
          </table:table-cell>
          <table:table-cell table:number-matrix-columns-spanned="1" table:number-matrix-rows-spanned="1" table:formula="of:=STEYX(LN([.$B$2:.$B$6]) ; LN([.$A$2:.$A$6]))" office:value-type="float" office:value="0.390358200517044" calcext:value-type="float">
            <text:p>0.390358200517044</text:p>
          </table:table-cell>
          <table:table-cell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G$3:.$G$7] ; [.$F$3:.$F$7])" office:value-type="float" office:value="11.8374290560792" calcext:value-type="float">
            <text:p>11.8374290560792</text:p>
          </table:table-cell>
          <table:table-cell table:style-name="ce61" table:number-matrix-columns-spanned="1" table:number-matrix-rows-spanned="1" table:formula="of:=STEYX([.$G$3:.$G$7] ; LN([.$F$3:.$F$7]))" office:value-type="float" office:value="20.3591578083836" calcext:value-type="float">
            <text:p>20.3591578083836</text:p>
          </table:table-cell>
          <table:table-cell table:number-matrix-columns-spanned="1" table:number-matrix-rows-spanned="1" table:formula="of:=STEYX(LN([.$G$3:.$G$7]) ; LN([.$F$3:.$F$7]))" office:value-type="float" office:value="0.663851443463065" calcext:value-type="float">
            <text:p>0.663851443463065</text:p>
          </table:table-cell>
        </table:table-row>
        <table:table-row table:style-name="ro5">
          <table:table-cell/>
          <table:table-cell table:style-name="ce61"/>
          <table:table-cell table:number-columns-repeated="5"/>
          <table:table-cell table:style-name="ce61"/>
          <table:table-cell/>
        </table:table-row>
        <table:table-row table:style-name="ro5">
          <table:table-cell office:value-type="string" calcext:value-type="string">
            <text:p>Slope</text:p>
          </table:table-cell>
          <table:table-cell table:style-name="ce61" table:number-matrix-columns-spanned="1" table:number-matrix-rows-spanned="1" table:formula="of:=SLOPE([.$B$2:.$B$6] ; [.$A$2:.$A$6])" office:value-type="float" office:value="-0.180295698924731" calcext:value-type="float">
            <text:p>-0.180295698924731</text:p>
          </table:table-cell>
          <table:table-cell table:number-matrix-columns-spanned="1" table:number-matrix-rows-spanned="1" table:formula="of:=SLOPE([.$B$2:.$B$6] ; LN([.$A$2:.$A$6]))" office:value-type="float" office:value="-30.9862040882132" calcext:value-type="float">
            <text:p>-30.9862040882132</text:p>
          </table:table-cell>
          <table:table-cell table:number-matrix-columns-spanned="1" table:number-matrix-rows-spanned="1" table:formula="of:=SLOPE(LN([.$B$2:.$B$6]) ; LN([.$A$2:.$A$6]))" office:value-type="float" office:value="-0.623666624373141" calcext:value-type="float">
            <text:p>-0.623666624373141</text:p>
          </table:table-cell>
          <table:table-cell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G$3:.$G$7] ; [.$F$3:.$F$7])" office:value-type="float" office:value="-0.105012810819892" calcext:value-type="float">
            <text:p>-0.105012810819892</text:p>
          </table:table-cell>
          <table:table-cell table:style-name="ce61" table:number-matrix-columns-spanned="1" table:number-matrix-rows-spanned="1" table:formula="of:=SLOPE([.$G$3:.$G$7] ; LN([.$F$3:.$F$7]))" office:value-type="float" office:value="-35.0372917630294" calcext:value-type="float">
            <text:p>-35.0372917630294</text:p>
          </table:table-cell>
          <table:table-cell table:number-matrix-columns-spanned="1" table:number-matrix-rows-spanned="1" table:formula="of:=SLOPE(LN([.$G$3:.$G$7]) ; LN([.$F$3:.$F$7]))" office:value-type="float" office:value="-0.868175398878724" calcext:value-type="float">
            <text:p>-0.868175398878724</text:p>
          </table:table-cell>
        </table:table-row>
        <table:table-row table:style-name="ro5">
          <table:table-cell office:value-type="string" calcext:value-type="string">
            <text:p>Intercept</text:p>
          </table:table-cell>
          <table:table-cell table:style-name="ce61" table:number-matrix-columns-spanned="1" table:number-matrix-rows-spanned="1" table:formula="of:=INTERCEPT([.$B$2:.$B$6] ; [.$A$2:.$A$6])" office:value-type="float" office:value="104.196666666667" calcext:value-type="float">
            <text:p>104.196666666667</text:p>
          </table:table-cell>
          <table:table-cell table:number-matrix-columns-spanned="1" table:number-matrix-rows-spanned="1" table:formula="of:=INTERCEPT([.$B$2:.$B$6] ; LN([.$A$2:.$A$6]))" office:value-type="float" office:value="218.772" calcext:value-type="float">
            <text:p>218.772</text:p>
          </table:table-cell>
          <table:table-cell table:number-matrix-columns-spanned="1" table:number-matrix-rows-spanned="1" table:formula="of:=EXP(INTERCEPT(LN([.$B$2:.$B$6]) ; LN([.$A$2:.$A$6])))" office:value-type="float" office:value="1178.73980155782" calcext:value-type="float">
            <text:p>1178.73980155782</text:p>
          </table:table-cell>
          <table:table-cell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G$3:.$G$7] ; [.$F$3:.$F$7])" office:value-type="float" office:value="110.637083333333" calcext:value-type="float">
            <text:p>110.637083333333</text:p>
          </table:table-cell>
          <table:table-cell table:style-name="ce61" table:number-matrix-columns-spanned="1" table:number-matrix-rows-spanned="1" table:formula="of:=INTERCEPT([.$G$3:.$G$7] ; LN([.$F$3:.$F$7]))" office:value-type="float" office:value="263.256" calcext:value-type="float">
            <text:p>263.256</text:p>
          </table:table-cell>
          <table:table-cell table:number-matrix-columns-spanned="1" table:number-matrix-rows-spanned="1" table:formula="of:=EXP(INTERCEPT(LN([.$G$3:.$G$7]) ; LN([.$F$3:.$F$7])))" office:value-type="float" office:value="6128.22283671883" calcext:value-type="float">
            <text:p>6128.22283671883</text:p>
          </table:table-cell>
        </table:table-row>
        <table:table-row table:style-name="ro5">
          <table:table-cell/>
          <table:table-cell table:style-name="ce61"/>
          <table:table-cell table:number-columns-repeated="5"/>
          <table:table-cell table:style-name="ce61"/>
          <table:table-cell/>
        </table:table-row>
        <table:table-row table:style-name="ro5">
          <table:table-cell table:formula="of:=INDEX([.$A$2:.$A$6]; 1; 1)" office:value-type="float" office:value="32" calcext:value-type="float">
            <text:p>32</text:p>
          </table:table-cell>
          <table:table-cell table:style-name="ce61" table:formula="of:=[.$B$15] * [.$A$18] + [.$B$16]" office:value-type="float" office:value="98.4272043010753" calcext:value-type="float">
            <text:p>98.4272043010753</text:p>
          </table:table-cell>
          <table:table-cell table:formula="of:=[.$C$15] * LN([.$A$18]) + [.$C$16]" office:value-type="float" office:value="111.382" calcext:value-type="float">
            <text:p>111.382</text:p>
          </table:table-cell>
          <table:table-cell table:formula="of:=[.$D$16] * [.$A$18] ^ [.$D$15]" office:value-type="float" office:value="135.739467798974" calcext:value-type="float">
            <text:p>135.739467798974</text:p>
          </table:table-cell>
          <table:table-cell/>
          <table:table-cell table:formula="of:=INDEX([.$F$3:.$F$7]; 1; 1)" office:value-type="float" office:value="64" calcext:value-type="float">
            <text:p>64</text:p>
          </table:table-cell>
          <table:table-cell table:formula="of:=[.$G$15] * [.$F$18] + [.$G$16]" office:value-type="float" office:value="103.91626344086" calcext:value-type="float">
            <text:p>103.91626344086</text:p>
          </table:table-cell>
          <table:table-cell table:style-name="ce61" table:formula="of:=[.$H$15] * LN([.$F$18]) + [.$H$16]" office:value-type="float" office:value="117.54" calcext:value-type="float">
            <text:p>117.54</text:p>
          </table:table-cell>
          <table:table-cell table:formula="of:=[.$I$16] * [.$F$18] ^ [.$I$15]" office:value-type="float" office:value="165.673683997932" calcext:value-type="float">
            <text:p>165.673683997932</text:p>
          </table:table-cell>
        </table:table-row>
        <table:table-row table:style-name="ro5">
          <table:table-cell table:formula="of:=INDEX([.$A$2:.$A$6]; 2; 1)" office:value-type="float" office:value="64" calcext:value-type="float">
            <text:p>64</text:p>
          </table:table-cell>
          <table:table-cell table:style-name="ce61" table:formula="of:=[.$B$15] * [.$A$19] + [.$B$16]" office:value-type="float" office:value="92.6577419354839" calcext:value-type="float">
            <text:p>92.6577419354839</text:p>
          </table:table-cell>
          <table:table-cell table:formula="of:=[.$C$15] * LN([.$A$19]) + [.$C$16]" office:value-type="float" office:value="89.904" calcext:value-type="float">
            <text:p>89.904</text:p>
          </table:table-cell>
          <table:table-cell table:formula="of:=[.$D$16] * [.$A$19] ^ [.$D$15]" office:value-type="float" office:value="88.0975398677372" calcext:value-type="float">
            <text:p>88.0975398677372</text:p>
          </table:table-cell>
          <table:table-cell/>
          <table:table-cell table:formula="of:=INDEX([.$F$3:.$F$7]; 2; 1)" office:value-type="float" office:value="128" calcext:value-type="float">
            <text:p>128</text:p>
          </table:table-cell>
          <table:table-cell table:formula="of:=[.$G$15] * [.$F$19] + [.$G$16]" office:value-type="float" office:value="97.1954435483871" calcext:value-type="float">
            <text:p>97.1954435483871</text:p>
          </table:table-cell>
          <table:table-cell table:style-name="ce61" table:formula="of:=[.$H$15] * LN([.$F$19]) + [.$H$16]" office:value-type="float" office:value="93.254" calcext:value-type="float">
            <text:p>93.254</text:p>
          </table:table-cell>
          <table:table-cell table:formula="of:=[.$I$16] * [.$F$19] ^ [.$I$15]" office:value-type="float" office:value="90.7625508267593" calcext:value-type="float">
            <text:p>90.7625508267593</text:p>
          </table:table-cell>
        </table:table-row>
        <table:table-row table:style-name="ro5">
          <table:table-cell table:formula="of:=INDEX([.$A$2:.$A$6]; 3; 1)" office:value-type="float" office:value="128" calcext:value-type="float">
            <text:p>128</text:p>
          </table:table-cell>
          <table:table-cell table:style-name="ce61" table:formula="of:=[.$B$15] * [.$A$20] + [.$B$16]" office:value-type="float" office:value="81.1188172043011" calcext:value-type="float">
            <text:p>81.1188172043011</text:p>
          </table:table-cell>
          <table:table-cell table:formula="of:=[.$C$15] * LN([.$A$20]) + [.$C$16]" office:value-type="float" office:value="68.426" calcext:value-type="float">
            <text:p>68.426</text:p>
          </table:table-cell>
          <table:table-cell table:formula="of:=[.$D$16] * [.$A$20] ^ [.$D$15]" office:value-type="float" office:value="57.177007222701" calcext:value-type="float">
            <text:p>57.177007222701</text:p>
          </table:table-cell>
          <table:table-cell/>
          <table:table-cell table:formula="of:=INDEX([.$F$3:.$F$7]; 3; 1)" office:value-type="float" office:value="256" calcext:value-type="float">
            <text:p>256</text:p>
          </table:table-cell>
          <table:table-cell table:formula="of:=[.$G$15] * [.$F$20] + [.$G$16]" office:value-type="float" office:value="83.7538037634409" calcext:value-type="float">
            <text:p>83.7538037634409</text:p>
          </table:table-cell>
          <table:table-cell table:style-name="ce61" table:formula="of:=[.$H$15] * LN([.$F$20]) + [.$H$16]" office:value-type="float" office:value="68.968" calcext:value-type="float">
            <text:p>68.968</text:p>
          </table:table-cell>
          <table:table-cell table:formula="of:=[.$I$16] * [.$F$20] ^ [.$I$15]" office:value-type="float" office:value="49.7232899866154" calcext:value-type="float">
            <text:p>49.7232899866154</text:p>
          </table:table-cell>
        </table:table-row>
        <table:table-row table:style-name="ro5">
          <table:table-cell table:formula="of:=INDEX([.$A$2:.$A$6]; 4; 1)" office:value-type="float" office:value="256" calcext:value-type="float">
            <text:p>256</text:p>
          </table:table-cell>
          <table:table-cell table:style-name="ce61" table:formula="of:=[.$B$15] * [.$A$21] + [.$B$16]" office:value-type="float" office:value="58.0409677419355" calcext:value-type="float">
            <text:p>58.0409677419355</text:p>
          </table:table-cell>
          <table:table-cell table:formula="of:=[.$C$15] * LN([.$A$21]) + [.$C$16]" office:value-type="float" office:value="46.948" calcext:value-type="float">
            <text:p>46.948</text:p>
          </table:table-cell>
          <table:table-cell table:formula="of:=[.$D$16] * [.$A$21] ^ [.$D$15]" office:value-type="float" office:value="37.1089835181884" calcext:value-type="float">
            <text:p>37.1089835181884</text:p>
          </table:table-cell>
          <table:table-cell/>
          <table:table-cell table:formula="of:=INDEX([.$F$3:.$F$7]; 4; 1)" office:value-type="float" office:value="512" calcext:value-type="float">
            <text:p>512</text:p>
          </table:table-cell>
          <table:table-cell table:formula="of:=[.$G$15] * [.$F$21] + [.$G$16]" office:value-type="float" office:value="56.8705241935484" calcext:value-type="float">
            <text:p>56.8705241935484</text:p>
          </table:table-cell>
          <table:table-cell table:style-name="ce61" table:formula="of:=[.$H$15] * LN([.$F$21]) + [.$H$16]" office:value-type="float" office:value="44.682" calcext:value-type="float">
            <text:p>44.682</text:p>
          </table:table-cell>
          <table:table-cell table:formula="of:=[.$I$16] * [.$F$21] ^ [.$I$15]" office:value-type="float" office:value="27.2403711064951" calcext:value-type="float">
            <text:p>27.2403711064951</text:p>
          </table:table-cell>
        </table:table-row>
        <table:table-row table:style-name="ro5">
          <table:table-cell table:formula="of:=INDEX([.$A$2:.$A$6]; 5; 1)" office:value-type="float" office:value="512" calcext:value-type="float">
            <text:p>512</text:p>
          </table:table-cell>
          <table:table-cell table:style-name="ce61" table:formula="of:=[.$B$15] * [.$A$22] + [.$B$16]" office:value-type="float" office:value="11.8852688172043" calcext:value-type="float">
            <text:p>11.8852688172043</text:p>
          </table:table-cell>
          <table:table-cell table:formula="of:=[.$C$15] * LN([.$A$22]) + [.$C$16]" office:value-type="float" office:value="25.47" calcext:value-type="float">
            <text:p>25.47</text:p>
          </table:table-cell>
          <table:table-cell table:formula="of:=[.$D$16] * [.$A$22] ^ [.$D$15]" office:value-type="float" office:value="24.0844480087869" calcext:value-type="float">
            <text:p>24.0844480087869</text:p>
          </table:table-cell>
          <table:table-cell/>
          <table:table-cell table:formula="of:=INDEX([.$F$3:.$F$7]; 5; 1)" office:value-type="float" office:value="1024" calcext:value-type="float">
            <text:p>1024</text:p>
          </table:table-cell>
          <table:table-cell table:formula="of:=[.$G$15] * [.$F$22] + [.$G$16]" office:value-type="float" office:value="3.10396505376346" calcext:value-type="float">
            <text:p>3.10396505376346</text:p>
          </table:table-cell>
          <table:table-cell table:style-name="ce61" table:formula="of:=[.$H$15] * LN([.$F$22]) + [.$H$16]" office:value-type="float" office:value="20.396" calcext:value-type="float">
            <text:p>20.396</text:p>
          </table:table-cell>
          <table:table-cell table:formula="of:=[.$I$16] * [.$F$22] ^ [.$I$15]" office:value-type="float" office:value="14.923345141066" calcext:value-type="float">
            <text:p>14.923345141066</text:p>
          </table:table-cell>
        </table:table-row>
      </table:table>
      <table:table table:name="LIB" table:style-name="ta1">
        <table:table-column table:style-name="co6" table:number-columns-repeated="9" table:default-cell-style-name="Default"/>
        <table:table-row table:style-name="ro5">
          <table:table-cell office:value-type="string" calcext:value-type="string">
            <text:p>Cache Size (In KB)</text:p>
          </table:table-cell>
          <table:table-cell office:value-type="string" calcext:value-type="string">
            <text:p>32 Sets</text:p>
          </table:table-cell>
          <table:table-cell table:number-columns-repeated="3"/>
          <table:table-cell office:value-type="string" calcext:value-type="string">
            <text:p>Cache Size (In KB)</text:p>
          </table:table-cell>
          <table:table-cell office:value-type="string" calcext:value-type="string">
            <text:p>64 Sets</text:p>
          </table:table-cell>
          <table:table-cell table:number-columns-repeated="2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76.09" calcext:value-type="float">
            <text:p>76.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float" office:value="69.69" calcext:value-type="float">
            <text:p>69.69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72.1" calcext:value-type="float">
            <text:p>72.1</text:p>
          </table:table-cell>
          <table:table-cell table:number-columns-repeated="2"/>
        </table:table-row>
        <table:table-row table:style-name="ro5">
          <table:table-cell office:value-type="float" office:value="128" calcext:value-type="float">
            <text:p>128</text:p>
          </table:table-cell>
          <table:table-cell office:value-type="float" office:value="67.35" calcext:value-type="float">
            <text:p>67.35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7.84" calcext:value-type="float">
            <text:p>67.84</text:p>
          </table:table-cell>
          <table:table-cell table:number-columns-repeated="2"/>
        </table:table-row>
        <table:table-row table:style-name="ro5">
          <table:table-cell office:value-type="float" office:value="256" calcext:value-type="float">
            <text:p>256</text:p>
          </table:table-cell>
          <table:table-cell office:value-type="float" office:value="66.67" calcext:value-type="float">
            <text:p>66.67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66.17" calcext:value-type="float">
            <text:p>66.17</text:p>
          </table:table-cell>
          <table:table-cell table:number-columns-repeated="2"/>
        </table:table-row>
        <table:table-row table:style-name="ro5">
          <table:table-cell office:value-type="float" office:value="512" calcext:value-type="float">
            <text:p>512</text:p>
          </table:table-cell>
          <table:table-cell office:value-type="float" office:value="56.62" calcext:value-type="float">
            <text:p>56.62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56.41" calcext:value-type="float">
            <text:p>56.41</text:p>
          </table:table-cell>
          <table:table-cell table:number-columns-repeated="2"/>
        </table:table-row>
        <table:table-row table:style-name="ro5"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44.16" calcext:value-type="float">
            <text:p>44.16</text:p>
          </table:table-cell>
          <table:table-cell table:number-columns-repeated="2"/>
        </table:table-row>
        <table:table-row table:style-name="ro5">
          <table:table-cell table:number-columns-repeated="9"/>
        </table:table-row>
        <table:table-row table:style-name="ro5">
          <table:table-cell office:value-type="string" calcext:value-type="string">
            <text:p><text:span text:style-name="T1">Regression</text:span></text:p>
          </table:table-cell>
          <table:table-cell table:number-columns-repeated="4"/>
          <table:table-cell office:value-type="string" calcext:value-type="string">
            <text:p><text:span text:style-name="T1">Regression</text:span></text:p>
          </table:table-cell>
          <table:table-cell table:number-columns-repeated="3"/>
        </table:table-row>
        <table:table-row table:style-name="ro5">
          <table:table-cell table:number-columns-repeated="9"/>
        </table:table-row>
        <table:table-row table:style-name="ro5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Power</text:p>
          </table:table-cell>
        </table:table-row>
        <table:table-row table:style-name="ro5"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B$2:.$B$6] ; [.$A$2:.$A$6])" office:value-type="float" office:value="0.889492011355193" calcext:value-type="float">
            <text:p>0.889492011355193</text:p>
          </table:table-cell>
          <table:table-cell table:style-name="ce61" table:number-matrix-columns-spanned="1" table:number-matrix-rows-spanned="1" table:formula="of:=RSQ([.$B$2:.$B$6] ; LN([.$A$2:.$A$6]))" office:value-type="float" office:value="0.891749822424116" calcext:value-type="float">
            <text:p>0.891749822424116</text:p>
          </table:table-cell>
          <table:table-cell table:number-matrix-columns-spanned="1" table:number-matrix-rows-spanned="1" table:formula="of:=RSQ(LN([.$B$2:.$B$6]) ; LN([.$A$2:.$A$6]))" office:value-type="float" office:value="0.875394062165239" calcext:value-type="float">
            <text:p>0.875394062165239</text:p>
          </table:table-cell>
          <table:table-cell/>
          <table:table-cell office:value-type="string" calcext:value-type="string">
            <text:p>R^2</text:p>
          </table:table-cell>
          <table:table-cell table:style-name="ce61" table:number-matrix-columns-spanned="1" table:number-matrix-rows-spanned="1" table:formula="of:=RSQ([.$G$3:.$G$7] ; [.$F$3:.$F$7])" office:value-type="float" office:value="0.986350223869085" calcext:value-type="float">
            <text:p>0.986350223869085</text:p>
          </table:table-cell>
          <table:table-cell table:number-matrix-columns-spanned="1" table:number-matrix-rows-spanned="1" table:formula="of:=RSQ([.$G$3:.$G$7] ; LN([.$F$3:.$F$7]))" office:value-type="float" office:value="0.904654948350856" calcext:value-type="float">
            <text:p>0.904654948350856</text:p>
          </table:table-cell>
          <table:table-cell table:number-matrix-columns-spanned="1" table:number-matrix-rows-spanned="1" table:formula="of:=RSQ(LN([.$G$3:.$G$7]) ; LN([.$F$3:.$F$7]))" office:value-type="float" office:value="0.870455876562726" calcext:value-type="float">
            <text:p>0.870455876562726</text:p>
          </table:table-cell>
        </table:table-row>
        <table:table-row table:style-name="ro5"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B$2:.$B$6] ; [.$A$2:.$A$6])" office:value-type="float" office:value="2.69680890509679" calcext:value-type="float">
            <text:p>2.69680890509679</text:p>
          </table:table-cell>
          <table:table-cell table:style-name="ce61" table:number-matrix-columns-spanned="1" table:number-matrix-rows-spanned="1" table:formula="of:=STEYX([.$B$2:.$B$6] ; LN([.$A$2:.$A$6]))" office:value-type="float" office:value="2.66911720736776" calcext:value-type="float">
            <text:p>2.66911720736776</text:p>
          </table:table-cell>
          <table:table-cell table:number-matrix-columns-spanned="1" table:number-matrix-rows-spanned="1" table:formula="of:=STEYX(LN([.$B$2:.$B$6]) ; LN([.$A$2:.$A$6]))" office:value-type="float" office:value="0.0437684940429977" calcext:value-type="float">
            <text:p>0.043768494042998</text:p>
          </table:table-cell>
          <table:table-cell/>
          <table:table-cell office:value-type="string" calcext:value-type="string">
            <text:p>Standard Error</text:p>
          </table:table-cell>
          <table:table-cell table:style-name="ce61" table:number-matrix-columns-spanned="1" table:number-matrix-rows-spanned="1" table:formula="of:=STEYX([.$G$3:.$G$7] ; [.$F$3:.$F$7])" office:value-type="float" office:value="1.50952477745928" calcext:value-type="float">
            <text:p>1.50952477745928</text:p>
          </table:table-cell>
          <table:table-cell table:number-matrix-columns-spanned="1" table:number-matrix-rows-spanned="1" table:formula="of:=STEYX([.$G$3:.$G$7] ; LN([.$F$3:.$F$7]))" office:value-type="float" office:value="3.9895743298419" calcext:value-type="float">
            <text:p>3.9895743298419</text:p>
          </table:table-cell>
          <table:table-cell table:number-matrix-columns-spanned="1" table:number-matrix-rows-spanned="1" table:formula="of:=STEYX(LN([.$G$3:.$G$7]) ; LN([.$F$3:.$F$7]))" office:value-type="float" office:value="0.0820524195211745" calcext:value-type="float">
            <text:p>0.082052419521175</text:p>
          </table:table-cell>
        </table:table-row>
        <table:table-row table:style-name="ro5">
          <table:table-cell table:number-columns-repeated="2"/>
          <table:table-cell table:style-name="ce61"/>
          <table:table-cell table:number-columns-repeated="3"/>
          <table:table-cell table:style-name="ce61"/>
          <table:table-cell table:number-columns-repeated="2"/>
        </table:table-row>
        <table:table-row table:style-name="ro5"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B$2:.$B$6] ; [.$A$2:.$A$6])" office:value-type="float" office:value="-0.0339495127688172" calcext:value-type="float">
            <text:p>-0.033949512768817</text:p>
          </table:table-cell>
          <table:table-cell table:style-name="ce61" table:number-matrix-columns-spanned="1" table:number-matrix-rows-spanned="1" table:formula="of:=SLOPE([.$B$2:.$B$6] ; LN([.$A$2:.$A$6]))" office:value-type="float" office:value="-6.05354839157009" calcext:value-type="float">
            <text:p>-6.05354839157009</text:p>
          </table:table-cell>
          <table:table-cell table:number-matrix-columns-spanned="1" table:number-matrix-rows-spanned="1" table:formula="of:=SLOPE(LN([.$B$2:.$B$6]) ; LN([.$A$2:.$A$6]))" office:value-type="float" office:value="-0.0916704154111266" calcext:value-type="float">
            <text:p>-0.091670415411127</text:p>
          </table:table-cell>
          <table:table-cell/>
          <table:table-cell office:value-type="string" calcext:value-type="string">
            <text:p>Slope</text:p>
          </table:table-cell>
          <table:table-cell table:style-name="ce61" table:number-matrix-columns-spanned="1" table:number-matrix-rows-spanned="1" table:formula="of:=SLOPE([.$G$3:.$G$7] ; [.$F$3:.$F$7])" office:value-type="float" office:value="-0.028469002016129" calcext:value-type="float">
            <text:p>-0.028469002016129</text:p>
          </table:table-cell>
          <table:table-cell table:number-matrix-columns-spanned="1" table:number-matrix-rows-spanned="1" table:formula="of:=SLOPE([.$G$3:.$G$7] ; LN([.$F$3:.$F$7]))" office:value-type="float" office:value="-9.71078032022361" calcext:value-type="float">
            <text:p>-9.71078032022361</text:p>
          </table:table-cell>
          <table:table-cell table:number-matrix-columns-spanned="1" table:number-matrix-rows-spanned="1" table:formula="of:=SLOPE(LN([.$G$3:.$G$7]) ; LN([.$F$3:.$F$7]))" office:value-type="float" office:value="-0.168070340765837" calcext:value-type="float">
            <text:p>-0.168070340765837</text:p>
          </table:table-cell>
        </table:table-row>
        <table:table-row table:style-name="ro5"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B$2:.$B$6] ; [.$A$2:.$A$6])" office:value-type="float" office:value="74.0195833333334" calcext:value-type="float">
            <text:p>74.0195833333334</text:p>
          </table:table-cell>
          <table:table-cell table:style-name="ce61" table:number-matrix-columns-spanned="1" table:number-matrix-rows-spanned="1" table:formula="of:=INTERCEPT([.$B$2:.$B$6] ; LN([.$A$2:.$A$6]))" office:value-type="float" office:value="96.656" calcext:value-type="float">
            <text:p>96.656</text:p>
          </table:table-cell>
          <table:table-cell table:number-matrix-columns-spanned="1" table:number-matrix-rows-spanned="1" table:formula="of:=EXP(INTERCEPT(LN([.$B$2:.$B$6]) ; LN([.$A$2:.$A$6])))" office:value-type="float" office:value="104.499931807272" calcext:value-type="float">
            <text:p>104.499931807272</text:p>
          </table:table-cell>
          <table:table-cell/>
          <table:table-cell office:value-type="string" calcext:value-type="string">
            <text:p>Intercept</text:p>
          </table:table-cell>
          <table:table-cell table:style-name="ce61" table:number-matrix-columns-spanned="1" table:number-matrix-rows-spanned="1" table:formula="of:=INTERCEPT([.$G$3:.$G$7] ; [.$F$3:.$F$7])" office:value-type="float" office:value="72.6325" calcext:value-type="float">
            <text:p>72.6325</text:p>
          </table:table-cell>
          <table:table-cell table:number-matrix-columns-spanned="1" table:number-matrix-rows-spanned="1" table:formula="of:=INTERCEPT([.$G$3:.$G$7] ; LN([.$F$3:.$F$7]))" office:value-type="float" office:value="115.184" calcext:value-type="float">
            <text:p>115.184</text:p>
          </table:table-cell>
          <table:table-cell table:number-matrix-columns-spanned="1" table:number-matrix-rows-spanned="1" table:formula="of:=EXP(INTERCEPT(LN([.$G$3:.$G$7]) ; LN([.$F$3:.$F$7])))" office:value-type="float" office:value="153.478374966324" calcext:value-type="float">
            <text:p>153.478374966324</text:p>
          </table:table-cell>
        </table:table-row>
        <table:table-row table:style-name="ro5">
          <table:table-cell table:number-columns-repeated="2"/>
          <table:table-cell table:style-name="ce61"/>
          <table:table-cell table:number-columns-repeated="3"/>
          <table:table-cell table:style-name="ce61"/>
          <table:table-cell table:number-columns-repeated="2"/>
        </table:table-row>
        <table:table-row table:style-name="ro5">
          <table:table-cell table:formula="of:=INDEX([.$A$2:.$A$6]; 1; 1)" office:value-type="float" office:value="32" calcext:value-type="float">
            <text:p>32</text:p>
          </table:table-cell>
          <table:table-cell table:formula="of:=[.$B$15] * [.$A$18] + [.$B$16]" office:value-type="float" office:value="72.9331989247312" calcext:value-type="float">
            <text:p>72.9331989247312</text:p>
          </table:table-cell>
          <table:table-cell table:style-name="ce61" table:formula="of:=[.$C$15] * LN([.$A$18]) + [.$C$16]" office:value-type="float" office:value="75.676" calcext:value-type="float">
            <text:p>75.676</text:p>
          </table:table-cell>
          <table:table-cell table:formula="of:=[.$D$16] * [.$A$18] ^ [.$D$15]" office:value-type="float" office:value="76.0568410220886" calcext:value-type="float">
            <text:p>76.0568410220886</text:p>
          </table:table-cell>
          <table:table-cell/>
          <table:table-cell table:formula="of:=INDEX([.$F$3:.$F$7]; 1; 1)" office:value-type="float" office:value="64" calcext:value-type="float">
            <text:p>64</text:p>
          </table:table-cell>
          <table:table-cell table:style-name="ce61" table:formula="of:=[.$G$15] * [.$F$18] + [.$G$16]" office:value-type="float" office:value="70.8104838709677" calcext:value-type="float">
            <text:p>70.8104838709677</text:p>
          </table:table-cell>
          <table:table-cell table:formula="of:=[.$H$15] * LN([.$F$18]) + [.$H$16]" office:value-type="float" office:value="74.798" calcext:value-type="float">
            <text:p>74.798</text:p>
          </table:table-cell>
          <table:table-cell table:formula="of:=[.$I$16] * [.$F$18] ^ [.$I$15]" office:value-type="float" office:value="76.2925109189236" calcext:value-type="float">
            <text:p>76.2925109189236</text:p>
          </table:table-cell>
        </table:table-row>
        <table:table-row table:style-name="ro5">
          <table:table-cell table:formula="of:=INDEX([.$A$2:.$A$6]; 2; 1)" office:value-type="float" office:value="64" calcext:value-type="float">
            <text:p>64</text:p>
          </table:table-cell>
          <table:table-cell table:formula="of:=[.$B$15] * [.$A$19] + [.$B$16]" office:value-type="float" office:value="71.8468145161291" calcext:value-type="float">
            <text:p>71.8468145161291</text:p>
          </table:table-cell>
          <table:table-cell table:style-name="ce61" table:formula="of:=[.$C$15] * LN([.$A$19]) + [.$C$16]" office:value-type="float" office:value="71.48" calcext:value-type="float">
            <text:p>71.48</text:p>
          </table:table-cell>
          <table:table-cell table:formula="of:=[.$D$16] * [.$A$19] ^ [.$D$15]" office:value-type="float" office:value="71.3744440600488" calcext:value-type="float">
            <text:p>71.3744440600488</text:p>
          </table:table-cell>
          <table:table-cell/>
          <table:table-cell table:formula="of:=INDEX([.$F$3:.$F$7]; 2; 1)" office:value-type="float" office:value="128" calcext:value-type="float">
            <text:p>128</text:p>
          </table:table-cell>
          <table:table-cell table:style-name="ce61" table:formula="of:=[.$G$15] * [.$F$19] + [.$G$16]" office:value-type="float" office:value="68.9884677419355" calcext:value-type="float">
            <text:p>68.9884677419355</text:p>
          </table:table-cell>
          <table:table-cell table:formula="of:=[.$H$15] * LN([.$F$19]) + [.$H$16]" office:value-type="float" office:value="68.067" calcext:value-type="float">
            <text:p>68.067</text:p>
          </table:table-cell>
          <table:table-cell table:formula="of:=[.$I$16] * [.$F$19] ^ [.$I$15]" office:value-type="float" office:value="67.902801813929" calcext:value-type="float">
            <text:p>67.902801813929</text:p>
          </table:table-cell>
        </table:table-row>
        <table:table-row table:style-name="ro5">
          <table:table-cell table:formula="of:=INDEX([.$A$2:.$A$6]; 3; 1)" office:value-type="float" office:value="128" calcext:value-type="float">
            <text:p>128</text:p>
          </table:table-cell>
          <table:table-cell table:formula="of:=[.$B$15] * [.$A$20] + [.$B$16]" office:value-type="float" office:value="69.6740456989248" calcext:value-type="float">
            <text:p>69.6740456989248</text:p>
          </table:table-cell>
          <table:table-cell table:style-name="ce61" table:formula="of:=[.$C$15] * LN([.$A$20]) + [.$C$16]" office:value-type="float" office:value="67.284" calcext:value-type="float">
            <text:p>67.284</text:p>
          </table:table-cell>
          <table:table-cell table:formula="of:=[.$D$16] * [.$A$20] ^ [.$D$15]" office:value-type="float" office:value="66.9803162532288" calcext:value-type="float">
            <text:p>66.9803162532288</text:p>
          </table:table-cell>
          <table:table-cell/>
          <table:table-cell table:formula="of:=INDEX([.$F$3:.$F$7]; 3; 1)" office:value-type="float" office:value="256" calcext:value-type="float">
            <text:p>256</text:p>
          </table:table-cell>
          <table:table-cell table:style-name="ce61" table:formula="of:=[.$G$15] * [.$F$20] + [.$G$16]" office:value-type="float" office:value="65.344435483871" calcext:value-type="float">
            <text:p>65.344435483871</text:p>
          </table:table-cell>
          <table:table-cell table:formula="of:=[.$H$15] * LN([.$F$20]) + [.$H$16]" office:value-type="float" office:value="61.336" calcext:value-type="float">
            <text:p>61.336</text:p>
          </table:table-cell>
          <table:table-cell table:formula="of:=[.$I$16] * [.$F$20] ^ [.$I$15]" office:value-type="float" office:value="60.4356894096936" calcext:value-type="float">
            <text:p>60.4356894096936</text:p>
          </table:table-cell>
        </table:table-row>
        <table:table-row table:style-name="ro5">
          <table:table-cell table:formula="of:=INDEX([.$A$2:.$A$6]; 4; 1)" office:value-type="float" office:value="256" calcext:value-type="float">
            <text:p>256</text:p>
          </table:table-cell>
          <table:table-cell table:formula="of:=[.$B$15] * [.$A$21] + [.$B$16]" office:value-type="float" office:value="65.3285080645161" calcext:value-type="float">
            <text:p>65.3285080645161</text:p>
          </table:table-cell>
          <table:table-cell table:style-name="ce61" table:formula="of:=[.$C$15] * LN([.$A$21]) + [.$C$16]" office:value-type="float" office:value="63.088" calcext:value-type="float">
            <text:p>63.088</text:p>
          </table:table-cell>
          <table:table-cell table:formula="of:=[.$D$16] * [.$A$21] ^ [.$D$15]" office:value-type="float" office:value="62.8567104720013" calcext:value-type="float">
            <text:p>62.8567104720013</text:p>
          </table:table-cell>
          <table:table-cell/>
          <table:table-cell table:formula="of:=INDEX([.$F$3:.$F$7]; 4; 1)" office:value-type="float" office:value="512" calcext:value-type="float">
            <text:p>512</text:p>
          </table:table-cell>
          <table:table-cell table:style-name="ce61" table:formula="of:=[.$G$15] * [.$F$21] + [.$G$16]" office:value-type="float" office:value="58.0563709677419" calcext:value-type="float">
            <text:p>58.0563709677419</text:p>
          </table:table-cell>
          <table:table-cell table:formula="of:=[.$H$15] * LN([.$F$21]) + [.$H$16]" office:value-type="float" office:value="54.605" calcext:value-type="float">
            <text:p>54.605</text:p>
          </table:table-cell>
          <table:table-cell table:formula="of:=[.$I$16] * [.$F$21] ^ [.$I$15]" office:value-type="float" office:value="53.7897179034476" calcext:value-type="float">
            <text:p>53.7897179034476</text:p>
          </table:table-cell>
        </table:table-row>
        <table:table-row table:style-name="ro5">
          <table:table-cell table:formula="of:=INDEX([.$A$2:.$A$6]; 5; 1)" office:value-type="float" office:value="512" calcext:value-type="float">
            <text:p>512</text:p>
          </table:table-cell>
          <table:table-cell table:formula="of:=[.$B$15] * [.$A$22] + [.$B$16]" office:value-type="float" office:value="56.6374327956989" calcext:value-type="float">
            <text:p>56.6374327956989</text:p>
          </table:table-cell>
          <table:table-cell table:style-name="ce61" table:formula="of:=[.$C$15] * LN([.$A$22]) + [.$C$16]" office:value-type="float" office:value="58.892" calcext:value-type="float">
            <text:p>58.892</text:p>
          </table:table-cell>
          <table:table-cell table:formula="of:=[.$D$16] * [.$A$22] ^ [.$D$15]" office:value-type="float" office:value="58.9869721788682" calcext:value-type="float">
            <text:p>58.9869721788682</text:p>
          </table:table-cell>
          <table:table-cell/>
          <table:table-cell table:formula="of:=INDEX([.$F$3:.$F$7]; 5; 1)" office:value-type="float" office:value="1024" calcext:value-type="float">
            <text:p>1024</text:p>
          </table:table-cell>
          <table:table-cell table:style-name="ce61" table:formula="of:=[.$G$15] * [.$F$22] + [.$G$16]" office:value-type="float" office:value="43.4802419354839" calcext:value-type="float">
            <text:p>43.4802419354839</text:p>
          </table:table-cell>
          <table:table-cell table:formula="of:=[.$H$15] * LN([.$F$22]) + [.$H$16]" office:value-type="float" office:value="47.874" calcext:value-type="float">
            <text:p>47.874</text:p>
          </table:table-cell>
          <table:table-cell table:formula="of:=[.$I$16] * [.$F$22] ^ [.$I$15]" office:value-type="float" office:value="47.8745883499161" calcext:value-type="float">
            <text:p>47.8745883499161</text:p>
          </table:table-cell>
        </table:table-row>
      </table:table>
      <table:table table:name="LPS" table:style-name="ta1">
        <table:table-column table:style-name="co6" table:number-columns-repeated="9" table:default-cell-style-name="Default"/>
        <table:table-row table:style-name="ro5">
          <table:table-cell office:value-type="string" calcext:value-type="string">
            <text:p>Cache Size (In KB)</text:p>
          </table:table-cell>
          <table:table-cell office:value-type="string" calcext:value-type="string">
            <text:p>32 Sets</text:p>
          </table:table-cell>
          <table:table-cell table:number-columns-repeated="3"/>
          <table:table-cell office:value-type="string" calcext:value-type="string">
            <text:p>Cache Size (In KB)</text:p>
          </table:table-cell>
          <table:table-cell office:value-type="string" calcext:value-type="string">
            <text:p>64 Sets</text:p>
          </table:table-cell>
          <table:table-cell table:number-columns-repeated="2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80.39" calcext:value-type="float">
            <text:p>80.3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float" office:value="74.58" calcext:value-type="float">
            <text:p>74.58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76.83" calcext:value-type="float">
            <text:p>76.83</text:p>
          </table:table-cell>
          <table:table-cell table:number-columns-repeated="2"/>
        </table:table-row>
        <table:table-row table:style-name="ro5">
          <table:table-cell office:value-type="float" office:value="128" calcext:value-type="float">
            <text:p>128</text:p>
          </table:table-cell>
          <table:table-cell office:value-type="float" office:value="70.67" calcext:value-type="float">
            <text:p>70.67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72.02" calcext:value-type="float">
            <text:p>72.02</text:p>
          </table:table-cell>
          <table:table-cell table:number-columns-repeated="2"/>
        </table:table-row>
        <table:table-row table:style-name="ro5">
          <table:table-cell office:value-type="float" office:value="256" calcext:value-type="float">
            <text:p>256</text:p>
          </table:table-cell>
          <table:table-cell office:value-type="float" office:value="70.51" calcext:value-type="float">
            <text:p>70.51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70.53" calcext:value-type="float">
            <text:p>70.53</text:p>
          </table:table-cell>
          <table:table-cell table:number-columns-repeated="2"/>
        </table:table-row>
        <table:table-row table:style-name="ro5">
          <table:table-cell office:value-type="float" office:value="512" calcext:value-type="float">
            <text:p>512</text:p>
          </table:table-cell>
          <table:table-cell office:value-type="float" office:value="70.51" calcext:value-type="float">
            <text:p>70.5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70.51" calcext:value-type="float">
            <text:p>70.51</text:p>
          </table:table-cell>
          <table:table-cell table:number-columns-repeated="2"/>
        </table:table-row>
        <table:table-row table:style-name="ro5"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70.51" calcext:value-type="float">
            <text:p>70.51</text:p>
          </table:table-cell>
          <table:table-cell table:number-columns-repeated="2"/>
        </table:table-row>
        <table:table-row table:style-name="ro5">
          <table:table-cell table:number-columns-repeated="9"/>
        </table:table-row>
        <table:table-row table:style-name="ro5">
          <table:table-cell office:value-type="string" calcext:value-type="string">
            <text:p><text:span text:style-name="T1">Regression</text:span></text:p>
          </table:table-cell>
          <table:table-cell table:number-columns-repeated="4"/>
          <table:table-cell office:value-type="string" calcext:value-type="string">
            <text:p><text:span text:style-name="T1">Regression</text:span></text:p>
          </table:table-cell>
          <table:table-cell table:number-columns-repeated="3"/>
        </table:table-row>
        <table:table-row table:style-name="ro5">
          <table:table-cell table:number-columns-repeated="9"/>
        </table:table-row>
        <table:table-row table:style-name="ro5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Power</text:p>
          </table:table-cell>
        </table:table-row>
        <table:table-row table:style-name="ro5"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B$2:.$B$6] ; [.$A$2:.$A$6])" office:value-type="float" office:value="0.427915126873616" calcext:value-type="float">
            <text:p>0.427915126873616</text:p>
          </table:table-cell>
          <table:table-cell table:number-matrix-columns-spanned="1" table:number-matrix-rows-spanned="1" table:formula="of:=RSQ([.$B$2:.$B$6] ; LN([.$A$2:.$A$6]))" office:value-type="float" office:value="0.763403376527562" calcext:value-type="float">
            <text:p>0.763403376527562</text:p>
          </table:table-cell>
          <table:table-cell table:style-name="ce61" table:number-matrix-columns-spanned="1" table:number-matrix-rows-spanned="1" table:formula="of:=RSQ(LN([.$B$2:.$B$6]) ; LN([.$A$2:.$A$6]))" office:value-type="float" office:value="0.769872649102984" calcext:value-type="float">
            <text:p>0.769872649102984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G$3:.$G$7] ; [.$F$3:.$F$7])" office:value-type="float" office:value="0.346280824643688" calcext:value-type="float">
            <text:p>0.346280824643688</text:p>
          </table:table-cell>
          <table:table-cell table:number-matrix-columns-spanned="1" table:number-matrix-rows-spanned="1" table:formula="of:=RSQ([.$G$3:.$G$7] ; LN([.$F$3:.$F$7]))" office:value-type="float" office:value="0.669676303748695" calcext:value-type="float">
            <text:p>0.669676303748695</text:p>
          </table:table-cell>
          <table:table-cell table:style-name="ce61" table:number-matrix-columns-spanned="1" table:number-matrix-rows-spanned="1" table:formula="of:=RSQ(LN([.$G$3:.$G$7]) ; LN([.$F$3:.$F$7]))" office:value-type="float" office:value="0.674575234441275" calcext:value-type="float">
            <text:p>0.674575234441275</text:p>
          </table:table-cell>
        </table:table-row>
        <table:table-row table:style-name="ro5"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B$2:.$B$6] ; [.$A$2:.$A$6])" office:value-type="float" office:value="3.76631473163172" calcext:value-type="float">
            <text:p>3.76631473163172</text:p>
          </table:table-cell>
          <table:table-cell table:number-matrix-columns-spanned="1" table:number-matrix-rows-spanned="1" table:formula="of:=STEYX([.$B$2:.$B$6] ; LN([.$A$2:.$A$6]))" office:value-type="float" office:value="2.42209207091721" calcext:value-type="float">
            <text:p>2.42209207091721</text:p>
          </table:table-cell>
          <table:table-cell table:style-name="ce61" table:number-matrix-columns-spanned="1" table:number-matrix-rows-spanned="1" table:formula="of:=STEYX(LN([.$B$2:.$B$6]) ; LN([.$A$2:.$A$6]))" office:value-type="float" office:value="0.0317812649859146" calcext:value-type="float">
            <text:p>0.031781264985915</text:p>
          </table:table-cell>
          <table:table-cell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G$3:.$G$7] ; [.$F$3:.$F$7])" office:value-type="float" office:value="2.5524600808157" calcext:value-type="float">
            <text:p>2.5524600808157</text:p>
          </table:table-cell>
          <table:table-cell table:number-matrix-columns-spanned="1" table:number-matrix-rows-spanned="1" table:formula="of:=STEYX([.$G$3:.$G$7] ; LN([.$F$3:.$F$7]))" office:value-type="float" office:value="1.81440072751308" calcext:value-type="float">
            <text:p>1.81440072751308</text:p>
          </table:table-cell>
          <table:table-cell table:style-name="ce61" table:number-matrix-columns-spanned="1" table:number-matrix-rows-spanned="1" table:formula="of:=STEYX(LN([.$G$3:.$G$7]) ; LN([.$F$3:.$F$7]))" office:value-type="float" office:value="0.0244576946601422" calcext:value-type="float">
            <text:p>0.024457694660142</text:p>
          </table:table-cell>
        </table:table-row>
        <table:table-row table:style-name="ro5">
          <table:table-cell table:number-columns-repeated="3"/>
          <table:table-cell table:style-name="ce61"/>
          <table:table-cell table:number-columns-repeated="4"/>
          <table:table-cell table:style-name="ce61"/>
        </table:table-row>
        <table:table-row table:style-name="ro5"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B$2:.$B$6] ; [.$A$2:.$A$6])" office:value-type="float" office:value="-0.0144535450268817" calcext:value-type="float">
            <text:p>-0.014453545026882</text:p>
          </table:table-cell>
          <table:table-cell table:number-matrix-columns-spanned="1" table:number-matrix-rows-spanned="1" table:formula="of:=SLOPE([.$B$2:.$B$6] ; LN([.$A$2:.$A$6]))" office:value-type="float" office:value="-3.4379422824384" calcext:value-type="float">
            <text:p>-3.4379422824384</text:p>
          </table:table-cell>
          <table:table-cell table:style-name="ce61" table:number-matrix-columns-spanned="1" table:number-matrix-rows-spanned="1" table:formula="of:=SLOPE(LN([.$B$2:.$B$6]) ; LN([.$A$2:.$A$6]))" office:value-type="float" office:value="-0.0459337256454482" calcext:value-type="float">
            <text:p>-0.045933725645448</text:p>
          </table:table-cell>
          <table:table-cell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G$3:.$G$7] ; [.$F$3:.$F$7])" office:value-type="float" office:value="-0.00412151377688171" calcext:value-type="float">
            <text:p>-0.004121513776882</text:p>
          </table:table-cell>
          <table:table-cell table:number-matrix-columns-spanned="1" table:number-matrix-rows-spanned="1" table:formula="of:=SLOPE([.$G$3:.$G$7] ; LN([.$F$3:.$F$7]))" office:value-type="float" office:value="-2.04141348285788" calcext:value-type="float">
            <text:p>-2.04141348285788</text:p>
          </table:table-cell>
          <table:table-cell table:style-name="ce61" table:number-matrix-columns-spanned="1" table:number-matrix-rows-spanned="1" table:formula="of:=SLOPE(LN([.$G$3:.$G$7]) ; LN([.$F$3:.$F$7]))" office:value-type="float" office:value="-0.0278253465059414" calcext:value-type="float">
            <text:p>-0.027825346505942</text:p>
          </table:table-cell>
        </table:table-row>
        <table:table-row table:style-name="ro5"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B$2:.$B$6] ; [.$A$2:.$A$6])" office:value-type="float" office:value="76.1995833333333" calcext:value-type="float">
            <text:p>76.1995833333333</text:p>
          </table:table-cell>
          <table:table-cell table:number-matrix-columns-spanned="1" table:number-matrix-rows-spanned="1" table:formula="of:=INTERCEPT([.$B$2:.$B$6] ; LN([.$A$2:.$A$6]))" office:value-type="float" office:value="90.013" calcext:value-type="float">
            <text:p>90.013</text:p>
          </table:table-cell>
          <table:table-cell table:style-name="ce61" table:number-matrix-columns-spanned="1" table:number-matrix-rows-spanned="1" table:formula="of:=EXP(INTERCEPT(LN([.$B$2:.$B$6]) ; LN([.$A$2:.$A$6])))" office:value-type="float" office:value="91.5175089314235" calcext:value-type="float">
            <text:p>91.5175089314235</text:p>
          </table:table-cell>
          <table:table-cell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G$3:.$G$7] ; [.$F$3:.$F$7])" office:value-type="float" office:value="73.7154166666667" calcext:value-type="float">
            <text:p>73.7154166666667</text:p>
          </table:table-cell>
          <table:table-cell table:number-matrix-columns-spanned="1" table:number-matrix-rows-spanned="1" table:formula="of:=INTERCEPT([.$G$3:.$G$7] ; LN([.$F$3:.$F$7]))" office:value-type="float" office:value="83.4" calcext:value-type="float">
            <text:p>83.4</text:p>
          </table:table-cell>
          <table:table-cell table:style-name="ce61" table:number-matrix-columns-spanned="1" table:number-matrix-rows-spanned="1" table:formula="of:=EXP(INTERCEPT(LN([.$G$3:.$G$7]) ; LN([.$F$3:.$F$7])))" office:value-type="float" office:value="84.0585635453188" calcext:value-type="float">
            <text:p>84.0585635453188</text:p>
          </table:table-cell>
        </table:table-row>
        <table:table-row table:style-name="ro5">
          <table:table-cell table:number-columns-repeated="3"/>
          <table:table-cell table:style-name="ce61"/>
          <table:table-cell table:number-columns-repeated="4"/>
          <table:table-cell table:style-name="ce61"/>
        </table:table-row>
        <table:table-row table:style-name="ro5">
          <table:table-cell table:formula="of:=INDEX([.$A$2:.$A$6]; 1; 1)" office:value-type="float" office:value="32" calcext:value-type="float">
            <text:p>32</text:p>
          </table:table-cell>
          <table:table-cell table:formula="of:=[.$B$15] * [.$A$18] + [.$B$16]" office:value-type="float" office:value="75.7370698924731" calcext:value-type="float">
            <text:p>75.7370698924731</text:p>
          </table:table-cell>
          <table:table-cell table:formula="of:=[.$C$15] * LN([.$A$18]) + [.$C$16]" office:value-type="float" office:value="78.098" calcext:value-type="float">
            <text:p>78.098</text:p>
          </table:table-cell>
          <table:table-cell table:style-name="ce61" table:formula="of:=[.$D$16] * [.$A$18] ^ [.$D$15]" office:value-type="float" office:value="78.0489462803747" calcext:value-type="float">
            <text:p>78.0489462803747</text:p>
          </table:table-cell>
          <table:table-cell/>
          <table:table-cell table:formula="of:=INDEX([.$F$3:.$F$7]; 1; 1)" office:value-type="float" office:value="64" calcext:value-type="float">
            <text:p>64</text:p>
          </table:table-cell>
          <table:table-cell table:formula="of:=[.$G$15] * [.$F$18] + [.$G$16]" office:value-type="float" office:value="73.4516397849462" calcext:value-type="float">
            <text:p>73.4516397849462</text:p>
          </table:table-cell>
          <table:table-cell table:formula="of:=[.$H$15] * LN([.$F$18]) + [.$H$16]" office:value-type="float" office:value="74.91" calcext:value-type="float">
            <text:p>74.91</text:p>
          </table:table-cell>
          <table:table-cell table:style-name="ce61" table:formula="of:=[.$I$16] * [.$F$18] ^ [.$I$15]" office:value-type="float" office:value="74.8728527414477" calcext:value-type="float">
            <text:p>74.8728527414477</text:p>
          </table:table-cell>
        </table:table-row>
        <table:table-row table:style-name="ro5">
          <table:table-cell table:formula="of:=INDEX([.$A$2:.$A$6]; 2; 1)" office:value-type="float" office:value="64" calcext:value-type="float">
            <text:p>64</text:p>
          </table:table-cell>
          <table:table-cell table:formula="of:=[.$B$15] * [.$A$19] + [.$B$16]" office:value-type="float" office:value="75.2745564516129" calcext:value-type="float">
            <text:p>75.2745564516129</text:p>
          </table:table-cell>
          <table:table-cell table:formula="of:=[.$C$15] * LN([.$A$19]) + [.$C$16]" office:value-type="float" office:value="75.715" calcext:value-type="float">
            <text:p>75.715</text:p>
          </table:table-cell>
          <table:table-cell table:style-name="ce61" table:formula="of:=[.$D$16] * [.$A$19] ^ [.$D$15]" office:value-type="float" office:value="75.6031019837497" calcext:value-type="float">
            <text:p>75.6031019837497</text:p>
          </table:table-cell>
          <table:table-cell/>
          <table:table-cell table:formula="of:=INDEX([.$F$3:.$F$7]; 2; 1)" office:value-type="float" office:value="128" calcext:value-type="float">
            <text:p>128</text:p>
          </table:table-cell>
          <table:table-cell table:formula="of:=[.$G$15] * [.$F$19] + [.$G$16]" office:value-type="float" office:value="73.1878629032258" calcext:value-type="float">
            <text:p>73.1878629032258</text:p>
          </table:table-cell>
          <table:table-cell table:formula="of:=[.$H$15] * LN([.$F$19]) + [.$H$16]" office:value-type="float" office:value="73.495" calcext:value-type="float">
            <text:p>73.495</text:p>
          </table:table-cell>
          <table:table-cell table:style-name="ce61" table:formula="of:=[.$I$16] * [.$F$19] ^ [.$I$15]" office:value-type="float" office:value="73.4426124044179" calcext:value-type="float">
            <text:p>73.4426124044179</text:p>
          </table:table-cell>
        </table:table-row>
        <table:table-row table:style-name="ro5">
          <table:table-cell table:formula="of:=INDEX([.$A$2:.$A$6]; 3; 1)" office:value-type="float" office:value="128" calcext:value-type="float">
            <text:p>128</text:p>
          </table:table-cell>
          <table:table-cell table:formula="of:=[.$B$15] * [.$A$20] + [.$B$16]" office:value-type="float" office:value="74.3495295698925" calcext:value-type="float">
            <text:p>74.3495295698925</text:p>
          </table:table-cell>
          <table:table-cell table:formula="of:=[.$C$15] * LN([.$A$20]) + [.$C$16]" office:value-type="float" office:value="73.332" calcext:value-type="float">
            <text:p>73.332</text:p>
          </table:table-cell>
          <table:table-cell table:style-name="ce61" table:formula="of:=[.$D$16] * [.$A$20] ^ [.$D$15]" office:value-type="float" office:value="73.2339038765793" calcext:value-type="float">
            <text:p>73.2339038765793</text:p>
          </table:table-cell>
          <table:table-cell/>
          <table:table-cell table:formula="of:=INDEX([.$F$3:.$F$7]; 3; 1)" office:value-type="float" office:value="256" calcext:value-type="float">
            <text:p>256</text:p>
          </table:table-cell>
          <table:table-cell table:formula="of:=[.$G$15] * [.$F$20] + [.$G$16]" office:value-type="float" office:value="72.6603091397849" calcext:value-type="float">
            <text:p>72.6603091397849</text:p>
          </table:table-cell>
          <table:table-cell table:formula="of:=[.$H$15] * LN([.$F$20]) + [.$H$16]" office:value-type="float" office:value="72.08" calcext:value-type="float">
            <text:p>72.08</text:p>
          </table:table-cell>
          <table:table-cell table:style-name="ce61" table:formula="of:=[.$I$16] * [.$F$20] ^ [.$I$15]" office:value-type="float" office:value="72.0396928832348" calcext:value-type="float">
            <text:p>72.0396928832348</text:p>
          </table:table-cell>
        </table:table-row>
        <table:table-row table:style-name="ro5">
          <table:table-cell table:formula="of:=INDEX([.$A$2:.$A$6]; 4; 1)" office:value-type="float" office:value="256" calcext:value-type="float">
            <text:p>256</text:p>
          </table:table-cell>
          <table:table-cell table:formula="of:=[.$B$15] * [.$A$21] + [.$B$16]" office:value-type="float" office:value="72.4994758064516" calcext:value-type="float">
            <text:p>72.4994758064516</text:p>
          </table:table-cell>
          <table:table-cell table:formula="of:=[.$C$15] * LN([.$A$21]) + [.$C$16]" office:value-type="float" office:value="70.949" calcext:value-type="float">
            <text:p>70.949</text:p>
          </table:table-cell>
          <table:table-cell table:style-name="ce61" table:formula="of:=[.$D$16] * [.$A$21] ^ [.$D$15]" office:value-type="float" office:value="70.9389500731972" calcext:value-type="float">
            <text:p>70.9389500731972</text:p>
          </table:table-cell>
          <table:table-cell/>
          <table:table-cell table:formula="of:=INDEX([.$F$3:.$F$7]; 4; 1)" office:value-type="float" office:value="512" calcext:value-type="float">
            <text:p>512</text:p>
          </table:table-cell>
          <table:table-cell table:formula="of:=[.$G$15] * [.$F$21] + [.$G$16]" office:value-type="float" office:value="71.6052016129032" calcext:value-type="float">
            <text:p>71.6052016129032</text:p>
          </table:table-cell>
          <table:table-cell table:formula="of:=[.$H$15] * LN([.$F$21]) + [.$H$16]" office:value-type="float" office:value="70.665" calcext:value-type="float">
            <text:p>70.665</text:p>
          </table:table-cell>
          <table:table-cell table:style-name="ce61" table:formula="of:=[.$I$16] * [.$F$21] ^ [.$I$15]" office:value-type="float" office:value="70.6635722887031" calcext:value-type="float">
            <text:p>70.6635722887031</text:p>
          </table:table-cell>
        </table:table-row>
        <table:table-row table:style-name="ro5">
          <table:table-cell table:formula="of:=INDEX([.$A$2:.$A$6]; 5; 1)" office:value-type="float" office:value="512" calcext:value-type="float">
            <text:p>512</text:p>
          </table:table-cell>
          <table:table-cell table:formula="of:=[.$B$15] * [.$A$22] + [.$B$16]" office:value-type="float" office:value="68.7993682795699" calcext:value-type="float">
            <text:p>68.7993682795699</text:p>
          </table:table-cell>
          <table:table-cell table:formula="of:=[.$C$15] * LN([.$A$22]) + [.$C$16]" office:value-type="float" office:value="68.566" calcext:value-type="float">
            <text:p>68.566</text:p>
          </table:table-cell>
          <table:table-cell table:style-name="ce61" table:formula="of:=[.$D$16] * [.$A$22] ^ [.$D$15]" office:value-type="float" office:value="68.7159139565812" calcext:value-type="float">
            <text:p>68.7159139565812</text:p>
          </table:table-cell>
          <table:table-cell/>
          <table:table-cell table:formula="of:=INDEX([.$F$3:.$F$7]; 5; 1)" office:value-type="float" office:value="1024" calcext:value-type="float">
            <text:p>1024</text:p>
          </table:table-cell>
          <table:table-cell table:formula="of:=[.$G$15] * [.$F$22] + [.$G$16]" office:value-type="float" office:value="69.4949865591398" calcext:value-type="float">
            <text:p>69.4949865591398</text:p>
          </table:table-cell>
          <table:table-cell table:formula="of:=[.$H$15] * LN([.$F$22]) + [.$H$16]" office:value-type="float" office:value="69.25" calcext:value-type="float">
            <text:p>69.25</text:p>
          </table:table-cell>
          <table:table-cell table:style-name="ce61" table:formula="of:=[.$I$16] * [.$F$22] ^ [.$I$15]" office:value-type="float" office:value="69.3137387008882" calcext:value-type="float">
            <text:p>69.3137387008882</text:p>
          </table:table-cell>
        </table:table-row>
      </table:table>
      <table:table table:name="MUM" table:style-name="ta1">
        <table:table-column table:style-name="co6" table:number-columns-repeated="9" table:default-cell-style-name="Default"/>
        <table:table-row table:style-name="ro5">
          <table:table-cell office:value-type="string" calcext:value-type="string">
            <text:p>Cache Size (In KB)</text:p>
          </table:table-cell>
          <table:table-cell office:value-type="string" calcext:value-type="string">
            <text:p>32 Sets</text:p>
          </table:table-cell>
          <table:table-cell table:number-columns-repeated="3"/>
          <table:table-cell office:value-type="string" calcext:value-type="string">
            <text:p>Cache Size (In KB)</text:p>
          </table:table-cell>
          <table:table-cell office:value-type="string" calcext:value-type="string">
            <text:p>64 Sets</text:p>
          </table:table-cell>
          <table:table-cell table:number-columns-repeated="2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53.31" calcext:value-type="float">
            <text:p>53.3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float" office:value="46.45" calcext:value-type="float">
            <text:p>46.45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5.24" calcext:value-type="float">
            <text:p>45.24</text:p>
          </table:table-cell>
          <table:table-cell table:number-columns-repeated="2"/>
        </table:table-row>
        <table:table-row table:style-name="ro5">
          <table:table-cell office:value-type="float" office:value="128" calcext:value-type="float">
            <text:p>128</text:p>
          </table:table-cell>
          <table:table-cell office:value-type="float" office:value="29.5" calcext:value-type="float">
            <text:p>29.5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31.49" calcext:value-type="float">
            <text:p>31.49</text:p>
          </table:table-cell>
          <table:table-cell table:number-columns-repeated="2"/>
        </table:table-row>
        <table:table-row table:style-name="ro5">
          <table:table-cell office:value-type="float" office:value="256" calcext:value-type="float">
            <text:p>256</text:p>
          </table:table-cell>
          <table:table-cell office:value-type="float" office:value="16.96" calcext:value-type="float">
            <text:p>16.96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.39" calcext:value-type="float">
            <text:p>17.39</text:p>
          </table:table-cell>
          <table:table-cell table:number-columns-repeated="2"/>
        </table:table-row>
        <table:table-row table:style-name="ro5">
          <table:table-cell office:value-type="float" office:value="512" calcext:value-type="float">
            <text:p>512</text:p>
          </table:table-cell>
          <table:table-cell office:value-type="float" office:value="15.91" calcext:value-type="float">
            <text:p>15.9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15.92" calcext:value-type="float">
            <text:p>15.92</text:p>
          </table:table-cell>
          <table:table-cell table:number-columns-repeated="2"/>
        </table:table-row>
        <table:table-row table:style-name="ro5"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15.91" calcext:value-type="float">
            <text:p>15.91</text:p>
          </table:table-cell>
          <table:table-cell table:number-columns-repeated="2"/>
        </table:table-row>
        <table:table-row table:style-name="ro5">
          <table:table-cell table:number-columns-repeated="9"/>
        </table:table-row>
        <table:table-row table:style-name="ro5">
          <table:table-cell office:value-type="string" calcext:value-type="string">
            <text:p><text:span text:style-name="T1">Regression</text:span></text:p>
          </table:table-cell>
          <table:table-cell table:number-columns-repeated="4"/>
          <table:table-cell office:value-type="string" calcext:value-type="string">
            <text:p><text:span text:style-name="T1">Regression</text:span></text:p>
          </table:table-cell>
          <table:table-cell table:number-columns-repeated="3"/>
        </table:table-row>
        <table:table-row table:style-name="ro5">
          <table:table-cell table:number-columns-repeated="9"/>
        </table:table-row>
        <table:table-row table:style-name="ro5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Power</text:p>
          </table:table-cell>
        </table:table-row>
        <table:table-row table:style-name="ro5"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B$2:.$B$6] ; [.$A$2:.$A$6])" office:value-type="float" office:value="0.716878936336816" calcext:value-type="float">
            <text:p>0.716878936336816</text:p>
          </table:table-cell>
          <table:table-cell table:number-matrix-columns-spanned="1" table:number-matrix-rows-spanned="1" table:formula="of:=RSQ([.$B$2:.$B$6] ; LN([.$A$2:.$A$6]))" office:value-type="float" office:value="0.943026438128649" calcext:value-type="float">
            <text:p>0.943026438128649</text:p>
          </table:table-cell>
          <table:table-cell table:style-name="ce61" table:number-matrix-columns-spanned="1" table:number-matrix-rows-spanned="1" table:formula="of:=RSQ(LN([.$B$2:.$B$6]) ; LN([.$A$2:.$A$6]))" office:value-type="float" office:value="0.945928798464169" calcext:value-type="float">
            <text:p>0.945928798464169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G$3:.$G$7] ; [.$F$3:.$F$7])" office:value-type="float" office:value="0.487407422487284" calcext:value-type="float">
            <text:p>0.487407422487284</text:p>
          </table:table-cell>
          <table:table-cell table:number-matrix-columns-spanned="1" table:number-matrix-rows-spanned="1" table:formula="of:=RSQ([.$G$3:.$G$7] ; LN([.$F$3:.$F$7]))" office:value-type="float" office:value="0.816813700536538" calcext:value-type="float">
            <text:p>0.816813700536538</text:p>
          </table:table-cell>
          <table:table-cell table:style-name="ce61" table:number-matrix-columns-spanned="1" table:number-matrix-rows-spanned="1" table:formula="of:=RSQ(LN([.$G$3:.$G$7]) ; LN([.$F$3:.$F$7]))" office:value-type="float" office:value="0.848615645204066" calcext:value-type="float">
            <text:p>0.848615645204066</text:p>
          </table:table-cell>
        </table:table-row>
        <table:table-row table:style-name="ro5"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B$2:.$B$6] ; [.$A$2:.$A$6])" office:value-type="float" office:value="10.4329276691207" calcext:value-type="float">
            <text:p>10.4329276691207</text:p>
          </table:table-cell>
          <table:table-cell table:number-matrix-columns-spanned="1" table:number-matrix-rows-spanned="1" table:formula="of:=STEYX([.$B$2:.$B$6] ; LN([.$A$2:.$A$6]))" office:value-type="float" office:value="4.68011787600838" calcext:value-type="float">
            <text:p>4.68011787600838</text:p>
          </table:table-cell>
          <table:table-cell table:style-name="ce61" table:number-matrix-columns-spanned="1" table:number-matrix-rows-spanned="1" table:formula="of:=STEYX(LN([.$B$2:.$B$6]) ; LN([.$A$2:.$A$6]))" office:value-type="float" office:value="0.149542337976835" calcext:value-type="float">
            <text:p>0.149542337976835</text:p>
          </table:table-cell>
          <table:table-cell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G$3:.$G$7] ; [.$F$3:.$F$7])" office:value-type="float" office:value="10.7360242298274" calcext:value-type="float">
            <text:p>10.7360242298274</text:p>
          </table:table-cell>
          <table:table-cell table:number-matrix-columns-spanned="1" table:number-matrix-rows-spanned="1" table:formula="of:=STEYX([.$G$3:.$G$7] ; LN([.$F$3:.$F$7]))" office:value-type="float" office:value="6.41806071436952" calcext:value-type="float">
            <text:p>6.41806071436952</text:p>
          </table:table-cell>
          <table:table-cell table:style-name="ce61" table:number-matrix-columns-spanned="1" table:number-matrix-rows-spanned="1" table:formula="of:=STEYX(LN([.$G$3:.$G$7]) ; LN([.$F$3:.$F$7]))" office:value-type="float" office:value="0.213768089588422" calcext:value-type="float">
            <text:p>0.213768089588422</text:p>
          </table:table-cell>
        </table:table-row>
        <table:table-row table:style-name="ro5">
          <table:table-cell table:number-columns-repeated="3"/>
          <table:table-cell table:style-name="ce61"/>
          <table:table-cell table:number-columns-repeated="4"/>
          <table:table-cell table:style-name="ce61"/>
        </table:table-row>
        <table:table-row table:style-name="ro5"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B$2:.$B$6] ; [.$A$2:.$A$6])" office:value-type="float" office:value="-0.0736634744623656" calcext:value-type="float">
            <text:p>-0.073663474462366</text:p>
          </table:table-cell>
          <table:table-cell table:number-matrix-columns-spanned="1" table:number-matrix-rows-spanned="1" table:formula="of:=SLOPE([.$B$2:.$B$6] ; LN([.$A$2:.$A$6]))" office:value-type="float" office:value="-15.045866581431" calcext:value-type="float">
            <text:p>-15.045866581431</text:p>
          </table:table-cell>
          <table:table-cell table:style-name="ce61" table:number-matrix-columns-spanned="1" table:number-matrix-rows-spanned="1" table:formula="of:=SLOPE(LN([.$B$2:.$B$6]) ; LN([.$A$2:.$A$6]))" office:value-type="float" office:value="-0.494248711954439" calcext:value-type="float">
            <text:p>-0.494248711954439</text:p>
          </table:table-cell>
          <table:table-cell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G$3:.$G$7] ; [.$F$3:.$F$7])" office:value-type="float" office:value="-0.0232264364919355" calcext:value-type="float">
            <text:p>-0.023226436491936</text:p>
          </table:table-cell>
          <table:table-cell table:number-matrix-columns-spanned="1" table:number-matrix-rows-spanned="1" table:formula="of:=SLOPE([.$G$3:.$G$7] ; LN([.$F$3:.$F$7]))" office:value-type="float" office:value="-10.7091252885188" calcext:value-type="float">
            <text:p>-10.7091252885188</text:p>
          </table:table-cell>
          <table:table-cell table:style-name="ce61" table:number-matrix-columns-spanned="1" table:number-matrix-rows-spanned="1" table:formula="of:=SLOPE(LN([.$G$3:.$G$7]) ; LN([.$F$3:.$F$7]))" office:value-type="float" office:value="-0.399938360890931" calcext:value-type="float">
            <text:p>-0.399938360890931</text:p>
          </table:table-cell>
        </table:table-row>
        <table:table-row table:style-name="ro5"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B$2:.$B$6] ; [.$A$2:.$A$6])" office:value-type="float" office:value="47.0408333333333" calcext:value-type="float">
            <text:p>47.0408333333333</text:p>
          </table:table-cell>
          <table:table-cell table:number-matrix-columns-spanned="1" table:number-matrix-rows-spanned="1" table:formula="of:=INTERCEPT([.$B$2:.$B$6] ; LN([.$A$2:.$A$6]))" office:value-type="float" office:value="105.429" calcext:value-type="float">
            <text:p>105.429</text:p>
          </table:table-cell>
          <table:table-cell table:style-name="ce61" table:number-matrix-columns-spanned="1" table:number-matrix-rows-spanned="1" table:formula="of:=EXP(INTERCEPT(LN([.$B$2:.$B$6]) ; LN([.$A$2:.$A$6])))" office:value-type="float" office:value="316.539784383104" calcext:value-type="float">
            <text:p>316.539784383104</text:p>
          </table:table-cell>
          <table:table-cell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G$3:.$G$7] ; [.$F$3:.$F$7])" office:value-type="float" office:value="34.40625" calcext:value-type="float">
            <text:p>34.40625</text:p>
          </table:table-cell>
          <table:table-cell table:number-matrix-columns-spanned="1" table:number-matrix-rows-spanned="1" table:formula="of:=INTERCEPT([.$G$3:.$G$7] ; LN([.$F$3:.$F$7]))" office:value-type="float" office:value="84.574" calcext:value-type="float">
            <text:p>84.574</text:p>
          </table:table-cell>
          <table:table-cell table:style-name="ce61" table:number-matrix-columns-spanned="1" table:number-matrix-rows-spanned="1" table:formula="of:=EXP(INTERCEPT(LN([.$G$3:.$G$7]) ; LN([.$F$3:.$F$7])))" office:value-type="float" office:value="210.217642206284" calcext:value-type="float">
            <text:p>210.217642206284</text:p>
          </table:table-cell>
        </table:table-row>
        <table:table-row table:style-name="ro5">
          <table:table-cell table:number-columns-repeated="3"/>
          <table:table-cell table:style-name="ce61"/>
          <table:table-cell table:number-columns-repeated="4"/>
          <table:table-cell table:style-name="ce61"/>
        </table:table-row>
        <table:table-row table:style-name="ro5">
          <table:table-cell table:formula="of:=INDEX([.$A$2:.$A$6]; 1; 1)" office:value-type="float" office:value="32" calcext:value-type="float">
            <text:p>32</text:p>
          </table:table-cell>
          <table:table-cell table:formula="of:=[.$B$15] * [.$A$18] + [.$B$16]" office:value-type="float" office:value="44.6836021505376" calcext:value-type="float">
            <text:p>44.6836021505376</text:p>
          </table:table-cell>
          <table:table-cell table:formula="of:=[.$C$15] * LN([.$A$18]) + [.$C$16]" office:value-type="float" office:value="53.284" calcext:value-type="float">
            <text:p>53.284</text:p>
          </table:table-cell>
          <table:table-cell table:style-name="ce61" table:formula="of:=[.$D$16] * [.$A$18] ^ [.$D$15]" office:value-type="float" office:value="57.0834041355328" calcext:value-type="float">
            <text:p>57.0834041355328</text:p>
          </table:table-cell>
          <table:table-cell/>
          <table:table-cell table:formula="of:=INDEX([.$F$3:.$F$7]; 1; 1)" office:value-type="float" office:value="64" calcext:value-type="float">
            <text:p>64</text:p>
          </table:table-cell>
          <table:table-cell table:formula="of:=[.$G$15] * [.$F$18] + [.$G$16]" office:value-type="float" office:value="32.9197580645161" calcext:value-type="float">
            <text:p>32.9197580645161</text:p>
          </table:table-cell>
          <table:table-cell table:formula="of:=[.$H$15] * LN([.$F$18]) + [.$H$16]" office:value-type="float" office:value="40.036" calcext:value-type="float">
            <text:p>40.036</text:p>
          </table:table-cell>
          <table:table-cell table:style-name="ce61" table:formula="of:=[.$I$16] * [.$F$18] ^ [.$I$15]" office:value-type="float" office:value="39.8390067725291" calcext:value-type="float">
            <text:p>39.8390067725291</text:p>
          </table:table-cell>
        </table:table-row>
        <table:table-row table:style-name="ro5">
          <table:table-cell table:formula="of:=INDEX([.$A$2:.$A$6]; 2; 1)" office:value-type="float" office:value="64" calcext:value-type="float">
            <text:p>64</text:p>
          </table:table-cell>
          <table:table-cell table:formula="of:=[.$B$15] * [.$A$19] + [.$B$16]" office:value-type="float" office:value="42.3263709677419" calcext:value-type="float">
            <text:p>42.3263709677419</text:p>
          </table:table-cell>
          <table:table-cell table:formula="of:=[.$C$15] * LN([.$A$19]) + [.$C$16]" office:value-type="float" office:value="42.855" calcext:value-type="float">
            <text:p>42.855</text:p>
          </table:table-cell>
          <table:table-cell table:style-name="ce61" table:formula="of:=[.$D$16] * [.$A$19] ^ [.$D$15]" office:value-type="float" office:value="40.5252942123902" calcext:value-type="float">
            <text:p>40.5252942123902</text:p>
          </table:table-cell>
          <table:table-cell/>
          <table:table-cell table:formula="of:=INDEX([.$F$3:.$F$7]; 2; 1)" office:value-type="float" office:value="128" calcext:value-type="float">
            <text:p>128</text:p>
          </table:table-cell>
          <table:table-cell table:formula="of:=[.$G$15] * [.$F$19] + [.$G$16]" office:value-type="float" office:value="31.4332661290323" calcext:value-type="float">
            <text:p>31.4332661290323</text:p>
          </table:table-cell>
          <table:table-cell table:formula="of:=[.$H$15] * LN([.$F$19]) + [.$H$16]" office:value-type="float" office:value="32.613" calcext:value-type="float">
            <text:p>32.613</text:p>
          </table:table-cell>
          <table:table-cell table:style-name="ce61" table:formula="of:=[.$I$16] * [.$F$19] ^ [.$I$15]" office:value-type="float" office:value="30.1936112729402" calcext:value-type="float">
            <text:p>30.1936112729402</text:p>
          </table:table-cell>
        </table:table-row>
        <table:table-row table:style-name="ro5">
          <table:table-cell table:formula="of:=INDEX([.$A$2:.$A$6]; 3; 1)" office:value-type="float" office:value="128" calcext:value-type="float">
            <text:p>128</text:p>
          </table:table-cell>
          <table:table-cell table:formula="of:=[.$B$15] * [.$A$20] + [.$B$16]" office:value-type="float" office:value="37.6119086021505" calcext:value-type="float">
            <text:p>37.6119086021505</text:p>
          </table:table-cell>
          <table:table-cell table:formula="of:=[.$C$15] * LN([.$A$20]) + [.$C$16]" office:value-type="float" office:value="32.426" calcext:value-type="float">
            <text:p>32.426</text:p>
          </table:table-cell>
          <table:table-cell table:style-name="ce61" table:formula="of:=[.$D$16] * [.$A$20] ^ [.$D$15]" office:value-type="float" office:value="28.7701740264383" calcext:value-type="float">
            <text:p>28.7701740264383</text:p>
          </table:table-cell>
          <table:table-cell/>
          <table:table-cell table:formula="of:=INDEX([.$F$3:.$F$7]; 3; 1)" office:value-type="float" office:value="256" calcext:value-type="float">
            <text:p>256</text:p>
          </table:table-cell>
          <table:table-cell table:formula="of:=[.$G$15] * [.$F$20] + [.$G$16]" office:value-type="float" office:value="28.4602822580645" calcext:value-type="float">
            <text:p>28.4602822580645</text:p>
          </table:table-cell>
          <table:table-cell table:formula="of:=[.$H$15] * LN([.$F$20]) + [.$H$16]" office:value-type="float" office:value="25.19" calcext:value-type="float">
            <text:p>25.19</text:p>
          </table:table-cell>
          <table:table-cell table:style-name="ce61" table:formula="of:=[.$I$16] * [.$F$20] ^ [.$I$15]" office:value-type="float" office:value="22.8834560787807" calcext:value-type="float">
            <text:p>22.8834560787807</text:p>
          </table:table-cell>
        </table:table-row>
        <table:table-row table:style-name="ro5">
          <table:table-cell table:formula="of:=INDEX([.$A$2:.$A$6]; 4; 1)" office:value-type="float" office:value="256" calcext:value-type="float">
            <text:p>256</text:p>
          </table:table-cell>
          <table:table-cell table:formula="of:=[.$B$15] * [.$A$21] + [.$B$16]" office:value-type="float" office:value="28.1829838709677" calcext:value-type="float">
            <text:p>28.1829838709677</text:p>
          </table:table-cell>
          <table:table-cell table:formula="of:=[.$C$15] * LN([.$A$21]) + [.$C$16]" office:value-type="float" office:value="21.997" calcext:value-type="float">
            <text:p>21.997</text:p>
          </table:table-cell>
          <table:table-cell table:style-name="ce61" table:formula="of:=[.$D$16] * [.$A$21] ^ [.$D$15]" office:value-type="float" office:value="20.4248464964501" calcext:value-type="float">
            <text:p>20.4248464964501</text:p>
          </table:table-cell>
          <table:table-cell/>
          <table:table-cell table:formula="of:=INDEX([.$F$3:.$F$7]; 4; 1)" office:value-type="float" office:value="512" calcext:value-type="float">
            <text:p>512</text:p>
          </table:table-cell>
          <table:table-cell table:formula="of:=[.$G$15] * [.$F$21] + [.$G$16]" office:value-type="float" office:value="22.514314516129" calcext:value-type="float">
            <text:p>22.514314516129</text:p>
          </table:table-cell>
          <table:table-cell table:formula="of:=[.$H$15] * LN([.$F$21]) + [.$H$16]" office:value-type="float" office:value="17.767" calcext:value-type="float">
            <text:p>17.767</text:p>
          </table:table-cell>
          <table:table-cell table:style-name="ce61" table:formula="of:=[.$I$16] * [.$F$21] ^ [.$I$15]" office:value-type="float" office:value="17.3431577089551" calcext:value-type="float">
            <text:p>17.3431577089551</text:p>
          </table:table-cell>
        </table:table-row>
        <table:table-row table:style-name="ro5">
          <table:table-cell table:formula="of:=INDEX([.$A$2:.$A$6]; 5; 1)" office:value-type="float" office:value="512" calcext:value-type="float">
            <text:p>512</text:p>
          </table:table-cell>
          <table:table-cell table:formula="of:=[.$B$15] * [.$A$22] + [.$B$16]" office:value-type="float" office:value="9.32513440860216" calcext:value-type="float">
            <text:p>9.32513440860216</text:p>
          </table:table-cell>
          <table:table-cell table:formula="of:=[.$C$15] * LN([.$A$22]) + [.$C$16]" office:value-type="float" office:value="11.568" calcext:value-type="float">
            <text:p>11.568</text:p>
          </table:table-cell>
          <table:table-cell table:style-name="ce61" table:formula="of:=[.$D$16] * [.$A$22] ^ [.$D$15]" office:value-type="float" office:value="14.5002374340936" calcext:value-type="float">
            <text:p>14.5002374340936</text:p>
          </table:table-cell>
          <table:table-cell/>
          <table:table-cell table:formula="of:=INDEX([.$F$3:.$F$7]; 5; 1)" office:value-type="float" office:value="1024" calcext:value-type="float">
            <text:p>1024</text:p>
          </table:table-cell>
          <table:table-cell table:formula="of:=[.$G$15] * [.$F$22] + [.$G$16]" office:value-type="float" office:value="10.6223790322581" calcext:value-type="float">
            <text:p>10.6223790322581</text:p>
          </table:table-cell>
          <table:table-cell table:formula="of:=[.$H$15] * LN([.$F$22]) + [.$H$16]" office:value-type="float" office:value="10.344" calcext:value-type="float">
            <text:p>10.344</text:p>
          </table:table-cell>
          <table:table-cell table:style-name="ce61" table:formula="of:=[.$I$16] * [.$F$22] ^ [.$I$15]" office:value-type="float" office:value="13.1442173018874" calcext:value-type="float">
            <text:p>13.1442173018874</text:p>
          </table:table-cell>
        </table:table-row>
      </table:table>
      <table:table table:name="NN" table:style-name="ta1">
        <table:table-column table:style-name="co6" table:number-columns-repeated="9" table:default-cell-style-name="Default"/>
        <table:table-row table:style-name="ro5">
          <table:table-cell office:value-type="string" calcext:value-type="string">
            <text:p>Cache Size (In KB)</text:p>
          </table:table-cell>
          <table:table-cell office:value-type="string" calcext:value-type="string">
            <text:p>32 Sets</text:p>
          </table:table-cell>
          <table:table-cell table:number-columns-repeated="3"/>
          <table:table-cell office:value-type="string" calcext:value-type="string">
            <text:p>Cache Size (In KB)</text:p>
          </table:table-cell>
          <table:table-cell office:value-type="string" calcext:value-type="string">
            <text:p>64 Sets</text:p>
          </table:table-cell>
          <table:table-cell table:number-columns-repeated="2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36.68" calcext:value-type="float">
            <text:p>36.6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float" office:value="8.54" calcext:value-type="float">
            <text:p>8.54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9.69" calcext:value-type="float">
            <text:p>19.69</text:p>
          </table:table-cell>
          <table:table-cell table:number-columns-repeated="2"/>
        </table:table-row>
        <table:table-row table:style-name="ro5">
          <table:table-cell office:value-type="float" office:value="128" calcext:value-type="float">
            <text:p>128</text:p>
          </table:table-cell>
          <table:table-cell office:value-type="float" office:value="2.29" calcext:value-type="float">
            <text:p>2.29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3.45" calcext:value-type="float">
            <text:p>3.45</text:p>
          </table:table-cell>
          <table:table-cell table:number-columns-repeated="2"/>
        </table:table-row>
        <table:table-row table:style-name="ro5">
          <table:table-cell office:value-type="float" office:value="256" calcext:value-type="float">
            <text:p>256</text:p>
          </table:table-cell>
          <table:table-cell office:value-type="float" office:value="1.94" calcext:value-type="float">
            <text:p>1.94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2.11" calcext:value-type="float">
            <text:p>2.11</text:p>
          </table:table-cell>
          <table:table-cell table:number-columns-repeated="2"/>
        </table:table-row>
        <table:table-row table:style-name="ro5">
          <table:table-cell office:value-type="float" office:value="512" calcext:value-type="float">
            <text:p>512</text:p>
          </table:table-cell>
          <table:table-cell office:value-type="float" office:value="1.81" calcext:value-type="float">
            <text:p>1.8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1.81" calcext:value-type="float">
            <text:p>1.81</text:p>
          </table:table-cell>
          <table:table-cell table:number-columns-repeated="2"/>
        </table:table-row>
        <table:table-row table:style-name="ro5"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1.67" calcext:value-type="float">
            <text:p>1.67</text:p>
          </table:table-cell>
          <table:table-cell table:number-columns-repeated="2"/>
        </table:table-row>
        <table:table-row table:style-name="ro5">
          <table:table-cell table:number-columns-repeated="9"/>
        </table:table-row>
        <table:table-row table:style-name="ro5">
          <table:table-cell office:value-type="string" calcext:value-type="string">
            <text:p><text:span text:style-name="T1">Regression</text:span></text:p>
          </table:table-cell>
          <table:table-cell table:number-columns-repeated="4"/>
          <table:table-cell office:value-type="string" calcext:value-type="string">
            <text:p><text:span text:style-name="T1">Regression</text:span></text:p>
          </table:table-cell>
          <table:table-cell table:number-columns-repeated="3"/>
        </table:table-row>
        <table:table-row table:style-name="ro5">
          <table:table-cell table:number-columns-repeated="9"/>
        </table:table-row>
        <table:table-row table:style-name="ro5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Power</text:p>
          </table:table-cell>
        </table:table-row>
        <table:table-row table:style-name="ro5"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B$2:.$B$6] ; [.$A$2:.$A$6])" office:value-type="float" office:value="0.328724279297366" calcext:value-type="float">
            <text:p>0.328724279297366</text:p>
          </table:table-cell>
          <table:table-cell table:number-matrix-columns-spanned="1" table:number-matrix-rows-spanned="1" table:formula="of:=RSQ([.$B$2:.$B$6] ; LN([.$A$2:.$A$6]))" office:value-type="float" office:value="0.643869740715565" calcext:value-type="float">
            <text:p>0.643869740715565</text:p>
          </table:table-cell>
          <table:table-cell table:style-name="ce61" table:number-matrix-columns-spanned="1" table:number-matrix-rows-spanned="1" table:formula="of:=RSQ(LN([.$B$2:.$B$6]) ; LN([.$A$2:.$A$6]))" office:value-type="float" office:value="0.828752351143136" calcext:value-type="float">
            <text:p>0.828752351143136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G$3:.$G$7] ; [.$F$3:.$F$7])" office:value-type="float" office:value="0.284764961086568" calcext:value-type="float">
            <text:p>0.284764961086568</text:p>
          </table:table-cell>
          <table:table-cell table:number-matrix-columns-spanned="1" table:number-matrix-rows-spanned="1" table:formula="of:=RSQ([.$G$3:.$G$7] ; LN([.$F$3:.$F$7]))" office:value-type="float" office:value="0.579424691649847" calcext:value-type="float">
            <text:p>0.579424691649847</text:p>
          </table:table-cell>
          <table:table-cell table:style-name="ce61" table:number-matrix-columns-spanned="1" table:number-matrix-rows-spanned="1" table:formula="of:=RSQ(LN([.$G$3:.$G$7]) ; LN([.$F$3:.$F$7]))" office:value-type="float" office:value="0.738603568005189" calcext:value-type="float">
            <text:p>0.738603568005189</text:p>
          </table:table-cell>
        </table:table-row>
        <table:table-row table:style-name="ro5"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B$2:.$B$6] ; [.$A$2:.$A$6])" office:value-type="float" office:value="14.2312481097006" calcext:value-type="float">
            <text:p>14.2312481097006</text:p>
          </table:table-cell>
          <table:table-cell table:number-matrix-columns-spanned="1" table:number-matrix-rows-spanned="1" table:formula="of:=STEYX([.$B$2:.$B$6] ; LN([.$A$2:.$A$6]))" office:value-type="float" office:value="10.3656599725568" calcext:value-type="float">
            <text:p>10.3656599725568</text:p>
          </table:table-cell>
          <table:table-cell table:style-name="ce61" table:number-matrix-columns-spanned="1" table:number-matrix-rows-spanned="1" table:formula="of:=STEYX(LN([.$B$2:.$B$6]) ; LN([.$A$2:.$A$6]))" office:value-type="float" office:value="0.622434651343808" calcext:value-type="float">
            <text:p>0.622434651343808</text:p>
          </table:table-cell>
          <table:table-cell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G$3:.$G$7] ; [.$F$3:.$F$7])" office:value-type="float" office:value="7.64321645029717" calcext:value-type="float">
            <text:p>7.64321645029717</text:p>
          </table:table-cell>
          <table:table-cell table:number-matrix-columns-spanned="1" table:number-matrix-rows-spanned="1" table:formula="of:=STEYX([.$G$3:.$G$7] ; LN([.$F$3:.$F$7]))" office:value-type="float" office:value="5.86102607626572" calcext:value-type="float">
            <text:p>5.86102607626572</text:p>
          </table:table-cell>
          <table:table-cell table:style-name="ce61" table:number-matrix-columns-spanned="1" table:number-matrix-rows-spanned="1" table:formula="of:=STEYX(LN([.$G$3:.$G$7]) ; LN([.$F$3:.$F$7]))" office:value-type="float" office:value="0.606021833814514" calcext:value-type="float">
            <text:p>0.606021833814514</text:p>
          </table:table-cell>
        </table:table-row>
        <table:table-row table:style-name="ro5">
          <table:table-cell table:number-columns-repeated="3"/>
          <table:table-cell table:style-name="ce61"/>
          <table:table-cell table:number-columns-repeated="4"/>
          <table:table-cell table:style-name="ce61"/>
        </table:table-row>
        <table:table-row table:style-name="ro5"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B$2:.$B$6] ; [.$A$2:.$A$6])" office:value-type="float" office:value="-0.0441893481182796" calcext:value-type="float">
            <text:p>-0.04418934811828</text:p>
          </table:table-cell>
          <table:table-cell table:number-matrix-columns-spanned="1" table:number-matrix-rows-spanned="1" table:formula="of:=SLOPE([.$B$2:.$B$6] ; LN([.$A$2:.$A$6]))" office:value-type="float" office:value="-11.0135339421463" calcext:value-type="float">
            <text:p>-11.0135339421463</text:p>
          </table:table-cell>
          <table:table-cell table:style-name="ce61" table:number-matrix-columns-spanned="1" table:number-matrix-rows-spanned="1" table:formula="of:=SLOPE(LN([.$B$2:.$B$6]) ; LN([.$A$2:.$A$6]))" office:value-type="float" office:value="-1.08200434904571" calcext:value-type="float">
            <text:p>-1.08200434904571</text:p>
          </table:table-cell>
          <table:table-cell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G$3:.$G$7] ; [.$F$3:.$F$7])" office:value-type="float" office:value="-0.0106997647849462" calcext:value-type="float">
            <text:p>-0.010699764784946</text:p>
          </table:table-cell>
          <table:table-cell table:number-matrix-columns-spanned="1" table:number-matrix-rows-spanned="1" table:formula="of:=SLOPE([.$G$3:.$G$7] ; LN([.$F$3:.$F$7]))" office:value-type="float" office:value="-5.43607491406961" calcext:value-type="float">
            <text:p>-5.43607491406961</text:p>
          </table:table-cell>
          <table:table-cell table:style-name="ce61" table:number-matrix-columns-spanned="1" table:number-matrix-rows-spanned="1" table:formula="of:=SLOPE(LN([.$G$3:.$G$7]) ; LN([.$F$3:.$F$7]))" office:value-type="float" office:value="-0.804969287143733" calcext:value-type="float">
            <text:p>-0.804969287143733</text:p>
          </table:table-cell>
        </table:table-row>
        <table:table-row table:style-name="ro5"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B$2:.$B$6] ; [.$A$2:.$A$6])" office:value-type="float" office:value="19.0191666666667" calcext:value-type="float">
            <text:p>19.0191666666667</text:p>
          </table:table-cell>
          <table:table-cell table:number-matrix-columns-spanned="1" table:number-matrix-rows-spanned="1" table:formula="of:=INTERCEPT([.$B$2:.$B$6] ; LN([.$A$2:.$A$6]))" office:value-type="float" office:value="63.69" calcext:value-type="float">
            <text:p>63.69</text:p>
          </table:table-cell>
          <table:table-cell table:style-name="ce61" table:number-matrix-columns-spanned="1" table:number-matrix-rows-spanned="1" table:formula="of:=EXP(INTERCEPT(LN([.$B$2:.$B$6]) ; LN([.$A$2:.$A$6])))" office:value-type="float" office:value="912.537979065283" calcext:value-type="float">
            <text:p>912.537979065283</text:p>
          </table:table-cell>
          <table:table-cell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G$3:.$G$7] ; [.$F$3:.$F$7])" office:value-type="float" office:value="9.99166666666667" calcext:value-type="float">
            <text:p>9.99166666666667</text:p>
          </table:table-cell>
          <table:table-cell table:number-matrix-columns-spanned="1" table:number-matrix-rows-spanned="1" table:formula="of:=INTERCEPT([.$G$3:.$G$7] ; LN([.$F$3:.$F$7]))" office:value-type="float" office:value="35.89" calcext:value-type="float">
            <text:p>35.89</text:p>
          </table:table-cell>
          <table:table-cell table:style-name="ce61" table:number-matrix-columns-spanned="1" table:number-matrix-rows-spanned="1" table:formula="of:=EXP(INTERCEPT(LN([.$G$3:.$G$7]) ; LN([.$F$3:.$F$7])))" office:value-type="float" office:value="292.353078030275" calcext:value-type="float">
            <text:p>292.353078030275</text:p>
          </table:table-cell>
        </table:table-row>
        <table:table-row table:style-name="ro5">
          <table:table-cell table:number-columns-repeated="3"/>
          <table:table-cell table:style-name="ce61"/>
          <table:table-cell table:number-columns-repeated="4"/>
          <table:table-cell table:style-name="ce61"/>
        </table:table-row>
        <table:table-row table:style-name="ro5">
          <table:table-cell table:formula="of:=INDEX([.$A$2:.$A$6]; 1; 1)" office:value-type="float" office:value="32" calcext:value-type="float">
            <text:p>32</text:p>
          </table:table-cell>
          <table:table-cell table:formula="of:=[.$B$15] * [.$A$18] + [.$B$16]" office:value-type="float" office:value="17.6051075268817" calcext:value-type="float">
            <text:p>17.6051075268817</text:p>
          </table:table-cell>
          <table:table-cell table:formula="of:=[.$C$15] * LN([.$A$18]) + [.$C$16]" office:value-type="float" office:value="25.52" calcext:value-type="float">
            <text:p>25.52</text:p>
          </table:table-cell>
          <table:table-cell table:style-name="ce61" table:formula="of:=[.$D$16] * [.$A$18] ^ [.$D$15]" office:value-type="float" office:value="21.4620956457427" calcext:value-type="float">
            <text:p>21.4620956457427</text:p>
          </table:table-cell>
          <table:table-cell/>
          <table:table-cell table:formula="of:=INDEX([.$F$3:.$F$7]; 1; 1)" office:value-type="float" office:value="64" calcext:value-type="float">
            <text:p>64</text:p>
          </table:table-cell>
          <table:table-cell table:formula="of:=[.$G$15] * [.$F$18] + [.$G$16]" office:value-type="float" office:value="9.30688172043011" calcext:value-type="float">
            <text:p>9.30688172043011</text:p>
          </table:table-cell>
          <table:table-cell table:formula="of:=[.$H$15] * LN([.$F$18]) + [.$H$16]" office:value-type="float" office:value="13.282" calcext:value-type="float">
            <text:p>13.282</text:p>
          </table:table-cell>
          <table:table-cell table:style-name="ce61" table:formula="of:=[.$I$16] * [.$F$18] ^ [.$I$15]" office:value-type="float" office:value="10.2798851955827" calcext:value-type="float">
            <text:p>10.2798851955827</text:p>
          </table:table-cell>
        </table:table-row>
        <table:table-row table:style-name="ro5">
          <table:table-cell table:formula="of:=INDEX([.$A$2:.$A$6]; 2; 1)" office:value-type="float" office:value="64" calcext:value-type="float">
            <text:p>64</text:p>
          </table:table-cell>
          <table:table-cell table:formula="of:=[.$B$15] * [.$A$19] + [.$B$16]" office:value-type="float" office:value="16.1910483870968" calcext:value-type="float">
            <text:p>16.1910483870968</text:p>
          </table:table-cell>
          <table:table-cell table:formula="of:=[.$C$15] * LN([.$A$19]) + [.$C$16]" office:value-type="float" office:value="17.886" calcext:value-type="float">
            <text:p>17.886</text:p>
          </table:table-cell>
          <table:table-cell table:style-name="ce61" table:formula="of:=[.$D$16] * [.$A$19] ^ [.$D$15]" office:value-type="float" office:value="10.1380951158317" calcext:value-type="float">
            <text:p>10.1380951158317</text:p>
          </table:table-cell>
          <table:table-cell/>
          <table:table-cell table:formula="of:=INDEX([.$F$3:.$F$7]; 2; 1)" office:value-type="float" office:value="128" calcext:value-type="float">
            <text:p>128</text:p>
          </table:table-cell>
          <table:table-cell table:formula="of:=[.$G$15] * [.$F$19] + [.$G$16]" office:value-type="float" office:value="8.62209677419355" calcext:value-type="float">
            <text:p>8.62209677419355</text:p>
          </table:table-cell>
          <table:table-cell table:formula="of:=[.$H$15] * LN([.$F$19]) + [.$H$16]" office:value-type="float" office:value="9.514" calcext:value-type="float">
            <text:p>9.514</text:p>
          </table:table-cell>
          <table:table-cell table:style-name="ce61" table:formula="of:=[.$I$16] * [.$F$19] ^ [.$I$15]" office:value-type="float" office:value="5.8839417349174" calcext:value-type="float">
            <text:p>5.8839417349174</text:p>
          </table:table-cell>
        </table:table-row>
        <table:table-row table:style-name="ro5">
          <table:table-cell table:formula="of:=INDEX([.$A$2:.$A$6]; 3; 1)" office:value-type="float" office:value="128" calcext:value-type="float">
            <text:p>128</text:p>
          </table:table-cell>
          <table:table-cell table:formula="of:=[.$B$15] * [.$A$20] + [.$B$16]" office:value-type="float" office:value="13.3629301075269" calcext:value-type="float">
            <text:p>13.3629301075269</text:p>
          </table:table-cell>
          <table:table-cell table:formula="of:=[.$C$15] * LN([.$A$20]) + [.$C$16]" office:value-type="float" office:value="10.252" calcext:value-type="float">
            <text:p>10.252</text:p>
          </table:table-cell>
          <table:table-cell table:style-name="ce61" table:formula="of:=[.$D$16] * [.$A$20] ^ [.$D$15]" office:value-type="float" office:value="4.78895324455604" calcext:value-type="float">
            <text:p>4.78895324455604</text:p>
          </table:table-cell>
          <table:table-cell/>
          <table:table-cell table:formula="of:=INDEX([.$F$3:.$F$7]; 3; 1)" office:value-type="float" office:value="256" calcext:value-type="float">
            <text:p>256</text:p>
          </table:table-cell>
          <table:table-cell table:formula="of:=[.$G$15] * [.$F$20] + [.$G$16]" office:value-type="float" office:value="7.25252688172043" calcext:value-type="float">
            <text:p>7.25252688172043</text:p>
          </table:table-cell>
          <table:table-cell table:formula="of:=[.$H$15] * LN([.$F$20]) + [.$H$16]" office:value-type="float" office:value="5.746" calcext:value-type="float">
            <text:p>5.746</text:p>
          </table:table-cell>
          <table:table-cell table:style-name="ce61" table:formula="of:=[.$I$16] * [.$F$20] ^ [.$I$15]" office:value-type="float" office:value="3.36781682686294" calcext:value-type="float">
            <text:p>3.36781682686294</text:p>
          </table:table-cell>
        </table:table-row>
        <table:table-row table:style-name="ro5">
          <table:table-cell table:formula="of:=INDEX([.$A$2:.$A$6]; 4; 1)" office:value-type="float" office:value="256" calcext:value-type="float">
            <text:p>256</text:p>
          </table:table-cell>
          <table:table-cell table:formula="of:=[.$B$15] * [.$A$21] + [.$B$16]" office:value-type="float" office:value="7.7066935483871" calcext:value-type="float">
            <text:p>7.7066935483871</text:p>
          </table:table-cell>
          <table:table-cell table:formula="of:=[.$C$15] * LN([.$A$21]) + [.$C$16]" office:value-type="float" office:value="2.618" calcext:value-type="float">
            <text:p>2.618</text:p>
          </table:table-cell>
          <table:table-cell table:style-name="ce61" table:formula="of:=[.$D$16] * [.$A$21] ^ [.$D$15]" office:value-type="float" office:value="2.2621678842537" calcext:value-type="float">
            <text:p>2.2621678842537</text:p>
          </table:table-cell>
          <table:table-cell/>
          <table:table-cell table:formula="of:=INDEX([.$F$3:.$F$7]; 4; 1)" office:value-type="float" office:value="512" calcext:value-type="float">
            <text:p>512</text:p>
          </table:table-cell>
          <table:table-cell table:formula="of:=[.$G$15] * [.$F$21] + [.$G$16]" office:value-type="float" office:value="4.5133870967742" calcext:value-type="float">
            <text:p>4.5133870967742</text:p>
          </table:table-cell>
          <table:table-cell table:formula="of:=[.$H$15] * LN([.$F$21]) + [.$H$16]" office:value-type="float" office:value="1.978" calcext:value-type="float">
            <text:p>1.978</text:p>
          </table:table-cell>
          <table:table-cell table:style-name="ce61" table:formula="of:=[.$I$16] * [.$F$21] ^ [.$I$15]" office:value-type="float" office:value="1.92765168152373" calcext:value-type="float">
            <text:p>1.92765168152373</text:p>
          </table:table-cell>
        </table:table-row>
        <table:table-row table:style-name="ro5">
          <table:table-cell table:formula="of:=INDEX([.$A$2:.$A$6]; 5; 1)" office:value-type="float" office:value="512" calcext:value-type="float">
            <text:p>512</text:p>
          </table:table-cell>
          <table:table-cell table:formula="of:=[.$B$15] * [.$A$22] + [.$B$16]" office:value-type="float" office:value="-3.60577956989247" calcext:value-type="float">
            <text:p>-3.60577956989247</text:p>
          </table:table-cell>
          <table:table-cell table:formula="of:=[.$C$15] * LN([.$A$22]) + [.$C$16]" office:value-type="float" office:value="-5.01599999999999" calcext:value-type="float">
            <text:p>-5.01599999999999</text:p>
          </table:table-cell>
          <table:table-cell table:style-name="ce61" table:formula="of:=[.$D$16] * [.$A$22] ^ [.$D$15]" office:value-type="float" office:value="1.06858498615876" calcext:value-type="float">
            <text:p>1.06858498615876</text:p>
          </table:table-cell>
          <table:table-cell/>
          <table:table-cell table:formula="of:=INDEX([.$F$3:.$F$7]; 5; 1)" office:value-type="float" office:value="1024" calcext:value-type="float">
            <text:p>1024</text:p>
          </table:table-cell>
          <table:table-cell table:formula="of:=[.$G$15] * [.$F$22] + [.$G$16]" office:value-type="float" office:value="-0.964892473118278" calcext:value-type="float">
            <text:p>-0.964892473118278</text:p>
          </table:table-cell>
          <table:table-cell table:formula="of:=[.$H$15] * LN([.$F$22]) + [.$H$16]" office:value-type="float" office:value="-1.79" calcext:value-type="float">
            <text:p>-1.79</text:p>
          </table:table-cell>
          <table:table-cell table:style-name="ce61" table:formula="of:=[.$I$16] * [.$F$22] ^ [.$I$15]" office:value-type="float" office:value="1.10333821472781" calcext:value-type="float">
            <text:p>1.10333821472781</text:p>
          </table:table-cell>
        </table:table-row>
      </table:table>
      <table:table table:name="RAY" table:style-name="ta1">
        <table:table-column table:style-name="co6" table:number-columns-repeated="9" table:default-cell-style-name="Default"/>
        <table:table-row table:style-name="ro5">
          <table:table-cell office:value-type="string" calcext:value-type="string">
            <text:p>Cache Size (In KB)</text:p>
          </table:table-cell>
          <table:table-cell office:value-type="string" calcext:value-type="string">
            <text:p>32 Sets</text:p>
          </table:table-cell>
          <table:table-cell table:number-columns-repeated="3"/>
          <table:table-cell office:value-type="string" calcext:value-type="string">
            <text:p>Cache Size (In KB)</text:p>
          </table:table-cell>
          <table:table-cell office:value-type="string" calcext:value-type="string">
            <text:p>64 Sets</text:p>
          </table:table-cell>
          <table:table-cell table:number-columns-repeated="2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35.05" calcext:value-type="float">
            <text:p>35.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float" office:value="29.79" calcext:value-type="float">
            <text:p>29.79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0.67" calcext:value-type="float">
            <text:p>30.67</text:p>
          </table:table-cell>
          <table:table-cell table:number-columns-repeated="2"/>
        </table:table-row>
        <table:table-row table:style-name="ro5">
          <table:table-cell office:value-type="float" office:value="128" calcext:value-type="float">
            <text:p>128</text:p>
          </table:table-cell>
          <table:table-cell office:value-type="float" office:value="24.13" calcext:value-type="float">
            <text:p>24.13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24.6" calcext:value-type="float">
            <text:p>24.6</text:p>
          </table:table-cell>
          <table:table-cell table:number-columns-repeated="2"/>
        </table:table-row>
        <table:table-row table:style-name="ro5">
          <table:table-cell office:value-type="float" office:value="256" calcext:value-type="float">
            <text:p>256</text:p>
          </table:table-cell>
          <table:table-cell office:value-type="float" office:value="19.63" calcext:value-type="float">
            <text:p>19.63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9.88" calcext:value-type="float">
            <text:p>19.88</text:p>
          </table:table-cell>
          <table:table-cell table:number-columns-repeated="2"/>
        </table:table-row>
        <table:table-row table:style-name="ro5">
          <table:table-cell office:value-type="float" office:value="512" calcext:value-type="float">
            <text:p>512</text:p>
          </table:table-cell>
          <table:table-cell office:value-type="float" office:value="18.12" calcext:value-type="float">
            <text:p>18.12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18.19" calcext:value-type="float">
            <text:p>18.19</text:p>
          </table:table-cell>
          <table:table-cell table:number-columns-repeated="2"/>
        </table:table-row>
        <table:table-row table:style-name="ro5"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18.12" calcext:value-type="float">
            <text:p>18.12</text:p>
          </table:table-cell>
          <table:table-cell table:number-columns-repeated="2"/>
        </table:table-row>
        <table:table-row table:style-name="ro5">
          <table:table-cell table:number-columns-repeated="9"/>
        </table:table-row>
        <table:table-row table:style-name="ro5">
          <table:table-cell office:value-type="string" calcext:value-type="string">
            <text:p><text:span text:style-name="T1">Regression</text:span></text:p>
          </table:table-cell>
          <table:table-cell table:number-columns-repeated="4"/>
          <table:table-cell office:value-type="string" calcext:value-type="string">
            <text:p><text:span text:style-name="T1">Regression</text:span></text:p>
          </table:table-cell>
          <table:table-cell table:number-columns-repeated="3"/>
        </table:table-row>
        <table:table-row table:style-name="ro5">
          <table:table-cell table:number-columns-repeated="9"/>
        </table:table-row>
        <table:table-row table:style-name="ro5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Power</text:p>
          </table:table-cell>
        </table:table-row>
        <table:table-row table:style-name="ro5"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B$2:.$B$6] ; [.$A$2:.$A$6])" office:value-type="float" office:value="0.73055798998572" calcext:value-type="float">
            <text:p>0.73055798998572</text:p>
          </table:table-cell>
          <table:table-cell table:number-matrix-columns-spanned="1" table:number-matrix-rows-spanned="1" table:formula="of:=RSQ([.$B$2:.$B$6] ; LN([.$A$2:.$A$6]))" office:value-type="float" office:value="0.967510592005956" calcext:value-type="float">
            <text:p>0.967510592005956</text:p>
          </table:table-cell>
          <table:table-cell table:style-name="ce61" table:number-matrix-columns-spanned="1" table:number-matrix-rows-spanned="1" table:formula="of:=RSQ(LN([.$B$2:.$B$6]) ; LN([.$A$2:.$A$6]))" office:value-type="float" office:value="0.983166154864783" calcext:value-type="float">
            <text:p>0.983166154864783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G$3:.$G$7] ; [.$F$3:.$F$7])" office:value-type="float" office:value="0.538406363914385" calcext:value-type="float">
            <text:p>0.538406363914385</text:p>
          </table:table-cell>
          <table:table-cell table:number-matrix-columns-spanned="1" table:number-matrix-rows-spanned="1" table:formula="of:=RSQ([.$G$3:.$G$7] ; LN([.$F$3:.$F$7]))" office:value-type="float" office:value="0.859134507389103" calcext:value-type="float">
            <text:p>0.859134507389103</text:p>
          </table:table-cell>
          <table:table-cell table:style-name="ce61" table:number-matrix-columns-spanned="1" table:number-matrix-rows-spanned="1" table:formula="of:=RSQ(LN([.$G$3:.$G$7]) ; LN([.$F$3:.$F$7]))" office:value-type="float" office:value="0.887933867987741" calcext:value-type="float">
            <text:p>0.887933867987741</text:p>
          </table:table-cell>
        </table:table-row>
        <table:table-row table:style-name="ro5"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B$2:.$B$6] ; [.$A$2:.$A$6])" office:value-type="float" office:value="4.24125321199333" calcext:value-type="float">
            <text:p>4.24125321199333</text:p>
          </table:table-cell>
          <table:table-cell table:number-matrix-columns-spanned="1" table:number-matrix-rows-spanned="1" table:formula="of:=STEYX([.$B$2:.$B$6] ; LN([.$A$2:.$A$6]))" office:value-type="float" office:value="1.47276157835091" calcext:value-type="float">
            <text:p>1.47276157835091</text:p>
          </table:table-cell>
          <table:table-cell table:style-name="ce61" table:number-matrix-columns-spanned="1" table:number-matrix-rows-spanned="1" table:formula="of:=STEYX(LN([.$B$2:.$B$6]) ; LN([.$A$2:.$A$6]))" office:value-type="float" office:value="0.0414882839598433" calcext:value-type="float">
            <text:p>0.041488283959843</text:p>
          </table:table-cell>
          <table:table-cell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G$3:.$G$7] ; [.$F$3:.$F$7])" office:value-type="float" office:value="4.21683978458006" calcext:value-type="float">
            <text:p>4.21683978458006</text:p>
          </table:table-cell>
          <table:table-cell table:number-matrix-columns-spanned="1" table:number-matrix-rows-spanned="1" table:formula="of:=STEYX([.$G$3:.$G$7] ; LN([.$F$3:.$F$7]))" office:value-type="float" office:value="2.32948277520998" calcext:value-type="float">
            <text:p>2.32948277520998</text:p>
          </table:table-cell>
          <table:table-cell table:style-name="ce61" table:number-matrix-columns-spanned="1" table:number-matrix-rows-spanned="1" table:formula="of:=STEYX(LN([.$G$3:.$G$7]) ; LN([.$F$3:.$F$7]))" office:value-type="float" office:value="0.0878490326690213" calcext:value-type="float">
            <text:p>0.087849032669021</text:p>
          </table:table-cell>
        </table:table-row>
        <table:table-row table:style-name="ro5">
          <table:table-cell table:number-columns-repeated="3"/>
          <table:table-cell table:style-name="ce61"/>
          <table:table-cell table:number-columns-repeated="4"/>
          <table:table-cell table:style-name="ce61"/>
        </table:table-row>
        <table:table-row table:style-name="ro5"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B$2:.$B$6] ; [.$A$2:.$A$6])" office:value-type="float" office:value="-0.0309883232526882" calcext:value-type="float">
            <text:p>-0.030988323252688</text:p>
          </table:table-cell>
          <table:table-cell table:number-matrix-columns-spanned="1" table:number-matrix-rows-spanned="1" table:formula="of:=SLOPE([.$B$2:.$B$6] ; LN([.$A$2:.$A$6]))" office:value-type="float" office:value="-6.35074356999322" calcext:value-type="float">
            <text:p>-6.35074356999322</text:p>
          </table:table-cell>
          <table:table-cell table:style-name="ce61" table:number-matrix-columns-spanned="1" table:number-matrix-rows-spanned="1" table:formula="of:=SLOPE(LN([.$B$2:.$B$6]) ; LN([.$A$2:.$A$6]))" office:value-type="float" office:value="-0.250543092848686" calcext:value-type="float">
            <text:p>-0.250543092848686</text:p>
          </table:table-cell>
          <table:table-cell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G$3:.$G$7] ; [.$F$3:.$F$7])" office:value-type="float" office:value="-0.0101039566532258" calcext:value-type="float">
            <text:p>-0.010103956653226</text:p>
          </table:table-cell>
          <table:table-cell table:number-matrix-columns-spanned="1" table:number-matrix-rows-spanned="1" table:formula="of:=SLOPE([.$G$3:.$G$7] ; LN([.$F$3:.$F$7]))" office:value-type="float" office:value="-4.54593207384112" calcext:value-type="float">
            <text:p>-4.54593207384112</text:p>
          </table:table-cell>
          <table:table-cell table:style-name="ce61" table:number-matrix-columns-spanned="1" table:number-matrix-rows-spanned="1" table:formula="of:=SLOPE(LN([.$G$3:.$G$7]) ; LN([.$F$3:.$F$7]))" office:value-type="float" office:value="-0.195400319501668" calcext:value-type="float">
            <text:p>-0.195400319501668</text:p>
          </table:table-cell>
        </table:table-row>
        <table:table-row table:style-name="ro5"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B$2:.$B$6] ; [.$A$2:.$A$6])" office:value-type="float" office:value="31.4920833333333" calcext:value-type="float">
            <text:p>31.4920833333333</text:p>
          </table:table-cell>
          <table:table-cell table:number-matrix-columns-spanned="1" table:number-matrix-rows-spanned="1" table:formula="of:=INTERCEPT([.$B$2:.$B$6] ; LN([.$A$2:.$A$6]))" office:value-type="float" office:value="56.158" calcext:value-type="float">
            <text:p>56.158</text:p>
          </table:table-cell>
          <table:table-cell table:style-name="ce61" table:number-matrix-columns-spanned="1" table:number-matrix-rows-spanned="1" table:formula="of:=EXP(INTERCEPT(LN([.$B$2:.$B$6]) ; LN([.$A$2:.$A$6])))" office:value-type="float" office:value="82.8754254946857" calcext:value-type="float">
            <text:p>82.8754254946857</text:p>
          </table:table-cell>
          <table:table-cell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G$3:.$G$7] ; [.$F$3:.$F$7])" office:value-type="float" office:value="26.30125" calcext:value-type="float">
            <text:p>26.30125</text:p>
          </table:table-cell>
          <table:table-cell table:number-matrix-columns-spanned="1" table:number-matrix-rows-spanned="1" table:formula="of:=INTERCEPT([.$G$3:.$G$7] ; LN([.$F$3:.$F$7]))" office:value-type="float" office:value="47.5" calcext:value-type="float">
            <text:p>47.5</text:p>
          </table:table-cell>
          <table:table-cell table:style-name="ce61" table:number-matrix-columns-spanned="1" table:number-matrix-rows-spanned="1" table:formula="of:=EXP(INTERCEPT(LN([.$G$3:.$G$7]) ; LN([.$F$3:.$F$7])))" office:value-type="float" office:value="64.4736251281534" calcext:value-type="float">
            <text:p>64.4736251281534</text:p>
          </table:table-cell>
        </table:table-row>
        <table:table-row table:style-name="ro5">
          <table:table-cell table:number-columns-repeated="3"/>
          <table:table-cell table:style-name="ce61"/>
          <table:table-cell table:number-columns-repeated="4"/>
          <table:table-cell table:style-name="ce61"/>
        </table:table-row>
        <table:table-row table:style-name="ro5">
          <table:table-cell table:formula="of:=INDEX([.$A$2:.$A$6]; 1; 1)" office:value-type="float" office:value="32" calcext:value-type="float">
            <text:p>32</text:p>
          </table:table-cell>
          <table:table-cell table:formula="of:=[.$B$15] * [.$A$18] + [.$B$16]" office:value-type="float" office:value="30.5004569892473" calcext:value-type="float">
            <text:p>30.5004569892473</text:p>
          </table:table-cell>
          <table:table-cell table:formula="of:=[.$C$15] * LN([.$A$18]) + [.$C$16]" office:value-type="float" office:value="34.148" calcext:value-type="float">
            <text:p>34.148</text:p>
          </table:table-cell>
          <table:table-cell table:style-name="ce61" table:formula="of:=[.$D$16] * [.$A$18] ^ [.$D$15]" office:value-type="float" office:value="34.7793002910592" calcext:value-type="float">
            <text:p>34.7793002910592</text:p>
          </table:table-cell>
          <table:table-cell/>
          <table:table-cell table:formula="of:=INDEX([.$F$3:.$F$7]; 1; 1)" office:value-type="float" office:value="64" calcext:value-type="float">
            <text:p>64</text:p>
          </table:table-cell>
          <table:table-cell table:formula="of:=[.$G$15] * [.$F$18] + [.$G$16]" office:value-type="float" office:value="25.6545967741935" calcext:value-type="float">
            <text:p>25.6545967741935</text:p>
          </table:table-cell>
          <table:table-cell table:formula="of:=[.$H$15] * LN([.$F$18]) + [.$H$16]" office:value-type="float" office:value="28.594" calcext:value-type="float">
            <text:p>28.594</text:p>
          </table:table-cell>
          <table:table-cell table:style-name="ce61" table:formula="of:=[.$I$16] * [.$F$18] ^ [.$I$15]" office:value-type="float" office:value="28.6057899795534" calcext:value-type="float">
            <text:p>28.6057899795534</text:p>
          </table:table-cell>
        </table:table-row>
        <table:table-row table:style-name="ro5">
          <table:table-cell table:formula="of:=INDEX([.$A$2:.$A$6]; 2; 1)" office:value-type="float" office:value="64" calcext:value-type="float">
            <text:p>64</text:p>
          </table:table-cell>
          <table:table-cell table:formula="of:=[.$B$15] * [.$A$19] + [.$B$16]" office:value-type="float" office:value="29.5088306451613" calcext:value-type="float">
            <text:p>29.5088306451613</text:p>
          </table:table-cell>
          <table:table-cell table:formula="of:=[.$C$15] * LN([.$A$19]) + [.$C$16]" office:value-type="float" office:value="29.746" calcext:value-type="float">
            <text:p>29.746</text:p>
          </table:table-cell>
          <table:table-cell table:style-name="ce61" table:formula="of:=[.$D$16] * [.$A$19] ^ [.$D$15]" office:value-type="float" office:value="29.2347816311053" calcext:value-type="float">
            <text:p>29.2347816311053</text:p>
          </table:table-cell>
          <table:table-cell/>
          <table:table-cell table:formula="of:=INDEX([.$F$3:.$F$7]; 2; 1)" office:value-type="float" office:value="128" calcext:value-type="float">
            <text:p>128</text:p>
          </table:table-cell>
          <table:table-cell table:formula="of:=[.$G$15] * [.$F$19] + [.$G$16]" office:value-type="float" office:value="25.0079435483871" calcext:value-type="float">
            <text:p>25.0079435483871</text:p>
          </table:table-cell>
          <table:table-cell table:formula="of:=[.$H$15] * LN([.$F$19]) + [.$H$16]" office:value-type="float" office:value="25.443" calcext:value-type="float">
            <text:p>25.443</text:p>
          </table:table-cell>
          <table:table-cell table:style-name="ce61" table:formula="of:=[.$I$16] * [.$F$19] ^ [.$I$15]" office:value-type="float" office:value="24.9823097309277" calcext:value-type="float">
            <text:p>24.9823097309277</text:p>
          </table:table-cell>
        </table:table-row>
        <table:table-row table:style-name="ro5">
          <table:table-cell table:formula="of:=INDEX([.$A$2:.$A$6]; 3; 1)" office:value-type="float" office:value="128" calcext:value-type="float">
            <text:p>128</text:p>
          </table:table-cell>
          <table:table-cell table:formula="of:=[.$B$15] * [.$A$20] + [.$B$16]" office:value-type="float" office:value="27.5255779569892" calcext:value-type="float">
            <text:p>27.5255779569892</text:p>
          </table:table-cell>
          <table:table-cell table:formula="of:=[.$C$15] * LN([.$A$20]) + [.$C$16]" office:value-type="float" office:value="25.344" calcext:value-type="float">
            <text:p>25.344</text:p>
          </table:table-cell>
          <table:table-cell table:style-name="ce61" table:formula="of:=[.$D$16] * [.$A$20] ^ [.$D$15]" office:value-type="float" office:value="24.5741705516176" calcext:value-type="float">
            <text:p>24.5741705516176</text:p>
          </table:table-cell>
          <table:table-cell/>
          <table:table-cell table:formula="of:=INDEX([.$F$3:.$F$7]; 3; 1)" office:value-type="float" office:value="256" calcext:value-type="float">
            <text:p>256</text:p>
          </table:table-cell>
          <table:table-cell table:formula="of:=[.$G$15] * [.$F$20] + [.$G$16]" office:value-type="float" office:value="23.7146370967742" calcext:value-type="float">
            <text:p>23.7146370967742</text:p>
          </table:table-cell>
          <table:table-cell table:formula="of:=[.$H$15] * LN([.$F$20]) + [.$H$16]" office:value-type="float" office:value="22.292" calcext:value-type="float">
            <text:p>22.292</text:p>
          </table:table-cell>
          <table:table-cell table:style-name="ce61" table:formula="of:=[.$I$16] * [.$F$20] ^ [.$I$15]" office:value-type="float" office:value="21.8178138040623" calcext:value-type="float">
            <text:p>21.8178138040623</text:p>
          </table:table-cell>
        </table:table-row>
        <table:table-row table:style-name="ro5">
          <table:table-cell table:formula="of:=INDEX([.$A$2:.$A$6]; 4; 1)" office:value-type="float" office:value="256" calcext:value-type="float">
            <text:p>256</text:p>
          </table:table-cell>
          <table:table-cell table:formula="of:=[.$B$15] * [.$A$21] + [.$B$16]" office:value-type="float" office:value="23.5590725806452" calcext:value-type="float">
            <text:p>23.5590725806452</text:p>
          </table:table-cell>
          <table:table-cell table:formula="of:=[.$C$15] * LN([.$A$21]) + [.$C$16]" office:value-type="float" office:value="20.942" calcext:value-type="float">
            <text:p>20.942</text:p>
          </table:table-cell>
          <table:table-cell table:style-name="ce61" table:formula="of:=[.$D$16] * [.$A$21] ^ [.$D$15]" office:value-type="float" office:value="20.6565544398478" calcext:value-type="float">
            <text:p>20.6565544398478</text:p>
          </table:table-cell>
          <table:table-cell/>
          <table:table-cell table:formula="of:=INDEX([.$F$3:.$F$7]; 4; 1)" office:value-type="float" office:value="512" calcext:value-type="float">
            <text:p>512</text:p>
          </table:table-cell>
          <table:table-cell table:formula="of:=[.$G$15] * [.$F$21] + [.$G$16]" office:value-type="float" office:value="21.1280241935484" calcext:value-type="float">
            <text:p>21.1280241935484</text:p>
          </table:table-cell>
          <table:table-cell table:formula="of:=[.$H$15] * LN([.$F$21]) + [.$H$16]" office:value-type="float" office:value="19.141" calcext:value-type="float">
            <text:p>19.141</text:p>
          </table:table-cell>
          <table:table-cell table:style-name="ce61" table:formula="of:=[.$I$16] * [.$F$21] ^ [.$I$15]" office:value-type="float" office:value="19.0541628982939" calcext:value-type="float">
            <text:p>19.0541628982939</text:p>
          </table:table-cell>
        </table:table-row>
        <table:table-row table:style-name="ro5">
          <table:table-cell table:formula="of:=INDEX([.$A$2:.$A$6]; 5; 1)" office:value-type="float" office:value="512" calcext:value-type="float">
            <text:p>512</text:p>
          </table:table-cell>
          <table:table-cell table:formula="of:=[.$B$15] * [.$A$22] + [.$B$16]" office:value-type="float" office:value="15.626061827957" calcext:value-type="float">
            <text:p>15.626061827957</text:p>
          </table:table-cell>
          <table:table-cell table:formula="of:=[.$C$15] * LN([.$A$22]) + [.$C$16]" office:value-type="float" office:value="16.54" calcext:value-type="float">
            <text:p>16.54</text:p>
          </table:table-cell>
          <table:table-cell table:style-name="ce61" table:formula="of:=[.$D$16] * [.$A$22] ^ [.$D$15]" office:value-type="float" office:value="17.3634849823368" calcext:value-type="float">
            <text:p>17.3634849823368</text:p>
          </table:table-cell>
          <table:table-cell/>
          <table:table-cell table:formula="of:=INDEX([.$F$3:.$F$7]; 5; 1)" office:value-type="float" office:value="1024" calcext:value-type="float">
            <text:p>1024</text:p>
          </table:table-cell>
          <table:table-cell table:formula="of:=[.$G$15] * [.$F$22] + [.$G$16]" office:value-type="float" office:value="15.9547983870968" calcext:value-type="float">
            <text:p>15.9547983870968</text:p>
          </table:table-cell>
          <table:table-cell table:formula="of:=[.$H$15] * LN([.$F$22]) + [.$H$16]" office:value-type="float" office:value="15.99" calcext:value-type="float">
            <text:p>15.99</text:p>
          </table:table-cell>
          <table:table-cell table:style-name="ce61" table:formula="of:=[.$I$16] * [.$F$22] ^ [.$I$15]" office:value-type="float" office:value="16.6405821873465" calcext:value-type="float">
            <text:p>16.6405821873465</text:p>
          </table:table-cell>
        </table:table-row>
      </table:table>
      <table:table table:name="SLA" table:style-name="ta1">
        <table:table-column table:style-name="co6" table:number-columns-repeated="9" table:default-cell-style-name="Default"/>
        <table:table-row table:style-name="ro5">
          <table:table-cell office:value-type="string" calcext:value-type="string">
            <text:p>Cache Size (In KB)</text:p>
          </table:table-cell>
          <table:table-cell office:value-type="string" calcext:value-type="string">
            <text:p>32 Sets</text:p>
          </table:table-cell>
          <table:table-cell table:number-columns-repeated="3"/>
          <table:table-cell office:value-type="string" calcext:value-type="string">
            <text:p>Cache Size (In KB)</text:p>
          </table:table-cell>
          <table:table-cell office:value-type="string" calcext:value-type="string">
            <text:p>64 Sets</text:p>
          </table:table-cell>
          <table:table-cell table:number-columns-repeated="2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80.54" calcext:value-type="float">
            <text:p>80.5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float" office:value="76.72" calcext:value-type="float">
            <text:p>76.72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78.28" calcext:value-type="float">
            <text:p>78.28</text:p>
          </table:table-cell>
          <table:table-cell table:number-columns-repeated="2"/>
        </table:table-row>
        <table:table-row table:style-name="ro5">
          <table:table-cell office:value-type="float" office:value="128" calcext:value-type="float">
            <text:p>128</text:p>
          </table:table-cell>
          <table:table-cell office:value-type="float" office:value="74.91" calcext:value-type="float">
            <text:p>74.91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75.46" calcext:value-type="float">
            <text:p>75.46</text:p>
          </table:table-cell>
          <table:table-cell table:number-columns-repeated="2"/>
        </table:table-row>
        <table:table-row table:style-name="ro5">
          <table:table-cell office:value-type="float" office:value="256" calcext:value-type="float">
            <text:p>256</text:p>
          </table:table-cell>
          <table:table-cell office:value-type="float" office:value="74.82" calcext:value-type="float">
            <text:p>74.82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74.81" calcext:value-type="float">
            <text:p>74.81</text:p>
          </table:table-cell>
          <table:table-cell table:number-columns-repeated="2"/>
        </table:table-row>
        <table:table-row table:style-name="ro5">
          <table:table-cell office:value-type="float" office:value="512" calcext:value-type="float">
            <text:p>512</text:p>
          </table:table-cell>
          <table:table-cell office:value-type="float" office:value="74.74" calcext:value-type="float">
            <text:p>74.74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74.73" calcext:value-type="float">
            <text:p>74.73</text:p>
          </table:table-cell>
          <table:table-cell table:number-columns-repeated="2"/>
        </table:table-row>
        <table:table-row table:style-name="ro5"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74.56" calcext:value-type="float">
            <text:p>74.56</text:p>
          </table:table-cell>
          <table:table-cell table:number-columns-repeated="2"/>
        </table:table-row>
        <table:table-row table:style-name="ro5">
          <table:table-cell table:number-columns-repeated="9"/>
        </table:table-row>
        <table:table-row table:style-name="ro5">
          <table:table-cell office:value-type="string" calcext:value-type="string">
            <text:p><text:span text:style-name="T1">Regression</text:span></text:p>
          </table:table-cell>
          <table:table-cell table:number-columns-repeated="4"/>
          <table:table-cell office:value-type="string" calcext:value-type="string">
            <text:p><text:span text:style-name="T1">Regression</text:span></text:p>
          </table:table-cell>
          <table:table-cell table:number-columns-repeated="3"/>
        </table:table-row>
        <table:table-row table:style-name="ro5">
          <table:table-cell table:number-columns-repeated="9"/>
        </table:table-row>
        <table:table-row table:style-name="ro5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Power</text:p>
          </table:table-cell>
        </table:table-row>
        <table:table-row table:style-name="ro5"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B$2:.$B$6] ; [.$A$2:.$A$6])" office:value-type="float" office:value="0.407629062322643" calcext:value-type="float">
            <text:p>0.407629062322643</text:p>
          </table:table-cell>
          <table:table-cell table:number-matrix-columns-spanned="1" table:number-matrix-rows-spanned="1" table:formula="of:=RSQ([.$B$2:.$B$6] ; LN([.$A$2:.$A$6]))" office:value-type="float" office:value="0.737868590158837" calcext:value-type="float">
            <text:p>0.737868590158837</text:p>
          </table:table-cell>
          <table:table-cell table:style-name="ce61" table:number-matrix-columns-spanned="1" table:number-matrix-rows-spanned="1" table:formula="of:=RSQ(LN([.$B$2:.$B$6]) ; LN([.$A$2:.$A$6]))" office:value-type="float" office:value="0.742579789883368" calcext:value-type="float">
            <text:p>0.742579789883368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G$3:.$G$7] ; [.$F$3:.$F$7])" office:value-type="float" office:value="0.379914972158833" calcext:value-type="float">
            <text:p>0.379914972158833</text:p>
          </table:table-cell>
          <table:table-cell table:number-matrix-columns-spanned="1" table:number-matrix-rows-spanned="1" table:formula="of:=RSQ([.$G$3:.$G$7] ; LN([.$F$3:.$F$7]))" office:value-type="float" office:value="0.691019599398724" calcext:value-type="float">
            <text:p>0.691019599398724</text:p>
          </table:table-cell>
          <table:table-cell table:style-name="ce61" table:number-matrix-columns-spanned="1" table:number-matrix-rows-spanned="1" table:formula="of:=RSQ(LN([.$G$3:.$G$7]) ; LN([.$F$3:.$F$7]))" office:value-type="float" office:value="0.69453339340913" calcext:value-type="float">
            <text:p>0.69453339340913</text:p>
          </table:table-cell>
        </table:table-row>
        <table:table-row table:style-name="ro5"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B$2:.$B$6] ; [.$A$2:.$A$6])" office:value-type="float" office:value="2.20841404802788" calcext:value-type="float">
            <text:p>2.20841404802788</text:p>
          </table:table-cell>
          <table:table-cell table:number-matrix-columns-spanned="1" table:number-matrix-rows-spanned="1" table:formula="of:=STEYX([.$B$2:.$B$6] ; LN([.$A$2:.$A$6]))" office:value-type="float" office:value="1.46907226960873" calcext:value-type="float">
            <text:p>1.46907226960873</text:p>
          </table:table-cell>
          <table:table-cell table:style-name="ce61" table:number-matrix-columns-spanned="1" table:number-matrix-rows-spanned="1" table:formula="of:=STEYX(LN([.$B$2:.$B$6]) ; LN([.$A$2:.$A$6]))" office:value-type="float" office:value="0.0187637480747546" calcext:value-type="float">
            <text:p>0.018763748074755</text:p>
          </table:table-cell>
          <table:table-cell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G$3:.$G$7] ; [.$F$3:.$F$7])" office:value-type="float" office:value="1.41299904750277" calcext:value-type="float">
            <text:p>1.41299904750277</text:p>
          </table:table-cell>
          <table:table-cell table:number-matrix-columns-spanned="1" table:number-matrix-rows-spanned="1" table:formula="of:=STEYX([.$G$3:.$G$7] ; LN([.$F$3:.$F$7]))" office:value-type="float" office:value="0.997428360000526" calcext:value-type="float">
            <text:p>0.997428360000526</text:p>
          </table:table-cell>
          <table:table-cell table:style-name="ce61" table:number-matrix-columns-spanned="1" table:number-matrix-rows-spanned="1" table:formula="of:=STEYX(LN([.$G$3:.$G$7]) ; LN([.$F$3:.$F$7]))" office:value-type="float" office:value="0.0129673773332626" calcext:value-type="float">
            <text:p>0.012967377333263</text:p>
          </table:table-cell>
        </table:table-row>
        <table:table-row table:style-name="ro5">
          <table:table-cell table:number-columns-repeated="3"/>
          <table:table-cell table:style-name="ce61"/>
          <table:table-cell table:number-columns-repeated="4"/>
          <table:table-cell table:style-name="ce61"/>
        </table:table-row>
        <table:table-row table:style-name="ro5"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B$2:.$B$6] ; [.$A$2:.$A$6])" office:value-type="float" office:value="-0.0081287802419355" calcext:value-type="float">
            <text:p>-0.008128780241936</text:p>
          </table:table-cell>
          <table:table-cell table:number-matrix-columns-spanned="1" table:number-matrix-rows-spanned="1" table:formula="of:=SLOPE([.$B$2:.$B$6] ; LN([.$A$2:.$A$6]))" office:value-type="float" office:value="-1.9476383052001" calcext:value-type="float">
            <text:p>-1.9476383052001</text:p>
          </table:table-cell>
          <table:table-cell table:style-name="ce61" table:number-matrix-columns-spanned="1" table:number-matrix-rows-spanned="1" table:formula="of:=SLOPE(LN([.$B$2:.$B$6]) ; LN([.$A$2:.$A$6]))" office:value-type="float" office:value="-0.0251828571597323" calcext:value-type="float">
            <text:p>-0.025182857159732</text:p>
          </table:table-cell>
          <table:table-cell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G$3:.$G$7] ; [.$F$3:.$F$7])" office:value-type="float" office:value="-0.00245379704301075" calcext:value-type="float">
            <text:p>-0.002453797043011</text:p>
          </table:table-cell>
          <table:table-cell table:number-matrix-columns-spanned="1" table:number-matrix-rows-spanned="1" table:formula="of:=SLOPE([.$G$3:.$G$7] ; LN([.$F$3:.$F$7]))" office:value-type="float" office:value="-1.17868184840628" calcext:value-type="float">
            <text:p>-1.17868184840628</text:p>
          </table:table-cell>
          <table:table-cell table:style-name="ce61" table:number-matrix-columns-spanned="1" table:number-matrix-rows-spanned="1" table:formula="of:=SLOPE(LN([.$G$3:.$G$7]) ; LN([.$F$3:.$F$7]))" office:value-type="float" office:value="-0.0154508369793164" calcext:value-type="float">
            <text:p>-0.015450836979316</text:p>
          </table:table-cell>
        </table:table-row>
        <table:table-row table:style-name="ro5"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B$2:.$B$6] ; [.$A$2:.$A$6])" office:value-type="float" office:value="77.95875" calcext:value-type="float">
            <text:p>77.95875</text:p>
          </table:table-cell>
          <table:table-cell table:number-matrix-columns-spanned="1" table:number-matrix-rows-spanned="1" table:formula="of:=INTERCEPT([.$B$2:.$B$6] ; LN([.$A$2:.$A$6]))" office:value-type="float" office:value="85.796" calcext:value-type="float">
            <text:p>85.796</text:p>
          </table:table-cell>
          <table:table-cell table:style-name="ce61" table:number-matrix-columns-spanned="1" table:number-matrix-rows-spanned="1" table:formula="of:=EXP(INTERCEPT(LN([.$B$2:.$B$6]) ; LN([.$A$2:.$A$6])))" office:value-type="float" office:value="86.2326495862731" calcext:value-type="float">
            <text:p>86.2326495862731</text:p>
          </table:table-cell>
          <table:table-cell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G$3:.$G$7] ; [.$F$3:.$F$7])" office:value-type="float" office:value="76.5416666666667" calcext:value-type="float">
            <text:p>76.5416666666667</text:p>
          </table:table-cell>
          <table:table-cell table:number-matrix-columns-spanned="1" table:number-matrix-rows-spanned="1" table:formula="of:=INTERCEPT([.$G$3:.$G$7] ; LN([.$F$3:.$F$7]))" office:value-type="float" office:value="82.104" calcext:value-type="float">
            <text:p>82.104</text:p>
          </table:table-cell>
          <table:table-cell table:style-name="ce61" table:number-matrix-columns-spanned="1" table:number-matrix-rows-spanned="1" table:formula="of:=EXP(INTERCEPT(LN([.$G$3:.$G$7]) ; LN([.$F$3:.$F$7])))" office:value-type="float" office:value="82.31423643887" calcext:value-type="float">
            <text:p>82.31423643887</text:p>
          </table:table-cell>
        </table:table-row>
        <table:table-row table:style-name="ro5">
          <table:table-cell table:number-columns-repeated="3"/>
          <table:table-cell table:style-name="ce61"/>
          <table:table-cell table:number-columns-repeated="4"/>
          <table:table-cell table:style-name="ce61"/>
        </table:table-row>
        <table:table-row table:style-name="ro5">
          <table:table-cell table:formula="of:=INDEX([.$A$2:.$A$6]; 1; 1)" office:value-type="float" office:value="32" calcext:value-type="float">
            <text:p>32</text:p>
          </table:table-cell>
          <table:table-cell table:formula="of:=[.$B$15] * [.$A$18] + [.$B$16]" office:value-type="float" office:value="77.6986290322581" calcext:value-type="float">
            <text:p>77.6986290322581</text:p>
          </table:table-cell>
          <table:table-cell table:formula="of:=[.$C$15] * LN([.$A$18]) + [.$C$16]" office:value-type="float" office:value="79.046" calcext:value-type="float">
            <text:p>79.046</text:p>
          </table:table-cell>
          <table:table-cell table:style-name="ce61" table:formula="of:=[.$D$16] * [.$A$18] ^ [.$D$15]" office:value-type="float" office:value="79.0255912011071" calcext:value-type="float">
            <text:p>79.0255912011071</text:p>
          </table:table-cell>
          <table:table-cell/>
          <table:table-cell table:formula="of:=INDEX([.$F$3:.$F$7]; 1; 1)" office:value-type="float" office:value="64" calcext:value-type="float">
            <text:p>64</text:p>
          </table:table-cell>
          <table:table-cell table:formula="of:=[.$G$15] * [.$F$18] + [.$G$16]" office:value-type="float" office:value="76.384623655914" calcext:value-type="float">
            <text:p>76.384623655914</text:p>
          </table:table-cell>
          <table:table-cell table:formula="of:=[.$H$15] * LN([.$F$18]) + [.$H$16]" office:value-type="float" office:value="77.202" calcext:value-type="float">
            <text:p>77.202</text:p>
          </table:table-cell>
          <table:table-cell table:style-name="ce61" table:formula="of:=[.$I$16] * [.$F$18] ^ [.$I$15]" office:value-type="float" office:value="77.1912300687938" calcext:value-type="float">
            <text:p>77.1912300687938</text:p>
          </table:table-cell>
        </table:table-row>
        <table:table-row table:style-name="ro5">
          <table:table-cell table:formula="of:=INDEX([.$A$2:.$A$6]; 2; 1)" office:value-type="float" office:value="64" calcext:value-type="float">
            <text:p>64</text:p>
          </table:table-cell>
          <table:table-cell table:formula="of:=[.$B$15] * [.$A$19] + [.$B$16]" office:value-type="float" office:value="77.4385080645161" calcext:value-type="float">
            <text:p>77.4385080645161</text:p>
          </table:table-cell>
          <table:table-cell table:formula="of:=[.$C$15] * LN([.$A$19]) + [.$C$16]" office:value-type="float" office:value="77.696" calcext:value-type="float">
            <text:p>77.696</text:p>
          </table:table-cell>
          <table:table-cell table:style-name="ce61" table:formula="of:=[.$D$16] * [.$A$19] ^ [.$D$15]" office:value-type="float" office:value="77.6581352910303" calcext:value-type="float">
            <text:p>77.6581352910303</text:p>
          </table:table-cell>
          <table:table-cell/>
          <table:table-cell table:formula="of:=INDEX([.$F$3:.$F$7]; 2; 1)" office:value-type="float" office:value="128" calcext:value-type="float">
            <text:p>128</text:p>
          </table:table-cell>
          <table:table-cell table:formula="of:=[.$G$15] * [.$F$19] + [.$G$16]" office:value-type="float" office:value="76.2275806451613" calcext:value-type="float">
            <text:p>76.2275806451613</text:p>
          </table:table-cell>
          <table:table-cell table:formula="of:=[.$H$15] * LN([.$F$19]) + [.$H$16]" office:value-type="float" office:value="76.385" calcext:value-type="float">
            <text:p>76.385</text:p>
          </table:table-cell>
          <table:table-cell table:style-name="ce61" table:formula="of:=[.$I$16] * [.$F$19] ^ [.$I$15]" office:value-type="float" office:value="76.3689459059805" calcext:value-type="float">
            <text:p>76.3689459059805</text:p>
          </table:table-cell>
        </table:table-row>
        <table:table-row table:style-name="ro5">
          <table:table-cell table:formula="of:=INDEX([.$A$2:.$A$6]; 3; 1)" office:value-type="float" office:value="128" calcext:value-type="float">
            <text:p>128</text:p>
          </table:table-cell>
          <table:table-cell table:formula="of:=[.$B$15] * [.$A$20] + [.$B$16]" office:value-type="float" office:value="76.9182661290323" calcext:value-type="float">
            <text:p>76.9182661290323</text:p>
          </table:table-cell>
          <table:table-cell table:formula="of:=[.$C$15] * LN([.$A$20]) + [.$C$16]" office:value-type="float" office:value="76.346" calcext:value-type="float">
            <text:p>76.346</text:p>
          </table:table-cell>
          <table:table-cell table:style-name="ce61" table:formula="of:=[.$D$16] * [.$A$20] ^ [.$D$15]" office:value-type="float" office:value="76.3143417874928" calcext:value-type="float">
            <text:p>76.3143417874928</text:p>
          </table:table-cell>
          <table:table-cell/>
          <table:table-cell table:formula="of:=INDEX([.$F$3:.$F$7]; 3; 1)" office:value-type="float" office:value="256" calcext:value-type="float">
            <text:p>256</text:p>
          </table:table-cell>
          <table:table-cell table:formula="of:=[.$G$15] * [.$F$20] + [.$G$16]" office:value-type="float" office:value="75.9134946236559" calcext:value-type="float">
            <text:p>75.9134946236559</text:p>
          </table:table-cell>
          <table:table-cell table:formula="of:=[.$H$15] * LN([.$F$20]) + [.$H$16]" office:value-type="float" office:value="75.568" calcext:value-type="float">
            <text:p>75.568</text:p>
          </table:table-cell>
          <table:table-cell table:style-name="ce61" table:formula="of:=[.$I$16] * [.$F$20] ^ [.$I$15]" office:value-type="float" office:value="75.5554211740483" calcext:value-type="float">
            <text:p>75.5554211740483</text:p>
          </table:table-cell>
        </table:table-row>
        <table:table-row table:style-name="ro5">
          <table:table-cell table:formula="of:=INDEX([.$A$2:.$A$6]; 4; 1)" office:value-type="float" office:value="256" calcext:value-type="float">
            <text:p>256</text:p>
          </table:table-cell>
          <table:table-cell table:formula="of:=[.$B$15] * [.$A$21] + [.$B$16]" office:value-type="float" office:value="75.8777822580645" calcext:value-type="float">
            <text:p>75.8777822580645</text:p>
          </table:table-cell>
          <table:table-cell table:formula="of:=[.$C$15] * LN([.$A$21]) + [.$C$16]" office:value-type="float" office:value="74.996" calcext:value-type="float">
            <text:p>74.996</text:p>
          </table:table-cell>
          <table:table-cell table:style-name="ce61" table:formula="of:=[.$D$16] * [.$A$21] ^ [.$D$15]" office:value-type="float" office:value="74.9938012370862" calcext:value-type="float">
            <text:p>74.9938012370862</text:p>
          </table:table-cell>
          <table:table-cell/>
          <table:table-cell table:formula="of:=INDEX([.$F$3:.$F$7]; 4; 1)" office:value-type="float" office:value="512" calcext:value-type="float">
            <text:p>512</text:p>
          </table:table-cell>
          <table:table-cell table:formula="of:=[.$G$15] * [.$F$21] + [.$G$16]" office:value-type="float" office:value="75.2853225806452" calcext:value-type="float">
            <text:p>75.2853225806452</text:p>
          </table:table-cell>
          <table:table-cell table:formula="of:=[.$H$15] * LN([.$F$21]) + [.$H$16]" office:value-type="float" office:value="74.751" calcext:value-type="float">
            <text:p>74.751</text:p>
          </table:table-cell>
          <table:table-cell table:style-name="ce61" table:formula="of:=[.$I$16] * [.$F$21] ^ [.$I$15]" office:value-type="float" office:value="74.7505625626394" calcext:value-type="float">
            <text:p>74.7505625626394</text:p>
          </table:table-cell>
        </table:table-row>
        <table:table-row table:style-name="ro5">
          <table:table-cell table:formula="of:=INDEX([.$A$2:.$A$6]; 5; 1)" office:value-type="float" office:value="512" calcext:value-type="float">
            <text:p>512</text:p>
          </table:table-cell>
          <table:table-cell table:formula="of:=[.$B$15] * [.$A$22] + [.$B$16]" office:value-type="float" office:value="73.796814516129" calcext:value-type="float">
            <text:p>73.796814516129</text:p>
          </table:table-cell>
          <table:table-cell table:formula="of:=[.$C$15] * LN([.$A$22]) + [.$C$16]" office:value-type="float" office:value="73.646" calcext:value-type="float">
            <text:p>73.646</text:p>
          </table:table-cell>
          <table:table-cell table:style-name="ce61" table:formula="of:=[.$D$16] * [.$A$22] ^ [.$D$15]" office:value-type="float" office:value="73.6961112715686" calcext:value-type="float">
            <text:p>73.6961112715686</text:p>
          </table:table-cell>
          <table:table-cell/>
          <table:table-cell table:formula="of:=INDEX([.$F$3:.$F$7]; 5; 1)" office:value-type="float" office:value="1024" calcext:value-type="float">
            <text:p>1024</text:p>
          </table:table-cell>
          <table:table-cell table:formula="of:=[.$G$15] * [.$F$22] + [.$G$16]" office:value-type="float" office:value="74.0289784946237" calcext:value-type="float">
            <text:p>74.0289784946237</text:p>
          </table:table-cell>
          <table:table-cell table:formula="of:=[.$H$15] * LN([.$F$22]) + [.$H$16]" office:value-type="float" office:value="73.934" calcext:value-type="float">
            <text:p>73.934</text:p>
          </table:table-cell>
          <table:table-cell table:style-name="ce61" table:formula="of:=[.$I$16] * [.$F$22] ^ [.$I$15]" office:value-type="float" office:value="73.9542777553904" calcext:value-type="float">
            <text:p>73.9542777553904</text:p>
          </table:table-cell>
        </table:table-row>
      </table:table>
      <table:table table:name="STO" table:style-name="ta1">
        <table:table-column table:style-name="co6" table:number-columns-repeated="3" table:default-cell-style-name="ce62"/>
        <table:table-column table:style-name="co6" table:default-cell-style-name="ce61"/>
        <table:table-column table:style-name="co6" table:number-columns-repeated="4" table:default-cell-style-name="ce62"/>
        <table:table-column table:style-name="co6" table:default-cell-style-name="ce61"/>
        <table:table-row table:style-name="ro5">
          <table:table-cell table:style-name="Default" office:value-type="string" calcext:value-type="string">
            <text:p>Cache Size (In KB)</text:p>
          </table:table-cell>
          <table:table-cell table:style-name="Default" office:value-type="string" calcext:value-type="string">
            <text:p>32 Sets</text:p>
          </table:table-cell>
          <table:table-cell table:style-name="Default" table:number-columns-repeated="3"/>
          <table:table-cell table:style-name="Default" office:value-type="string" calcext:value-type="string">
            <text:p>Cache Size (In KB)</text:p>
          </table:table-cell>
          <table:table-cell table:style-name="Default" office:value-type="string" calcext:value-type="string">
            <text:p>64 Sets</text:p>
          </table:table-cell>
          <table:table-cell table:style-name="Default" table:number-columns-repeated="2"/>
        </table:table-row>
        <table:table-row table:style-name="ro5"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4.56" calcext:value-type="float">
            <text:p>44.56</text:p>
          </table:table-cell>
          <table:table-cell table:style-name="Default" table:number-columns-repeated="3"/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42.35" calcext:value-type="float">
            <text:p>42.35</text:p>
          </table:table-cell>
          <table:table-cell table:style-name="Default" table:number-columns-repeated="3"/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43.65" calcext:value-type="float">
            <text:p>43.65</text:p>
          </table:table-cell>
          <table:table-cell table:style-name="Default" table:number-columns-repeated="2"/>
        </table:table-row>
        <table:table-row table:style-name="ro5"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table:number-columns-repeated="3"/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table:number-columns-repeated="2"/>
        </table:table-row>
        <table:table-row table:style-name="ro5"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table:number-columns-repeated="3"/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table:number-columns-repeated="2"/>
        </table:table-row>
        <table:table-row table:style-name="ro5"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table:number-columns-repeated="3"/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table:number-columns-repeated="2"/>
        </table:table-row>
        <table:table-row table:style-name="ro5">
          <table:table-cell table:style-name="Default" office:value-type="float" office:value="128" calcext:value-type="float">
            <text:p>128</text:p>
          </table:table-cell>
          <table:table-cell table:style-name="Default" table:number-columns-repeated="4"/>
          <table:table-cell table:style-name="Default" office:value-type="float" office:value="1024" calcext:value-type="float">
            <text:p>1024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table:number-columns-repeated="2"/>
        </table:table-row>
        <table:table-row table:style-name="ro5">
          <table:table-cell table:style-name="Default" table:number-columns-repeated="9"/>
        </table:table-row>
        <table:table-row table:style-name="ro5">
          <table:table-cell table:style-name="Default" office:value-type="string" calcext:value-type="string">
            <text:p><text:span text:style-name="T1">Regression</text:span></text:p>
          </table:table-cell>
          <table:table-cell table:style-name="Default" table:number-columns-repeated="4"/>
          <table:table-cell table:style-name="Default" office:value-type="string" calcext:value-type="string">
            <text:p><text:span text:style-name="T1">Regression</text:span>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9"/>
        </table:table-row>
        <table:table-row table:style-name="ro5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  <table:table-cell table:style-name="ce62" office:value-type="string" calcext:value-type="string">
            <text:p>Power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  <table:table-cell table:style-name="ce62" office:value-type="string" calcext:value-type="string">
            <text:p>Power</text:p>
          </table:table-cell>
        </table:table-row>
        <table:table-row table:style-name="ro5"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B$2:.$B$6] ; [.$A$2:.$A$6])" office:value-type="float" office:value="0.294725627199859" calcext:value-type="float">
            <text:p>0.294725627199859</text:p>
          </table:table-cell>
          <table:table-cell table:number-matrix-columns-spanned="1" table:number-matrix-rows-spanned="1" table:formula="of:=RSQ([.$B$2:.$B$6] ; LN([.$A$2:.$A$6]))" office:value-type="float" office:value="0.600522229893547" calcext:value-type="float">
            <text:p>0.600522229893547</text:p>
          </table:table-cell>
          <table:table-cell table:number-matrix-columns-spanned="1" table:number-matrix-rows-spanned="1" table:formula="of:=RSQ(LN([.$B$2:.$B$6]) ; LN([.$A$2:.$A$6]))" office:value-type="float" office:value="0.603016049328443" calcext:value-type="float">
            <text:p>0.603016049328443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G$3:.$G$7] ; [.$F$3:.$F$7])" office:value-type="float" office:value="0.227150537634408" calcext:value-type="float">
            <text:p>0.227150537634408</text:p>
          </table:table-cell>
          <table:table-cell table:number-matrix-columns-spanned="1" table:number-matrix-rows-spanned="1" table:formula="of:=RSQ([.$G$3:.$G$7] ; LN([.$F$3:.$F$7]))" office:value-type="float" office:value="0.5" calcext:value-type="float">
            <text:p>0.5</text:p>
          </table:table-cell>
          <table:table-cell table:number-matrix-columns-spanned="1" table:number-matrix-rows-spanned="1" table:formula="of:=RSQ(LN([.$G$3:.$G$7]) ; LN([.$F$3:.$F$7]))" office:value-type="float" office:value="0.5" calcext:value-type="float">
            <text:p>0.5</text:p>
          </table:table-cell>
        </table:table-row>
        <table:table-row table:style-name="ro5"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B$2:.$B$6] ; [.$A$2:.$A$6])" office:value-type="float" office:value="1.08228392100367" calcext:value-type="float">
            <text:p>1.08228392100367</text:p>
          </table:table-cell>
          <table:table-cell table:number-matrix-columns-spanned="1" table:number-matrix-rows-spanned="1" table:formula="of:=STEYX([.$B$2:.$B$6] ; LN([.$A$2:.$A$6]))" office:value-type="float" office:value="0.814532585802026" calcext:value-type="float">
            <text:p>0.814532585802026</text:p>
          </table:table-cell>
          <table:table-cell table:number-matrix-columns-spanned="1" table:number-matrix-rows-spanned="1" table:formula="of:=STEYX(LN([.$B$2:.$B$6]) ; LN([.$A$2:.$A$6]))" office:value-type="float" office:value="0.0187589046418433" calcext:value-type="float">
            <text:p>0.018758904641843</text:p>
          </table:table-cell>
          <table:table-cell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G$3:.$G$7] ; [.$F$3:.$F$7])" office:value-type="float" office:value="0.749058548898161" calcext:value-type="float">
            <text:p>0.749058548898161</text:p>
          </table:table-cell>
          <table:table-cell table:number-matrix-columns-spanned="1" table:number-matrix-rows-spanned="1" table:formula="of:=STEYX([.$G$3:.$G$7] ; LN([.$F$3:.$F$7]))" office:value-type="float" office:value="0.602494813255682" calcext:value-type="float">
            <text:p>0.602494813255682</text:p>
          </table:table-cell>
          <table:table-cell table:number-matrix-columns-spanned="1" table:number-matrix-rows-spanned="1" table:formula="of:=STEYX(LN([.$G$3:.$G$7]) ; LN([.$F$3:.$F$7]))" office:value-type="float" office:value="0.0140705046649021" calcext:value-type="float">
            <text:p>0.014070504664902</text:p>
          </table:table-cell>
        </table:table-row>
        <table:table-row table:style-name="ro5">
          <table:table-cell table:number-columns-repeated="9"/>
        </table:table-row>
        <table:table-row table:style-name="ro5"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B$2:.$B$6] ; [.$A$2:.$A$6])" office:value-type="float" office:value="-0.0031044186827957" calcext:value-type="float">
            <text:p>-0.003104418682796</text:p>
          </table:table-cell>
          <table:table-cell table:number-matrix-columns-spanned="1" table:number-matrix-rows-spanned="1" table:formula="of:=SLOPE([.$B$2:.$B$6] ; LN([.$A$2:.$A$6]))" office:value-type="float" office:value="-0.789154187366264" calcext:value-type="float">
            <text:p>-0.789154187366264</text:p>
          </table:table-cell>
          <table:table-cell table:number-matrix-columns-spanned="1" table:number-matrix-rows-spanned="1" table:formula="of:=SLOPE(LN([.$B$2:.$B$6]) ; LN([.$A$2:.$A$6]))" office:value-type="float" office:value="-0.0182692451239169" calcext:value-type="float">
            <text:p>-0.018269245123917</text:p>
          </table:table-cell>
          <table:table-cell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G$3:.$G$7] ; [.$F$3:.$F$7])" office:value-type="float" office:value="-0.000900957661290322" calcext:value-type="float">
            <text:p>-0.00090095766129</text:p>
          </table:table-cell>
          <table:table-cell table:number-matrix-columns-spanned="1" table:number-matrix-rows-spanned="1" table:formula="of:=SLOPE([.$G$3:.$G$7] ; LN([.$F$3:.$F$7]))" office:value-type="float" office:value="-0.476089363493357" calcext:value-type="float">
            <text:p>-0.476089363493357</text:p>
          </table:table-cell>
          <table:table-cell table:number-matrix-columns-spanned="1" table:number-matrix-rows-spanned="1" table:formula="of:=SLOPE(LN([.$G$3:.$G$7]) ; LN([.$F$3:.$F$7]))" office:value-type="float" office:value="-0.0111184651926634" calcext:value-type="float">
            <text:p>-0.011118465192664</text:p>
          </table:table-cell>
        </table:table-row>
        <table:table-row table:style-name="ro5"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B$2:.$B$6] ; [.$A$2:.$A$6])" office:value-type="float" office:value="43.1979166666667" calcext:value-type="float">
            <text:p>43.1979166666667</text:p>
          </table:table-cell>
          <table:table-cell table:number-matrix-columns-spanned="1" table:number-matrix-rows-spanned="1" table:formula="of:=INTERCEPT([.$B$2:.$B$6] ; LN([.$A$2:.$A$6]))" office:value-type="float" office:value="46.411" calcext:value-type="float">
            <text:p>46.411</text:p>
          </table:table-cell>
          <table:table-cell table:number-matrix-columns-spanned="1" table:number-matrix-rows-spanned="1" table:formula="of:=EXP(INTERCEPT(LN([.$B$2:.$B$6]) ; LN([.$A$2:.$A$6])))" office:value-type="float" office:value="46.5164356300945" calcext:value-type="float">
            <text:p>46.5164356300945</text:p>
          </table:table-cell>
          <table:table-cell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G$3:.$G$7] ; [.$F$3:.$F$7])" office:value-type="float" office:value="42.6875" calcext:value-type="float">
            <text:p>42.6875</text:p>
          </table:table-cell>
          <table:table-cell table:number-matrix-columns-spanned="1" table:number-matrix-rows-spanned="1" table:formula="of:=INTERCEPT([.$G$3:.$G$7] ; LN([.$F$3:.$F$7]))" office:value-type="float" office:value="44.97" calcext:value-type="float">
            <text:p>44.97</text:p>
          </table:table-cell>
          <table:table-cell table:number-matrix-columns-spanned="1" table:number-matrix-rows-spanned="1" table:formula="of:=EXP(INTERCEPT(LN([.$G$3:.$G$7]) ; LN([.$F$3:.$F$7])))" office:value-type="float" office:value="45.0165506101083" calcext:value-type="float">
            <text:p>45.0165506101083</text:p>
          </table:table-cell>
        </table:table-row>
        <table:table-row table:style-name="ro5">
          <table:table-cell table:number-columns-repeated="9"/>
        </table:table-row>
        <table:table-row table:style-name="ro5">
          <table:table-cell table:formula="of:=INDEX([.$A$2:.$A$6]; 1; 1)" office:value-type="float" office:value="32" calcext:value-type="float">
            <text:p>32</text:p>
          </table:table-cell>
          <table:table-cell table:formula="of:=[.$B$15] * [.$A$18] + [.$B$16]" office:value-type="float" office:value="43.0985752688172" calcext:value-type="float">
            <text:p>43.0985752688172</text:p>
          </table:table-cell>
          <table:table-cell table:formula="of:=[.$C$15] * LN([.$A$18]) + [.$C$16]" office:value-type="float" office:value="43.676" calcext:value-type="float">
            <text:p>43.676</text:p>
          </table:table-cell>
          <table:table-cell table:formula="of:=[.$D$16] * [.$A$18] ^ [.$D$15]" office:value-type="float" office:value="43.662487585779" calcext:value-type="float">
            <text:p>43.662487585779</text:p>
          </table:table-cell>
          <table:table-cell/>
          <table:table-cell table:formula="of:=INDEX([.$F$3:.$F$7]; 1; 1)" office:value-type="float" office:value="64" calcext:value-type="float">
            <text:p>64</text:p>
          </table:table-cell>
          <table:table-cell table:formula="of:=[.$G$15] * [.$F$18] + [.$G$16]" office:value-type="float" office:value="42.6298387096774" calcext:value-type="float">
            <text:p>42.6298387096774</text:p>
          </table:table-cell>
          <table:table-cell table:formula="of:=[.$H$15] * LN([.$F$18]) + [.$H$16]" office:value-type="float" office:value="42.99" calcext:value-type="float">
            <text:p>42.99</text:p>
          </table:table-cell>
          <table:table-cell table:formula="of:=[.$I$16] * [.$F$18] ^ [.$I$15]" office:value-type="float" office:value="42.982360761548" calcext:value-type="float">
            <text:p>42.982360761548</text:p>
          </table:table-cell>
        </table:table-row>
        <table:table-row table:style-name="ro5">
          <table:table-cell table:formula="of:=INDEX([.$A$2:.$A$6]; 2; 1)" office:value-type="float" office:value="64" calcext:value-type="float">
            <text:p>64</text:p>
          </table:table-cell>
          <table:table-cell table:formula="of:=[.$B$15] * [.$A$19] + [.$B$16]" office:value-type="float" office:value="42.9992338709678" calcext:value-type="float">
            <text:p>42.9992338709678</text:p>
          </table:table-cell>
          <table:table-cell table:formula="of:=[.$C$15] * LN([.$A$19]) + [.$C$16]" office:value-type="float" office:value="43.129" calcext:value-type="float">
            <text:p>43.129</text:p>
          </table:table-cell>
          <table:table-cell table:formula="of:=[.$D$16] * [.$A$19] ^ [.$D$15]" office:value-type="float" office:value="43.1130635616213" calcext:value-type="float">
            <text:p>43.1130635616213</text:p>
          </table:table-cell>
          <table:table-cell/>
          <table:table-cell table:formula="of:=INDEX([.$F$3:.$F$7]; 2; 1)" office:value-type="float" office:value="128" calcext:value-type="float">
            <text:p>128</text:p>
          </table:table-cell>
          <table:table-cell table:formula="of:=[.$G$15] * [.$F$19] + [.$G$16]" office:value-type="float" office:value="42.5721774193548" calcext:value-type="float">
            <text:p>42.5721774193548</text:p>
          </table:table-cell>
          <table:table-cell table:formula="of:=[.$H$15] * LN([.$F$19]) + [.$H$16]" office:value-type="float" office:value="42.66" calcext:value-type="float">
            <text:p>42.66</text:p>
          </table:table-cell>
          <table:table-cell table:formula="of:=[.$I$16] * [.$F$19] ^ [.$I$15]" office:value-type="float" office:value="42.6523803606448" calcext:value-type="float">
            <text:p>42.6523803606448</text:p>
          </table:table-cell>
        </table:table-row>
        <table:table-row table:style-name="ro5">
          <table:table-cell table:formula="of:=INDEX([.$A$2:.$A$6]; 3; 1)" office:value-type="float" office:value="128" calcext:value-type="float">
            <text:p>128</text:p>
          </table:table-cell>
          <table:table-cell table:formula="of:=[.$B$15] * [.$A$20] + [.$B$16]" office:value-type="float" office:value="42.8005510752688" calcext:value-type="float">
            <text:p>42.8005510752688</text:p>
          </table:table-cell>
          <table:table-cell table:formula="of:=[.$C$15] * LN([.$A$20]) + [.$C$16]" office:value-type="float" office:value="42.582" calcext:value-type="float">
            <text:p>42.582</text:p>
          </table:table-cell>
          <table:table-cell table:formula="of:=[.$D$16] * [.$A$20] ^ [.$D$15]" office:value-type="float" office:value="42.5705531783259" calcext:value-type="float">
            <text:p>42.5705531783259</text:p>
          </table:table-cell>
          <table:table-cell/>
          <table:table-cell table:formula="of:=INDEX([.$F$3:.$F$7]; 3; 1)" office:value-type="float" office:value="256" calcext:value-type="float">
            <text:p>256</text:p>
          </table:table-cell>
          <table:table-cell table:formula="of:=[.$G$15] * [.$F$20] + [.$G$16]" office:value-type="float" office:value="42.4568548387097" calcext:value-type="float">
            <text:p>42.4568548387097</text:p>
          </table:table-cell>
          <table:table-cell table:formula="of:=[.$H$15] * LN([.$F$20]) + [.$H$16]" office:value-type="float" office:value="42.33" calcext:value-type="float">
            <text:p>42.33</text:p>
          </table:table-cell>
          <table:table-cell table:formula="of:=[.$I$16] * [.$F$20] ^ [.$I$15]" office:value-type="float" office:value="42.3249332562626" calcext:value-type="float">
            <text:p>42.3249332562626</text:p>
          </table:table-cell>
        </table:table-row>
        <table:table-row table:style-name="ro5">
          <table:table-cell table:formula="of:=INDEX([.$A$2:.$A$6]; 4; 1)" office:value-type="float" office:value="256" calcext:value-type="float">
            <text:p>256</text:p>
          </table:table-cell>
          <table:table-cell table:formula="of:=[.$B$15] * [.$A$21] + [.$B$16]" office:value-type="float" office:value="42.403185483871" calcext:value-type="float">
            <text:p>42.403185483871</text:p>
          </table:table-cell>
          <table:table-cell table:formula="of:=[.$C$15] * LN([.$A$21]) + [.$C$16]" office:value-type="float" office:value="42.035" calcext:value-type="float">
            <text:p>42.035</text:p>
          </table:table-cell>
          <table:table-cell table:formula="of:=[.$D$16] * [.$A$21] ^ [.$D$15]" office:value-type="float" office:value="42.0348694385503" calcext:value-type="float">
            <text:p>42.0348694385503</text:p>
          </table:table-cell>
          <table:table-cell/>
          <table:table-cell table:formula="of:=INDEX([.$F$3:.$F$7]; 4; 1)" office:value-type="float" office:value="512" calcext:value-type="float">
            <text:p>512</text:p>
          </table:table-cell>
          <table:table-cell table:formula="of:=[.$G$15] * [.$F$21] + [.$G$16]" office:value-type="float" office:value="42.2262096774194" calcext:value-type="float">
            <text:p>42.2262096774194</text:p>
          </table:table-cell>
          <table:table-cell table:formula="of:=[.$H$15] * LN([.$F$21]) + [.$H$16]" office:value-type="float" office:value="42" calcext:value-type="float">
            <text:p>42</text:p>
          </table:table-cell>
          <table:table-cell table:formula="of:=[.$I$16] * [.$F$21] ^ [.$I$15]" office:value-type="float" office:value="42" calcext:value-type="float">
            <text:p>42</text:p>
          </table:table-cell>
        </table:table-row>
        <table:table-row table:style-name="ro5">
          <table:table-cell table:formula="of:=INDEX([.$A$2:.$A$6]; 5; 1)" office:value-type="float" office:value="512" calcext:value-type="float">
            <text:p>512</text:p>
          </table:table-cell>
          <table:table-cell table:formula="of:=[.$B$15] * [.$A$22] + [.$B$16]" office:value-type="float" office:value="41.6084543010753" calcext:value-type="float">
            <text:p>41.6084543010753</text:p>
          </table:table-cell>
          <table:table-cell table:formula="of:=[.$C$15] * LN([.$A$22]) + [.$C$16]" office:value-type="float" office:value="41.488" calcext:value-type="float">
            <text:p>41.488</text:p>
          </table:table-cell>
          <table:table-cell table:formula="of:=[.$D$16] * [.$A$22] ^ [.$D$15]" office:value-type="float" office:value="41.5059264396774" calcext:value-type="float">
            <text:p>41.5059264396774</text:p>
          </table:table-cell>
          <table:table-cell/>
          <table:table-cell table:formula="of:=INDEX([.$F$3:.$F$7]; 5; 1)" office:value-type="float" office:value="1024" calcext:value-type="float">
            <text:p>1024</text:p>
          </table:table-cell>
          <table:table-cell table:formula="of:=[.$G$15] * [.$F$22] + [.$G$16]" office:value-type="float" office:value="41.7649193548387" calcext:value-type="float">
            <text:p>41.7649193548387</text:p>
          </table:table-cell>
          <table:table-cell table:formula="of:=[.$H$15] * LN([.$F$22]) + [.$H$16]" office:value-type="float" office:value="41.67" calcext:value-type="float">
            <text:p>41.67</text:p>
          </table:table-cell>
          <table:table-cell table:formula="of:=[.$I$16] * [.$F$22] ^ [.$I$15]" office:value-type="float" office:value="41.6775612927633" calcext:value-type="float">
            <text:p>41.6775612927633</text:p>
          </table:table-cell>
        </table:table-row>
      </table:table>
      <table:table table:name="TRA" table:style-name="ta1">
        <table:table-column table:style-name="co6" table:number-columns-repeated="3" table:default-cell-style-name="Default"/>
        <table:table-column table:style-name="co6" table:default-cell-style-name="ce61"/>
        <table:table-column table:style-name="co6" table:number-columns-repeated="5" table:default-cell-style-name="Default"/>
        <table:table-row table:style-name="ro5">
          <table:table-cell office:value-type="string" calcext:value-type="string">
            <text:p>Cache Size (In KB)</text:p>
          </table:table-cell>
          <table:table-cell office:value-type="string" calcext:value-type="string">
            <text:p>32 Sets</text:p>
          </table:table-cell>
          <table:table-cell/>
          <table:table-cell table:style-name="Default"/>
          <table:table-cell/>
          <table:table-cell office:value-type="string" calcext:value-type="string">
            <text:p>Cache Size (In KB)</text:p>
          </table:table-cell>
          <table:table-cell office:value-type="string" calcext:value-type="string">
            <text:p>64 Sets</text:p>
          </table:table-cell>
          <table:table-cell table:number-columns-repeated="2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99.99" calcext:value-type="float">
            <text:p>99.99</text:p>
          </table:table-cell>
          <table:table-cell/>
          <table:table-cell table:style-name="Default"/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float" office:value="99.78" calcext:value-type="float">
            <text:p>99.78</text:p>
          </table:table-cell>
          <table:table-cell/>
          <table:table-cell table:style-name="Default"/>
          <table:table-cell/>
          <table:table-cell office:value-type="float" office:value="64" calcext:value-type="float">
            <text:p>64</text:p>
          </table:table-cell>
          <table:table-cell office:value-type="float" office:value="99.78" calcext:value-type="float">
            <text:p>99.78</text:p>
          </table:table-cell>
          <table:table-cell table:number-columns-repeated="2"/>
        </table:table-row>
        <table:table-row table:style-name="ro5">
          <table:table-cell office:value-type="float" office:value="128" calcext:value-type="float">
            <text:p>128</text:p>
          </table:table-cell>
          <table:table-cell office:value-type="float" office:value="99.6" calcext:value-type="float">
            <text:p>99.6</text:p>
          </table:table-cell>
          <table:table-cell/>
          <table:table-cell table:style-name="Default"/>
          <table:table-cell/>
          <table:table-cell office:value-type="float" office:value="128" calcext:value-type="float">
            <text:p>128</text:p>
          </table:table-cell>
          <table:table-cell office:value-type="float" office:value="99.61" calcext:value-type="float">
            <text:p>99.61</text:p>
          </table:table-cell>
          <table:table-cell table:number-columns-repeated="2"/>
        </table:table-row>
        <table:table-row table:style-name="ro5">
          <table:table-cell office:value-type="float" office:value="256" calcext:value-type="float">
            <text:p>256</text:p>
          </table:table-cell>
          <table:table-cell office:value-type="float" office:value="99.61" calcext:value-type="float">
            <text:p>99.61</text:p>
          </table:table-cell>
          <table:table-cell/>
          <table:table-cell table:style-name="Default"/>
          <table:table-cell/>
          <table:table-cell office:value-type="float" office:value="256" calcext:value-type="float">
            <text:p>256</text:p>
          </table:table-cell>
          <table:table-cell office:value-type="float" office:value="99.61" calcext:value-type="float">
            <text:p>99.61</text:p>
          </table:table-cell>
          <table:table-cell table:number-columns-repeated="2"/>
        </table:table-row>
        <table:table-row table:style-name="ro5">
          <table:table-cell office:value-type="float" office:value="512" calcext:value-type="float">
            <text:p>512</text:p>
          </table:table-cell>
          <table:table-cell office:value-type="float" office:value="99.61" calcext:value-type="float">
            <text:p>99.61</text:p>
          </table:table-cell>
          <table:table-cell/>
          <table:table-cell table:style-name="Default"/>
          <table:table-cell/>
          <table:table-cell office:value-type="float" office:value="512" calcext:value-type="float">
            <text:p>512</text:p>
          </table:table-cell>
          <table:table-cell office:value-type="float" office:value="99.61" calcext:value-type="float">
            <text:p>99.61</text:p>
          </table:table-cell>
          <table:table-cell table:number-columns-repeated="2"/>
        </table:table-row>
        <table:table-row table:style-name="ro5">
          <table:table-cell office:value-type="float" office:value="128" calcext:value-type="float">
            <text:p>128</text:p>
          </table:table-cell>
          <table:table-cell table:number-columns-repeated="2"/>
          <table:table-cell table:style-name="Default"/>
          <table:table-cell/>
          <table:table-cell office:value-type="float" office:value="1024" calcext:value-type="float">
            <text:p>1024</text:p>
          </table:table-cell>
          <table:table-cell office:value-type="float" office:value="99.61" calcext:value-type="float">
            <text:p>99.61</text:p>
          </table:table-cell>
          <table:table-cell table:number-columns-repeated="2"/>
        </table:table-row>
        <table:table-row table:style-name="ro5">
          <table:table-cell table:number-columns-repeated="3"/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<text:span text:style-name="T1">Regression</text:span>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1">Regression</text:span>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Power</text:p>
          </table:table-cell>
        </table:table-row>
        <table:table-row table:style-name="ro5"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B$2:.$B$6] ; [.$A$2:.$A$6])" office:value-type="float" office:value="0.415689319444907" calcext:value-type="float">
            <text:p>0.415689319444907</text:p>
          </table:table-cell>
          <table:table-cell table:number-matrix-columns-spanned="1" table:number-matrix-rows-spanned="1" table:formula="of:=RSQ([.$B$2:.$B$6] ; LN([.$A$2:.$A$6]))" office:value-type="float" office:value="0.751564129301351" calcext:value-type="float">
            <text:p>0.751564129301351</text:p>
          </table:table-cell>
          <table:table-cell table:number-matrix-columns-spanned="1" table:number-matrix-rows-spanned="1" table:formula="of:=RSQ(LN([.$B$2:.$B$6]) ; LN([.$A$2:.$A$6]))" office:value-type="float" office:value="0.751678055781257" calcext:value-type="float">
            <text:p>0.751678055781257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G$3:.$G$7] ; [.$F$3:.$F$7])" office:value-type="float" office:value="0.227150537634408" calcext:value-type="float">
            <text:p>0.227150537634408</text:p>
          </table:table-cell>
          <table:table-cell table:style-name="ce62" table:number-matrix-columns-spanned="1" table:number-matrix-rows-spanned="1" table:formula="of:=RSQ([.$G$3:.$G$7] ; LN([.$F$3:.$F$7]))" office:value-type="float" office:value="0.5" calcext:value-type="float">
            <text:p>0.5</text:p>
          </table:table-cell>
          <table:table-cell table:style-name="ce61" table:number-matrix-columns-spanned="1" table:number-matrix-rows-spanned="1" table:formula="of:=RSQ(LN([.$G$3:.$G$7]) ; LN([.$F$3:.$F$7]))" office:value-type="float" office:value="0.5" calcext:value-type="float">
            <text:p>0.5</text:p>
          </table:table-cell>
        </table:table-row>
        <table:table-row table:style-name="ro5"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B$2:.$B$6] ; [.$A$2:.$A$6])" office:value-type="float" office:value="0.149713585576237" calcext:value-type="float">
            <text:p>0.149713585576237</text:p>
          </table:table-cell>
          <table:table-cell table:number-matrix-columns-spanned="1" table:number-matrix-rows-spanned="1" table:formula="of:=STEYX([.$B$2:.$B$6] ; LN([.$A$2:.$A$6]))" office:value-type="float" office:value="0.0976217188949268" calcext:value-type="float">
            <text:p>0.097621718894927</text:p>
          </table:table-cell>
          <table:table-cell table:number-matrix-columns-spanned="1" table:number-matrix-rows-spanned="1" table:formula="of:=STEYX(LN([.$B$2:.$B$6]) ; LN([.$A$2:.$A$6]))" office:value-type="float" office:value="0.000978064386102285" calcext:value-type="float">
            <text:p>0.000978064386102</text:p>
          </table:table-cell>
          <table:table-cell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G$3:.$G$7] ; [.$F$3:.$F$7])" office:value-type="float" office:value="0.0771757292804174" calcext:value-type="float">
            <text:p>0.077175729280418</text:p>
          </table:table-cell>
          <table:table-cell table:style-name="ce62" table:number-matrix-columns-spanned="1" table:number-matrix-rows-spanned="1" table:formula="of:=STEYX([.$G$3:.$G$7] ; LN([.$F$3:.$F$7]))" office:value-type="float" office:value="0.0620752231839195" calcext:value-type="float">
            <text:p>0.06207522318392</text:p>
          </table:table-cell>
          <table:table-cell table:style-name="ce61" table:number-matrix-columns-spanned="1" table:number-matrix-rows-spanned="1" table:formula="of:=STEYX(LN([.$G$3:.$G$7]) ; LN([.$F$3:.$F$7]))" office:value-type="float" office:value="0.000622651469234605" calcext:value-type="float">
            <text:p>0.000622651469235</text:p>
          </table:table-cell>
        </table:table-row>
        <table:table-row table:style-name="ro5">
          <table:table-cell table:number-columns-repeated="7"/>
          <table:table-cell table:style-name="ce62"/>
          <table:table-cell table:style-name="ce61"/>
        </table:table-row>
        <table:table-row table:style-name="ro5"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B$2:.$B$6] ; [.$A$2:.$A$6])" office:value-type="float" office:value="-0.000560315860215048" calcext:value-type="float">
            <text:p>-0.000560315860215</text:p>
          </table:table-cell>
          <table:table-cell table:number-matrix-columns-spanned="1" table:number-matrix-rows-spanned="1" table:formula="of:=SLOPE([.$B$2:.$B$6] ; LN([.$A$2:.$A$6]))" office:value-type="float" office:value="-0.134170638802673" calcext:value-type="float">
            <text:p>-0.134170638802673</text:p>
          </table:table-cell>
          <table:table-cell table:number-matrix-columns-spanned="1" table:number-matrix-rows-spanned="1" table:formula="of:=SLOPE(LN([.$B$2:.$B$6]) ; LN([.$A$2:.$A$6]))" office:value-type="float" office:value="-0.00134465539189756" calcext:value-type="float">
            <text:p>-0.001344655391898</text:p>
          </table:table-cell>
          <table:table-cell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G$3:.$G$7] ; [.$F$3:.$F$7])" office:value-type="float" office:value="-0.000092825940860216" calcext:value-type="float">
            <text:p>-9.2825940860216E-05</text:p>
          </table:table-cell>
          <table:table-cell table:style-name="ce62" table:number-matrix-columns-spanned="1" table:number-matrix-rows-spanned="1" table:formula="of:=SLOPE([.$G$3:.$G$7] ; LN([.$F$3:.$F$7]))" office:value-type="float" office:value="-0.0490516313902252" calcext:value-type="float">
            <text:p>-0.049051631390225</text:p>
          </table:table-cell>
          <table:table-cell table:style-name="ce61" table:number-matrix-columns-spanned="1" table:number-matrix-rows-spanned="1" table:formula="of:=SLOPE(LN([.$G$3:.$G$7]) ; LN([.$F$3:.$F$7]))" office:value-type="float" office:value="-0.000492017084867927" calcext:value-type="float">
            <text:p>-0.000492017084868</text:p>
          </table:table-cell>
        </table:table-row>
        <table:table-row table:style-name="ro5"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B$2:.$B$6] ; [.$A$2:.$A$6])" office:value-type="float" office:value="99.8291666666667" calcext:value-type="float">
            <text:p>99.8291666666667</text:p>
          </table:table-cell>
          <table:table-cell table:number-matrix-columns-spanned="1" table:number-matrix-rows-spanned="1" table:formula="of:=INTERCEPT([.$B$2:.$B$6] ; LN([.$A$2:.$A$6]))" office:value-type="float" office:value="100.369" calcext:value-type="float">
            <text:p>100.369</text:p>
          </table:table-cell>
          <table:table-cell table:number-matrix-columns-spanned="1" table:number-matrix-rows-spanned="1" table:formula="of:=EXP(INTERCEPT(LN([.$B$2:.$B$6]) ; LN([.$A$2:.$A$6])))" office:value-type="float" office:value="100.370601910195" calcext:value-type="float">
            <text:p>100.370601910195</text:p>
          </table:table-cell>
          <table:table-cell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G$3:.$G$7] ; [.$F$3:.$F$7])" office:value-type="float" office:value="99.6808333333333" calcext:value-type="float">
            <text:p>99.6808333333333</text:p>
          </table:table-cell>
          <table:table-cell table:style-name="ce62" table:number-matrix-columns-spanned="1" table:number-matrix-rows-spanned="1" table:formula="of:=INTERCEPT([.$G$3:.$G$7] ; LN([.$F$3:.$F$7]))" office:value-type="float" office:value="99.916" calcext:value-type="float">
            <text:p>99.916</text:p>
          </table:table-cell>
          <table:table-cell table:style-name="ce61" table:number-matrix-columns-spanned="1" table:number-matrix-rows-spanned="1" table:formula="of:=EXP(INTERCEPT(LN([.$G$3:.$G$7]) ; LN([.$F$3:.$F$7])))" office:value-type="float" office:value="99.9162088709342" calcext:value-type="float">
            <text:p>99.9162088709342</text:p>
          </table:table-cell>
        </table:table-row>
        <table:table-row table:style-name="ro5">
          <table:table-cell table:number-columns-repeated="7"/>
          <table:table-cell table:style-name="ce62"/>
          <table:table-cell table:style-name="ce61"/>
        </table:table-row>
        <table:table-row table:style-name="ro5">
          <table:table-cell table:formula="of:=INDEX([.$A$2:.$A$6]; 1; 1)" office:value-type="float" office:value="32" calcext:value-type="float">
            <text:p>32</text:p>
          </table:table-cell>
          <table:table-cell table:formula="of:=[.$B$15] * [.$A$18] + [.$B$16]" office:value-type="float" office:value="99.8112365591398" calcext:value-type="float">
            <text:p>99.8112365591398</text:p>
          </table:table-cell>
          <table:table-cell table:formula="of:=[.$C$15] * LN([.$A$18]) + [.$C$16]" office:value-type="float" office:value="99.904" calcext:value-type="float">
            <text:p>99.904</text:p>
          </table:table-cell>
          <table:table-cell table:formula="of:=[.$D$16] * [.$A$18] ^ [.$D$15]" office:value-type="float" office:value="99.9039409926729" calcext:value-type="float">
            <text:p>99.9039409926729</text:p>
          </table:table-cell>
          <table:table-cell/>
          <table:table-cell table:formula="of:=INDEX([.$F$3:.$F$7]; 1; 1)" office:value-type="float" office:value="64" calcext:value-type="float">
            <text:p>64</text:p>
          </table:table-cell>
          <table:table-cell table:formula="of:=[.$G$15] * [.$F$18] + [.$G$16]" office:value-type="float" office:value="99.6748924731183" calcext:value-type="float">
            <text:p>99.6748924731183</text:p>
          </table:table-cell>
          <table:table-cell table:style-name="ce62" table:formula="of:=[.$H$15] * LN([.$F$18]) + [.$H$16]" office:value-type="float" office:value="99.712" calcext:value-type="float">
            <text:p>99.712</text:p>
          </table:table-cell>
          <table:table-cell table:style-name="ce61" table:formula="of:=[.$I$16] * [.$F$18] ^ [.$I$15]" office:value-type="float" office:value="99.7119652119189" calcext:value-type="float">
            <text:p>99.7119652119189</text:p>
          </table:table-cell>
        </table:table-row>
        <table:table-row table:style-name="ro5">
          <table:table-cell table:formula="of:=INDEX([.$A$2:.$A$6]; 2; 1)" office:value-type="float" office:value="64" calcext:value-type="float">
            <text:p>64</text:p>
          </table:table-cell>
          <table:table-cell table:formula="of:=[.$B$15] * [.$A$19] + [.$B$16]" office:value-type="float" office:value="99.7933064516129" calcext:value-type="float">
            <text:p>99.7933064516129</text:p>
          </table:table-cell>
          <table:table-cell table:formula="of:=[.$C$15] * LN([.$A$19]) + [.$C$16]" office:value-type="float" office:value="99.811" calcext:value-type="float">
            <text:p>99.811</text:p>
          </table:table-cell>
          <table:table-cell table:formula="of:=[.$D$16] * [.$A$19] ^ [.$D$15]" office:value-type="float" office:value="99.8108694946391" calcext:value-type="float">
            <text:p>99.8108694946391</text:p>
          </table:table-cell>
          <table:table-cell/>
          <table:table-cell table:formula="of:=INDEX([.$F$3:.$F$7]; 2; 1)" office:value-type="float" office:value="128" calcext:value-type="float">
            <text:p>128</text:p>
          </table:table-cell>
          <table:table-cell table:formula="of:=[.$G$15] * [.$F$19] + [.$G$16]" office:value-type="float" office:value="99.6689516129032" calcext:value-type="float">
            <text:p>99.6689516129032</text:p>
          </table:table-cell>
          <table:table-cell table:style-name="ce62" table:formula="of:=[.$H$15] * LN([.$F$19]) + [.$H$16]" office:value-type="float" office:value="99.678" calcext:value-type="float">
            <text:p>99.678</text:p>
          </table:table-cell>
          <table:table-cell table:style-name="ce61" table:formula="of:=[.$I$16] * [.$F$19] ^ [.$I$15]" office:value-type="float" office:value="99.6779652158733" calcext:value-type="float">
            <text:p>99.6779652158733</text:p>
          </table:table-cell>
        </table:table-row>
        <table:table-row table:style-name="ro5">
          <table:table-cell table:formula="of:=INDEX([.$A$2:.$A$6]; 3; 1)" office:value-type="float" office:value="128" calcext:value-type="float">
            <text:p>128</text:p>
          </table:table-cell>
          <table:table-cell table:formula="of:=[.$B$15] * [.$A$20] + [.$B$16]" office:value-type="float" office:value="99.7574462365591" calcext:value-type="float">
            <text:p>99.7574462365591</text:p>
          </table:table-cell>
          <table:table-cell table:formula="of:=[.$C$15] * LN([.$A$20]) + [.$C$16]" office:value-type="float" office:value="99.718" calcext:value-type="float">
            <text:p>99.718</text:p>
          </table:table-cell>
          <table:table-cell table:formula="of:=[.$D$16] * [.$A$20] ^ [.$D$15]" office:value-type="float" office:value="99.7178847029321" calcext:value-type="float">
            <text:p>99.7178847029321</text:p>
          </table:table-cell>
          <table:table-cell/>
          <table:table-cell table:formula="of:=INDEX([.$F$3:.$F$7]; 3; 1)" office:value-type="float" office:value="256" calcext:value-type="float">
            <text:p>256</text:p>
          </table:table-cell>
          <table:table-cell table:formula="of:=[.$G$15] * [.$F$20] + [.$G$16]" office:value-type="float" office:value="99.6570698924731" calcext:value-type="float">
            <text:p>99.6570698924731</text:p>
          </table:table-cell>
          <table:table-cell table:style-name="ce62" table:formula="of:=[.$H$15] * LN([.$F$20]) + [.$H$16]" office:value-type="float" office:value="99.644" calcext:value-type="float">
            <text:p>99.644</text:p>
          </table:table-cell>
          <table:table-cell table:style-name="ce61" table:formula="of:=[.$I$16] * [.$F$20] ^ [.$I$15]" office:value-type="float" office:value="99.6439768132181" calcext:value-type="float">
            <text:p>99.6439768132181</text:p>
          </table:table-cell>
        </table:table-row>
        <table:table-row table:style-name="ro5">
          <table:table-cell table:formula="of:=INDEX([.$A$2:.$A$6]; 4; 1)" office:value-type="float" office:value="256" calcext:value-type="float">
            <text:p>256</text:p>
          </table:table-cell>
          <table:table-cell table:formula="of:=[.$B$15] * [.$A$21] + [.$B$16]" office:value-type="float" office:value="99.6857258064516" calcext:value-type="float">
            <text:p>99.6857258064516</text:p>
          </table:table-cell>
          <table:table-cell table:formula="of:=[.$C$15] * LN([.$A$21]) + [.$C$16]" office:value-type="float" office:value="99.625" calcext:value-type="float">
            <text:p>99.625</text:p>
          </table:table-cell>
          <table:table-cell table:formula="of:=[.$D$16] * [.$A$21] ^ [.$D$15]" office:value-type="float" office:value="99.6249865367752" calcext:value-type="float">
            <text:p>99.6249865367752</text:p>
          </table:table-cell>
          <table:table-cell/>
          <table:table-cell table:formula="of:=INDEX([.$F$3:.$F$7]; 4; 1)" office:value-type="float" office:value="512" calcext:value-type="float">
            <text:p>512</text:p>
          </table:table-cell>
          <table:table-cell table:formula="of:=[.$G$15] * [.$F$21] + [.$G$16]" office:value-type="float" office:value="99.6333064516129" calcext:value-type="float">
            <text:p>99.6333064516129</text:p>
          </table:table-cell>
          <table:table-cell table:style-name="ce62" table:formula="of:=[.$H$15] * LN([.$F$21]) + [.$H$16]" office:value-type="float" office:value="99.61" calcext:value-type="float">
            <text:p>99.61</text:p>
          </table:table-cell>
          <table:table-cell table:style-name="ce61" table:formula="of:=[.$I$16] * [.$F$21] ^ [.$I$15]" office:value-type="float" office:value="99.6100000000001" calcext:value-type="float">
            <text:p>99.6100000000001</text:p>
          </table:table-cell>
        </table:table-row>
        <table:table-row table:style-name="ro5">
          <table:table-cell table:formula="of:=INDEX([.$A$2:.$A$6]; 5; 1)" office:value-type="float" office:value="512" calcext:value-type="float">
            <text:p>512</text:p>
          </table:table-cell>
          <table:table-cell table:formula="of:=[.$B$15] * [.$A$22] + [.$B$16]" office:value-type="float" office:value="99.5422849462366" calcext:value-type="float">
            <text:p>99.5422849462366</text:p>
          </table:table-cell>
          <table:table-cell table:formula="of:=[.$C$15] * LN([.$A$22]) + [.$C$16]" office:value-type="float" office:value="99.532" calcext:value-type="float">
            <text:p>99.532</text:p>
          </table:table-cell>
          <table:table-cell table:formula="of:=[.$D$16] * [.$A$22] ^ [.$D$15]" office:value-type="float" office:value="99.5321749154674" calcext:value-type="float">
            <text:p>99.5321749154674</text:p>
          </table:table-cell>
          <table:table-cell/>
          <table:table-cell table:formula="of:=INDEX([.$F$3:.$F$7]; 5; 1)" office:value-type="float" office:value="1024" calcext:value-type="float">
            <text:p>1024</text:p>
          </table:table-cell>
          <table:table-cell table:formula="of:=[.$G$15] * [.$F$22] + [.$G$16]" office:value-type="float" office:value="99.5857795698925" calcext:value-type="float">
            <text:p>99.5857795698925</text:p>
          </table:table-cell>
          <table:table-cell table:style-name="ce62" table:formula="of:=[.$H$15] * LN([.$F$22]) + [.$H$16]" office:value-type="float" office:value="99.576" calcext:value-type="float">
            <text:p>99.576</text:p>
          </table:table-cell>
          <table:table-cell table:style-name="ce61" table:formula="of:=[.$I$16] * [.$F$22] ^ [.$I$15]" office:value-type="float" office:value="99.5760347722674" calcext:value-type="float">
            <text:p>99.5760347722674</text:p>
          </table:table-cell>
        </table:table-row>
      </table:table>
      <table:table table:name="32Linear" table:style-name="ta1">
        <table:shapes>
          <draw:frame draw:z-index="0" draw:style-name="gr1" draw:text-style-name="P1" svg:width="453.51pt" svg:height="255.09pt" svg:x="524.38pt" svg:y="247.38pt">
            <loext:p draw:notify-on-update-of-ranges="32Linear.A1:32Linear.A1 32Linear.A2:32Linear.A7 32Linear.B1:32Linear.B1 32Linear.B2:32Linear.B7 32Linear.A1:32Linear.A1 32Linear.A2:32Linear.A7 32Linear.C1:32Linear.C1 32Linear.C2:32Linear.C7 32Linear.A1:32Linear.A1 32Linear.A2:32Linear.A7 32Linear.D1:32Linear.D1 32Linear.D2:32Linear.D7 32Linear.A1:32Linear.A1 32Linear.A2:32Linear.A7 32Linear.E1:32Linear.E1 32Linear.E2:32Linear.E7 32Linear.A1:32Linear.A1 32Linear.A2:32Linear.A7 32Linear.F1:32Linear.F1 32Linear.F2:32Linear.F7 32Linear.A1:32Linear.A1 32Linear.A2:32Linear.A7 32Linear.G1:32Linear.G1 32Linear.G2:32Linear.G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number-columns-repeated="7" table:default-cell-style-name="Default"/>
        <table:table-row table:style-name="ro5">
          <table:table-cell/>
          <table:table-cell office:value-type="string" calcext:value-type="string">
            <text:p>BFS_32Set</text:p>
          </table:table-cell>
          <table:table-cell office:value-type="string" calcext:value-type="string">
            <text:p>BFS2_32Set</text:p>
          </table:table-cell>
          <table:table-cell office:value-type="string" calcext:value-type="string">
            <text:p>kmeans_32Set</text:p>
          </table:table-cell>
          <table:table-cell office:value-type="string" calcext:value-type="string">
            <text:p>KMN_32Set</text:p>
          </table:table-cell>
          <table:table-cell office:value-type="string" calcext:value-type="string">
            <text:p>LIB_64Set</text:p>
          </table:table-cell>
          <table:table-cell office:value-type="string" calcext:value-type="string">
            <text:p>AES,BS,NQU,SCP</text:p>
          </table:table-cell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91.45" calcext:value-type="float">
            <text:p>91.45</text:p>
          </table:table-cell>
          <table:table-cell office:value-type="float" office:value="91.17" calcext:value-type="float">
            <text:p>91.17</text:p>
          </table:table-cell>
          <table:table-cell office:value-type="float" office:value="99.95" calcext:value-type="float">
            <text:p>99.95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float" office:value="89.03" calcext:value-type="float">
            <text:p>89.03</text:p>
          </table:table-cell>
          <table:table-cell office:value-type="float" office:value="87.32" calcext:value-type="float">
            <text:p>87.32</text:p>
          </table:table-cell>
          <table:table-cell office:value-type="float" office:value="99.86" calcext:value-type="float">
            <text:p>99.86</text:p>
          </table:table-cell>
          <table:table-cell office:value-type="float" office:value="96.86" calcext:value-type="float">
            <text:p>96.86</text:p>
          </table:table-cell>
          <table:table-cell office:value-type="float" office:value="72.1" calcext:value-type="float">
            <text:p>72.1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float" office:value="128" calcext:value-type="float">
            <text:p>128</text:p>
          </table:table-cell>
          <table:table-cell office:value-type="float" office:value="83.19" calcext:value-type="float">
            <text:p>83.19</text:p>
          </table:table-cell>
          <table:table-cell office:value-type="float" office:value="79.71" calcext:value-type="float">
            <text:p>79.71</text:p>
          </table:table-cell>
          <table:table-cell office:value-type="float" office:value="95.77" calcext:value-type="float">
            <text:p>95.77</text:p>
          </table:table-cell>
          <table:table-cell office:value-type="float" office:value="82.89" calcext:value-type="float">
            <text:p>82.89</text:p>
          </table:table-cell>
          <table:table-cell office:value-type="float" office:value="67.84" calcext:value-type="float">
            <text:p>67.84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float" office:value="256" calcext:value-type="float">
            <text:p>256</text:p>
          </table:table-cell>
          <table:table-cell office:value-type="float" office:value="67.94" calcext:value-type="float">
            <text:p>67.94</text:p>
          </table:table-cell>
          <table:table-cell office:value-type="float" office:value="61.45" calcext:value-type="float">
            <text:p>61.45</text:p>
          </table:table-cell>
          <table:table-cell office:value-type="float" office:value="41.62" calcext:value-type="float">
            <text:p>41.62</text:p>
          </table:table-cell>
          <table:table-cell office:value-type="float" office:value="47.2" calcext:value-type="float">
            <text:p>47.2</text:p>
          </table:table-cell>
          <table:table-cell office:value-type="float" office:value="66.17" calcext:value-type="float">
            <text:p>66.17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float" office:value="512" calcext:value-type="float">
            <text:p>512</text:p>
          </table:table-cell>
          <table:table-cell office:value-type="float" office:value="48.18" calcext:value-type="float">
            <text:p>48.18</text:p>
          </table:table-cell>
          <table:table-cell office:value-type="float" office:value="32.85" calcext:value-type="float">
            <text:p>32.85</text:p>
          </table:table-cell>
          <table:table-cell office:value-type="float" office:value="7.64" calcext:value-type="float">
            <text:p>7.64</text:p>
          </table:table-cell>
          <table:table-cell office:value-type="float" office:value="16.31" calcext:value-type="float">
            <text:p>16.31</text:p>
          </table:table-cell>
          <table:table-cell office:value-type="float" office:value="56.41" calcext:value-type="float">
            <text:p>56.41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44.16" calcext:value-type="float">
            <text:p>44.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64Linear" table:style-name="ta1">
        <table:table-column table:style-name="co6" table:number-columns-repeated="6" table:default-cell-style-name="Default"/>
        <table:table-row table:style-name="ro5">
          <table:table-cell/>
          <table:table-cell office:value-type="string" calcext:value-type="string">
            <text:p>AES</text:p>
          </table:table-cell>
          <table:table-cell office:value-type="string" calcext:value-type="string">
            <text:p>BlackScholes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NQU</text:p>
          </table:table-cell>
          <table:table-cell office:value-type="string" calcext:value-type="string">
            <text:p>SCP</text:p>
          </table:table-cell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2.1" calcext:value-type="float">
            <text:p>72.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5">
          <table:table-cell office:value-type="float" office:value="128" calcext:value-type="float">
            <text:p>1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7.84" calcext:value-type="float">
            <text:p>67.8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5">
          <table:table-cell office:value-type="float" office:value="256" calcext:value-type="float">
            <text:p>2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6.17" calcext:value-type="float">
            <text:p>66.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5">
          <table:table-cell office:value-type="float" office:value="512" calcext:value-type="float">
            <text:p>51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.41" calcext:value-type="float">
            <text:p>56.4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5">
          <table:table-cell office:value-type="float" office:value="1024" calcext:value-type="float">
            <text:p>102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4.16" calcext:value-type="float">
            <text:p>44.16</text:p>
          </table:table-cell>
          <table:table-cell table:number-columns-repeated="2" office:value-type="float" office:value="100" calcext:value-type="float">
            <text:p>100</text:p>
          </table:table-cell>
        </table:table-row>
      </table:table>
      <table:table table:name="32Logarithmic" table:style-name="ta1">
        <table:table-column table:style-name="co6" table:number-columns-repeated="2" table:default-cell-style-name="Default"/>
        <table:table-row table:style-name="ro5">
          <table:table-cell/>
          <table:table-cell office:value-type="string" calcext:value-type="string">
            <text:p>LIB</text:p>
          </table:table-cell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76.09" calcext:value-type="float">
            <text:p>76.09</text:p>
          </table:table-cell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float" office:value="69.69" calcext:value-type="float">
            <text:p>69.69</text:p>
          </table:table-cell>
        </table:table-row>
        <table:table-row table:style-name="ro5">
          <table:table-cell office:value-type="float" office:value="128" calcext:value-type="float">
            <text:p>128</text:p>
          </table:table-cell>
          <table:table-cell office:value-type="float" office:value="67.35" calcext:value-type="float">
            <text:p>67.35</text:p>
          </table:table-cell>
        </table:table-row>
        <table:table-row table:style-name="ro5">
          <table:table-cell office:value-type="float" office:value="256" calcext:value-type="float">
            <text:p>256</text:p>
          </table:table-cell>
          <table:table-cell office:value-type="float" office:value="66.67" calcext:value-type="float">
            <text:p>66.67</text:p>
          </table:table-cell>
        </table:table-row>
        <table:table-row table:style-name="ro5">
          <table:table-cell office:value-type="float" office:value="512" calcext:value-type="float">
            <text:p>512</text:p>
          </table:table-cell>
          <table:table-cell office:value-type="float" office:value="56.62" calcext:value-type="float">
            <text:p>56.62</text:p>
          </table:table-cell>
        </table:table-row>
      </table:table>
      <table:table table:name="64Logarithmic" table:style-name="ta1">
        <table:shapes>
          <draw:frame draw:z-index="0" draw:style-name="gr1" draw:text-style-name="P1" svg:width="453.51pt" svg:height="255.09pt" svg:x="118.57pt" svg:y="209.65pt">
            <loext:p draw:notify-on-update-of-ranges="64Logarithmic.A1:64Logarithmic.A1 64Logarithmic.A2:64Logarithmic.A7 64Logarithmic.B1:64Logarithmic.B1 64Logarithmic.B2:64Logarithmic.B7 64Logarithmic.A1:64Logarithmic.A1 64Logarithmic.A2:64Logarithmic.A7 64Logarithmic.C1:64Logarithmic.C1 64Logarithmic.C2:64Logarithmic.C7 64Logarithmic.A1:64Logarithmic.A1 64Logarithmic.A2:64Logarithmic.A7 64Logarithmic.D1:64Logarithmic.D1 64Logarithmic.D2:64Logarithmic.D7 64Logarithmic.A1:64Logarithmic.A1 64Logarithmic.A2:64Logarithmic.A7 64Logarithmic.E1:64Logarithmic.E1 64Logarithmic.E2:64Logarithmic.E7 64Logarithmic.A1:64Logarithmic.A1 64Logarithmic.A2:64Logarithmic.A7 64Logarithmic.F1:64Logarithmic.F1 64Logarithmic.F2:64Logarithmic.F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number-columns-repeated="6" table:default-cell-style-name="Default"/>
        <table:table-row table:style-name="ro5">
          <table:table-cell/>
          <table:table-cell office:value-type="string" calcext:value-type="string">
            <text:p>LIB_32Set</text:p>
          </table:table-cell>
          <table:table-cell office:value-type="string" calcext:value-type="string">
            <text:p>BFS_64Set</text:p>
          </table:table-cell>
          <table:table-cell office:value-type="string" calcext:value-type="string">
            <text:p>BFS2_64Set</text:p>
          </table:table-cell>
          <table:table-cell office:value-type="string" calcext:value-type="string">
            <text:p>kmeans_64Set</text:p>
          </table:table-cell>
          <table:table-cell office:value-type="string" calcext:value-type="string">
            <text:p>KMN_64Set</text:p>
          </table:table-cell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76.09" calcext:value-type="float">
            <text:p>76.09</text:p>
          </table:table-cell>
          <table:table-cell table:number-columns-repeated="4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float" office:value="69.69" calcext:value-type="float">
            <text:p>69.69</text:p>
          </table:table-cell>
          <table:table-cell office:value-type="float" office:value="87.68" calcext:value-type="float">
            <text:p>87.68</text:p>
          </table:table-cell>
          <table:table-cell office:value-type="float" office:value="85.96" calcext:value-type="float">
            <text:p>85.96</text:p>
          </table:table-cell>
          <table:table-cell office:value-type="float" office:value="94.18" calcext:value-type="float">
            <text:p>94.18</text:p>
          </table:table-cell>
          <table:table-cell office:value-type="float" office:value="99.95" calcext:value-type="float">
            <text:p>99.95</text:p>
          </table:table-cell>
        </table:table-row>
        <table:table-row table:style-name="ro5">
          <table:table-cell office:value-type="float" office:value="128" calcext:value-type="float">
            <text:p>128</text:p>
          </table:table-cell>
          <table:table-cell office:value-type="float" office:value="67.35" calcext:value-type="float">
            <text:p>67.35</text:p>
          </table:table-cell>
          <table:table-cell office:value-type="float" office:value="82.61" calcext:value-type="float">
            <text:p>82.61</text:p>
          </table:table-cell>
          <table:table-cell office:value-type="float" office:value="78.71" calcext:value-type="float">
            <text:p>78.71</text:p>
          </table:table-cell>
          <table:table-cell office:value-type="float" office:value="87.17" calcext:value-type="float">
            <text:p>87.17</text:p>
          </table:table-cell>
          <table:table-cell office:value-type="float" office:value="99.86" calcext:value-type="float">
            <text:p>99.86</text:p>
          </table:table-cell>
        </table:table-row>
        <table:table-row table:style-name="ro5">
          <table:table-cell office:value-type="float" office:value="256" calcext:value-type="float">
            <text:p>256</text:p>
          </table:table-cell>
          <table:table-cell office:value-type="float" office:value="66.67" calcext:value-type="float">
            <text:p>66.67</text:p>
          </table:table-cell>
          <table:table-cell office:value-type="float" office:value="69.02" calcext:value-type="float">
            <text:p>69.02</text:p>
          </table:table-cell>
          <table:table-cell office:value-type="float" office:value="61.7" calcext:value-type="float">
            <text:p>61.7</text:p>
          </table:table-cell>
          <table:table-cell office:value-type="float" office:value="56.9" calcext:value-type="float">
            <text:p>56.9</text:p>
          </table:table-cell>
          <table:table-cell office:value-type="float" office:value="95.77" calcext:value-type="float">
            <text:p>95.77</text:p>
          </table:table-cell>
        </table:table-row>
        <table:table-row table:style-name="ro5">
          <table:table-cell office:value-type="float" office:value="512" calcext:value-type="float">
            <text:p>512</text:p>
          </table:table-cell>
          <table:table-cell office:value-type="float" office:value="56.62" calcext:value-type="float">
            <text:p>56.62</text:p>
          </table:table-cell>
          <table:table-cell office:value-type="float" office:value="48.52" calcext:value-type="float">
            <text:p>48.52</text:p>
          </table:table-cell>
          <table:table-cell office:value-type="float" office:value="33.32" calcext:value-type="float">
            <text:p>33.32</text:p>
          </table:table-cell>
          <table:table-cell office:value-type="float" office:value="8.2" calcext:value-type="float">
            <text:p>8.2</text:p>
          </table:table-cell>
          <table:table-cell office:value-type="float" office:value="41.62" calcext:value-type="float">
            <text:p>41.62</text:p>
          </table:table-cell>
        </table:table-row>
        <table:table-row table:style-name="ro5">
          <table:table-cell office:value-type="float" office:value="1024" calcext:value-type="float">
            <text:p>1024</text:p>
          </table:table-cell>
          <table:table-cell/>
          <table:table-cell office:value-type="float" office:value="37.87" calcext:value-type="float">
            <text:p>37.87</text:p>
          </table:table-cell>
          <table:table-cell office:value-type="float" office:value="21.11" calcext:value-type="float">
            <text:p>21.11</text:p>
          </table:table-cell>
          <table:table-cell office:value-type="float" office:value="7.63" calcext:value-type="float">
            <text:p>7.63</text:p>
          </table:table-cell>
          <table:table-cell office:value-type="float" office:value="7.64" calcext:value-type="float">
            <text:p>7.64</text:p>
          </table:table-cell>
        </table:table-row>
      </table:table>
      <table:table table:name="32Power" table:style-name="ta1">
        <table:shapes>
          <draw:frame draw:z-index="0" draw:style-name="gr1" draw:text-style-name="P1" svg:width="453.51pt" svg:height="255.09pt" svg:x="93.4pt" svg:y="217.08pt">
            <loext:p draw:notify-on-update-of-ranges="32Power.A1:32Power.A1 32Power.A2:32Power.A6 32Power.B1:32Power.B1 32Power.B2:32Power.B6 32Power.A1:32Power.A1 32Power.A2:32Power.A6 32Power.C1:32Power.C1 32Power.C2:32Power.C6 32Power.A1:32Power.A1 32Power.A2:32Power.A6 32Power.D1:32Power.D1 32Power.D2:32Power.D6 32Power.A1:32Power.A1 32Power.A2:32Power.A6 32Power.E1:32Power.E1 32Power.E2:32Power.E6 32Power.A1:32Power.A1 32Power.A2:32Power.A6 32Power.F1:32Power.F1 32Power.F2:32Power.F6 32Power.A1:32Power.A1 32Power.A2:32Power.A6 32Power.G1:32Power.G1 32Power.G2:32Power.G6 32Power.A1:32Power.A1 32Power.A2:32Power.A6 32Power.H1:32Power.H1 32Power.H2:32Power.H6 32Power.A1:32Power.A1 32Power.A2:32Power.A6 32Power.I1:32Power.I1 32Power.I2:32Power.I6 32Power.A1:32Power.A1 32Power.A2:32Power.A6 32Power.J1:32Power.J1 32Power.J2:32Power.J6 32Power.A1:32Power.A1 32Power.A2:32Power.A6 32Power.K1:32Power.K1 32Power.K2:32Power.K6 32Power.A1:32Power.A1 32Power.A2:32Power.A6 32Power.L1:32Power.L1 32Power.L2:32Power.L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number-columns-repeated="12" table:default-cell-style-name="Default"/>
        <table:table-row table:style-name="ro5">
          <table:table-cell/>
          <table:table-cell office:value-type="string" calcext:value-type="string">
            <text:p>CONS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FWT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LPS</text:p>
          </table:table-cell>
          <table:table-cell office:value-type="string" calcext:value-type="string">
            <text:p>MUM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STO</text:p>
          </table:table-cell>
          <table:table-cell office:value-type="string" calcext:value-type="string">
            <text:p>TRA</text:p>
          </table:table-cell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92.29" calcext:value-type="float">
            <text:p>92.29</text:p>
          </table:table-cell>
          <table:table-cell office:value-type="float" office:value="54.35" calcext:value-type="float">
            <text:p>54.35</text:p>
          </table:table-cell>
          <table:table-cell office:value-type="float" office:value="89.07" calcext:value-type="float">
            <text:p>89.07</text:p>
          </table:table-cell>
          <table:table-cell office:value-type="float" office:value="90.38" calcext:value-type="float">
            <text:p>90.38</text:p>
          </table:table-cell>
          <table:table-cell office:value-type="float" office:value="80.39" calcext:value-type="float">
            <text:p>80.39</text:p>
          </table:table-cell>
          <table:table-cell office:value-type="float" office:value="53.31" calcext:value-type="float">
            <text:p>53.31</text:p>
          </table:table-cell>
          <table:table-cell office:value-type="float" office:value="36.68" calcext:value-type="float">
            <text:p>36.68</text:p>
          </table:table-cell>
          <table:table-cell office:value-type="float" office:value="35.05" calcext:value-type="float">
            <text:p>35.05</text:p>
          </table:table-cell>
          <table:table-cell office:value-type="float" office:value="80.54" calcext:value-type="float">
            <text:p>80.54</text:p>
          </table:table-cell>
          <table:table-cell office:value-type="float" office:value="44.56" calcext:value-type="float">
            <text:p>44.56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float" office:value="89.85" calcext:value-type="float">
            <text:p>89.85</text:p>
          </table:table-cell>
          <table:table-cell office:value-type="float" office:value="50.49" calcext:value-type="float">
            <text:p>50.49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5" calcext:value-type="float">
            <text:p>77.35</text:p>
          </table:table-cell>
          <table:table-cell office:value-type="float" office:value="74.58" calcext:value-type="float">
            <text:p>74.58</text:p>
          </table:table-cell>
          <table:table-cell office:value-type="float" office:value="46.45" calcext:value-type="float">
            <text:p>46.45</text:p>
          </table:table-cell>
          <table:table-cell office:value-type="float" office:value="8.54" calcext:value-type="float">
            <text:p>8.54</text:p>
          </table:table-cell>
          <table:table-cell office:value-type="float" office:value="29.79" calcext:value-type="float">
            <text:p>29.79</text:p>
          </table:table-cell>
          <table:table-cell office:value-type="float" office:value="76.72" calcext:value-type="float">
            <text:p>76.72</text:p>
          </table:table-cell>
          <table:table-cell office:value-type="float" office:value="42.35" calcext:value-type="float">
            <text:p>42.35</text:p>
          </table:table-cell>
          <table:table-cell office:value-type="float" office:value="99.78" calcext:value-type="float">
            <text:p>99.78</text:p>
          </table:table-cell>
        </table:table-row>
        <table:table-row table:style-name="ro5">
          <table:table-cell office:value-type="float" office:value="128" calcext:value-type="float">
            <text:p>128</text:p>
          </table:table-cell>
          <table:table-cell office:value-type="float" office:value="88.61" calcext:value-type="float">
            <text:p>88.61</text:p>
          </table:table-cell>
          <table:table-cell office:value-type="float" office:value="50" calcext:value-type="float">
            <text:p>50</text:p>
          </table:table-cell>
          <table:table-cell office:value-type="float" office:value="63.4" calcext:value-type="float">
            <text:p>63.4</text:p>
          </table:table-cell>
          <table:table-cell office:value-type="float" office:value="61.26" calcext:value-type="float">
            <text:p>61.26</text:p>
          </table:table-cell>
          <table:table-cell office:value-type="float" office:value="70.67" calcext:value-type="float">
            <text:p>70.67</text:p>
          </table:table-cell>
          <table:table-cell office:value-type="float" office:value="29.5" calcext:value-type="float">
            <text:p>29.5</text:p>
          </table:table-cell>
          <table:table-cell office:value-type="float" office:value="2.29" calcext:value-type="float">
            <text:p>2.29</text:p>
          </table:table-cell>
          <table:table-cell office:value-type="float" office:value="24.13" calcext:value-type="float">
            <text:p>24.13</text:p>
          </table:table-cell>
          <table:table-cell office:value-type="float" office:value="74.91" calcext:value-type="float">
            <text:p>74.91</text:p>
          </table:table-cell>
          <table:table-cell office:value-type="float" office:value="42" calcext:value-type="float">
            <text:p>42</text:p>
          </table:table-cell>
          <table:table-cell office:value-type="float" office:value="99.6" calcext:value-type="float">
            <text:p>99.6</text:p>
          </table:table-cell>
        </table:table-row>
        <table:table-row table:style-name="ro5">
          <table:table-cell office:value-type="float" office:value="256" calcext:value-type="float">
            <text:p>256</text:p>
          </table:table-cell>
          <table:table-cell office:value-type="float" office:value="88.55" calcext:value-type="float">
            <text:p>88.55</text:p>
          </table:table-cell>
          <table:table-cell office:value-type="float" office:value="50" calcext:value-type="float">
            <text:p>50</text:p>
          </table:table-cell>
          <table:table-cell office:value-type="float" office:value="51.55" calcext:value-type="float">
            <text:p>51.55</text:p>
          </table:table-cell>
          <table:table-cell office:value-type="float" office:value="50.69" calcext:value-type="float">
            <text:p>50.69</text:p>
          </table:table-cell>
          <table:table-cell office:value-type="float" office:value="70.51" calcext:value-type="float">
            <text:p>70.51</text:p>
          </table:table-cell>
          <table:table-cell office:value-type="float" office:value="16.96" calcext:value-type="float">
            <text:p>16.96</text:p>
          </table:table-cell>
          <table:table-cell office:value-type="float" office:value="1.94" calcext:value-type="float">
            <text:p>1.94</text:p>
          </table:table-cell>
          <table:table-cell office:value-type="float" office:value="19.63" calcext:value-type="float">
            <text:p>19.63</text:p>
          </table:table-cell>
          <table:table-cell office:value-type="float" office:value="74.82" calcext:value-type="float">
            <text:p>74.82</text:p>
          </table:table-cell>
          <table:table-cell office:value-type="float" office:value="42" calcext:value-type="float">
            <text:p>42</text:p>
          </table:table-cell>
          <table:table-cell office:value-type="float" office:value="99.61" calcext:value-type="float">
            <text:p>99.61</text:p>
          </table:table-cell>
        </table:table-row>
        <table:table-row table:style-name="ro5">
          <table:table-cell office:value-type="float" office:value="512" calcext:value-type="float">
            <text:p>512</text:p>
          </table:table-cell>
          <table:table-cell office:value-type="float" office:value="88.04" calcext:value-type="float">
            <text:p>88.04</text:p>
          </table:table-cell>
          <table:table-cell office:value-type="float" office:value="50" calcext:value-type="float">
            <text:p>50</text:p>
          </table:table-cell>
          <table:table-cell office:value-type="float" office:value="51.11" calcext:value-type="float">
            <text:p>51.11</text:p>
          </table:table-cell>
          <table:table-cell office:value-type="float" office:value="50" calcext:value-type="float">
            <text:p>50</text:p>
          </table:table-cell>
          <table:table-cell office:value-type="float" office:value="70.51" calcext:value-type="float">
            <text:p>70.51</text:p>
          </table:table-cell>
          <table:table-cell office:value-type="float" office:value="15.91" calcext:value-type="float">
            <text:p>15.91</text:p>
          </table:table-cell>
          <table:table-cell office:value-type="float" office:value="1.81" calcext:value-type="float">
            <text:p>1.81</text:p>
          </table:table-cell>
          <table:table-cell office:value-type="float" office:value="18.12" calcext:value-type="float">
            <text:p>18.12</text:p>
          </table:table-cell>
          <table:table-cell office:value-type="float" office:value="74.74" calcext:value-type="float">
            <text:p>74.74</text:p>
          </table:table-cell>
          <table:table-cell office:value-type="float" office:value="42" calcext:value-type="float">
            <text:p>42</text:p>
          </table:table-cell>
          <table:table-cell office:value-type="float" office:value="99.61" calcext:value-type="float">
            <text:p>99.61</text:p>
          </table:table-cell>
        </table:table-row>
      </table:table>
      <table:table table:name="64Power" table:style-name="ta1">
        <table:shapes>
          <draw:frame draw:z-index="0" draw:style-name="gr1" draw:text-style-name="P1" svg:width="453.51pt" svg:height="255.09pt" svg:x="94.79pt" svg:y="301.27pt">
            <loext:p draw:notify-on-update-of-ranges="64Power.A1:64Power.A1 64Power.A2:64Power.A6 64Power.B1:64Power.B1 64Power.B2:64Power.B6 64Power.A1:64Power.A1 64Power.A2:64Power.A6 64Power.C1:64Power.C1 64Power.C2:64Power.C6 64Power.A1:64Power.A1 64Power.A2:64Power.A6 64Power.D1:64Power.D1 64Power.D2:64Power.D6 64Power.A1:64Power.A1 64Power.A2:64Power.A6 64Power.E1:64Power.E1 64Power.E2:64Power.E6 64Power.A1:64Power.A1 64Power.A2:64Power.A6 64Power.F1:64Power.F1 64Power.F2:64Power.F6 64Power.A1:64Power.A1 64Power.A2:64Power.A6 64Power.G1:64Power.G1 64Power.G2:64Power.G6 64Power.A1:64Power.A1 64Power.A2:64Power.A6 64Power.H1:64Power.H1 64Power.H2:64Power.H6 64Power.A1:64Power.A1 64Power.A2:64Power.A6 64Power.I1:64Power.I1 64Power.I2:64Power.I6 64Power.A1:64Power.A1 64Power.A2:64Power.A6 64Power.J1:64Power.J1 64Power.J2:64Power.J6 64Power.A1:64Power.A1 64Power.A2:64Power.A6 64Power.K1:64Power.K1 64Power.K2:64Power.K6 64Power.A1:64Power.A1 64Power.A2:64Power.A6 64Power.L1:64Power.L1 64Power.L2:64Power.L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number-columns-repeated="12" table:default-cell-style-name="Default"/>
        <table:table-row table:style-name="ro5">
          <table:table-cell/>
          <table:table-cell office:value-type="string" calcext:value-type="string">
            <text:p>CONS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FWT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LPS</text:p>
          </table:table-cell>
          <table:table-cell office:value-type="string" calcext:value-type="string">
            <text:p>MUM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STO</text:p>
          </table:table-cell>
          <table:table-cell office:value-type="string" calcext:value-type="string">
            <text:p>TRA</text:p>
          </table:table-cell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float" office:value="91.25" calcext:value-type="float">
            <text:p>91.25</text:p>
          </table:table-cell>
          <table:table-cell office:value-type="float" office:value="50.37" calcext:value-type="float">
            <text:p>50.37</text:p>
          </table:table-cell>
          <table:table-cell office:value-type="float" office:value="87.12" calcext:value-type="float">
            <text:p>87.12</text:p>
          </table:table-cell>
          <table:table-cell office:value-type="float" office:value="78.94" calcext:value-type="float">
            <text:p>78.94</text:p>
          </table:table-cell>
          <table:table-cell office:value-type="float" office:value="76.83" calcext:value-type="float">
            <text:p>76.83</text:p>
          </table:table-cell>
          <table:table-cell office:value-type="float" office:value="45.24" calcext:value-type="float">
            <text:p>45.24</text:p>
          </table:table-cell>
          <table:table-cell office:value-type="float" office:value="19.69" calcext:value-type="float">
            <text:p>19.69</text:p>
          </table:table-cell>
          <table:table-cell office:value-type="float" office:value="30.67" calcext:value-type="float">
            <text:p>30.67</text:p>
          </table:table-cell>
          <table:table-cell office:value-type="float" office:value="78.28" calcext:value-type="float">
            <text:p>78.28</text:p>
          </table:table-cell>
          <table:table-cell office:value-type="float" office:value="43.65" calcext:value-type="float">
            <text:p>43.65</text:p>
          </table:table-cell>
          <table:table-cell office:value-type="float" office:value="99.78" calcext:value-type="float">
            <text:p>99.78</text:p>
          </table:table-cell>
        </table:table-row>
        <table:table-row table:style-name="ro5">
          <table:table-cell office:value-type="float" office:value="128" calcext:value-type="float">
            <text:p>128</text:p>
          </table:table-cell>
          <table:table-cell office:value-type="float" office:value="88.89" calcext:value-type="float">
            <text:p>88.89</text:p>
          </table:table-cell>
          <table:table-cell office:value-type="float" office:value="50" calcext:value-type="float">
            <text:p>50</text:p>
          </table:table-cell>
          <table:table-cell office:value-type="float" office:value="72.73" calcext:value-type="float">
            <text:p>72.73</text:p>
          </table:table-cell>
          <table:table-cell office:value-type="float" office:value="61.85" calcext:value-type="float">
            <text:p>61.85</text:p>
          </table:table-cell>
          <table:table-cell office:value-type="float" office:value="72.02" calcext:value-type="float">
            <text:p>72.02</text:p>
          </table:table-cell>
          <table:table-cell office:value-type="float" office:value="31.49" calcext:value-type="float">
            <text:p>31.49</text:p>
          </table:table-cell>
          <table:table-cell office:value-type="float" office:value="3.45" calcext:value-type="float">
            <text:p>3.45</text:p>
          </table:table-cell>
          <table:table-cell office:value-type="float" office:value="24.6" calcext:value-type="float">
            <text:p>24.6</text:p>
          </table:table-cell>
          <table:table-cell office:value-type="float" office:value="75.46" calcext:value-type="float">
            <text:p>75.46</text:p>
          </table:table-cell>
          <table:table-cell office:value-type="float" office:value="42" calcext:value-type="float">
            <text:p>42</text:p>
          </table:table-cell>
          <table:table-cell office:value-type="float" office:value="99.61" calcext:value-type="float">
            <text:p>99.61</text:p>
          </table:table-cell>
        </table:table-row>
        <table:table-row table:style-name="ro5">
          <table:table-cell office:value-type="float" office:value="256" calcext:value-type="float">
            <text:p>256</text:p>
          </table:table-cell>
          <table:table-cell office:value-type="float" office:value="88.52" calcext:value-type="float">
            <text:p>88.52</text:p>
          </table:table-cell>
          <table:table-cell office:value-type="float" office:value="50" calcext:value-type="float">
            <text:p>50</text:p>
          </table:table-cell>
          <table:table-cell office:value-type="float" office:value="54.19" calcext:value-type="float">
            <text:p>54.19</text:p>
          </table:table-cell>
          <table:table-cell office:value-type="float" office:value="50.72" calcext:value-type="float">
            <text:p>50.72</text:p>
          </table:table-cell>
          <table:table-cell office:value-type="float" office:value="70.53" calcext:value-type="float">
            <text:p>70.53</text:p>
          </table:table-cell>
          <table:table-cell office:value-type="float" office:value="17.39" calcext:value-type="float">
            <text:p>17.39</text:p>
          </table:table-cell>
          <table:table-cell office:value-type="float" office:value="2.11" calcext:value-type="float">
            <text:p>2.11</text:p>
          </table:table-cell>
          <table:table-cell office:value-type="float" office:value="19.88" calcext:value-type="float">
            <text:p>19.88</text:p>
          </table:table-cell>
          <table:table-cell office:value-type="float" office:value="74.81" calcext:value-type="float">
            <text:p>74.81</text:p>
          </table:table-cell>
          <table:table-cell office:value-type="float" office:value="42" calcext:value-type="float">
            <text:p>42</text:p>
          </table:table-cell>
          <table:table-cell office:value-type="float" office:value="99.61" calcext:value-type="float">
            <text:p>99.61</text:p>
          </table:table-cell>
        </table:table-row>
        <table:table-row table:style-name="ro5">
          <table:table-cell office:value-type="float" office:value="512" calcext:value-type="float">
            <text:p>512</text:p>
          </table:table-cell>
          <table:table-cell office:value-type="float" office:value="88.07" calcext:value-type="float">
            <text:p>88.07</text:p>
          </table:table-cell>
          <table:table-cell office:value-type="float" office:value="50" calcext:value-type="float">
            <text:p>50</text:p>
          </table:table-cell>
          <table:table-cell office:value-type="float" office:value="51.22" calcext:value-type="float">
            <text:p>51.22</text:p>
          </table:table-cell>
          <table:table-cell office:value-type="float" office:value="50" calcext:value-type="float">
            <text:p>50</text:p>
          </table:table-cell>
          <table:table-cell office:value-type="float" office:value="70.51" calcext:value-type="float">
            <text:p>70.51</text:p>
          </table:table-cell>
          <table:table-cell office:value-type="float" office:value="15.92" calcext:value-type="float">
            <text:p>15.92</text:p>
          </table:table-cell>
          <table:table-cell office:value-type="float" office:value="1.81" calcext:value-type="float">
            <text:p>1.81</text:p>
          </table:table-cell>
          <table:table-cell office:value-type="float" office:value="18.19" calcext:value-type="float">
            <text:p>18.19</text:p>
          </table:table-cell>
          <table:table-cell office:value-type="float" office:value="74.73" calcext:value-type="float">
            <text:p>74.73</text:p>
          </table:table-cell>
          <table:table-cell office:value-type="float" office:value="42" calcext:value-type="float">
            <text:p>42</text:p>
          </table:table-cell>
          <table:table-cell office:value-type="float" office:value="99.61" calcext:value-type="float">
            <text:p>99.61</text:p>
          </table:table-cell>
        </table:table-row>
        <table:table-row table:style-name="ro5">
          <table:table-cell office:value-type="float" office:value="1024" calcext:value-type="float">
            <text:p>1024</text:p>
          </table:table-cell>
          <table:table-cell office:value-type="float" office:value="87.34" calcext:value-type="float">
            <text:p>87.34</text:p>
          </table:table-cell>
          <table:table-cell office:value-type="float" office:value="50" calcext:value-type="float">
            <text:p>50</text:p>
          </table:table-cell>
          <table:table-cell office:value-type="float" office:value="51.11" calcext:value-type="float">
            <text:p>51.11</text:p>
          </table:table-cell>
          <table:table-cell office:value-type="float" office:value="50" calcext:value-type="float">
            <text:p>50</text:p>
          </table:table-cell>
          <table:table-cell office:value-type="float" office:value="70.51" calcext:value-type="float">
            <text:p>70.51</text:p>
          </table:table-cell>
          <table:table-cell office:value-type="float" office:value="15.91" calcext:value-type="float">
            <text:p>15.91</text:p>
          </table:table-cell>
          <table:table-cell office:value-type="float" office:value="1.67" calcext:value-type="float">
            <text:p>1.67</text:p>
          </table:table-cell>
          <table:table-cell office:value-type="float" office:value="18.12" calcext:value-type="float">
            <text:p>18.12</text:p>
          </table:table-cell>
          <table:table-cell office:value-type="float" office:value="74.56" calcext:value-type="float">
            <text:p>74.56</text:p>
          </table:table-cell>
          <table:table-cell office:value-type="float" office:value="42" calcext:value-type="float">
            <text:p>42</text:p>
          </table:table-cell>
          <table:table-cell office:value-type="float" office:value="99.61" calcext:value-type="float">
            <text:p>99.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Arial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3">00/00/0000</text:date>, <text:time style:data-style-name="N2" text:time-value="11:47:31.9234424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3:23:21.734339884</meta:creation-date>
    <dc:date>2019-05-03T18:10:13.004256173</dc:date>
    <meta:editing-duration>PT2H30M</meta:editing-duration>
    <meta:editing-cycles>9</meta:editing-cycles>
    <meta:generator>LibreOffice/5.3.5.2$Linux_X86_64 LibreOffice_project/30m0$Build-2</meta:generator>
    <meta:document-statistic meta:table-count="23" meta:cell-count="224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fo:text-shadow="1pt 1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1pt" style:font-size-asian="9pt" style:font-size-complex="9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72cm" svg:y="0.315cm" chart:style-name="ch2">
          <text:p>Benchmarks with Linear Regression Models</text:p>
        </chart:title>
        <chart:subtitle svg:x="6.232cm" svg:y="1.36cm" chart:style-name="ch3">
          <text:p>With 32 and 64 Sets</text:p>
        </chart:subtitle>
        <chart:legend chart:legend-position="end" svg:x="11.641cm" svg:y="3.007cm" style:legend-expansion="high" chart:style-name="ch4"/>
        <chart:plot-area chart:style-name="ch5" table:cell-range-address="32Linear.A1:32Linear.G7" chart:data-source-has-labels="row" svg:x="1.407cm" svg:y="2.177cm" svg:width="9.914cm" svg:height="5.586cm">
          <chartooo:coordinate-region svg:x="2.038cm" svg:y="2.368cm" svg:width="8.711cm" svg:height="4.765cm"/>
          <chart:axis chart:dimension="x" chart:name="primary-x" chart:style-name="ch6">
            <chart:title svg:x="3.611cm" svg:y="7.943cm" chart:style-name="ch7">
              <text:p>Size of Cache (# Sets * # Ways)</text:p>
            </chart:title>
          </chart:axis>
          <chart:axis chart:dimension="y" chart:name="primary-y" chart:style-name="ch6">
            <chart:title svg:x="0.451cm" svg:y="6.892cm" chart:style-name="ch8">
              <text:p>L1D Cache Miss Rate</text:p>
            </chart:title>
            <chart:grid chart:style-name="ch9" chart:class="major"/>
          </chart:axis>
          <chart:series chart:style-name="ch10" chart:values-cell-range-address="32Linear.B2:32Linear.B7" chart:label-cell-address="32Linear.B1:32Linear.B1" chart:class="chart:scatter">
            <chart:domain table:cell-range-address="32Linear.A2:32Linear.A7"/>
            <chart:data-point chart:repeated="6"/>
          </chart:series>
          <chart:series chart:style-name="ch11" chart:values-cell-range-address="32Linear.C2:32Linear.C7" chart:label-cell-address="32Linear.C1:32Linear.C1" chart:class="chart:scatter">
            <chart:data-point chart:repeated="6"/>
          </chart:series>
          <chart:series chart:style-name="ch12" chart:values-cell-range-address="32Linear.D2:32Linear.D7" chart:label-cell-address="32Linear.D1:32Linear.D1" chart:class="chart:scatter">
            <chart:data-point chart:repeated="6"/>
          </chart:series>
          <chart:series chart:style-name="ch13" chart:values-cell-range-address="32Linear.E2:32Linear.E7" chart:label-cell-address="32Linear.E1:32Linear.E1" chart:class="chart:scatter">
            <chart:data-point chart:repeated="6"/>
          </chart:series>
          <chart:series chart:style-name="ch14" chart:values-cell-range-address="32Linear.F2:32Linear.F7" chart:label-cell-address="32Linear.F1:32Linear.F1" chart:class="chart:scatter">
            <chart:data-point chart:repeated="6"/>
          </chart:series>
          <chart:series chart:style-name="ch15" chart:values-cell-range-address="32Linear.G2:32Linear.G7" chart:label-cell-address="32Linear.G1:32Linear.G1" chart:class="chart:scatte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FS_32Set</text:p>
                <draw:g>
                  <svg:desc>32Linear.B1:32Linear.B1</svg:desc>
                </draw:g>
              </table:table-cell>
              <table:table-cell office:value-type="string">
                <text:p>BFS2_32Set</text:p>
                <draw:g>
                  <svg:desc>32Linear.C1:32Linear.C1</svg:desc>
                </draw:g>
              </table:table-cell>
              <table:table-cell office:value-type="string">
                <text:p>kmeans_32Set</text:p>
                <draw:g>
                  <svg:desc>32Linear.D1:32Linear.D1</svg:desc>
                </draw:g>
              </table:table-cell>
              <table:table-cell office:value-type="string">
                <text:p>KMN_32Set</text:p>
                <draw:g>
                  <svg:desc>32Linear.E1:32Linear.E1</svg:desc>
                </draw:g>
              </table:table-cell>
              <table:table-cell office:value-type="string">
                <text:p>LIB_64Set</text:p>
                <draw:g>
                  <svg:desc>32Linear.F1:32Linear.F1</svg:desc>
                </draw:g>
              </table:table-cell>
              <table:table-cell office:value-type="string">
                <text:p>AES,BS,NQU,SCP</text:p>
                <draw:g>
                  <svg:desc>32Linear.G1:32Linear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32Linear.A2:32Linear.A7</svg:desc>
                </draw:g>
              </table:table-cell>
              <table:table-cell office:value-type="float" office:value="91.45">
                <text:p>91.45</text:p>
                <draw:g>
                  <svg:desc>32Linear.B2:32Linear.B7</svg:desc>
                </draw:g>
              </table:table-cell>
              <table:table-cell office:value-type="float" office:value="91.17">
                <text:p>91.17</text:p>
                <draw:g>
                  <svg:desc>32Linear.C2:32Linear.C7</svg:desc>
                </draw:g>
              </table:table-cell>
              <table:table-cell office:value-type="float" office:value="99.95">
                <text:p>99.95</text:p>
                <draw:g>
                  <svg:desc>32Linear.D2:32Linear.D7</svg:desc>
                </draw:g>
              </table:table-cell>
              <table:table-cell office:value-type="float" office:value="98.87">
                <text:p>98.87</text:p>
                <draw:g>
                  <svg:desc>32Linear.E2:32Linear.E7</svg:desc>
                </draw:g>
              </table:table-cell>
              <table:table-cell office:value-type="float" office:value="NaN">
                <text:p>NaN</text:p>
                <draw:g>
                  <svg:desc>32Linear.F2:32Linear.F7</svg:desc>
                </draw:g>
              </table:table-cell>
              <table:table-cell office:value-type="float" office:value="100">
                <text:p>100</text:p>
                <draw:g>
                  <svg:desc>32Linear.G2:32Linear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89.03">
                <text:p>89.03</text:p>
              </table:table-cell>
              <table:table-cell office:value-type="float" office:value="87.32">
                <text:p>87.32</text:p>
              </table:table-cell>
              <table:table-cell office:value-type="float" office:value="99.86">
                <text:p>99.86</text:p>
              </table:table-cell>
              <table:table-cell office:value-type="float" office:value="96.86">
                <text:p>96.86</text:p>
              </table:table-cell>
              <table:table-cell office:value-type="float" office:value="72.1">
                <text:p>72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83.19">
                <text:p>83.19</text:p>
              </table:table-cell>
              <table:table-cell office:value-type="float" office:value="79.71">
                <text:p>79.71</text:p>
              </table:table-cell>
              <table:table-cell office:value-type="float" office:value="95.77">
                <text:p>95.77</text:p>
              </table:table-cell>
              <table:table-cell office:value-type="float" office:value="82.89">
                <text:p>82.89</text:p>
              </table:table-cell>
              <table:table-cell office:value-type="float" office:value="67.84">
                <text:p>67.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67.94">
                <text:p>67.94</text:p>
              </table:table-cell>
              <table:table-cell office:value-type="float" office:value="61.45">
                <text:p>61.45</text:p>
              </table:table-cell>
              <table:table-cell office:value-type="float" office:value="41.62">
                <text:p>41.62</text:p>
              </table:table-cell>
              <table:table-cell office:value-type="float" office:value="47.2">
                <text:p>47.2</text:p>
              </table:table-cell>
              <table:table-cell office:value-type="float" office:value="66.17">
                <text:p>66.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48.18">
                <text:p>48.18</text:p>
              </table:table-cell>
              <table:table-cell office:value-type="float" office:value="32.85">
                <text:p>32.85</text:p>
              </table:table-cell>
              <table:table-cell office:value-type="float" office:value="7.64">
                <text:p>7.64</text:p>
              </table:table-cell>
              <table:table-cell office:value-type="float" office:value="16.31">
                <text:p>16.31</text:p>
              </table:table-cell>
              <table:table-cell office:value-type="float" office:value="56.41">
                <text:p>56.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16">
                <text:p>44.16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fo:text-shadow="1pt 1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1pt" style:font-size-asian="9pt" style:font-size-complex="9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255cm" svg:y="0.315cm" chart:style-name="ch2">
          <text:p>Benchmarks with Logarithmic Regression Models</text:p>
        </chart:title>
        <chart:subtitle svg:x="6.232cm" svg:y="1.36cm" chart:style-name="ch3">
          <text:p>With 32 and 64 Sets</text:p>
        </chart:subtitle>
        <chart:legend chart:legend-position="end" svg:x="12.33cm" svg:y="3.247cm" style:legend-expansion="high" chart:style-name="ch4"/>
        <chart:plot-area chart:style-name="ch5" table:cell-range-address="64Logarithmic.A1:64Logarithmic.F7" chart:data-source-has-labels="row" svg:x="1.407cm" svg:y="2.177cm" svg:width="10.603cm" svg:height="5.586cm">
          <chartooo:coordinate-region svg:x="2.038cm" svg:y="2.368cm" svg:width="9.4cm" svg:height="4.765cm"/>
          <chart:axis chart:dimension="x" chart:name="primary-x" chart:style-name="ch6">
            <chart:title svg:x="3.955cm" svg:y="7.943cm" chart:style-name="ch7">
              <text:p>Size of Cache (# Sets * # Ways)</text:p>
            </chart:title>
          </chart:axis>
          <chart:axis chart:dimension="y" chart:name="primary-y" chart:style-name="ch6">
            <chart:title svg:x="0.451cm" svg:y="6.892cm" chart:style-name="ch8">
              <text:p>L1D Cache Miss Rate</text:p>
            </chart:title>
            <chart:grid chart:style-name="ch9" chart:class="major"/>
          </chart:axis>
          <chart:series chart:style-name="ch10" chart:values-cell-range-address="64Logarithmic.B2:64Logarithmic.B7" chart:label-cell-address="64Logarithmic.B1:64Logarithmic.B1" chart:class="chart:scatter">
            <chart:domain table:cell-range-address="64Logarithmic.A2:64Logarithmic.A7"/>
            <chart:data-point chart:repeated="6"/>
          </chart:series>
          <chart:series chart:style-name="ch11" chart:values-cell-range-address="64Logarithmic.C2:64Logarithmic.C7" chart:label-cell-address="64Logarithmic.C1:64Logarithmic.C1" chart:class="chart:scatter">
            <chart:data-point chart:repeated="6"/>
          </chart:series>
          <chart:series chart:style-name="ch12" chart:values-cell-range-address="64Logarithmic.D2:64Logarithmic.D7" chart:label-cell-address="64Logarithmic.D1:64Logarithmic.D1" chart:class="chart:scatter">
            <chart:data-point chart:repeated="6"/>
          </chart:series>
          <chart:series chart:style-name="ch13" chart:values-cell-range-address="64Logarithmic.E2:64Logarithmic.E7" chart:label-cell-address="64Logarithmic.E1:64Logarithmic.E1" chart:class="chart:scatter">
            <chart:data-point chart:repeated="6"/>
          </chart:series>
          <chart:series chart:style-name="ch14" chart:values-cell-range-address="64Logarithmic.F2:64Logarithmic.F7" chart:label-cell-address="64Logarithmic.F1:64Logarithmic.F1" chart:class="chart:scatte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B_32Set</text:p>
                <draw:g>
                  <svg:desc>64Logarithmic.B1:64Logarithmic.B1</svg:desc>
                </draw:g>
              </table:table-cell>
              <table:table-cell office:value-type="string">
                <text:p>BFS_64Set</text:p>
                <draw:g>
                  <svg:desc>64Logarithmic.C1:64Logarithmic.C1</svg:desc>
                </draw:g>
              </table:table-cell>
              <table:table-cell office:value-type="string">
                <text:p>BFS2_64Set</text:p>
                <draw:g>
                  <svg:desc>64Logarithmic.D1:64Logarithmic.D1</svg:desc>
                </draw:g>
              </table:table-cell>
              <table:table-cell office:value-type="string">
                <text:p>kmeans_64Set</text:p>
                <draw:g>
                  <svg:desc>64Logarithmic.E1:64Logarithmic.E1</svg:desc>
                </draw:g>
              </table:table-cell>
              <table:table-cell office:value-type="string">
                <text:p>KMN_64Set</text:p>
                <draw:g>
                  <svg:desc>64Logarithmic.F1:64Logarithmic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64Logarithmic.A2:64Logarithmic.A7</svg:desc>
                </draw:g>
              </table:table-cell>
              <table:table-cell office:value-type="float" office:value="76.09">
                <text:p>76.09</text:p>
                <draw:g>
                  <svg:desc>64Logarithmic.B2:64Logarithmic.B7</svg:desc>
                </draw:g>
              </table:table-cell>
              <table:table-cell office:value-type="float" office:value="NaN">
                <text:p>NaN</text:p>
                <draw:g>
                  <svg:desc>64Logarithmic.C2:64Logarithmic.C7</svg:desc>
                </draw:g>
              </table:table-cell>
              <table:table-cell office:value-type="float" office:value="NaN">
                <text:p>NaN</text:p>
                <draw:g>
                  <svg:desc>64Logarithmic.D2:64Logarithmic.D7</svg:desc>
                </draw:g>
              </table:table-cell>
              <table:table-cell office:value-type="float" office:value="NaN">
                <text:p>NaN</text:p>
                <draw:g>
                  <svg:desc>64Logarithmic.E2:64Logarithmic.E7</svg:desc>
                </draw:g>
              </table:table-cell>
              <table:table-cell office:value-type="float" office:value="NaN">
                <text:p>NaN</text:p>
                <draw:g>
                  <svg:desc>64Logarithmic.F2:64Logarithmic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69.69">
                <text:p>69.69</text:p>
              </table:table-cell>
              <table:table-cell office:value-type="float" office:value="87.68">
                <text:p>87.68</text:p>
              </table:table-cell>
              <table:table-cell office:value-type="float" office:value="85.96">
                <text:p>85.96</text:p>
              </table:table-cell>
              <table:table-cell office:value-type="float" office:value="94.18">
                <text:p>94.18</text:p>
              </table:table-cell>
              <table:table-cell office:value-type="float" office:value="99.95">
                <text:p>99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67.35">
                <text:p>67.35</text:p>
              </table:table-cell>
              <table:table-cell office:value-type="float" office:value="82.61">
                <text:p>82.61</text:p>
              </table:table-cell>
              <table:table-cell office:value-type="float" office:value="78.71">
                <text:p>78.71</text:p>
              </table:table-cell>
              <table:table-cell office:value-type="float" office:value="87.17">
                <text:p>87.17</text:p>
              </table:table-cell>
              <table:table-cell office:value-type="float" office:value="99.86">
                <text:p>99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66.67">
                <text:p>66.67</text:p>
              </table:table-cell>
              <table:table-cell office:value-type="float" office:value="69.02">
                <text:p>69.02</text:p>
              </table:table-cell>
              <table:table-cell office:value-type="float" office:value="61.7">
                <text:p>61.7</text:p>
              </table:table-cell>
              <table:table-cell office:value-type="float" office:value="56.9">
                <text:p>56.9</text:p>
              </table:table-cell>
              <table:table-cell office:value-type="float" office:value="95.77">
                <text:p>95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56.62">
                <text:p>56.62</text:p>
              </table:table-cell>
              <table:table-cell office:value-type="float" office:value="48.52">
                <text:p>48.52</text:p>
              </table:table-cell>
              <table:table-cell office:value-type="float" office:value="33.32">
                <text:p>33.32</text:p>
              </table:table-cell>
              <table:table-cell office:value-type="float" office:value="8.2">
                <text:p>8.2</text:p>
              </table:table-cell>
              <table:table-cell office:value-type="float" office:value="41.62">
                <text:p>41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37.87">
                <text:p>37.87</text:p>
              </table:table-cell>
              <table:table-cell office:value-type="float" office:value="21.11">
                <text:p>21.11</text:p>
              </table:table-cell>
              <table:table-cell office:value-type="float" office:value="7.63">
                <text:p>7.63</text:p>
              </table:table-cell>
              <table:table-cell office:value-type="float" office:value="7.64">
                <text:p>7.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fo:text-shadow="1pt 1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1pt" style:font-size-asian="9pt" style:font-size-complex="9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48cm" svg:y="0.315cm" chart:style-name="ch2">
          <text:p>Benchmarks with Power Regression Models</text:p>
        </chart:title>
        <chart:subtitle svg:x="6.956cm" svg:y="1.36cm" chart:style-name="ch3">
          <text:p>With 32 Set</text:p>
        </chart:subtitle>
        <chart:legend chart:legend-position="end" svg:x="13.612cm" svg:y="1.804cm" style:legend-expansion="high" chart:style-name="ch4"/>
        <chart:plot-area chart:style-name="ch5" table:cell-range-address="32Power.A1:32Power.L6" chart:data-source-has-labels="row" svg:x="1.407cm" svg:y="2.177cm" svg:width="11.885cm" svg:height="5.586cm">
          <chartooo:coordinate-region svg:x="2.038cm" svg:y="2.368cm" svg:width="10.777cm" svg:height="4.765cm"/>
          <chart:axis chart:dimension="x" chart:name="primary-x" chart:style-name="ch6">
            <chart:title svg:x="4.596cm" svg:y="7.943cm" chart:style-name="ch7">
              <text:p>Size of Cache (# Sets * # Ways)</text:p>
            </chart:title>
          </chart:axis>
          <chart:axis chart:dimension="y" chart:name="primary-y" chart:style-name="ch6">
            <chart:title svg:x="0.451cm" svg:y="6.892cm" chart:style-name="ch8">
              <text:p>L1D Cache Miss Rate</text:p>
            </chart:title>
            <chart:grid chart:style-name="ch9" chart:class="major"/>
          </chart:axis>
          <chart:series chart:style-name="ch10" chart:values-cell-range-address="32Power.B2:32Power.B6" chart:label-cell-address="32Power.B1:32Power.B1" chart:class="chart:scatter">
            <chart:domain table:cell-range-address="32Power.A2:32Power.A6"/>
            <chart:data-point chart:repeated="5"/>
          </chart:series>
          <chart:series chart:style-name="ch11" chart:values-cell-range-address="32Power.C2:32Power.C6" chart:label-cell-address="32Power.C1:32Power.C1" chart:class="chart:scatter">
            <chart:data-point chart:repeated="5"/>
          </chart:series>
          <chart:series chart:style-name="ch12" chart:values-cell-range-address="32Power.D2:32Power.D6" chart:label-cell-address="32Power.D1:32Power.D1" chart:class="chart:scatter">
            <chart:data-point chart:repeated="5"/>
          </chart:series>
          <chart:series chart:style-name="ch13" chart:values-cell-range-address="32Power.E2:32Power.E6" chart:label-cell-address="32Power.E1:32Power.E1" chart:class="chart:scatter">
            <chart:data-point chart:repeated="5"/>
          </chart:series>
          <chart:series chart:style-name="ch14" chart:values-cell-range-address="32Power.F2:32Power.F6" chart:label-cell-address="32Power.F1:32Power.F1" chart:class="chart:scatter">
            <chart:data-point chart:repeated="5"/>
          </chart:series>
          <chart:series chart:style-name="ch15" chart:values-cell-range-address="32Power.G2:32Power.G6" chart:label-cell-address="32Power.G1:32Power.G1" chart:class="chart:scatter">
            <chart:data-point chart:repeated="5"/>
          </chart:series>
          <chart:series chart:style-name="ch16" chart:values-cell-range-address="32Power.H2:32Power.H6" chart:label-cell-address="32Power.H1:32Power.H1" chart:class="chart:scatter">
            <chart:data-point chart:repeated="5"/>
          </chart:series>
          <chart:series chart:style-name="ch17" chart:values-cell-range-address="32Power.I2:32Power.I6" chart:label-cell-address="32Power.I1:32Power.I1" chart:class="chart:scatter">
            <chart:data-point chart:repeated="5"/>
          </chart:series>
          <chart:series chart:style-name="ch18" chart:values-cell-range-address="32Power.J2:32Power.J6" chart:label-cell-address="32Power.J1:32Power.J1" chart:class="chart:scatter">
            <chart:data-point chart:repeated="5"/>
          </chart:series>
          <chart:series chart:style-name="ch19" chart:values-cell-range-address="32Power.K2:32Power.K6" chart:label-cell-address="32Power.K1:32Power.K1" chart:class="chart:scatter">
            <chart:data-point chart:repeated="5"/>
          </chart:series>
          <chart:series chart:style-name="ch20" chart:values-cell-range-address="32Power.L2:32Power.L6" chart:label-cell-address="32Power.L1:32Power.L1" chart:class="chart:scatter">
            <chart:data-point chart:repeated="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S</text:p>
                <draw:g>
                  <svg:desc>32Power.B1:32Power.B1</svg:desc>
                </draw:g>
              </table:table-cell>
              <table:table-cell office:value-type="string">
                <text:p>CP</text:p>
                <draw:g>
                  <svg:desc>32Power.C1:32Power.C1</svg:desc>
                </draw:g>
              </table:table-cell>
              <table:table-cell office:value-type="string">
                <text:p>FWT</text:p>
                <draw:g>
                  <svg:desc>32Power.D1:32Power.D1</svg:desc>
                </draw:g>
              </table:table-cell>
              <table:table-cell office:value-type="string">
                <text:p>JPEG</text:p>
                <draw:g>
                  <svg:desc>32Power.E1:32Power.E1</svg:desc>
                </draw:g>
              </table:table-cell>
              <table:table-cell office:value-type="string">
                <text:p>LPS</text:p>
                <draw:g>
                  <svg:desc>32Power.F1:32Power.F1</svg:desc>
                </draw:g>
              </table:table-cell>
              <table:table-cell office:value-type="string">
                <text:p>MUM</text:p>
                <draw:g>
                  <svg:desc>32Power.G1:32Power.G1</svg:desc>
                </draw:g>
              </table:table-cell>
              <table:table-cell office:value-type="string">
                <text:p>NN</text:p>
                <draw:g>
                  <svg:desc>32Power.H1:32Power.H1</svg:desc>
                </draw:g>
              </table:table-cell>
              <table:table-cell office:value-type="string">
                <text:p>RAY</text:p>
                <draw:g>
                  <svg:desc>32Power.I1:32Power.I1</svg:desc>
                </draw:g>
              </table:table-cell>
              <table:table-cell office:value-type="string">
                <text:p>SLA</text:p>
                <draw:g>
                  <svg:desc>32Power.J1:32Power.J1</svg:desc>
                </draw:g>
              </table:table-cell>
              <table:table-cell office:value-type="string">
                <text:p>STO</text:p>
                <draw:g>
                  <svg:desc>32Power.K1:32Power.K1</svg:desc>
                </draw:g>
              </table:table-cell>
              <table:table-cell office:value-type="string">
                <text:p>TRA</text:p>
                <draw:g>
                  <svg:desc>32Power.L1:32Power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32Power.A2:32Power.A6</svg:desc>
                </draw:g>
              </table:table-cell>
              <table:table-cell office:value-type="float" office:value="92.29">
                <text:p>92.29</text:p>
                <draw:g>
                  <svg:desc>32Power.B2:32Power.B6</svg:desc>
                </draw:g>
              </table:table-cell>
              <table:table-cell office:value-type="float" office:value="54.35">
                <text:p>54.35</text:p>
                <draw:g>
                  <svg:desc>32Power.C2:32Power.C6</svg:desc>
                </draw:g>
              </table:table-cell>
              <table:table-cell office:value-type="float" office:value="89.07">
                <text:p>89.07</text:p>
                <draw:g>
                  <svg:desc>32Power.D2:32Power.D6</svg:desc>
                </draw:g>
              </table:table-cell>
              <table:table-cell office:value-type="float" office:value="90.38">
                <text:p>90.38</text:p>
                <draw:g>
                  <svg:desc>32Power.E2:32Power.E6</svg:desc>
                </draw:g>
              </table:table-cell>
              <table:table-cell office:value-type="float" office:value="80.39">
                <text:p>80.39</text:p>
                <draw:g>
                  <svg:desc>32Power.F2:32Power.F6</svg:desc>
                </draw:g>
              </table:table-cell>
              <table:table-cell office:value-type="float" office:value="53.31">
                <text:p>53.31</text:p>
                <draw:g>
                  <svg:desc>32Power.G2:32Power.G6</svg:desc>
                </draw:g>
              </table:table-cell>
              <table:table-cell office:value-type="float" office:value="36.68">
                <text:p>36.68</text:p>
                <draw:g>
                  <svg:desc>32Power.H2:32Power.H6</svg:desc>
                </draw:g>
              </table:table-cell>
              <table:table-cell office:value-type="float" office:value="35.05">
                <text:p>35.05</text:p>
                <draw:g>
                  <svg:desc>32Power.I2:32Power.I6</svg:desc>
                </draw:g>
              </table:table-cell>
              <table:table-cell office:value-type="float" office:value="80.54">
                <text:p>80.54</text:p>
                <draw:g>
                  <svg:desc>32Power.J2:32Power.J6</svg:desc>
                </draw:g>
              </table:table-cell>
              <table:table-cell office:value-type="float" office:value="44.56">
                <text:p>44.56</text:p>
                <draw:g>
                  <svg:desc>32Power.K2:32Power.K6</svg:desc>
                </draw:g>
              </table:table-cell>
              <table:table-cell office:value-type="float" office:value="99.99">
                <text:p>99.99</text:p>
                <draw:g>
                  <svg:desc>32Power.L2:32Power.L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89.85">
                <text:p>89.85</text:p>
              </table:table-cell>
              <table:table-cell office:value-type="float" office:value="50.49">
                <text:p>50.49</text:p>
              </table:table-cell>
              <table:table-cell office:value-type="float" office:value="78.05">
                <text:p>78.05</text:p>
              </table:table-cell>
              <table:table-cell office:value-type="float" office:value="77.35">
                <text:p>77.35</text:p>
              </table:table-cell>
              <table:table-cell office:value-type="float" office:value="74.58">
                <text:p>74.58</text:p>
              </table:table-cell>
              <table:table-cell office:value-type="float" office:value="46.45">
                <text:p>46.45</text:p>
              </table:table-cell>
              <table:table-cell office:value-type="float" office:value="8.54">
                <text:p>8.54</text:p>
              </table:table-cell>
              <table:table-cell office:value-type="float" office:value="29.79">
                <text:p>29.79</text:p>
              </table:table-cell>
              <table:table-cell office:value-type="float" office:value="76.72">
                <text:p>76.72</text:p>
              </table:table-cell>
              <table:table-cell office:value-type="float" office:value="42.35">
                <text:p>42.35</text:p>
              </table:table-cell>
              <table:table-cell office:value-type="float" office:value="99.78">
                <text:p>99.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88.61">
                <text:p>88.61</text:p>
              </table:table-cell>
              <table:table-cell office:value-type="float" office:value="50">
                <text:p>50</text:p>
              </table:table-cell>
              <table:table-cell office:value-type="float" office:value="63.4">
                <text:p>63.4</text:p>
              </table:table-cell>
              <table:table-cell office:value-type="float" office:value="61.26">
                <text:p>61.26</text:p>
              </table:table-cell>
              <table:table-cell office:value-type="float" office:value="70.67">
                <text:p>70.67</text:p>
              </table:table-cell>
              <table:table-cell office:value-type="float" office:value="29.5">
                <text:p>29.5</text:p>
              </table:table-cell>
              <table:table-cell office:value-type="float" office:value="2.29">
                <text:p>2.29</text:p>
              </table:table-cell>
              <table:table-cell office:value-type="float" office:value="24.13">
                <text:p>24.13</text:p>
              </table:table-cell>
              <table:table-cell office:value-type="float" office:value="74.91">
                <text:p>74.91</text:p>
              </table:table-cell>
              <table:table-cell office:value-type="float" office:value="42">
                <text:p>42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88.55">
                <text:p>88.55</text:p>
              </table:table-cell>
              <table:table-cell office:value-type="float" office:value="50">
                <text:p>50</text:p>
              </table:table-cell>
              <table:table-cell office:value-type="float" office:value="51.55">
                <text:p>51.55</text:p>
              </table:table-cell>
              <table:table-cell office:value-type="float" office:value="50.69">
                <text:p>50.69</text:p>
              </table:table-cell>
              <table:table-cell office:value-type="float" office:value="70.51">
                <text:p>70.51</text:p>
              </table:table-cell>
              <table:table-cell office:value-type="float" office:value="16.96">
                <text:p>16.96</text:p>
              </table:table-cell>
              <table:table-cell office:value-type="float" office:value="1.94">
                <text:p>1.94</text:p>
              </table:table-cell>
              <table:table-cell office:value-type="float" office:value="19.63">
                <text:p>19.63</text:p>
              </table:table-cell>
              <table:table-cell office:value-type="float" office:value="74.82">
                <text:p>74.82</text:p>
              </table:table-cell>
              <table:table-cell office:value-type="float" office:value="42">
                <text:p>42</text:p>
              </table:table-cell>
              <table:table-cell office:value-type="float" office:value="99.61">
                <text:p>99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88.04">
                <text:p>88.04</text:p>
              </table:table-cell>
              <table:table-cell office:value-type="float" office:value="50">
                <text:p>50</text:p>
              </table:table-cell>
              <table:table-cell office:value-type="float" office:value="51.11">
                <text:p>51.11</text:p>
              </table:table-cell>
              <table:table-cell office:value-type="float" office:value="50">
                <text:p>50</text:p>
              </table:table-cell>
              <table:table-cell office:value-type="float" office:value="70.51">
                <text:p>70.51</text:p>
              </table:table-cell>
              <table:table-cell office:value-type="float" office:value="15.91">
                <text:p>15.91</text:p>
              </table:table-cell>
              <table:table-cell office:value-type="float" office:value="1.81">
                <text:p>1.81</text:p>
              </table:table-cell>
              <table:table-cell office:value-type="float" office:value="18.12">
                <text:p>18.12</text:p>
              </table:table-cell>
              <table:table-cell office:value-type="float" office:value="74.74">
                <text:p>74.74</text:p>
              </table:table-cell>
              <table:table-cell office:value-type="float" office:value="42">
                <text:p>42</text:p>
              </table:table-cell>
              <table:table-cell office:value-type="float" office:value="99.61">
                <text:p>99.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fo:text-shadow="1pt 1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1pt" style:font-size-asian="9pt" style:font-size-complex="9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48cm" svg:y="0.315cm" chart:style-name="ch2">
          <text:p>Benchmarks with Power Regression Models</text:p>
        </chart:title>
        <chart:subtitle svg:x="6.956cm" svg:y="1.36cm" chart:style-name="ch3">
          <text:p>With 64 Set</text:p>
        </chart:subtitle>
        <chart:legend chart:legend-position="end" svg:x="13.612cm" svg:y="1.804cm" style:legend-expansion="high" chart:style-name="ch4"/>
        <chart:plot-area chart:style-name="ch5" table:cell-range-address="64Power.A1:64Power.L6" chart:data-source-has-labels="row" svg:x="1.407cm" svg:y="2.177cm" svg:width="11.885cm" svg:height="5.586cm">
          <chartooo:coordinate-region svg:x="2.038cm" svg:y="2.368cm" svg:width="10.682cm" svg:height="4.765cm"/>
          <chart:axis chart:dimension="x" chart:name="primary-x" chart:style-name="ch6">
            <chart:title svg:x="4.596cm" svg:y="7.943cm" chart:style-name="ch7">
              <text:p>Size of Cache (# Sets * # Ways)</text:p>
            </chart:title>
          </chart:axis>
          <chart:axis chart:dimension="y" chart:name="primary-y" chart:style-name="ch6">
            <chart:title svg:x="0.451cm" svg:y="6.892cm" chart:style-name="ch8">
              <text:p>L1D Cache Miss Rate</text:p>
            </chart:title>
            <chart:grid chart:style-name="ch9" chart:class="major"/>
          </chart:axis>
          <chart:series chart:style-name="ch10" chart:values-cell-range-address="64Power.B2:64Power.B6" chart:label-cell-address="64Power.B1:64Power.B1" chart:class="chart:scatter">
            <chart:domain table:cell-range-address="64Power.A2:64Power.A6"/>
            <chart:data-point chart:repeated="5"/>
          </chart:series>
          <chart:series chart:style-name="ch11" chart:values-cell-range-address="64Power.C2:64Power.C6" chart:label-cell-address="64Power.C1:64Power.C1" chart:class="chart:scatter">
            <chart:data-point chart:repeated="5"/>
          </chart:series>
          <chart:series chart:style-name="ch12" chart:values-cell-range-address="64Power.D2:64Power.D6" chart:label-cell-address="64Power.D1:64Power.D1" chart:class="chart:scatter">
            <chart:data-point chart:repeated="5"/>
          </chart:series>
          <chart:series chart:style-name="ch13" chart:values-cell-range-address="64Power.E2:64Power.E6" chart:label-cell-address="64Power.E1:64Power.E1" chart:class="chart:scatter">
            <chart:data-point chart:repeated="5"/>
          </chart:series>
          <chart:series chart:style-name="ch14" chart:values-cell-range-address="64Power.F2:64Power.F6" chart:label-cell-address="64Power.F1:64Power.F1" chart:class="chart:scatter">
            <chart:data-point chart:repeated="5"/>
          </chart:series>
          <chart:series chart:style-name="ch15" chart:values-cell-range-address="64Power.G2:64Power.G6" chart:label-cell-address="64Power.G1:64Power.G1" chart:class="chart:scatter">
            <chart:data-point chart:repeated="5"/>
          </chart:series>
          <chart:series chart:style-name="ch16" chart:values-cell-range-address="64Power.H2:64Power.H6" chart:label-cell-address="64Power.H1:64Power.H1" chart:class="chart:scatter">
            <chart:data-point chart:repeated="5"/>
          </chart:series>
          <chart:series chart:style-name="ch17" chart:values-cell-range-address="64Power.I2:64Power.I6" chart:label-cell-address="64Power.I1:64Power.I1" chart:class="chart:scatter">
            <chart:data-point chart:repeated="5"/>
          </chart:series>
          <chart:series chart:style-name="ch18" chart:values-cell-range-address="64Power.J2:64Power.J6" chart:label-cell-address="64Power.J1:64Power.J1" chart:class="chart:scatter">
            <chart:data-point chart:repeated="5"/>
          </chart:series>
          <chart:series chart:style-name="ch19" chart:values-cell-range-address="64Power.K2:64Power.K6" chart:label-cell-address="64Power.K1:64Power.K1" chart:class="chart:scatter">
            <chart:data-point chart:repeated="5"/>
          </chart:series>
          <chart:series chart:style-name="ch20" chart:values-cell-range-address="64Power.L2:64Power.L6" chart:label-cell-address="64Power.L1:64Power.L1" chart:class="chart:scatter">
            <chart:data-point chart:repeated="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S</text:p>
                <draw:g>
                  <svg:desc>64Power.B1:64Power.B1</svg:desc>
                </draw:g>
              </table:table-cell>
              <table:table-cell office:value-type="string">
                <text:p>CP</text:p>
                <draw:g>
                  <svg:desc>64Power.C1:64Power.C1</svg:desc>
                </draw:g>
              </table:table-cell>
              <table:table-cell office:value-type="string">
                <text:p>FWT</text:p>
                <draw:g>
                  <svg:desc>64Power.D1:64Power.D1</svg:desc>
                </draw:g>
              </table:table-cell>
              <table:table-cell office:value-type="string">
                <text:p>JPEG</text:p>
                <draw:g>
                  <svg:desc>64Power.E1:64Power.E1</svg:desc>
                </draw:g>
              </table:table-cell>
              <table:table-cell office:value-type="string">
                <text:p>LPS</text:p>
                <draw:g>
                  <svg:desc>64Power.F1:64Power.F1</svg:desc>
                </draw:g>
              </table:table-cell>
              <table:table-cell office:value-type="string">
                <text:p>MUM</text:p>
                <draw:g>
                  <svg:desc>64Power.G1:64Power.G1</svg:desc>
                </draw:g>
              </table:table-cell>
              <table:table-cell office:value-type="string">
                <text:p>NN</text:p>
                <draw:g>
                  <svg:desc>64Power.H1:64Power.H1</svg:desc>
                </draw:g>
              </table:table-cell>
              <table:table-cell office:value-type="string">
                <text:p>RAY</text:p>
                <draw:g>
                  <svg:desc>64Power.I1:64Power.I1</svg:desc>
                </draw:g>
              </table:table-cell>
              <table:table-cell office:value-type="string">
                <text:p>SLA</text:p>
                <draw:g>
                  <svg:desc>64Power.J1:64Power.J1</svg:desc>
                </draw:g>
              </table:table-cell>
              <table:table-cell office:value-type="string">
                <text:p>STO</text:p>
                <draw:g>
                  <svg:desc>64Power.K1:64Power.K1</svg:desc>
                </draw:g>
              </table:table-cell>
              <table:table-cell office:value-type="string">
                <text:p>TRA</text:p>
                <draw:g>
                  <svg:desc>64Power.L1:64Power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64Power.A2:64Power.A6</svg:desc>
                </draw:g>
              </table:table-cell>
              <table:table-cell office:value-type="float" office:value="91.25">
                <text:p>91.25</text:p>
                <draw:g>
                  <svg:desc>64Power.B2:64Power.B6</svg:desc>
                </draw:g>
              </table:table-cell>
              <table:table-cell office:value-type="float" office:value="50.37">
                <text:p>50.37</text:p>
                <draw:g>
                  <svg:desc>64Power.C2:64Power.C6</svg:desc>
                </draw:g>
              </table:table-cell>
              <table:table-cell office:value-type="float" office:value="87.12">
                <text:p>87.12</text:p>
                <draw:g>
                  <svg:desc>64Power.D2:64Power.D6</svg:desc>
                </draw:g>
              </table:table-cell>
              <table:table-cell office:value-type="float" office:value="78.94">
                <text:p>78.94</text:p>
                <draw:g>
                  <svg:desc>64Power.E2:64Power.E6</svg:desc>
                </draw:g>
              </table:table-cell>
              <table:table-cell office:value-type="float" office:value="76.83">
                <text:p>76.83</text:p>
                <draw:g>
                  <svg:desc>64Power.F2:64Power.F6</svg:desc>
                </draw:g>
              </table:table-cell>
              <table:table-cell office:value-type="float" office:value="45.24">
                <text:p>45.24</text:p>
                <draw:g>
                  <svg:desc>64Power.G2:64Power.G6</svg:desc>
                </draw:g>
              </table:table-cell>
              <table:table-cell office:value-type="float" office:value="19.69">
                <text:p>19.69</text:p>
                <draw:g>
                  <svg:desc>64Power.H2:64Power.H6</svg:desc>
                </draw:g>
              </table:table-cell>
              <table:table-cell office:value-type="float" office:value="30.67">
                <text:p>30.67</text:p>
                <draw:g>
                  <svg:desc>64Power.I2:64Power.I6</svg:desc>
                </draw:g>
              </table:table-cell>
              <table:table-cell office:value-type="float" office:value="78.28">
                <text:p>78.28</text:p>
                <draw:g>
                  <svg:desc>64Power.J2:64Power.J6</svg:desc>
                </draw:g>
              </table:table-cell>
              <table:table-cell office:value-type="float" office:value="43.65">
                <text:p>43.65</text:p>
                <draw:g>
                  <svg:desc>64Power.K2:64Power.K6</svg:desc>
                </draw:g>
              </table:table-cell>
              <table:table-cell office:value-type="float" office:value="99.78">
                <text:p>99.78</text:p>
                <draw:g>
                  <svg:desc>64Power.L2:64Power.L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88.89">
                <text:p>88.89</text:p>
              </table:table-cell>
              <table:table-cell office:value-type="float" office:value="50">
                <text:p>50</text:p>
              </table:table-cell>
              <table:table-cell office:value-type="float" office:value="72.73">
                <text:p>72.73</text:p>
              </table:table-cell>
              <table:table-cell office:value-type="float" office:value="61.85">
                <text:p>61.85</text:p>
              </table:table-cell>
              <table:table-cell office:value-type="float" office:value="72.02">
                <text:p>72.02</text:p>
              </table:table-cell>
              <table:table-cell office:value-type="float" office:value="31.49">
                <text:p>31.49</text:p>
              </table:table-cell>
              <table:table-cell office:value-type="float" office:value="3.45">
                <text:p>3.45</text:p>
              </table:table-cell>
              <table:table-cell office:value-type="float" office:value="24.6">
                <text:p>24.6</text:p>
              </table:table-cell>
              <table:table-cell office:value-type="float" office:value="75.46">
                <text:p>75.46</text:p>
              </table:table-cell>
              <table:table-cell office:value-type="float" office:value="42">
                <text:p>42</text:p>
              </table:table-cell>
              <table:table-cell office:value-type="float" office:value="99.61">
                <text:p>99.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88.52">
                <text:p>88.52</text:p>
              </table:table-cell>
              <table:table-cell office:value-type="float" office:value="50">
                <text:p>50</text:p>
              </table:table-cell>
              <table:table-cell office:value-type="float" office:value="54.19">
                <text:p>54.19</text:p>
              </table:table-cell>
              <table:table-cell office:value-type="float" office:value="50.72">
                <text:p>50.72</text:p>
              </table:table-cell>
              <table:table-cell office:value-type="float" office:value="70.53">
                <text:p>70.53</text:p>
              </table:table-cell>
              <table:table-cell office:value-type="float" office:value="17.39">
                <text:p>17.39</text:p>
              </table:table-cell>
              <table:table-cell office:value-type="float" office:value="2.11">
                <text:p>2.11</text:p>
              </table:table-cell>
              <table:table-cell office:value-type="float" office:value="19.88">
                <text:p>19.88</text:p>
              </table:table-cell>
              <table:table-cell office:value-type="float" office:value="74.81">
                <text:p>74.81</text:p>
              </table:table-cell>
              <table:table-cell office:value-type="float" office:value="42">
                <text:p>42</text:p>
              </table:table-cell>
              <table:table-cell office:value-type="float" office:value="99.61">
                <text:p>99.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">
                <text:p>512</text:p>
              </table:table-cell>
              <table:table-cell office:value-type="float" office:value="88.07">
                <text:p>88.07</text:p>
              </table:table-cell>
              <table:table-cell office:value-type="float" office:value="50">
                <text:p>50</text:p>
              </table:table-cell>
              <table:table-cell office:value-type="float" office:value="51.22">
                <text:p>51.22</text:p>
              </table:table-cell>
              <table:table-cell office:value-type="float" office:value="50">
                <text:p>50</text:p>
              </table:table-cell>
              <table:table-cell office:value-type="float" office:value="70.51">
                <text:p>70.51</text:p>
              </table:table-cell>
              <table:table-cell office:value-type="float" office:value="15.92">
                <text:p>15.92</text:p>
              </table:table-cell>
              <table:table-cell office:value-type="float" office:value="1.81">
                <text:p>1.81</text:p>
              </table:table-cell>
              <table:table-cell office:value-type="float" office:value="18.19">
                <text:p>18.19</text:p>
              </table:table-cell>
              <table:table-cell office:value-type="float" office:value="74.73">
                <text:p>74.73</text:p>
              </table:table-cell>
              <table:table-cell office:value-type="float" office:value="42">
                <text:p>42</text:p>
              </table:table-cell>
              <table:table-cell office:value-type="float" office:value="99.61">
                <text:p>99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87.34">
                <text:p>87.34</text:p>
              </table:table-cell>
              <table:table-cell office:value-type="float" office:value="50">
                <text:p>50</text:p>
              </table:table-cell>
              <table:table-cell office:value-type="float" office:value="51.11">
                <text:p>51.11</text:p>
              </table:table-cell>
              <table:table-cell office:value-type="float" office:value="50">
                <text:p>50</text:p>
              </table:table-cell>
              <table:table-cell office:value-type="float" office:value="70.51">
                <text:p>70.51</text:p>
              </table:table-cell>
              <table:table-cell office:value-type="float" office:value="15.91">
                <text:p>15.91</text:p>
              </table:table-cell>
              <table:table-cell office:value-type="float" office:value="1.67">
                <text:p>1.67</text:p>
              </table:table-cell>
              <table:table-cell office:value-type="float" office:value="18.12">
                <text:p>18.12</text:p>
              </table:table-cell>
              <table:table-cell office:value-type="float" office:value="74.56">
                <text:p>74.56</text:p>
              </table:table-cell>
              <table:table-cell office:value-type="float" office:value="42">
                <text:p>42</text:p>
              </table:table-cell>
              <table:table-cell office:value-type="float" office:value="99.61">
                <text:p>99.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